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616cm"/>
    </style:style>
    <style:style style:family="table-column" style:name="co2">
      <style:table-column-properties fo:break-before="auto" style:column-width="4.055cm"/>
    </style:style>
    <style:style style:family="table-column" style:name="co3">
      <style:table-column-properties fo:break-before="auto" style:column-width="1.09cm"/>
    </style:style>
    <style:style style:family="table-column" style:name="co4">
      <style:table-column-properties fo:break-before="auto" style:column-width="0.42cm"/>
    </style:style>
    <style:style style:family="table-column" style:name="co5">
      <style:table-column-properties fo:break-before="auto" style:column-width="1.595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0.755cm"/>
    </style:style>
    <style:style style:family="table-column" style:name="co11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344cm"/>
    </style:style>
    <style:style style:family="table-row" style:name="ro3">
      <style:table-row-properties fo:break-before="auto" style:use-optimal-row-height="false" style:row-height="1.02cm"/>
    </style:style>
    <style:style style:family="table-row" style:name="ro4">
      <style:table-row-properties fo:break-before="auto" style:use-optimal-row-height="false" style:row-height="0.721cm"/>
    </style:style>
    <style:style style:family="table-row" style:name="ro5">
      <style:table-row-properties fo:break-before="auto" style:use-optimal-row-height="false" style:row-height="1.397cm"/>
    </style:style>
    <style:style style:family="table-row" style:name="ro6">
      <style:table-row-properties fo:break-before="auto" style:use-optimal-row-height="false" style:row-height="0.404cm"/>
    </style:style>
    <style:style style:family="table-row" style:name="ro7">
      <style:table-row-properties fo:break-before="auto" style:use-optimal-row-height="false" style:row-height="0.37cm"/>
    </style:style>
    <style:style style:family="table-row" style:name="ro8">
      <style:table-row-properties fo:break-before="auto" style:use-optimal-row-height="false" style:row-height="0.556cm"/>
    </style:style>
    <style:style style:family="table-row" style:name="ro9">
      <style:table-row-properties fo:break-before="auto" style:use-optimal-row-height="false" style:row-height="0.529cm"/>
    </style:style>
    <style:style style:family="table-row" style:name="ro10">
      <style:table-row-properties fo:break-before="auto" style:use-optimal-row-height="false" style:row-height="0.503cm"/>
    </style:style>
    <style:style style:family="table-row" style:name="ro11">
      <style:table-row-properties fo:break-before="auto" style:use-optimal-row-height="false" style:row-height="0.529cm"/>
    </style:style>
    <style:style style:family="table-row" style:name="ro12">
      <style:table-row-properties fo:break-before="auto" style:use-optimal-row-height="false" style:row-height="0.476cm"/>
    </style:style>
    <style:style style:family="table-row" style:name="ro13">
      <style:table-row-properties fo:break-before="auto" style:use-optimal-row-height="false" style:row-height="0.45cm"/>
    </style:style>
    <style:style style:family="table" style:name="ta1" style:master-page-name="PageStyle_5f_Tabel_20_1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34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7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8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4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51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value-type" style:direction="ltr" fo:border-top="2.49pt solid #000000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data-style-name="N0" style:family="table-cell" style:parent-style-name="Excel_5f_BuiltIn_5f_Currency" style:name="ce57">
      <style:table-cell-properties style:glyph-orientation-vertical="0" fo:padding="0.071cm" fo:border-left="0.74pt solid #000000" style:diagonal-bl-tr="none" style:text-align-source="value-type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tru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tru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value-type" style:direction="ltr" fo:border-top="none" style:repeat-content="false" fo:background-color="transparent" fo:border-right="none" fo:border-bottom="2.49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data-style-name="N0" style:family="table-cell" style:parent-style-name="Default" style:name="ce62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4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65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9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fo:padding="0.071cm" fo:background-color="transparent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4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2"/>
        <table:table-column table:style-name="co2" table:default-cell-style-name="ce15"/>
        <table:table-column table:style-name="co3" table:default-cell-style-name="ce25"/>
        <table:table-column table:style-name="co4" table:default-cell-style-name="ce15"/>
        <table:table-column table:style-name="co5" table:default-cell-style-name="ce39" table:number-columns-repeated="6"/>
        <table:table-column table:style-name="co6" table:default-cell-style-name="ce39" table:number-columns-repeated="3"/>
        <table:table-column table:style-name="co7" table:default-cell-style-name="ce39"/>
        <table:table-column table:style-name="co8" table:default-cell-style-name="ce74"/>
        <table:table-column table:style-name="co9" table:default-cell-style-name="ce74"/>
        <table:table-column table:style-name="co10" table:default-cell-style-name="ce74" table:number-columns-repeated="2"/>
        <table:table-column table:style-name="co5" table:default-cell-style-name="ce74"/>
        <table:table-column table:style-name="co11" table:default-cell-style-name="Default" table:number-columns-repeated="1005"/>
        <table:table-row table:style-name="ro1">
          <table:table-cell ns41:value-type="string" table:style-name="TL Title" office:value-type="string">
            <text:p>Volkstelling 1920, Deel 5 - Aandeel van elk der voornaamste kerkelijke gezindten in het totaal der bevolking van iedere gemeente</text:p>
          </table:table-cell>
          <table:table-cell table:style-name="ce10"/>
          <table:table-cell table:style-name="ce21"/>
          <table:table-cell table:style-name="ce31"/>
          <table:table-cell table:style-name="ce34" table:number-columns-repeated="4"/>
          <table:table-cell table:style-name="ce51" table:number-columns-repeated="6"/>
          <table:table-cell table:style-name="ce73" table:number-columns-repeated="4"/>
          <table:table-cell table:style-name="ce87"/>
          <table:table-cell table:number-columns-repeated="1005"/>
        </table:table-row>
        <table:table-row table:style-name="ro2">
          <table:table-cell/>
          <table:table-cell table:style-name="ce11"/>
          <table:table-cell table:style-name="ce2"/>
          <table:table-cell table:style-name="ce11"/>
          <table:table-cell table:style-name="ce35" table:number-columns-repeated="4"/>
          <table:table-cell table:number-columns-repeated="1016"/>
        </table:table-row>
        <table:table-row table:style-name="ro3">
          <table:table-cell ns41:value-type="string" table:number-rows-spanned="4" table:style-name="TL RowProperty" table:number-columns-spanned="2" office:value-type="string">
            <text:p>GEMEENTEN</text:p>
          </table:table-cell>
          <table:covered-table-cell table:style-name="ce12"/>
          <table:table-cell ns41:value-type="string" table:number-rows-spanned="4" table:style-name="TL RowProperty" table:number-columns-spanned="1" office:value-type="string">
            <text:p>Provinciën</text:p>
          </table:table-cell>
          <table:table-cell table:style-name="ce11"/>
          <table:table-cell ns41:value-type="string" table:number-rows-spanned="4" table:style-name="TL ColHeader" table:number-columns-spanned="1" office:value-type="string">
            <text:p>Nederlandsch Hervormd</text:p>
          </table:table-cell>
          <table:table-cell ns41:value-type="string" table:number-rows-spanned="4" table:style-name="TL ColHeader" table:number-columns-spanned="1" office:value-type="string">
            <text:p>Gereformeerde kerken</text:p>
          </table:table-cell>
          <table:table-cell ns41:value-type="string" table:number-rows-spanned="4" table:style-name="TL ColHeader" table:number-columns-spanned="1" office:value-type="string">
            <text:p>Roomsch-Katholiek</text:p>
          </table:table-cell>
          <table:table-cell ns41:value-type="string" table:number-rows-spanned="4" table:style-name="TL ColHeader" table:number-columns-spanned="1" office:value-type="string">
            <text:p>Ned. en Portug. Israëliet.</text:p>
          </table:table-cell>
          <table:table-cell ns41:value-type="string" table:number-rows-spanned="4" table:style-name="TL ColHeader" table:number-columns-spanned="1" office:value-type="string">
            <text:p>Tot geen kerk. gez. beh.</text:p>
          </table:table-cell>
          <table:table-cell ns41:value-type="string" table:number-rows-spanned="4" table:style-name="TL ColHeader" table:number-columns-spanned="1" office:value-type="string">
            <text:p>Andere kerkel. gezindten</text:p>
          </table:table-cell>
          <table:table-cell ns41:value-type="string" table:number-rows-spanned="4" table:style-name="ce52" table:number-columns-spanned="1" office:value-type="string">
            <text:p>CBS-nummer</text:p>
          </table:table-cell>
          <table:table-cell ns41:value-type="string" table:number-rows-spanned="4" table:style-name="ce52" table:number-columns-spanned="1" office:value-type="string">
            <text:p>Amsterdamse code</text:p>
          </table:table-cell>
          <table:table-cell ns41:value-type="string" table:number-rows-spanned="4" table:style-name="ce52" table:number-columns-spanned="1" office:value-type="string">
            <text:p>Grootteklasse</text:p>
          </table:table-cell>
          <table:table-cell ns41:value-type="string" table:number-rows-spanned="4" table:style-name="ce70" table:number-columns-spanned="1" office:value-type="string">
            <text:p>Economisch-geografische indeling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84" table:number-columns-spanned="1" office:value-type="string">
            <text:p>Pagina rechts</text:p>
          </table:table-cell>
          <table:table-cell ns41:value-type="string" table:number-rows-spanned="4" table:style-name="ce88" table:number-columns-spanned="1" office:value-type="string">
            <text:p>Image nr</text:p>
          </table:table-cell>
          <table:table-cell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style-name="TL ColHeader" table:number-columns-repeated="5"/>
          <table:covered-table-cell table:style-name="ce53" table:number-columns-repeated="3"/>
          <table:covered-table-cell table:style-name="ce71"/>
          <table:covered-table-cell table:style-name="ce53" table:number-columns-repeated="3"/>
          <table:covered-table-cell table:style-name="ce85"/>
          <table:covered-table-cell table:style-name="ce89"/>
          <table:table-cell table:number-columns-repeated="1005"/>
        </table:table-row>
        <table:table-row table:style-name="ro5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style-name="TL ColHeader" table:number-columns-repeated="5"/>
          <table:covered-table-cell table:style-name="ce53" table:number-columns-repeated="3"/>
          <table:covered-table-cell table:style-name="ce71"/>
          <table:covered-table-cell table:style-name="ce53" table:number-columns-repeated="3"/>
          <table:covered-table-cell table:style-name="ce85"/>
          <table:covered-table-cell table:style-name="ce89"/>
          <table:table-cell table:number-columns-repeated="1005"/>
        </table:table-row>
        <table:table-row table:style-name="ro6">
          <table:covered-table-cell table:style-name="ce5"/>
          <table:covered-table-cell table:style-name="ce14"/>
          <table:covered-table-cell table:style-name="ce24"/>
          <table:table-cell table:style-name="ce32"/>
          <table:covered-table-cell table:style-name="ce38"/>
          <table:covered-table-cell table:style-name="TL ColHeader" table:number-columns-repeated="5"/>
          <table:covered-table-cell table:style-name="ce54" table:number-columns-repeated="3"/>
          <table:covered-table-cell table:style-name="ce72"/>
          <table:covered-table-cell table:style-name="ce54" table:number-columns-repeated="3"/>
          <table:covered-table-cell table:style-name="ce86"/>
          <table:covered-table-cell table:style-name="ce90"/>
          <table:table-cell table:number-columns-repeated="1005"/>
        </table:table-row>
        <table:table-row table:style-name="ro7">
          <table:table-cell table:number-columns-repeated="9"/>
          <table:table-cell table:style-name="ce48" table:number-columns-repeated="5"/>
          <table:table-cell table:style-name="ce75" table:number-columns-repeated="5"/>
          <table:table-cell table:number-columns-repeated="1005"/>
        </table:table-row>
        <table:table-row table:style-name="ro8"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Aagte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0.19" office:value-type="float">
            <text:p>40.19</text:p>
          </table:table-cell>
          <table:table-cell ns41:value-type="float" table:style-name="TL Data" office:value="59.15" office:value-type="float">
            <text:p>59.15</text:p>
          </table:table-cell>
          <table:table-cell table:style-name="TL Data" table:number-columns-repeated="2"/>
          <table:table-cell ns41:value-type="float" table:style-name="TL Data" office:value="0.67" office:value-type="float">
            <text:p>0.67</text:p>
          </table:table-cell>
          <table:table-cell table:style-name="TL Data"/>
          <table:table-cell ns41:value-type="float" table:style-name="ce55" office:value="1000" office:value-type="float">
            <text:p>1000</text:p>
          </table:table-cell>
          <table:table-cell ns41:value-type="float" table:style-name="ce62" office:value="10531" office:value-type="float">
            <text:p>1053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65" office:value="34" office:value-type="float">
            <text:p>34</text:p>
          </table:table-cell>
          <table:table-cell ns41:value-type="string" table:style-name="ce76" office:value-type="string">
            <text:p>VT_1920</text:p>
          </table:table-cell>
          <table:table-cell ns41:value-type="string" table:style-name="ce80" office:value-type="string">
            <text:p>05_01</text:p>
          </table:table-cell>
          <table:table-cell table:style-name="ce80"/>
          <table:table-cell ns41:value-type="float" table:style-name="ce80" office:value="1" office:value-type="float">
            <text:p>1</text:p>
          </table:table-cell>
          <table:table-cell ns41:value-type="float" table:style-name="ce91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lsm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1.25" office:value-type="float">
            <text:p>41.25</text:p>
          </table:table-cell>
          <table:table-cell ns41:value-type="float" table:style-name="TL Data" office:value="6.81" office:value-type="float">
            <text:p>6.81</text:p>
          </table:table-cell>
          <table:table-cell ns41:value-type="float" table:style-name="TL Data" office:value="18.77" office:value-type="float">
            <text:p>18.77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8.7" office:value-type="float">
            <text:p>8.70</text:p>
          </table:table-cell>
          <table:table-cell ns41:value-type="float" table:style-name="TL Data" office:value="24.38" office:value-type="float">
            <text:p>24.38</text:p>
          </table:table-cell>
          <table:table-cell ns41:value-type="float" table:style-name="ce56" office:value="358" office:value-type="float">
            <text:p>358</text:p>
          </table:table-cell>
          <table:table-cell ns41:value-type="float" table:style-name="ce63" office:value="11264" office:value-type="float">
            <text:p>11264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lst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9.58" office:value-type="float">
            <text:p>99.58</text:p>
          </table:table-cell>
          <table:table-cell table:style-name="TL Data" table:number-columns-repeated="2"/>
          <table:table-cell ns41:value-type="float" table:style-name="TL Data" office:value="0.3" office:value-type="float">
            <text:p>0.30</text:p>
          </table:table-cell>
          <table:table-cell ns41:value-type="float" table:style-name="ce56" office:value="1001" office:value-type="float">
            <text:p>1001</text:p>
          </table:table-cell>
          <table:table-cell ns41:value-type="float" table:style-name="ce63" office:value="11423" office:value-type="float">
            <text:p>1142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lt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4.47" office:value-type="float">
            <text:p>44.47</text:p>
          </table:table-cell>
          <table:table-cell ns41:value-type="float" table:style-name="TL Data" office:value="31.47" office:value-type="float">
            <text:p>31.47</text:p>
          </table:table-cell>
          <table:table-cell ns41:value-type="float" table:style-name="TL Data" office:value="18.57" office:value-type="float">
            <text:p>18.57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3.89" office:value-type="float">
            <text:p>3.89</text:p>
          </table:table-cell>
          <table:table-cell ns41:value-type="float" table:style-name="ce56" office:value="197" office:value-type="float">
            <text:p>197</text:p>
          </table:table-cell>
          <table:table-cell ns41:value-type="float" table:style-name="ce63" office:value="11046" office:value-type="float">
            <text:p>11046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r (Ter)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0.42" office:value-type="float">
            <text:p>30.42</text:p>
          </table:table-cell>
          <table:table-cell ns41:value-type="float" table:style-name="TL Data" office:value="10.62" office:value-type="float">
            <text:p>10.62</text:p>
          </table:table-cell>
          <table:table-cell ns41:value-type="float" table:style-name="TL Data" office:value="56.26" office:value-type="float">
            <text:p>56.26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table:style-name="ce56" office:value="480" office:value-type="float">
            <text:p>480</text:p>
          </table:table-cell>
          <table:table-cell ns41:value-type="float" table:style-name="ce63" office:value="11104" office:value-type="float">
            <text:p>11104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rden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4.65" office:value-type="float">
            <text:p>34.65</text:p>
          </table:table-cell>
          <table:table-cell ns41:value-type="float" table:style-name="TL Data" office:value="3.83" office:value-type="float">
            <text:p>3.83</text:p>
          </table:table-cell>
          <table:table-cell ns41:value-type="float" table:style-name="TL Data" office:value="55.94" office:value-type="float">
            <text:p>55.94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5.34" office:value-type="float">
            <text:p>5.34</text:p>
          </table:table-cell>
          <table:table-cell ns41:value-type="float" table:style-name="ce56" office:value="648" office:value-type="float">
            <text:p>648</text:p>
          </table:table-cell>
          <table:table-cell ns41:value-type="float" table:style-name="ce63" office:value="11020" office:value-type="float">
            <text:p>11020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arle-Rixt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55" office:value-type="float">
            <text:p>2.55</text:p>
          </table:table-cell>
          <table:table-cell table:style-name="TL Data"/>
          <table:table-cell ns41:value-type="float" table:style-name="TL Data" office:value="97.11" office:value-type="float">
            <text:p>97.11</text:p>
          </table:table-cell>
          <table:table-cell table:style-name="TL Data"/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739" office:value-type="float">
            <text:p>739</text:p>
          </table:table-cell>
          <table:table-cell ns41:value-type="float" table:style-name="ce63" office:value="10757" office:value-type="float">
            <text:p>107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bbeker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5.06" office:value-type="float">
            <text:p>65.06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29.04" office:value-type="float">
            <text:p>29.04</text:p>
          </table:table-cell>
          <table:table-cell table:style-name="TL Data"/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3.84" office:value-type="float">
            <text:p>3.84</text:p>
          </table:table-cell>
          <table:table-cell ns41:value-type="float" table:style-name="ce56" office:value="359" office:value-type="float">
            <text:p>359</text:p>
          </table:table-cell>
          <table:table-cell ns41:value-type="float" table:style-name="ce63" office:value="10439" office:value-type="float">
            <text:p>10439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bbenbro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34" office:value-type="float">
            <text:p>93.34</text:p>
          </table:table-cell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0.3" office:value-type="float">
            <text:p>0.30</text:p>
          </table:table-cell>
          <table:table-cell table:style-name="TL Data"/>
          <table:table-cell ns41:value-type="float" table:style-name="TL Data" office:value="1.88" office:value-type="float">
            <text:p>1.88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ce56" office:value="481" office:value-type="float">
            <text:p>481</text:p>
          </table:table-cell>
          <table:table-cell ns41:value-type="float" table:style-name="ce63" office:value="11026" office:value-type="float">
            <text:p>11026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bkoude-Baambrugge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0.43" office:value-type="float">
            <text:p>50.43</text:p>
          </table:table-cell>
          <table:table-cell ns41:value-type="float" table:style-name="TL Data" office:value="15.48" office:value-type="float">
            <text:p>15.48</text:p>
          </table:table-cell>
          <table:table-cell ns41:value-type="float" table:style-name="TL Data" office:value="26.82" office:value-type="float">
            <text:p>26.82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2.71" office:value-type="float">
            <text:p>2.71</text:p>
          </table:table-cell>
          <table:table-cell ns41:value-type="float" table:style-name="TL Data" office:value="4.42" office:value-type="float">
            <text:p>4.42</text:p>
          </table:table-cell>
          <table:table-cell ns41:value-type="float" table:style-name="ce56" office:value="1003" office:value-type="float">
            <text:p>1003</text:p>
          </table:table-cell>
          <table:table-cell ns41:value-type="float" table:style-name="ce63" office:value="11184" office:value-type="float">
            <text:p>11184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bkoude-Proosdij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3.05" office:value-type="float">
            <text:p>43.05</text:p>
          </table:table-cell>
          <table:table-cell ns41:value-type="float" table:style-name="TL Data" office:value="3.88" office:value-type="float">
            <text:p>3.88</text:p>
          </table:table-cell>
          <table:table-cell ns41:value-type="float" table:style-name="TL Data" office:value="48.91" office:value-type="float">
            <text:p>48.91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2.2" office:value-type="float">
            <text:p>2.20</text:p>
          </table:table-cell>
          <table:table-cell ns41:value-type="float" table:style-name="ce56" office:value="1004" office:value-type="float">
            <text:p>1004</text:p>
          </table:table-cell>
          <table:table-cell ns41:value-type="float" table:style-name="ce63" office:value="10712" office:value-type="float">
            <text:p>10712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chtkarspel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7.64" office:value-type="float">
            <text:p>47.64</text:p>
          </table:table-cell>
          <table:table-cell ns41:value-type="float" table:style-name="TL Data" office:value="45.64" office:value-type="float">
            <text:p>45.64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TL Data" office:value="4.94" office:value-type="float">
            <text:p>4.94</text:p>
          </table:table-cell>
          <table:table-cell ns41:value-type="float" table:style-name="ce57" office:value="59" office:value-type="float">
            <text:p>59</text:p>
          </table:table-cell>
          <table:table-cell ns41:value-type="float" table:style-name="ce63" office:value="10199" office:value-type="float">
            <text:p>10199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chttienhov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6.82" office:value-type="float">
            <text:p>56.82</text:p>
          </table:table-cell>
          <table:table-cell ns41:value-type="float" table:style-name="TL Data" office:value="18.36" office:value-type="float">
            <text:p>18.36</text:p>
          </table:table-cell>
          <table:table-cell ns41:value-type="float" table:style-name="TL Data" office:value="23.43" office:value-type="float">
            <text:p>23.43</text:p>
          </table:table-cell>
          <table:table-cell table:style-name="TL Data"/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ce56" office:value="1005" office:value-type="float">
            <text:p>1005</text:p>
          </table:table-cell>
          <table:table-cell ns41:value-type="float" table:style-name="ce63" office:value="10524" office:value-type="float">
            <text:p>10524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dorp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5.61" office:value-type="float">
            <text:p>45.61</text:p>
          </table:table-cell>
          <table:table-cell ns41:value-type="float" table:style-name="TL Data" office:value="48.2" office:value-type="float">
            <text:p>48.20</text:p>
          </table:table-cell>
          <table:table-cell ns41:value-type="float" table:style-name="TL Data" office:value="1.33" office:value-type="float">
            <text:p>1.33</text:p>
          </table:table-cell>
          <table:table-cell table:style-name="TL Data"/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2.89" office:value-type="float">
            <text:p>2.89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63" office:value="10996" office:value-type="float">
            <text:p>10996</text:p>
          </table:table-cell>
          <table:table-cell ns41:value-type="float" office:value="3" table:style-name="ce66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duard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5.62" office:value-type="float">
            <text:p>55.62</text:p>
          </table:table-cell>
          <table:table-cell ns41:value-type="float" table:style-name="TL Data" office:value="36.98" office:value-type="float">
            <text:p>36.98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2.36" office:value-type="float">
            <text:p>2.36</text:p>
          </table:table-cell>
          <table:table-cell ns41:value-type="float" table:style-name="TL Data" office:value="4.21" office:value-type="float">
            <text:p>4.2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63" office:value="10999" office:value-type="float">
            <text:p>10999</text:p>
          </table:table-cell>
          <table:table-cell ns41:value-type="float" office:value="3" table:style-name="ce66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kersloo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8.99" office:value-type="float">
            <text:p>38.99</text:p>
          </table:table-cell>
          <table:table-cell ns41:value-type="float" table:style-name="TL Data" office:value="0.03" office:value-type="float">
            <office:annotation draw:style-name="gr1" svg:height="1.958cm" draw:caption-point-y="0.274cm" svg:width="3.583cm" svg:x="9.789cm" draw:caption-point-x="-0.43cm" svg:y="12.45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93 staan.</text:span></text:p>
            </office:annotation>
            <text:p>0.03</text:p>
          </table:table-cell>
          <table:table-cell ns41:value-type="float" table:style-name="TL Data" office:value="56.48" office:value-type="float">
            <text:p>56.48</text:p>
          </table:table-cell>
          <table:table-cell table:style-name="TL Data"/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ce56" office:value="360" office:value-type="float">
            <text:p>360</text:p>
          </table:table-cell>
          <table:table-cell ns41:value-type="float" table:style-name="ce63" office:value="10346" office:value-type="float">
            <text:p>10346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blasser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5.38" office:value-type="float">
            <text:p>85.38</text:p>
          </table:table-cell>
          <table:table-cell ns41:value-type="float" table:style-name="TL Data" office:value="9.88" office:value-type="float">
            <text:p>9.88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2.87" office:value-type="float">
            <text:p>2.87</text:p>
          </table:table-cell>
          <table:table-cell ns41:value-type="float" table:style-name="ce56" office:value="482" office:value-type="float">
            <text:p>482</text:p>
          </table:table-cell>
          <table:table-cell ns41:value-type="float" table:style-name="ce63" office:value="11327" office:value-type="float">
            <text:p>11327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em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21" office:value-type="float">
            <text:p>3.21</text:p>
          </table:table-cell>
          <table:table-cell table:style-name="TL Data"/>
          <table:table-cell ns41:value-type="float" table:style-name="TL Data" office:value="96.79" office:value-type="float">
            <text:p>96.79</text:p>
          </table:table-cell>
          <table:table-cell table:style-name="TL Data" table:number-columns-repeated="3"/>
          <table:table-cell ns41:value-type="float" table:style-name="ce56" office:value="1007" office:value-type="float">
            <text:p>1007</text:p>
          </table:table-cell>
          <table:table-cell ns41:value-type="float" table:style-name="ce63" office:value="10495" office:value-type="float">
            <text:p>1049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f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1.83" office:value-type="float">
            <text:p>51.83</text:p>
          </table:table-cell>
          <table:table-cell ns41:value-type="float" table:style-name="TL Data" office:value="18.5" office:value-type="float">
            <text:p>18.50</text:p>
          </table:table-cell>
          <table:table-cell ns41:value-type="float" table:style-name="TL Data" office:value="21.14" office:value-type="float">
            <text:p>21.14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.53" office:value-type="float">
            <text:p>1.53</text:p>
          </table:table-cell>
          <table:table-cell ns41:value-type="float" table:style-name="TL Data" office:value="6.53" office:value-type="float">
            <text:p>6.53</text:p>
          </table:table-cell>
          <table:table-cell ns41:value-type="float" table:style-name="ce56" office:value="484" office:value-type="float">
            <text:p>484</text:p>
          </table:table-cell>
          <table:table-cell ns41:value-type="float" table:style-name="ce63" office:value="10517" office:value-type="float">
            <text:p>10517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fen en Ri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81" office:value-type="float">
            <text:p>0.81</text:p>
          </table:table-cell>
          <table:table-cell table:style-name="TL Data"/>
          <table:table-cell ns41:value-type="float" table:style-name="TL Data" office:value="99.19" office:value-type="float">
            <text:p>99.19</text:p>
          </table:table-cell>
          <table:table-cell table:style-name="TL Data" table:number-columns-repeated="3"/>
          <table:table-cell ns41:value-type="float" table:style-name="ce58" office:value="741" office:value-type="float">
            <text:p>741</text:p>
          </table:table-cell>
          <table:table-cell ns41:value-type="float" table:style-name="ce63" office:value="10710" office:value-type="float">
            <text:p>1071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kema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.01" office:value-type="float">
            <text:p>8.01</text:p>
          </table:table-cell>
          <table:table-cell ns41:value-type="float" table:style-name="TL Data" office:value="8.43" office:value-type="float">
            <text:p>8.43</text:p>
          </table:table-cell>
          <table:table-cell ns41:value-type="float" table:style-name="TL Data" office:value="82.23" office:value-type="float">
            <text:p>82.23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ce56" office:value="483" office:value-type="float">
            <text:p>483</text:p>
          </table:table-cell>
          <table:table-cell ns41:value-type="float" table:style-name="ce63" office:value="10349" office:value-type="float">
            <text:p>1034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kmaa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59" office:value-type="float">
            <text:p>37.59</text:p>
          </table:table-cell>
          <table:table-cell ns41:value-type="float" table:style-name="TL Data" office:value="3.11" office:value-type="float">
            <text:p>3.11</text:p>
          </table:table-cell>
          <table:table-cell ns41:value-type="float" table:style-name="TL Data" office:value="37.96" office:value-type="float">
            <text:p>37.96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12.58" office:value-type="float">
            <text:p>12.58</text:p>
          </table:table-cell>
          <table:table-cell ns41:value-type="float" table:style-name="TL Data" office:value="8.04" office:value-type="float">
            <text:p>8.04</text:p>
          </table:table-cell>
          <table:table-cell ns41:value-type="float" table:style-name="ce56" office:value="361" office:value-type="float">
            <text:p>361</text:p>
          </table:table-cell>
          <table:table-cell ns41:value-type="float" table:style-name="ce63" office:value="10527" office:value-type="float">
            <text:p>10527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melo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5.9" office:value-type="float">
            <text:p>55.90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TL Data" office:value="22.98" office:value-type="float">
            <text:p>22.98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9.58" office:value-type="float">
            <text:p>9.58</text:p>
          </table:table-cell>
          <table:table-cell ns41:value-type="float" table:style-name="TL Data" office:value="3.36" office:value-type="float">
            <text:p>3.36</text:p>
          </table:table-cell>
          <table:table-cell ns41:value-type="float" table:style-name="ce56" office:value="141" office:value-type="float">
            <text:p>141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lmker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0.13" office:value-type="float">
            <text:p>40.13</text:p>
          </table:table-cell>
          <table:table-cell ns41:value-type="float" table:style-name="TL Data" office:value="57.96" office:value-type="float">
            <text:p>57.96</text:p>
          </table:table-cell>
          <table:table-cell ns41:value-type="float" table:style-name="TL Data" office:value="0.59" office:value-type="float">
            <text:p>0.59</text:p>
          </table:table-cell>
          <table:table-cell table:style-name="TL Data"/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ce56" office:value="740" office:value-type="float">
            <text:p>740</text:p>
          </table:table-cell>
          <table:table-cell ns41:value-type="float" table:style-name="ce63" office:value="10788" office:value-type="float">
            <text:p>10788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by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7.94" office:value-type="float">
            <text:p>97.94</text:p>
          </table:table-cell>
          <table:table-cell table:style-name="TL Data"/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883" office:value-type="float">
            <text:p>883</text:p>
          </table:table-cell>
          <table:table-cell ns41:value-type="float" table:style-name="ce63" office:value="10922" office:value-type="float">
            <text:p>10922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ei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27" office:value-type="float">
            <text:p>93.27</text:p>
          </table:table-cell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1.14" office:value-type="float">
            <text:p>1.14</text:p>
          </table:table-cell>
          <table:table-cell ns41:value-type="float" table:style-name="ce56" office:value="485" office:value-type="float">
            <text:p>485</text:p>
          </table:table-cell>
          <table:table-cell ns41:value-type="float" table:style-name="ce63" office:value="11349" office:value-type="float">
            <text:p>11349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e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4.38" office:value-type="float">
            <text:p>44.38</text:p>
          </table:table-cell>
          <table:table-cell ns41:value-type="float" table:style-name="TL Data" office:value="6.89" office:value-type="float">
            <text:p>6.89</text:p>
          </table:table-cell>
          <table:table-cell ns41:value-type="float" table:style-name="TL Data" office:value="23.12" office:value-type="float">
            <text:p>23.12</text:p>
          </table:table-cell>
          <table:table-cell table:style-name="TL Data"/>
          <table:table-cell ns41:value-type="float" table:style-name="TL Data" office:value="3.23" office:value-type="float">
            <text:p>3.23</text:p>
          </table:table-cell>
          <table:table-cell ns41:value-type="float" table:style-name="TL Data" office:value="22.39" office:value-type="float">
            <text:p>22.39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63" office:value="11153" office:value-type="float">
            <text:p>11153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erong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3.71" office:value-type="float">
            <text:p>83.71</text:p>
          </table:table-cell>
          <table:table-cell ns41:value-type="float" table:style-name="TL Data" office:value="8.68" office:value-type="float">
            <text:p>8.68</text:p>
          </table:table-cell>
          <table:table-cell ns41:value-type="float" table:style-name="TL Data" office:value="0.91" office:value-type="float">
            <text:p>0.91</text:p>
          </table:table-cell>
          <table:table-cell table:style-name="TL Data"/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5.68" office:value-type="float">
            <text:p>5.68</text:p>
          </table:table-cell>
          <table:table-cell ns41:value-type="float" table:style-name="ce56" office:value="306" office:value-type="float">
            <text:p>306</text:p>
          </table:table-cell>
          <table:table-cell ns41:value-type="float" table:style-name="ce63" office:value="11372" office:value-type="float">
            <text:p>1137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2.93" office:value-type="float">
            <text:p>42.93</text:p>
          </table:table-cell>
          <table:table-cell ns41:value-type="float" table:style-name="TL Data" office:value="6.87" office:value-type="float">
            <text:p>6.87</text:p>
          </table:table-cell>
          <table:table-cell ns41:value-type="float" table:style-name="TL Data" office:value="34.7" office:value-type="float">
            <text:p>34.70</text:p>
          </table:table-cell>
          <table:table-cell ns41:value-type="float" table:style-name="TL Data" office:value="1.2" office:value-type="float">
            <text:p>1.20</text:p>
          </table:table-cell>
          <table:table-cell ns41:value-type="float" table:style-name="TL Data" office:value="7.44" office:value-type="float">
            <text:p>7.44</text:p>
          </table:table-cell>
          <table:table-cell ns41:value-type="float" table:style-name="TL Data" office:value="6.86" office:value-type="float">
            <text:p>6.86</text:p>
          </table:table-cell>
          <table:table-cell ns41:value-type="float" table:style-name="ce56" office:value="307" office:value-type="float">
            <text:p>307</text:p>
          </table:table-cell>
          <table:table-cell ns41:value-type="float" table:style-name="ce63" office:value="10948" office:value-type="float">
            <text:p>10948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merstol</text:p>
          </table:table-cell>
          <table:table-cell ns41:value-type="string" table:style-name="TL RowHeader" office:value-type="string">
            <text:p>ZH</text:p>
          </table:table-cell>
          <table:table-cell table:style-name="ce17"/>
          <table:table-cell ns41:value-type="float" table:style-name="TL Data" office:value="96.64" office:value-type="float">
            <text:p>96.64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0.09" office:value-type="float">
            <text:p>0.09</text:p>
          </table:table-cell>
          <table:table-cell table:style-name="TL Data"/>
          <table:table-cell ns41:value-type="float" table:style-name="TL Data" office:value="2.24" office:value-type="float">
            <text:p>2.24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ce56" office:value="486" office:value-type="float">
            <text:p>486</text:p>
          </table:table-cell>
          <table:table-cell ns41:value-type="float" table:style-name="ce63" office:value="10863" office:value-type="float">
            <text:p>10863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merzo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28.37" office:value-type="float">
            <text:p>28.37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69.85" office:value-type="float">
            <text:p>69.85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table:style-name="TL Data"/>
          <table:table-cell ns41:value-type="float" table:style-name="ce56" office:value="198" office:value-type="float">
            <text:p>198</text:p>
          </table:table-cell>
          <table:table-cell ns41:value-type="float" table:style-name="ce63" office:value="10151" office:value-type="float">
            <text:p>1015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stenrad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95" office:value-type="float">
            <text:p>95.00</text:p>
          </table:table-cell>
          <table:table-cell table:style-name="TL Data"/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3.38" office:value-type="float">
            <text:p>3.38</text:p>
          </table:table-cell>
          <table:table-cell ns41:value-type="float" table:style-name="ce56" office:value="884" office:value-type="float">
            <text:p>884</text:p>
          </table:table-cell>
          <table:table-cell ns41:value-type="float" table:style-name="ce63" office:value="10062" office:value-type="float">
            <text:p>10062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8.93" office:value-type="float">
            <text:p>28.93</text:p>
          </table:table-cell>
          <table:table-cell ns41:value-type="float" table:style-name="TL Data" office:value="4.9" office:value-type="float">
            <text:p>4.90</text:p>
          </table:table-cell>
          <table:table-cell ns41:value-type="float" table:style-name="TL Data" office:value="22.63" office:value-type="float">
            <text:p>22.63</text:p>
          </table:table-cell>
          <table:table-cell ns41:value-type="float" table:style-name="TL Data" office:value="10.38" office:value-type="float">
            <text:p>10.38</text:p>
          </table:table-cell>
          <table:table-cell ns41:value-type="float" table:style-name="TL Data" office:value="21.73" office:value-type="float">
            <text:p>21.73</text:p>
          </table:table-cell>
          <table:table-cell ns41:value-type="float" table:style-name="TL Data" office:value="11.43" office:value-type="float">
            <text:p>11.43</text:p>
          </table:table-cell>
          <table:table-cell ns41:value-type="float" table:style-name="ce56" office:value="363" office:value-type="float">
            <text:p>363</text:p>
          </table:table-cell>
          <table:table-cell ns41:value-type="float" table:style-name="ce63" office:value="11150" office:value-type="float">
            <text:p>11150</text:p>
          </table:table-cell>
          <table:table-cell ns41:value-type="float" table:style-name="ce66" office:value="9" office:value-type="float">
            <text:p>9</text:p>
          </table:table-cell>
          <table:table-cell ns41:value-type="float" table:style-name="ce66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d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4.2" office:value-type="float">
            <text:p>74.20</text:p>
          </table:table-cell>
          <table:table-cell ns41:value-type="float" table:style-name="TL Data" office:value="25.08" office:value-type="float">
            <text:p>25.08</text:p>
          </table:table-cell>
          <table:table-cell ns41:value-type="float" table:style-name="TL Data" office:value="0.09" office:value-type="float">
            <text:p>0.09</text:p>
          </table:table-cell>
          <table:table-cell table:style-name="TL Data"/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742" office:value-type="float">
            <text:p>742</text:p>
          </table:table-cell>
          <table:table-cell ns41:value-type="float" table:style-name="ce63" office:value="10871" office:value-type="float">
            <text:p>10871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5.55" office:value-type="float">
            <text:p>45.55</text:p>
          </table:table-cell>
          <table:table-cell ns41:value-type="float" table:style-name="TL Data" office:value="33.62" office:value-type="float">
            <text:p>33.62</text:p>
          </table:table-cell>
          <table:table-cell ns41:value-type="float" table:style-name="TL Data" office:value="14.34" office:value-type="float">
            <text:p>14.34</text:p>
          </table:table-cell>
          <table:table-cell table:style-name="TL Data"/>
          <table:table-cell ns41:value-type="float" table:style-name="TL Data" office:value="4.48" office:value-type="float">
            <text:p>4.48</text:p>
          </table:table-cell>
          <table:table-cell ns41:value-type="float" table:style-name="TL Data" office:value="1.99" office:value-type="float">
            <text:p>1.99</text:p>
          </table:table-cell>
          <table:table-cell ns41:value-type="float" table:style-name="ce56" office:value="364" office:value-type="float">
            <text:p>364</text:p>
          </table:table-cell>
          <table:table-cell ns41:value-type="float" table:style-name="ce63" office:value="10822" office:value-type="float">
            <text:p>1082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ger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4.67" office:value-type="float">
            <text:p>44.67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53.77" office:value-type="float">
            <text:p>53.77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table:style-name="TL Data">
            <office:annotation draw:style-name="gr1" svg:height="1.957cm" draw:caption-point-y="0.274cm" svg:width="3.582cm" svg:x="16.167cm" draw:caption-point-x="-0.429cm" svg:y="23.042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81 staan.</text:span></text:p>
            </office:annotation>
          </table:table-cell>
          <table:table-cell ns41:value-type="float" table:style-name="ce56" office:value="199" office:value-type="float">
            <text:p>199</text:p>
          </table:table-cell>
          <table:table-cell ns41:value-type="float" table:style-name="ce63" office:value="11131" office:value-type="float">
            <text:p>111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keve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0.73" office:value-type="float">
            <text:p>40.73</text:p>
          </table:table-cell>
          <table:table-cell ns41:value-type="float" table:style-name="TL Data" office:value="8.85" office:value-type="float">
            <text:p>8.85</text:p>
          </table:table-cell>
          <table:table-cell ns41:value-type="float" table:style-name="TL Data" office:value="48.76" office:value-type="float">
            <text:p>48.76</text:p>
          </table:table-cell>
          <table:table-cell table:style-name="TL Data"/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ce56" office:value="1014" office:value-type="float">
            <text:p>1014</text:p>
          </table:table-cell>
          <table:table-cell ns41:value-type="float" table:style-name="ce63" office:value="10936" office:value-type="float">
            <text:p>10936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lo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2.95" office:value-type="float">
            <text:p>92.95</text:p>
          </table:table-cell>
          <table:table-cell ns41:value-type="float" table:style-name="TL Data" office:value="2.06" office:value-type="float">
            <text:p>2.06</text:p>
          </table:table-cell>
          <table:table-cell ns41:value-type="float" table:style-name="TL Data" office:value="0.68" office:value-type="float">
            <text:p>0.68</text:p>
          </table:table-cell>
          <table:table-cell table:style-name="TL Data"/>
          <table:table-cell ns41:value-type="float" table:style-name="TL Data" office:value="2.9" office:value-type="float">
            <text:p>2.90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ce56" office:value="105" office:value-type="float">
            <text:p>105</text:p>
          </table:table-cell>
          <table:table-cell ns41:value-type="float" table:style-name="ce63" office:value="10787" office:value-type="float">
            <text:p>10787</text:p>
          </table:table-cell>
          <table:table-cell ns41:value-type="float" office:value="5" table:style-name="ce66" table:number-columns-repeated="2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naland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3.29" office:value-type="float">
            <text:p>83.29</text:p>
          </table:table-cell>
          <table:table-cell table:style-name="TL Data"/>
          <table:table-cell ns41:value-type="float" table:style-name="TL Data" office:value="0.51" office:value-type="float">
            <text:p>0.51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5.96" office:value-type="float">
            <text:p>15.96</text:p>
          </table:table-cell>
          <table:table-cell ns41:value-type="float" table:style-name="ce56" office:value="708" office:value-type="float">
            <text:p>708</text:p>
          </table:table-cell>
          <table:table-cell ns41:value-type="float" table:style-name="ce63" office:value="11200" office:value-type="float">
            <text:p>11200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nna-Paulowna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6.58" office:value-type="float">
            <text:p>56.58</text:p>
          </table:table-cell>
          <table:table-cell ns41:value-type="float" table:style-name="TL Data" office:value="3.63" office:value-type="float">
            <text:p>3.63</text:p>
          </table:table-cell>
          <table:table-cell ns41:value-type="float" table:style-name="TL Data" office:value="20.6" office:value-type="float">
            <text:p>20.60</text:p>
          </table:table-cell>
          <table:table-cell table:style-name="TL Data"/>
          <table:table-cell ns41:value-type="float" table:style-name="TL Data" office:value="13.56" office:value-type="float">
            <text:p>13.56</text:p>
          </table:table-cell>
          <table:table-cell ns41:value-type="float" table:style-name="TL Data" office:value="5.62" office:value-type="float">
            <text:p>5.62</text:p>
          </table:table-cell>
          <table:table-cell ns41:value-type="float" table:style-name="ce56" office:value="366" office:value-type="float">
            <text:p>366</text:p>
          </table:table-cell>
          <table:table-cell ns41:value-type="float" table:style-name="ce63" office:value="10344" office:value-type="float">
            <text:p>10344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peldoor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6.32" office:value-type="float">
            <text:p>66.32</text:p>
          </table:table-cell>
          <table:table-cell ns41:value-type="float" table:style-name="TL Data" office:value="7.29" office:value-type="float">
            <text:p>7.29</text:p>
          </table:table-cell>
          <table:table-cell ns41:value-type="float" table:style-name="TL Data" office:value="12.42" office:value-type="float">
            <text:p>12.42</text:p>
          </table:table-cell>
          <table:table-cell ns41:value-type="float" table:style-name="TL Data" office:value="1.41" office:value-type="float">
            <text:p>1.41</text:p>
          </table:table-cell>
          <table:table-cell ns41:value-type="float" table:style-name="TL Data" office:value="6.3" office:value-type="float">
            <text:p>6.30</text:p>
          </table:table-cell>
          <table:table-cell ns41:value-type="float" table:style-name="TL Data" office:value="6.28" office:value-type="float">
            <text:p>6.28</text:p>
          </table:table-cell>
          <table:table-cell ns41:value-type="float" table:style-name="ce56" office:value="200" office:value-type="float">
            <text:p>200</text:p>
          </table:table-cell>
          <table:table-cell ns41:value-type="float" table:style-name="ce63" office:value="11075" office:value-type="float">
            <text:p>11075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ppelter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1.82" office:value-type="float">
            <text:p>11.82</text:p>
          </table:table-cell>
          <table:table-cell table:style-name="TL Data"/>
          <table:table-cell ns41:value-type="float" table:style-name="TL Data" office:value="88.08" office:value-type="float">
            <text:p>88.08</text:p>
          </table:table-cell>
          <table:table-cell table:style-name="TL Data" table:number-columns-repeated="2"/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201" office:value-type="float">
            <text:p>201</text:p>
          </table:table-cell>
          <table:table-cell ns41:value-type="float" table:style-name="ce63" office:value="11296" office:value-type="float">
            <text:p>11296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ppingeda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3.82" office:value-type="float">
            <text:p>63.82</text:p>
          </table:table-cell>
          <table:table-cell ns41:value-type="float" table:style-name="TL Data" office:value="18.66" office:value-type="float">
            <text:p>18.66</text:p>
          </table:table-cell>
          <table:table-cell ns41:value-type="float" table:style-name="TL Data" office:value="2.3" office:value-type="float">
            <text:p>2.30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10.87" office:value-type="float">
            <text:p>10.87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63" office:value="10886" office:value-type="float">
            <text:p>10886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rcen en Veld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55" office:value-type="float">
            <text:p>0.55</text:p>
          </table:table-cell>
          <table:table-cell table:style-name="TL Data"/>
          <table:table-cell ns41:value-type="float" table:style-name="TL Data" office:value="98.97" office:value-type="float">
            <text:p>98.97</text:p>
          </table:table-cell>
          <table:table-cell table:style-name="TL Data"/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ce56" office:value="885" office:value-type="float">
            <text:p>885</text:p>
          </table:table-cell>
          <table:table-cell ns41:value-type="float" table:style-name="ce63" office:value="10202" office:value-type="float">
            <text:p>1020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rk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8.23" office:value-type="float">
            <text:p>88.23</text:p>
          </table:table-cell>
          <table:table-cell ns41:value-type="float" table:style-name="TL Data" office:value="5.22" office:value-type="float">
            <text:p>5.22</text:p>
          </table:table-cell>
          <table:table-cell ns41:value-type="float" table:style-name="TL Data" office:value="2.66" office:value-type="float">
            <text:p>2.66</text:p>
          </table:table-cell>
          <table:table-cell table:style-name="TL Data"/>
          <table:table-cell ns41:value-type="float" table:style-name="TL Data" office:value="1.33" office:value-type="float">
            <text:p>1.33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ce56" office:value="487" office:value-type="float">
            <text:p>487</text:p>
          </table:table-cell>
          <table:table-cell ns41:value-type="float" table:style-name="ce63" office:value="10079" office:value-type="float">
            <text:p>10079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rnemuid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0.72" office:value-type="float">
            <text:p>80.72</text:p>
          </table:table-cell>
          <table:table-cell ns41:value-type="float" table:style-name="TL Data" office:value="17.16" office:value-type="float">
            <text:p>17.16</text:p>
          </table:table-cell>
          <table:table-cell ns41:value-type="float" table:style-name="TL Data" office:value="0.28" office:value-type="float">
            <text:p>0.28</text:p>
          </table:table-cell>
          <table:table-cell table:style-name="TL Data"/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ce56" office:value="649" office:value-type="float">
            <text:p>649</text:p>
          </table:table-cell>
          <table:table-cell ns41:value-type="float" table:style-name="ce63" office:value="11419" office:value-type="float">
            <text:p>11419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rn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9.78" office:value-type="float">
            <text:p>39.78</text:p>
          </table:table-cell>
          <table:table-cell ns41:value-type="float" table:style-name="TL Data" office:value="4.5" office:value-type="float">
            <text:p>4.50</text:p>
          </table:table-cell>
          <table:table-cell ns41:value-type="float" table:style-name="TL Data" office:value="39.36" office:value-type="float">
            <text:p>39.36</text:p>
          </table:table-cell>
          <table:table-cell ns41:value-type="float" table:style-name="TL Data" office:value="2.02" office:value-type="float">
            <text:p>2.02</text:p>
          </table:table-cell>
          <table:table-cell ns41:value-type="float" table:style-name="TL Data" office:value="8.31" office:value-type="float">
            <text:p>8.31</text:p>
          </table:table-cell>
          <table:table-cell ns41:value-type="float" table:style-name="TL Data" office:value="6.05" office:value-type="float">
            <text:p>6.05</text:p>
          </table:table-cell>
          <table:table-cell ns41:value-type="float" table:style-name="ce56" office:value="202" office:value-type="float">
            <text:p>202</text:p>
          </table:table-cell>
          <table:table-cell ns41:value-type="float" table:style-name="ce63" office:value="10795" office:value-type="float">
            <text:p>10795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sper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1.71" office:value-type="float">
            <text:p>81.71</text:p>
          </table:table-cell>
          <table:table-cell ns41:value-type="float" table:style-name="TL Data" office:value="17.59" office:value-type="float">
            <text:p>17.59</text:p>
          </table:table-cell>
          <table:table-cell ns41:value-type="float" table:style-name="TL Data" office:value="0.53" office:value-type="float">
            <text:p>0.53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488" office:value-type="float">
            <text:p>488</text:p>
          </table:table-cell>
          <table:table-cell ns41:value-type="float" table:style-name="ce63" office:value="11369" office:value-type="float">
            <text:p>113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ss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61" office:value-type="float">
            <text:p>61.00</text:p>
          </table:table-cell>
          <table:table-cell ns41:value-type="float" table:style-name="TL Data" office:value="14.42" office:value-type="float">
            <text:p>14.42</text:p>
          </table:table-cell>
          <table:table-cell ns41:value-type="float" table:style-name="TL Data" office:value="5.21" office:value-type="float">
            <text:p>5.21</text:p>
          </table:table-cell>
          <table:table-cell ns41:value-type="float" table:style-name="TL Data" office:value="3.51" office:value-type="float">
            <text:p>3.51</text:p>
          </table:table-cell>
          <table:table-cell ns41:value-type="float" table:style-name="TL Data" office:value="11.3" office:value-type="float">
            <text:p>11.30</text:p>
          </table:table-cell>
          <table:table-cell ns41:value-type="float" table:style-name="TL Data" office:value="4.57" office:value-type="float">
            <text:p>4.57</text:p>
          </table:table-cell>
          <table:table-cell ns41:value-type="float" table:style-name="ce56" office:value="106" office:value-type="float">
            <text:p>106</text:p>
          </table:table-cell>
          <table:table-cell ns41:value-type="float" table:style-name="ce63" office:value="10522" office:value-type="float">
            <text:p>10522</text:p>
          </table:table-cell>
          <table:table-cell ns41:value-type="float" office:value="6" table:style-name="ce67" table:number-columns-repeated="2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ssendelf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4.44" office:value-type="float">
            <text:p>34.44</text:p>
          </table:table-cell>
          <table:table-cell ns41:value-type="float" table:style-name="TL Data" office:value="3.04" office:value-type="float">
            <text:p>3.04</text:p>
          </table:table-cell>
          <table:table-cell ns41:value-type="float" table:style-name="TL Data" office:value="42.96" office:value-type="float">
            <text:p>42.96</text:p>
          </table:table-cell>
          <table:table-cell table:style-name="TL Data"/>
          <table:table-cell ns41:value-type="float" table:style-name="TL Data" office:value="15.44" office:value-type="float">
            <text:p>15.44</text:p>
          </table:table-cell>
          <table:table-cell ns41:value-type="float" table:style-name="TL Data" office:value="4.11" office:value-type="float">
            <text:p>4.11</text:p>
          </table:table-cell>
          <table:table-cell ns41:value-type="float" table:style-name="ce56" office:value="367" office:value-type="float">
            <text:p>367</text:p>
          </table:table-cell>
          <table:table-cell ns41:value-type="float" table:style-name="ce63" office:value="11373" office:value-type="float">
            <text:p>113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st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86" office:value-type="float">
            <text:p>1.86</text:p>
          </table:table-cell>
          <table:table-cell table:style-name="TL Data"/>
          <table:table-cell ns41:value-type="float" table:style-name="TL Data" office:value="97.91" office:value-type="float">
            <text:p>97.91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ce56" office:value="743" office:value-type="float">
            <text:p>743</text:p>
          </table:table-cell>
          <table:table-cell ns41:value-type="float" table:style-name="ce63" office:value="10478" office:value-type="float">
            <text:p>104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venhor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9.95" office:value-type="float">
            <text:p>59.95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35.28" office:value-type="float">
            <text:p>35.28</text:p>
          </table:table-cell>
          <table:table-cell table:style-name="TL Data"/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2.14" office:value-type="float">
            <text:p>2.14</text:p>
          </table:table-cell>
          <table:table-cell ns41:value-type="float" table:style-name="ce56" office:value="368" office:value-type="float">
            <text:p>368</text:p>
          </table:table-cell>
          <table:table-cell ns41:value-type="float" table:style-name="ce63" office:value="11147" office:value-type="float">
            <text:p>111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verees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4.72" office:value-type="float">
            <text:p>64.72</text:p>
          </table:table-cell>
          <table:table-cell ns41:value-type="float" table:style-name="TL Data" office:value="19.73" office:value-type="float">
            <text:p>19.73</text:p>
          </table:table-cell>
          <table:table-cell ns41:value-type="float" table:style-name="TL Data" office:value="10.52" office:value-type="float">
            <text:p>10.52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Axel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4.49" office:value-type="float">
            <text:p>44.49</text:p>
          </table:table-cell>
          <table:table-cell ns41:value-type="float" table:style-name="TL Data" office:value="30.81" office:value-type="float">
            <text:p>30.81</text:p>
          </table:table-cell>
          <table:table-cell ns41:value-type="float" table:style-name="TL Data" office:value="20.53" office:value-type="float">
            <text:p>20.53</text:p>
          </table:table-cell>
          <table:table-cell table:style-name="TL Data"/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3.5" office:value-type="float">
            <text:p>3.50</text:p>
          </table:table-cell>
          <table:table-cell ns41:value-type="float" table:style-name="ce56" office:value="650" office:value-type="float">
            <text:p>650</text:p>
          </table:table-cell>
          <table:table-cell ns41:value-type="float" table:style-name="ce63" office:value="11289" office:value-type="float">
            <text:p>112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Baard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70.37" office:value-type="float">
            <text:p>70.37</text:p>
          </table:table-cell>
          <table:table-cell ns41:value-type="float" table:style-name="TL Data" office:value="14.93" office:value-type="float">
            <text:p>14.93</text:p>
          </table:table-cell>
          <table:table-cell ns41:value-type="float" table:style-name="TL Data" office:value="2.82" office:value-type="float">
            <text:p>2.82</text:p>
          </table:table-cell>
          <table:table-cell table:style-name="TL Data"/>
          <table:table-cell ns41:value-type="float" table:style-name="TL Data" office:value="6.89" office:value-type="float">
            <text:p>6.89</text:p>
          </table:table-cell>
          <table:table-cell ns41:value-type="float" table:style-name="TL Data" office:value="4.99" office:value-type="float">
            <text:p>4.99</text:p>
          </table:table-cell>
          <table:table-cell ns41:value-type="float" table:style-name="ce56" office:value="61" office:value-type="float">
            <text:p>61</text:p>
          </table:table-cell>
          <table:table-cell ns41:value-type="float" table:style-name="ce63" office:value="10422" office:value-type="float">
            <text:p>104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ard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.1" office:value-type="float">
            <text:p>9.10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89.43" office:value-type="float">
            <text:p>89.43</text:p>
          </table:table-cell>
          <table:table-cell table:style-name="TL Data" table:number-columns-repeated="2"/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1015" office:value-type="float">
            <text:p>1015</text:p>
          </table:table-cell>
          <table:table-cell ns41:value-type="float" table:style-name="ce63" office:value="10006" office:value-type="float">
            <text:p>1000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arl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8.9" office:value-type="float">
            <text:p>48.90</text:p>
          </table:table-cell>
          <table:table-cell ns41:value-type="float" table:style-name="TL Data" office:value="26.52" office:value-type="float">
            <text:p>26.52</text:p>
          </table:table-cell>
          <table:table-cell ns41:value-type="float" table:style-name="TL Data" office:value="23.07" office:value-type="float">
            <text:p>23.07</text:p>
          </table:table-cell>
          <table:table-cell table:style-name="TL Data"/>
          <table:table-cell ns41:value-type="float" table:style-name="TL Data" office:value="1.52" office:value-type="float">
            <text:p>1.52</text:p>
          </table:table-cell>
          <table:table-cell table:style-name="TL Data"/>
          <table:table-cell ns41:value-type="float" table:style-name="ce56" office:value="651" office:value-type="float">
            <text:p>651</text:p>
          </table:table-cell>
          <table:table-cell ns41:value-type="float" table:style-name="ce63" office:value="10634" office:value-type="float">
            <text:p>106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arle-Nassau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8.27" office:value-type="float">
            <text:p>98.27</text:p>
          </table:table-cell>
          <table:table-cell table:style-name="TL Data"/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744" office:value-type="float">
            <text:p>744</text:p>
          </table:table-cell>
          <table:table-cell ns41:value-type="float" table:style-name="ce63" office:value="10060" office:value-type="float">
            <text:p>100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ar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9.73" office:value-type="float">
            <text:p>49.73</text:p>
          </table:table-cell>
          <table:table-cell ns41:value-type="float" table:style-name="TL Data" office:value="13.71" office:value-type="float">
            <text:p>13.71</text:p>
          </table:table-cell>
          <table:table-cell ns41:value-type="float" table:style-name="TL Data" office:value="19.02" office:value-type="float">
            <text:p>19.02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9.77" office:value-type="float">
            <text:p>9.77</text:p>
          </table:table-cell>
          <table:table-cell ns41:value-type="float" table:style-name="TL Data" office:value="7.41" office:value-type="float">
            <text:p>7.41</text:p>
          </table:table-cell>
          <table:table-cell ns41:value-type="float" table:style-name="ce56" office:value="308" office:value-type="float">
            <text:p>308</text:p>
          </table:table-cell>
          <table:table-cell ns41:value-type="float" table:style-name="ce63" office:value="11411" office:value-type="float">
            <text:p>1141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axe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4" office:value-type="float">
            <text:p>0.44</text:p>
          </table:table-cell>
          <table:table-cell table:style-name="TL Data"/>
          <table:table-cell ns41:value-type="float" table:style-name="TL Data" office:value="99.56" office:value-type="float">
            <text:p>99.56</text:p>
          </table:table-cell>
          <table:table-cell table:style-name="TL Data" table:number-columns-repeated="3"/>
          <table:table-cell ns41:value-type="float" table:style-name="ce58" office:value="886" office:value-type="float">
            <text:p>886</text:p>
          </table:table-cell>
          <table:table-cell ns41:value-type="float" table:style-name="ce63" office:value="11255" office:value-type="float">
            <text:p>112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flo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2.17" office:value-type="float">
            <text:p>52.17</text:p>
          </table:table-cell>
          <table:table-cell ns41:value-type="float" table:style-name="TL Data" office:value="39.65" office:value-type="float">
            <text:p>39.65</text:p>
          </table:table-cell>
          <table:table-cell ns41:value-type="float" table:style-name="TL Data" office:value="0.07" office:value-type="float">
            <text:p>0.07</text:p>
          </table:table-cell>
          <table:table-cell table:style-name="TL Data"/>
          <table:table-cell ns41:value-type="float" table:style-name="TL Data" office:value="5.65" office:value-type="float">
            <text:p>5.65</text:p>
          </table:table-cell>
          <table:table-cell ns41:value-type="float" table:style-name="TL Data" office:value="2.46" office:value-type="float">
            <text:p>2.46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63" office:value="10539" office:value-type="float">
            <text:p>105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kel en Milheez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9" office:value-type="float">
            <text:p>0.19</text:p>
          </table:table-cell>
          <table:table-cell table:style-name="TL Data"/>
          <table:table-cell ns41:value-type="float" table:style-name="TL Data" office:value="99.81" office:value-type="float">
            <text:p>99.81</text:p>
          </table:table-cell>
          <table:table-cell table:style-name="TL Data" table:number-columns-repeated="3"/>
          <table:table-cell ns41:value-type="float" table:style-name="ce56" office:value="745" office:value-type="float">
            <text:p>745</text:p>
          </table:table-cell>
          <table:table-cell ns41:value-type="float" table:style-name="ce63" office:value="10749" office:value-type="float">
            <text:p>1074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lgooi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0.4" office:value-type="float">
            <text:p>0.40</text:p>
          </table:table-cell>
          <table:table-cell table:style-name="TL Data"/>
          <table:table-cell ns41:value-type="float" table:style-name="TL Data" office:value="99.6" office:value-type="float">
            <text:p>99.60</text:p>
          </table:table-cell>
          <table:table-cell table:style-name="TL Data" table:number-columns-repeated="3"/>
          <table:table-cell ns41:value-type="float" table:style-name="ce56" office:value="1016" office:value-type="float">
            <text:p>1016</text:p>
          </table:table-cell>
          <table:table-cell ns41:value-type="float" table:style-name="ce63" office:value="10849" office:value-type="float">
            <text:p>1084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ren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3.64" office:value-type="float">
            <text:p>43.64</text:p>
          </table:table-cell>
          <table:table-cell ns41:value-type="float" table:style-name="TL Data" office:value="48.81" office:value-type="float">
            <text:p>48.81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6.12" office:value-type="float">
            <text:p>6.12</text:p>
          </table:table-cell>
          <table:table-cell ns41:value-type="float" table:style-name="ce56" office:value="489" office:value-type="float">
            <text:p>489</text:p>
          </table:table-cell>
          <table:table-cell ns41:value-type="float" table:style-name="ce63" office:value="10943" office:value-type="float">
            <text:p>109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rnevel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2.1" office:value-type="float">
            <text:p>62.10</text:p>
          </table:table-cell>
          <table:table-cell ns41:value-type="float" table:style-name="TL Data" office:value="23.62" office:value-type="float">
            <text:p>23.62</text:p>
          </table:table-cell>
          <table:table-cell ns41:value-type="float" table:style-name="TL Data" office:value="5.99" office:value-type="float">
            <text:p>5.99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7.46" office:value-type="float">
            <text:p>7.46</text:p>
          </table:table-cell>
          <table:table-cell ns41:value-type="float" table:style-name="ce56" office:value="203" office:value-type="float">
            <text:p>203</text:p>
          </table:table-cell>
          <table:table-cell ns41:value-type="float" table:style-name="ce63" office:value="10906" office:value-type="float">
            <text:p>1090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r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6.25" office:value-type="float">
            <text:p>56.25</text:p>
          </table:table-cell>
          <table:table-cell ns41:value-type="float" table:style-name="TL Data" office:value="26.96" office:value-type="float">
            <text:p>26.96</text:p>
          </table:table-cell>
          <table:table-cell ns41:value-type="float" table:style-name="TL Data" office:value="2.12" office:value-type="float">
            <text:p>2.12</text:p>
          </table:table-cell>
          <table:table-cell table:style-name="TL Data"/>
          <table:table-cell ns41:value-type="float" table:style-name="TL Data" office:value="11.56" office:value-type="float">
            <text:p>11.56</text:p>
          </table:table-cell>
          <table:table-cell ns41:value-type="float" table:style-name="TL Data" office:value="3.12" office:value-type="float">
            <text:p>3.12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63" office:value="10156" office:value-type="float">
            <text:p>1015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rsingerhor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9.02" office:value-type="float">
            <text:p>59.02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2.82" office:value-type="float">
            <text:p>2.82</text:p>
          </table:table-cell>
          <table:table-cell table:style-name="TL Data"/>
          <table:table-cell ns41:value-type="float" table:style-name="TL Data" office:value="27.2" office:value-type="float">
            <text:p>27.20</text:p>
          </table:table-cell>
          <table:table-cell ns41:value-type="float" table:style-name="TL Data" office:value="9.04" office:value-type="float">
            <text:p>9.04</text:p>
          </table:table-cell>
          <table:table-cell ns41:value-type="float" table:style-name="ce56" office:value="369" office:value-type="float">
            <text:p>369</text:p>
          </table:table-cell>
          <table:table-cell ns41:value-type="float" table:style-name="ce63" office:value="10973" office:value-type="float">
            <text:p>1097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rwoutswaard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7.02" office:value-type="float">
            <text:p>57.02</text:p>
          </table:table-cell>
          <table:table-cell ns41:value-type="float" table:style-name="TL Data" office:value="21.49" office:value-type="float">
            <text:p>21.49</text:p>
          </table:table-cell>
          <table:table-cell ns41:value-type="float" table:style-name="TL Data" office:value="20.04" office:value-type="float">
            <text:p>20.04</text:p>
          </table:table-cell>
          <table:table-cell table:style-name="TL Data" table:number-columns-repeated="2"/>
          <table:table-cell ns41:value-type="float" table:style-name="TL Data" office:value="1.45" office:value-type="float">
            <text:p>1.45</text:p>
          </table:table-cell>
          <table:table-cell ns41:value-type="float" table:style-name="ce56" office:value="1017" office:value-type="float">
            <text:p>1017</text:p>
          </table:table-cell>
          <table:table-cell ns41:value-type="float" table:style-name="ce63" office:value="10447" office:value-type="float">
            <text:p>1044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ten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20.79" office:value-type="float">
            <text:p>20.79</text:p>
          </table:table-cell>
          <table:table-cell table:style-name="TL Data"/>
          <table:table-cell ns41:value-type="float" table:style-name="TL Data" office:value="78.67" office:value-type="float">
            <text:p>78.67</text:p>
          </table:table-cell>
          <table:table-cell table:style-name="TL Data"/>
          <table:table-cell ns41:value-type="float" table:style-name="TL Data" office:value="0.54" office:value-type="float">
            <text:p>0.54</text:p>
          </table:table-cell>
          <table:table-cell table:style-name="TL Data"/>
          <table:table-cell ns41:value-type="float" table:style-name="ce56" office:value="204" office:value-type="float">
            <text:p>204</text:p>
          </table:table-cell>
          <table:table-cell ns41:value-type="float" table:style-name="ce63" office:value="10921" office:value-type="float">
            <text:p>1092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atm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96.01" office:value-type="float">
            <text:p>96.01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2.48" office:value-type="float">
            <text:p>2.48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d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38.18" office:value-type="float">
            <text:p>38.18</text:p>
          </table:table-cell>
          <table:table-cell ns41:value-type="float" table:style-name="TL Data" office:value="51.45" office:value-type="float">
            <text:p>51.45</text:p>
          </table:table-cell>
          <table:table-cell ns41:value-type="float" table:style-name="TL Data" office:value="7.1" office:value-type="float">
            <text:p>7.10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63" office:value="10425" office:value-type="float">
            <text:p>1042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gden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99.88" office:value-type="float">
            <text:p>99.88</text:p>
          </table:table-cell>
          <table:table-cell table:style-name="TL Data" table:number-columns-repeated="3"/>
          <table:table-cell ns41:value-type="float" table:style-name="ce56" office:value="887" office:value-type="float">
            <text:p>887</text:p>
          </table:table-cell>
          <table:table-cell ns41:value-type="float" table:style-name="ce63" office:value="11089" office:value-type="float">
            <text:p>1108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36" office:value-type="float">
            <text:p>2.36</text:p>
          </table:table-cell>
          <table:table-cell table:style-name="TL Data"/>
          <table:table-cell ns41:value-type="float" table:style-name="TL Data" office:value="96.65" office:value-type="float">
            <text:p>96.65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ce56" office:value="888" office:value-type="float">
            <text:p>888</text:p>
          </table:table-cell>
          <table:table-cell ns41:value-type="float" table:style-name="ce63" office:value="11374" office:value-type="float">
            <text:p>113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k en Donk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746" office:value-type="float">
            <text:p>746</text:p>
          </table:table-cell>
          <table:table-cell ns41:value-type="float" table:style-name="ce63" office:value="10173" office:value-type="float">
            <text:p>101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mst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4.83" office:value-type="float">
            <text:p>54.83</text:p>
          </table:table-cell>
          <table:table-cell ns41:value-type="float" table:style-name="TL Data" office:value="3.24" office:value-type="float">
            <text:p>3.24</text:p>
          </table:table-cell>
          <table:table-cell ns41:value-type="float" table:style-name="TL Data" office:value="28.97" office:value-type="float">
            <text:p>28.97</text:p>
          </table:table-cell>
          <table:table-cell table:style-name="TL Data"/>
          <table:table-cell ns41:value-type="float" table:style-name="TL Data" office:value="3.69" office:value-type="float">
            <text:p>3.69</text:p>
          </table:table-cell>
          <table:table-cell ns41:value-type="float" table:style-name="TL Data" office:value="9.27" office:value-type="float">
            <text:p>9.27</text:p>
          </table:table-cell>
          <table:table-cell ns41:value-type="float" table:style-name="ce56" office:value="370" office:value-type="float">
            <text:p>370</text:p>
          </table:table-cell>
          <table:table-cell ns41:value-type="float" table:style-name="ce63" office:value="10816" office:value-type="float">
            <text:p>1081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rs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747" office:value-type="float">
            <text:p>747</text:p>
          </table:table-cell>
          <table:table-cell ns41:value-type="float" table:style-name="ce63" office:value="11410" office:value-type="float">
            <text:p>1141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rta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3.05" office:value-type="float">
            <text:p>73.05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21.3" office:value-type="float">
            <text:p>21.30</text:p>
          </table:table-cell>
          <table:table-cell ns41:value-type="float" table:style-name="TL Data" office:value="3.08" office:value-type="float">
            <text:p>3.08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63" office:value="11043" office:value-type="float">
            <text:p>110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s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4.17" office:value-type="float">
            <text:p>54.17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42.97" office:value-type="float">
            <text:p>42.97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ce56" office:value="205" office:value-type="float">
            <text:p>205</text:p>
          </table:table-cell>
          <table:table-cell ns41:value-type="float" table:style-name="ce63" office:value="10259" office:value-type="float">
            <text:p>102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ts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9.25" office:value-type="float">
            <text:p>89.25</text:p>
          </table:table-cell>
          <table:table-cell ns41:value-type="float" table:style-name="TL Data" office:value="3.51" office:value-type="float">
            <text:p>3.51</text:p>
          </table:table-cell>
          <table:table-cell ns41:value-type="float" table:style-name="TL Data" office:value="0.22" office:value-type="float">
            <text:p>0.22</text:p>
          </table:table-cell>
          <table:table-cell table:style-name="TL Data"/>
          <table:table-cell ns41:value-type="float" table:style-name="TL Data" office:value="3.94" office:value-type="float">
            <text:p>3.94</text:p>
          </table:table-cell>
          <table:table-cell ns41:value-type="float" table:style-name="TL Data" office:value="3.07" office:value-type="float">
            <text:p>3.07</text:p>
          </table:table-cell>
          <table:table-cell ns41:value-type="float" table:style-name="ce56" office:value="371" office:value-type="float">
            <text:p>371</text:p>
          </table:table-cell>
          <table:table-cell ns41:value-type="float" table:style-name="ce63" office:value="10536" office:value-type="float">
            <text:p>105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eze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99.31" office:value-type="float">
            <text:p>99.31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table:style-name="TL Data"/>
          <table:table-cell ns41:value-type="float" table:style-name="ce56" office:value="889" office:value-type="float">
            <text:p>889</text:p>
          </table:table-cell>
          <table:table-cell ns41:value-type="float" table:style-name="ce63" office:value="10195" office:value-type="float">
            <text:p>101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il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1.89" office:value-type="float">
            <text:p>71.89</text:p>
          </table:table-cell>
          <table:table-cell ns41:value-type="float" table:style-name="TL Data" office:value="19.57" office:value-type="float">
            <text:p>19.57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3.68" office:value-type="float">
            <text:p>3.68</text:p>
          </table:table-cell>
          <table:table-cell ns41:value-type="float" table:style-name="TL Data" office:value="3.73" office:value-type="float">
            <text:p>3.73</text:p>
          </table:table-cell>
          <table:table-cell ns41:value-type="float" table:style-name="ce56" office:value="107" office:value-type="float">
            <text:p>107</text:p>
          </table:table-cell>
          <table:table-cell ns41:value-type="float" table:style-name="ce63" office:value="10520" office:value-type="float">
            <text:p>1052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lfel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99.19" office:value-type="float">
            <text:p>99.19</text:p>
          </table:table-cell>
          <table:table-cell table:style-name="TL Data"/>
          <table:table-cell ns41:value-type="float" table:style-name="TL Data" office:value="0.13" office:value-type="float">
            <text:p>0.13</text:p>
          </table:table-cell>
          <table:table-cell table:style-name="TL Data"/>
          <table:table-cell ns41:value-type="float" table:style-name="ce56" office:value="890" office:value-type="float">
            <text:p>890</text:p>
          </table:table-cell>
          <table:table-cell ns41:value-type="float" table:style-name="ce63" office:value="10292" office:value-type="float">
            <text:p>102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llingwol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88.28" office:value-type="float">
            <text:p>88.28</text:p>
          </table:table-cell>
          <table:table-cell ns41:value-type="float" table:style-name="TL Data" office:value="5.28" office:value-type="float">
            <text:p>5.28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3.49" office:value-type="float">
            <text:p>3.49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ce56" office:value="1019" office:value-type="float">
            <text:p>1019</text:p>
          </table:table-cell>
          <table:table-cell ns41:value-type="float" table:style-name="ce63" office:value="10340" office:value-type="float">
            <text:p>103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mel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98.7" office:value-type="float">
            <text:p>98.70</text:p>
          </table:table-cell>
          <table:table-cell table:style-name="TL Data" table:number-columns-repeated="3"/>
          <table:table-cell ns41:value-type="float" table:style-name="ce56" office:value="891" office:value-type="float">
            <text:p>891</text:p>
          </table:table-cell>
          <table:table-cell ns41:value-type="float" table:style-name="ce63" office:value="10878" office:value-type="float">
            <text:p>1087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mm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0.9" office:value-type="float">
            <text:p>10.90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88.48" office:value-type="float">
            <text:p>88.48</text:p>
          </table:table-cell>
          <table:table-cell table:style-name="TL Data"/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206" office:value-type="float">
            <text:p>206</text:p>
          </table:table-cell>
          <table:table-cell ns41:value-type="float" table:style-name="ce63" office:value="10744" office:value-type="float">
            <text:p>1074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nnebroe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5.07" office:value-type="float">
            <text:p>35.07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table:style-name="TL Data" office:value="58.22" office:value-type="float">
            <text:p>58.22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3.15" office:value-type="float">
            <text:p>3.15</text:p>
          </table:table-cell>
          <table:table-cell ns41:value-type="float" table:style-name="ce56" office:value="372" office:value-type="float">
            <text:p>372</text:p>
          </table:table-cell>
          <table:table-cell ns41:value-type="float" table:style-name="ce63" office:value="10734" office:value-type="float">
            <text:p>1073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nschop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6.53" office:value-type="float">
            <text:p>56.53</text:p>
          </table:table-cell>
          <table:table-cell ns41:value-type="float" table:style-name="TL Data" office:value="10.31" office:value-type="float">
            <text:p>10.31</text:p>
          </table:table-cell>
          <table:table-cell ns41:value-type="float" table:style-name="TL Data" office:value="32.45" office:value-type="float">
            <text:p>32.45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63" office:value="11330" office:value-type="float">
            <text:p>113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nthuiz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7.58" office:value-type="float">
            <text:p>57.58</text:p>
          </table:table-cell>
          <table:table-cell ns41:value-type="float" table:style-name="TL Data" office:value="4.03" office:value-type="float">
            <text:p>4.03</text:p>
          </table:table-cell>
          <table:table-cell ns41:value-type="float" table:style-name="TL Data" office:value="3.05" office:value-type="float">
            <text:p>3.05</text:p>
          </table:table-cell>
          <table:table-cell table:style-name="TL Data"/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34.9" office:value-type="float">
            <text:p>34.90</text:p>
          </table:table-cell>
          <table:table-cell ns41:value-type="float" table:style-name="ce56" office:value="490" office:value-type="float">
            <text:p>490</text:p>
          </table:table-cell>
          <table:table-cell ns41:value-type="float" table:style-name="ce63" office:value="10398" office:value-type="float">
            <text:p>1039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che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86" office:value-type="float">
            <text:p>0.86</text:p>
          </table:table-cell>
          <table:table-cell table:style-name="TL Data"/>
          <table:table-cell ns41:value-type="float" table:style-name="TL Data" office:value="99.14" office:value-type="float">
            <text:p>99.14</text:p>
          </table:table-cell>
          <table:table-cell table:style-name="TL Data" table:number-columns-repeated="3"/>
          <table:table-cell ns41:value-type="float" table:style-name="ce56" office:value="750" office:value-type="float">
            <text:p>750</text:p>
          </table:table-cell>
          <table:table-cell ns41:value-type="float" table:style-name="ce63" office:value="10733" office:value-type="float">
            <text:p>107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.85" office:value-type="float">
            <text:p>7.85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90.86" office:value-type="float">
            <text:p>90.86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ce56" office:value="207" office:value-type="float">
            <text:p>207</text:p>
          </table:table-cell>
          <table:table-cell ns41:value-type="float" table:style-name="ce63" office:value="10350" office:value-type="float">
            <text:p>103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amba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7.29" office:value-type="float">
            <text:p>87.29</text:p>
          </table:table-cell>
          <table:table-cell ns41:value-type="float" table:style-name="TL Data" office:value="7.66" office:value-type="float">
            <text:p>7.66</text:p>
          </table:table-cell>
          <table:table-cell ns41:value-type="float" table:style-name="TL Data" office:value="0.92" office:value-type="float">
            <text:p>0.92</text:p>
          </table:table-cell>
          <table:table-cell table:style-name="TL Data"/>
          <table:table-cell ns41:value-type="float" table:style-name="TL Data" office:value="2.77" office:value-type="float">
            <text:p>2.77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ce56" office:value="491" office:value-type="float">
            <text:p>491</text:p>
          </table:table-cell>
          <table:table-cell ns41:value-type="float" table:style-name="ce63" office:value="10962" office:value-type="float">
            <text:p>109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ei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85" office:value-type="float">
            <text:p>2.85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96.62" office:value-type="float">
            <text:p>96.62</text:p>
          </table:table-cell>
          <table:table-cell table:style-name="TL Data"/>
          <table:table-cell ns41:value-type="float" table:style-name="TL Data" office:value="0.46" office:value-type="float">
            <text:p>0.46</text:p>
          </table:table-cell>
          <table:table-cell table:style-name="TL Data"/>
          <table:table-cell ns41:value-type="float" table:style-name="ce56" office:value="749" office:value-type="float">
            <text:p>749</text:p>
          </table:table-cell>
          <table:table-cell ns41:value-type="float" table:style-name="ce63" office:value="11160" office:value-type="float">
            <text:p>111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NH</text:p>
          </table:table-cell>
          <table:table-cell table:style-name="ce33"/>
          <table:table-cell ns41:value-type="float" table:style-name="TL Data" office:value="35.36" office:value-type="float">
            <text:p>35.36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TL Data" office:value="50.03" office:value-type="float">
            <text:p>50.03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8.88" office:value-type="float">
            <text:p>8.88</text:p>
          </table:table-cell>
          <table:table-cell ns41:value-type="float" table:style-name="TL Data" office:value="3.81" office:value-type="float">
            <text:p>3.81</text:p>
          </table:table-cell>
          <table:table-cell ns41:value-type="float" table:style-name="ce56" office:value="373" office:value-type="float">
            <text:p>373</text:p>
          </table:table-cell>
          <table:table-cell ns41:value-type="float" table:style-name="ce63" office:value="11424" office:value-type="float">
            <text:p>1142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8" office:value-type="string">
            <text:p>VT_1920</text:p>
          </table:table-cell>
          <table:table-cell ns41:value-type="string" table:style-name="ce81" office:value-type="string">
            <text:p>05_0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93" office:value="200121" office:value-type="float">
            <text:p>200121</text:p>
          </table:table-cell>
          <table:table-cell table:style-name="ce95"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92" office:value-type="float">
            <text:p>0.92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98.87" office:value-type="float">
            <text:p>98.87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ce56" office:value="893" office:value-type="float">
            <text:p>893</text:p>
          </table:table-cell>
          <table:table-cell ns41:value-type="float" table:style-name="ce63" office:value="11281" office:value-type="float">
            <text:p>11281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en op Zoo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1.41" office:value-type="float">
            <text:p>11.41</text:p>
          </table:table-cell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83.27" office:value-type="float">
            <text:p>83.27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ce56" office:value="748" office:value-type="float">
            <text:p>748</text:p>
          </table:table-cell>
          <table:table-cell ns41:value-type="float" table:style-name="ce63" office:value="11037" office:value-type="float">
            <text:p>1103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 en Terblij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5" office:value-type="float">
            <text:p>0.45</text:p>
          </table:table-cell>
          <table:table-cell table:style-name="TL Data"/>
          <table:table-cell ns41:value-type="float" table:style-name="TL Data" office:value="99.27" office:value-type="float">
            <text:p>99.27</text:p>
          </table:table-cell>
          <table:table-cell ns41:value-type="float" table:style-name="TL Data" office:value="0.28" office:value-type="float">
            <text:p>0.28</text:p>
          </table:table-cell>
          <table:table-cell table:style-name="TL Data" table:number-columns-repeated="2"/>
          <table:table-cell ns41:value-type="float" table:style-name="ce56" office:value="892" office:value-type="float">
            <text:p>892</text:p>
          </table:table-cell>
          <table:table-cell ns41:value-type="float" table:style-name="ce63" office:value="10796" office:value-type="float">
            <text:p>107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ha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5.6" office:value-type="float">
            <text:p>15.60</text:p>
          </table:table-cell>
          <table:table-cell table:style-name="TL Data"/>
          <table:table-cell ns41:value-type="float" table:style-name="TL Data" office:value="84.4" office:value-type="float">
            <text:p>84.40</text:p>
          </table:table-cell>
          <table:table-cell table:style-name="TL Data" table:number-columns-repeated="3"/>
          <table:table-cell ns41:value-type="float" table:style-name="ce56" office:value="208" office:value-type="float">
            <text:p>208</text:p>
          </table:table-cell>
          <table:table-cell ns41:value-type="float" table:style-name="ce63" office:value="10883" office:value-type="float">
            <text:p>108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gschenho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9.36" office:value-type="float">
            <text:p>69.36</text:p>
          </table:table-cell>
          <table:table-cell ns41:value-type="float" table:style-name="TL Data" office:value="3.61" office:value-type="float">
            <text:p>3.61</text:p>
          </table:table-cell>
          <table:table-cell ns41:value-type="float" table:style-name="TL Data" office:value="26.96" office:value-type="float">
            <text:p>26.96</text:p>
          </table:table-cell>
          <table:table-cell table:style-name="TL Data" table:number-columns-repeated="2"/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492" office:value-type="float">
            <text:p>492</text:p>
          </table:table-cell>
          <table:table-cell ns41:value-type="float" table:style-name="ce63" office:value="10445" office:value-type="float">
            <text:p>104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kel en Rodenrij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2.4" office:value-type="float">
            <text:p>32.40</text:p>
          </table:table-cell>
          <table:table-cell ns41:value-type="float" table:style-name="TL Data" office:value="18.23" office:value-type="float">
            <text:p>18.23</text:p>
          </table:table-cell>
          <table:table-cell ns41:value-type="float" table:style-name="TL Data" office:value="49.25" office:value-type="float">
            <text:p>49.25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ce56" office:value="493" office:value-type="float">
            <text:p>493</text:p>
          </table:table-cell>
          <table:table-cell ns41:value-type="float" table:style-name="ce63" office:value="10139" office:value-type="float">
            <text:p>101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kel-Enscho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92" office:value-type="float">
            <text:p>0.92</text:p>
          </table:table-cell>
          <table:table-cell table:style-name="TL Data"/>
          <table:table-cell ns41:value-type="float" table:style-name="TL Data" office:value="99.08" office:value-type="float">
            <text:p>99.08</text:p>
          </table:table-cell>
          <table:table-cell table:style-name="TL Data" table:number-columns-repeated="3"/>
          <table:table-cell ns41:value-type="float" table:style-name="ce56" office:value="751" office:value-type="float">
            <text:p>751</text:p>
          </table:table-cell>
          <table:table-cell ns41:value-type="float" table:style-name="ce63" office:value="11132" office:value-type="float">
            <text:p>1113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kenwou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7.52" office:value-type="float">
            <text:p>87.52</text:p>
          </table:table-cell>
          <table:table-cell ns41:value-type="float" table:style-name="TL Data" office:value="1.69" office:value-type="float">
            <text:p>1.69</text:p>
          </table:table-cell>
          <table:table-cell table:style-name="TL Data" table:number-columns-repeated="2"/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0.53" office:value-type="float">
            <text:p>10.53</text:p>
          </table:table-cell>
          <table:table-cell ns41:value-type="float" table:style-name="ce56" office:value="494" office:value-type="float">
            <text:p>494</text:p>
          </table:table-cell>
          <table:table-cell ns41:value-type="float" table:style-name="ce63" office:value="10797" office:value-type="float">
            <text:p>107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khou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3.03" office:value-type="float">
            <text:p>53.03</text:p>
          </table:table-cell>
          <table:table-cell ns41:value-type="float" table:style-name="TL Data" office:value="0.84" office:value-type="float">
            <text:p>0.84</text:p>
          </table:table-cell>
          <table:table-cell ns41:value-type="float" table:style-name="TL Data" office:value="43.97" office:value-type="float">
            <text:p>43.97</text:p>
          </table:table-cell>
          <table:table-cell table:style-name="TL Data"/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ce56" office:value="374" office:value-type="float">
            <text:p>374</text:p>
          </table:table-cell>
          <table:table-cell ns41:value-type="float" table:style-name="ce63" office:value="10354" office:value-type="float">
            <text:p>103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rliku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97.91" office:value-type="float">
            <text:p>97.91</text:p>
          </table:table-cell>
          <table:table-cell table:style-name="TL Data"/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752" office:value-type="float">
            <text:p>752</text:p>
          </table:table-cell>
          <table:table-cell ns41:value-type="float" table:style-name="ce63" office:value="10362" office:value-type="float">
            <text:p>103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s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98.34" office:value-type="float">
            <text:p>98.34</text:p>
          </table:table-cell>
          <table:table-cell table:style-name="TL Data"/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ce56" office:value="753" office:value-type="float">
            <text:p>753</text:p>
          </table:table-cell>
          <table:table-cell ns41:value-type="float" table:style-name="ce63" office:value="10442" office:value-type="float">
            <text:p>104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uge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46" office:value-type="float">
            <text:p>0.46</text:p>
          </table:table-cell>
          <table:table-cell table:style-name="TL Data"/>
          <table:table-cell ns41:value-type="float" table:style-name="TL Data" office:value="99.49" office:value-type="float">
            <text:p>99.49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ce56" office:value="1021" office:value-type="float">
            <text:p>1021</text:p>
          </table:table-cell>
          <table:table-cell ns41:value-type="float" table:style-name="ce63" office:value="10252" office:value-type="float">
            <text:p>102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unin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.72" office:value-type="float">
            <text:p>6.72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3.08" office:value-type="float">
            <text:p>93.08</text:p>
          </table:table-cell>
          <table:table-cell table:style-name="TL Data" table:number-columns-repeated="2"/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209" office:value-type="float">
            <text:p>209</text:p>
          </table:table-cell>
          <table:table-cell ns41:value-type="float" table:style-name="ce63" office:value="10417" office:value-type="float">
            <text:p>104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uzic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9.93" office:value-type="float">
            <text:p>89.93</text:p>
          </table:table-cell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4.24" office:value-type="float">
            <text:p>4.24</text:p>
          </table:table-cell>
          <table:table-cell table:style-name="TL Data"/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3.84" office:value-type="float">
            <text:p>3.84</text:p>
          </table:table-cell>
          <table:table-cell ns41:value-type="float" table:style-name="ce56" office:value="210" office:value-type="float">
            <text:p>210</text:p>
          </table:table-cell>
          <table:table-cell ns41:value-type="float" table:style-name="ce63" office:value="11182" office:value-type="float">
            <text:p>111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verw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7.24" office:value-type="float">
            <text:p>27.24</text:p>
          </table:table-cell>
          <table:table-cell ns41:value-type="float" table:style-name="TL Data" office:value="3.09" office:value-type="float">
            <text:p>3.09</text:p>
          </table:table-cell>
          <table:table-cell ns41:value-type="float" table:style-name="TL Data" office:value="52.84" office:value-type="float">
            <text:p>52.84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9.85" office:value-type="float">
            <text:p>9.85</text:p>
          </table:table-cell>
          <table:table-cell ns41:value-type="float" table:style-name="TL Data" office:value="6.38" office:value-type="float">
            <text:p>6.38</text:p>
          </table:table-cell>
          <table:table-cell ns41:value-type="float" table:style-name="ce56" office:value="375" office:value-type="float">
            <text:p>375</text:p>
          </table:table-cell>
          <table:table-cell ns41:value-type="float" table:style-name="ce63" office:value="10272" office:value-type="float">
            <text:p>1027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ezooi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9.43" office:value-type="float">
            <text:p>39.43</text:p>
          </table:table-cell>
          <table:table-cell ns41:value-type="float" table:style-name="TL Data" office:value="2.59" office:value-type="float">
            <text:p>2.59</text:p>
          </table:table-cell>
          <table:table-cell ns41:value-type="float" table:style-name="TL Data" office:value="57.7" office:value-type="float">
            <text:p>57.70</text:p>
          </table:table-cell>
          <table:table-cell ns41:value-type="float" table:style-name="TL Data" office:value="0.17" office:value-type="float">
            <text:p>0.17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1020" office:value-type="float">
            <text:p>1020</text:p>
          </table:table-cell>
          <table:table-cell ns41:value-type="float" table:style-name="ce63" office:value="10056" office:value-type="float">
            <text:p>100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er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8.34" office:value-type="float">
            <text:p>58.34</text:p>
          </table:table-cell>
          <table:table-cell ns41:value-type="float" table:style-name="TL Data" office:value="38.79" office:value-type="float">
            <text:p>38.79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1.48" office:value-type="float">
            <text:p>1.48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63" office:value="11294" office:value-type="float">
            <text:p>112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ervlie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8.4" office:value-type="float">
            <text:p>58.40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TL Data" office:value="38.86" office:value-type="float">
            <text:p>38.86</text:p>
          </table:table-cell>
          <table:table-cell table:style-name="TL Data"/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652" office:value-type="float">
            <text:p>652</text:p>
          </table:table-cell>
          <table:table-cell ns41:value-type="float" table:style-name="ce63" office:value="10257" office:value-type="float">
            <text:p>102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gge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3.54" office:value-type="float">
            <text:p>53.54</text:p>
          </table:table-cell>
          <table:table-cell ns41:value-type="float" table:style-name="TL Data" office:value="33.73" office:value-type="float">
            <text:p>33.73</text:p>
          </table:table-cell>
          <table:table-cell ns41:value-type="float" table:style-name="TL Data" office:value="0.83" office:value-type="float">
            <text:p>0.83</text:p>
          </table:table-cell>
          <table:table-cell table:style-name="TL Data"/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11.67" office:value-type="float">
            <text:p>11.67</text:p>
          </table:table-cell>
          <table:table-cell ns41:value-type="float" table:style-name="ce56" office:value="1022" office:value-type="float">
            <text:p>1022</text:p>
          </table:table-cell>
          <table:table-cell ns41:value-type="float" table:style-name="ce63" office:value="11364" office:value-type="float">
            <text:p>1136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lt (De)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7.35" office:value-type="float">
            <text:p>67.35</text:p>
          </table:table-cell>
          <table:table-cell ns41:value-type="float" table:style-name="TL Data" office:value="6.36" office:value-type="float">
            <text:p>6.36</text:p>
          </table:table-cell>
          <table:table-cell ns41:value-type="float" table:style-name="TL Data" office:value="10.8" office:value-type="float">
            <text:p>10.80</text:p>
          </table:table-cell>
          <table:table-cell table:style-name="TL Data"/>
          <table:table-cell ns41:value-type="float" table:style-name="TL Data" office:value="8.91" office:value-type="float">
            <text:p>8.91</text:p>
          </table:table-cell>
          <table:table-cell ns41:value-type="float" table:style-name="TL Data" office:value="6.58" office:value-type="float">
            <text:p>6.58</text:p>
          </table:table-cell>
          <table:table-cell ns41:value-type="float" table:style-name="ce56" office:value="310" office:value-type="float">
            <text:p>310</text:p>
          </table:table-cell>
          <table:table-cell ns41:value-type="float" table:style-name="ce63" office:value="10168" office:value-type="float">
            <text:p>1016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lt (Het)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30.7" office:value-type="float">
            <text:p>30.70</text:p>
          </table:table-cell>
          <table:table-cell ns41:value-type="float" table:style-name="TL Data" office:value="24.92" office:value-type="float">
            <text:p>24.92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31.89" office:value-type="float">
            <text:p>31.89</text:p>
          </table:table-cell>
          <table:table-cell ns41:value-type="float" table:style-name="TL Data" office:value="12.44" office:value-type="float">
            <text:p>12.44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63" office:value="10128" office:value-type="float">
            <text:p>1012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ingelrad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39" office:value-type="float">
            <text:p>1.39</text:p>
          </table:table-cell>
          <table:table-cell table:style-name="TL Data"/>
          <table:table-cell ns41:value-type="float" table:style-name="TL Data" office:value="98.62" office:value-type="float">
            <text:p>98.62</text:p>
          </table:table-cell>
          <table:table-cell table:style-name="TL Data" table:number-columns-repeated="3"/>
          <table:table-cell ns41:value-type="float" table:style-name="ce56" office:value="894" office:value-type="float">
            <text:p>894</text:p>
          </table:table-cell>
          <table:table-cell ns41:value-type="float" table:style-name="ce63" office:value="10967" office:value-type="float">
            <text:p>109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adel en Neters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13" office:value-type="float">
            <text:p>4.13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95.65" office:value-type="float">
            <text:p>95.65</text:p>
          </table:table-cell>
          <table:table-cell table:style-name="TL Data" table:number-columns-repeated="2"/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754" office:value-type="float">
            <text:p>754</text:p>
          </table:table-cell>
          <table:table-cell ns41:value-type="float" table:style-name="ce63" office:value="11006" office:value-type="float">
            <text:p>1100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ankenham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93.16" office:value-type="float">
            <text:p>93.16</text:p>
          </table:table-cell>
          <table:table-cell table:style-name="TL Data"/>
          <table:table-cell ns41:value-type="float" table:style-name="TL Data" office:value="5.73" office:value-type="float">
            <text:p>5.73</text:p>
          </table:table-cell>
          <table:table-cell table:style-name="TL Data"/>
          <table:table-cell ns41:value-type="float" office:value="0.55" table:style-name="TL Data" table:number-columns-repeated="2" office:value-type="float">
            <text:p>0.55</text:p>
          </table:table-cell>
          <table:table-cell ns41:value-type="float" table:style-name="ce56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arik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8.68" office:value-type="float">
            <text:p>18.68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53.29" office:value-type="float">
            <text:p>53.29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20.38" office:value-type="float">
            <text:p>20.38</text:p>
          </table:table-cell>
          <table:table-cell ns41:value-type="float" table:style-name="TL Data" office:value="5.75" office:value-type="float">
            <text:p>5.75</text:p>
          </table:table-cell>
          <table:table-cell ns41:value-type="float" table:style-name="ce56" office:value="376" office:value-type="float">
            <text:p>376</text:p>
          </table:table-cell>
          <table:table-cell ns41:value-type="float" table:style-name="ce63" office:value="10493" office:value-type="float">
            <text:p>1049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eis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0.85" office:value-type="float">
            <text:p>50.85</text:p>
          </table:table-cell>
          <table:table-cell ns41:value-type="float" table:style-name="TL Data" office:value="17.48" office:value-type="float">
            <text:p>17.48</text:p>
          </table:table-cell>
          <table:table-cell ns41:value-type="float" table:style-name="TL Data" office:value="29.35" office:value-type="float">
            <text:p>29.35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ce56" office:value="495" office:value-type="float">
            <text:p>495</text:p>
          </table:table-cell>
          <table:table-cell ns41:value-type="float" table:style-name="ce63" office:value="10994" office:value-type="float">
            <text:p>1099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eskensgraaf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4.56" office:value-type="float">
            <text:p>94.56</text:p>
          </table:table-cell>
          <table:table-cell ns41:value-type="float" table:style-name="TL Data" office:value="4.35" office:value-type="float">
            <text:p>4.35</text:p>
          </table:table-cell>
          <table:table-cell table:style-name="TL Data" table:number-columns-repeated="2"/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ce56" office:value="496" office:value-type="float">
            <text:p>496</text:p>
          </table:table-cell>
          <table:table-cell ns41:value-type="float" table:style-name="ce63" office:value="10451" office:value-type="float">
            <text:p>104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oemendaa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79" office:value-type="float">
            <text:p>37.79</text:p>
          </table:table-cell>
          <table:table-cell ns41:value-type="float" table:style-name="TL Data" office:value="4.53" office:value-type="float">
            <text:p>4.53</text:p>
          </table:table-cell>
          <table:table-cell ns41:value-type="float" table:style-name="TL Data" office:value="32.62" office:value-type="float">
            <text:p>32.62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11.38" office:value-type="float">
            <text:p>11.38</text:p>
          </table:table-cell>
          <table:table-cell ns41:value-type="float" table:style-name="TL Data" office:value="12.84" office:value-type="float">
            <text:p>12.84</text:p>
          </table:table-cell>
          <table:table-cell ns41:value-type="float" table:style-name="ce56" office:value="377" office:value-type="float">
            <text:p>377</text:p>
          </table:table-cell>
          <table:table-cell ns41:value-type="float" table:style-name="ce63" office:value="10850" office:value-type="float">
            <text:p>108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okk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1.4" office:value-type="float">
            <text:p>31.40</text:p>
          </table:table-cell>
          <table:table-cell table:style-name="TL Data"/>
          <table:table-cell ns41:value-type="float" table:style-name="TL Data" office:value="66.63" office:value-type="float">
            <text:p>66.63</text:p>
          </table:table-cell>
          <table:table-cell table:style-name="TL Data"/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0.88" office:value-type="float">
            <text:p>0.88</text:p>
          </table:table-cell>
          <table:table-cell ns41:value-type="float" table:style-name="ce56" office:value="378" office:value-type="float">
            <text:p>378</text:p>
          </table:table-cell>
          <table:table-cell ns41:value-type="float" table:style-name="ce63" office:value="10804" office:value-type="float">
            <text:p>108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lokzijl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9.44" office:value-type="float">
            <text:p>69.44</text:p>
          </table:table-cell>
          <table:table-cell ns41:value-type="float" table:style-name="TL Data" office:value="9.5" office:value-type="float">
            <text:p>9.50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14.28" office:value-type="float">
            <text:p>14.28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cholz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9.8" office:value-type="float">
            <text:p>99.80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ce56" office:value="895" office:value-type="float">
            <text:p>895</text:p>
          </table:table-cell>
          <table:table-cell ns41:value-type="float" table:style-name="ce63" office:value="10986" office:value-type="float">
            <text:p>1098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degrav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3.47" office:value-type="float">
            <text:p>53.47</text:p>
          </table:table-cell>
          <table:table-cell ns41:value-type="float" table:style-name="TL Data" office:value="18.78" office:value-type="float">
            <text:p>18.78</text:p>
          </table:table-cell>
          <table:table-cell ns41:value-type="float" table:style-name="TL Data" office:value="22.55" office:value-type="float">
            <text:p>22.55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3.35" office:value-type="float">
            <text:p>3.35</text:p>
          </table:table-cell>
          <table:table-cell ns41:value-type="float" table:style-name="ce56" office:value="497" office:value-type="float">
            <text:p>497</text:p>
          </table:table-cell>
          <table:table-cell ns41:value-type="float" table:style-name="ce63" office:value="11091" office:value-type="float">
            <text:p>110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ekel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89" office:value-type="float">
            <text:p>99.89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ce56" office:value="755" office:value-type="float">
            <text:p>755</text:p>
          </table:table-cell>
          <table:table-cell ns41:value-type="float" table:style-name="ce63" office:value="10432" office:value-type="float">
            <text:p>104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khov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66" office:value-type="float">
            <text:p>1.66</text:p>
          </table:table-cell>
          <table:table-cell table:style-name="TL Data"/>
          <table:table-cell ns41:value-type="float" table:style-name="TL Data" office:value="98.34" office:value-type="float">
            <text:p>98.34</text:p>
          </table:table-cell>
          <table:table-cell table:style-name="TL Data" table:number-columns-repeated="3"/>
          <table:table-cell ns41:value-type="float" table:style-name="ce56" office:value="1023" office:value-type="float">
            <text:p>1023</text:p>
          </table:table-cell>
          <table:table-cell ns41:value-type="float" table:style-name="ce63" office:value="11083" office:value-type="float">
            <text:p>110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lswar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0.7" office:value-type="float">
            <text:p>40.70</text:p>
          </table:table-cell>
          <table:table-cell ns41:value-type="float" table:style-name="TL Data" office:value="12.23" office:value-type="float">
            <text:p>12.23</text:p>
          </table:table-cell>
          <table:table-cell ns41:value-type="float" table:style-name="TL Data" office:value="33.67" office:value-type="float">
            <text:p>33.67</text:p>
          </table:table-cell>
          <table:table-cell table:style-name="TL Data"/>
          <table:table-cell ns41:value-type="float" table:style-name="TL Data" office:value="9.17" office:value-type="float">
            <text:p>9.17</text:p>
          </table:table-cell>
          <table:table-cell ns41:value-type="float" table:style-name="TL Data" office:value="4.22" office:value-type="float">
            <text:p>4.22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63" office:value="10865" office:value-type="float">
            <text:p>1086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mmel (Den)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9.46" office:value-type="float">
            <text:p>59.46</text:p>
          </table:table-cell>
          <table:table-cell ns41:value-type="float" table:style-name="TL Data" office:value="13.36" office:value-type="float">
            <text:p>13.36</text:p>
          </table:table-cell>
          <table:table-cell ns41:value-type="float" table:style-name="TL Data" office:value="26.09" office:value-type="float">
            <text:p>26.09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ce56" office:value="1024" office:value-type="float">
            <text:p>1024</text:p>
          </table:table-cell>
          <table:table-cell ns41:value-type="float" table:style-name="ce63" office:value="10293" office:value-type="float">
            <text:p>1029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5.05" office:value-type="float">
            <text:p>75.05</text:p>
          </table:table-cell>
          <table:table-cell ns41:value-type="float" table:style-name="TL Data" office:value="14.69" office:value-type="float">
            <text:p>14.69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2.72" office:value-type="float">
            <text:p>2.72</text:p>
          </table:table-cell>
          <table:table-cell ns41:value-type="float" table:style-name="TL Data" office:value="4.11" office:value-type="float">
            <text:p>4.11</text:p>
          </table:table-cell>
          <table:table-cell ns41:value-type="float" table:style-name="ce56" office:value="108" office:value-type="float">
            <text:p>108</text:p>
          </table:table-cell>
          <table:table-cell ns41:value-type="float" table:style-name="ce63" office:value="10448" office:value-type="float">
            <text:p>10448</text:p>
          </table:table-cell>
          <table:table-cell ns41:value-type="float" office:value="5" table:style-name="ce67" table:number-columns-repeated="2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gharen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9.79" office:value-type="float">
            <text:p>99.79</text:p>
          </table:table-cell>
          <table:table-cell table:style-name="TL Data" table:number-columns-repeated="2"/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896" office:value-type="float">
            <text:p>896</text:p>
          </table:table-cell>
          <table:table-cell ns41:value-type="float" table:style-name="ce63" office:value="11334" office:value-type="float">
            <text:p>113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kel en Schaf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97.87" office:value-type="float">
            <text:p>97.87</text:p>
          </table:table-cell>
          <table:table-cell table:style-name="TL Data" table:number-columns-repeated="3"/>
          <table:table-cell ns41:value-type="float" table:style-name="ce56" office:value="1026" office:value-type="float">
            <text:p>1026</text:p>
          </table:table-cell>
          <table:table-cell ns41:value-type="float" table:style-name="ce63" office:value="11013" office:value-type="float">
            <text:p>110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ke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0.3" office:value-type="float">
            <text:p>80.30</text:p>
          </table:table-cell>
          <table:table-cell ns41:value-type="float" table:style-name="TL Data" office:value="4.23" office:value-type="float">
            <text:p>4.23</text:p>
          </table:table-cell>
          <table:table-cell ns41:value-type="float" table:style-name="TL Data" office:value="10.37" office:value-type="float">
            <text:p>10.37</text:p>
          </table:table-cell>
          <table:table-cell ns41:value-type="float" table:style-name="TL Data" office:value="2.64" office:value-type="float">
            <text:p>2.64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211" office:value-type="float">
            <text:p>211</text:p>
          </table:table-cell>
          <table:table-cell ns41:value-type="float" table:style-name="ce63" office:value="11307" office:value-type="float">
            <text:p>113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93" office:value-type="float">
            <text:p>0.93</text:p>
          </table:table-cell>
          <table:table-cell table:style-name="TL Data"/>
          <table:table-cell ns41:value-type="float" table:style-name="TL Data" office:value="98.98" office:value-type="float">
            <text:p>98.98</text:p>
          </table:table-cell>
          <table:table-cell table:style-name="TL Data" table:number-columns-repeated="2"/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897" office:value-type="float">
            <text:p>897</text:p>
          </table:table-cell>
          <table:table-cell ns41:value-type="float" table:style-name="ce63" office:value="10927" office:value-type="float">
            <text:p>109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n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30.65" office:value-type="float">
            <text:p>30.65</text:p>
          </table:table-cell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62.98" office:value-type="float">
            <text:p>62.98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rse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6.76" office:value-type="float">
            <text:p>46.76</text:p>
          </table:table-cell>
          <table:table-cell ns41:value-type="float" table:style-name="TL Data" office:value="7.77" office:value-type="float">
            <text:p>7.77</text:p>
          </table:table-cell>
          <table:table-cell ns41:value-type="float" table:style-name="TL Data" office:value="15.61" office:value-type="float">
            <text:p>15.61</text:p>
          </table:table-cell>
          <table:table-cell table:style-name="TL Data"/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29.71" office:value-type="float">
            <text:p>29.71</text:p>
          </table:table-cell>
          <table:table-cell ns41:value-type="float" table:style-name="ce56" office:value="1254" office:value-type="float">
            <text:p>1254</text:p>
          </table:table-cell>
          <table:table-cell ns41:value-type="float" table:style-name="ce63" office:value="10043" office:value-type="float">
            <text:p>1004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schkapel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.01" office:value-type="float">
            <text:p>5.01</text:p>
          </table:table-cell>
          <table:table-cell ns41:value-type="float" table:style-name="TL Data" office:value="2.52" office:value-type="float">
            <text:p>2.52</text:p>
          </table:table-cell>
          <table:table-cell ns41:value-type="float" table:style-name="TL Data" office:value="92.01" office:value-type="float">
            <text:p>92.01</text:p>
          </table:table-cell>
          <table:table-cell table:style-name="TL Data" table:number-columns-repeated="2"/>
          <table:table-cell ns41:value-type="float" table:style-name="TL Data" office:value="0.47" office:value-type="float">
            <text:p>0.47</text:p>
          </table:table-cell>
          <table:table-cell ns41:value-type="float" table:style-name="ce56" office:value="1027" office:value-type="float">
            <text:p>1027</text:p>
          </table:table-cell>
          <table:table-cell ns41:value-type="float" table:style-name="ce63" office:value="10605" office:value-type="float">
            <text:p>106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skoo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4.24" office:value-type="float">
            <text:p>44.24</text:p>
          </table:table-cell>
          <table:table-cell ns41:value-type="float" table:style-name="TL Data" office:value="17.04" office:value-type="float">
            <text:p>17.04</text:p>
          </table:table-cell>
          <table:table-cell ns41:value-type="float" table:style-name="TL Data" office:value="22.37" office:value-type="float">
            <text:p>22.37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6.66" office:value-type="float">
            <text:p>6.66</text:p>
          </table:table-cell>
          <table:table-cell ns41:value-type="float" table:style-name="TL Data" office:value="9.51" office:value-type="float">
            <text:p>9.51</text:p>
          </table:table-cell>
          <table:table-cell ns41:value-type="float" table:style-name="ce56" office:value="499" office:value-type="float">
            <text:p>499</text:p>
          </table:table-cell>
          <table:table-cell ns41:value-type="float" table:style-name="ce63" office:value="10419" office:value-type="float">
            <text:p>104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ven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3.86" office:value-type="float">
            <text:p>23.86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TL Data" office:value="71.81" office:value-type="float">
            <text:p>71.81</text:p>
          </table:table-cell>
          <table:table-cell table:style-name="TL Data"/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ce56" office:value="379" office:value-type="float">
            <text:p>379</text:p>
          </table:table-cell>
          <table:table-cell ns41:value-type="float" table:style-name="ce63" office:value="10945" office:value-type="float">
            <text:p>109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xmeer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68" office:value-type="float">
            <text:p>2.68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94.88" office:value-type="float">
            <text:p>94.88</text:p>
          </table:table-cell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ce56" office:value="756" office:value-type="float">
            <text:p>756</text:p>
          </table:table-cell>
          <table:table-cell ns41:value-type="float" table:style-name="ce63" office:value="11227" office:value-type="float">
            <text:p>112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oxt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42" office:value-type="float">
            <text:p>4.42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4.91" office:value-type="float">
            <text:p>94.91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757" office:value-type="float">
            <text:p>757</text:p>
          </table:table-cell>
          <table:table-cell ns41:value-type="float" table:style-name="ce63" office:value="10083" office:value-type="float">
            <text:p>100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ak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3.65" office:value-type="float">
            <text:p>93.65</text:p>
          </table:table-cell>
          <table:table-cell ns41:value-type="float" table:style-name="TL Data" office:value="5.11" office:value-type="float">
            <text:p>5.11</text:p>
          </table:table-cell>
          <table:table-cell ns41:value-type="float" table:style-name="TL Data" office:value="0.29" office:value-type="float">
            <text:p>0.29</text:p>
          </table:table-cell>
          <table:table-cell table:style-name="TL Data"/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ce56" office:value="212" office:value-type="float">
            <text:p>212</text:p>
          </table:table-cell>
          <table:table-cell ns41:value-type="float" table:style-name="ce63" office:value="11125" office:value-type="float">
            <text:p>1112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and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0.34" office:value-type="float">
            <text:p>80.34</text:p>
          </table:table-cell>
          <table:table-cell ns41:value-type="float" table:style-name="TL Data" office:value="18.97" office:value-type="float">
            <text:p>18.97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ce56" office:value="500" office:value-type="float">
            <text:p>500</text:p>
          </table:table-cell>
          <table:table-cell ns41:value-type="float" table:style-name="ce63" office:value="10169" office:value-type="float">
            <text:p>101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eda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0.58" office:value-type="float">
            <text:p>10.58</text:p>
          </table:table-cell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84.58" office:value-type="float">
            <text:p>84.58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1.6" office:value-type="float">
            <text:p>1.60</text:p>
          </table:table-cell>
          <table:table-cell ns41:value-type="float" table:style-name="TL Data" office:value="1.51" office:value-type="float">
            <text:p>1.51</text:p>
          </table:table-cell>
          <table:table-cell ns41:value-type="float" table:style-name="ce56" office:value="758" office:value-type="float">
            <text:p>758</text:p>
          </table:table-cell>
          <table:table-cell ns41:value-type="float" table:style-name="ce63" office:value="10154" office:value-type="float">
            <text:p>1015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eskens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7.84" office:value-type="float">
            <text:p>77.84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7.21" office:value-type="float">
            <text:p>7.21</text:p>
          </table:table-cell>
          <table:table-cell table:style-name="TL Data"/>
          <table:table-cell ns41:value-type="float" table:style-name="TL Data" office:value="3.3" office:value-type="float">
            <text:p>3.30</text:p>
          </table:table-cell>
          <table:table-cell ns41:value-type="float" table:style-name="TL Data" office:value="10.39" office:value-type="float">
            <text:p>10.39</text:p>
          </table:table-cell>
          <table:table-cell ns41:value-type="float" table:style-name="ce56" office:value="655" office:value-type="float">
            <text:p>655</text:p>
          </table:table-cell>
          <table:table-cell ns41:value-type="float" table:style-name="ce63" office:value="10233" office:value-type="float">
            <text:p>102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eukelen-Nijenrode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3.52" office:value-type="float">
            <text:p>53.52</text:p>
          </table:table-cell>
          <table:table-cell ns41:value-type="float" table:style-name="TL Data" office:value="14.86" office:value-type="float">
            <text:p>14.86</text:p>
          </table:table-cell>
          <table:table-cell ns41:value-type="float" table:style-name="TL Data" office:value="28.97" office:value-type="float">
            <text:p>28.97</text:p>
          </table:table-cell>
          <table:table-cell table:style-name="TL Data"/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1.76" office:value-type="float">
            <text:p>1.76</text:p>
          </table:table-cell>
          <table:table-cell ns41:value-type="float" table:style-name="ce56" office:value="1028" office:value-type="float">
            <text:p>1028</text:p>
          </table:table-cell>
          <table:table-cell ns41:value-type="float" table:style-name="ce63" office:value="10807" office:value-type="float">
            <text:p>108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eukelen-St.-Pieters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4.62" office:value-type="float">
            <text:p>54.62</text:p>
          </table:table-cell>
          <table:table-cell ns41:value-type="float" table:style-name="TL Data" office:value="22.91" office:value-type="float">
            <text:p>22.91</text:p>
          </table:table-cell>
          <table:table-cell ns41:value-type="float" table:style-name="TL Data" office:value="21.13" office:value-type="float">
            <text:p>21.13</text:p>
          </table:table-cell>
          <table:table-cell table:style-name="TL Data"/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ce56" office:value="1029" office:value-type="float">
            <text:p>1029</text:p>
          </table:table-cell>
          <table:table-cell ns41:value-type="float" table:style-name="ce63" office:value="11149" office:value-type="float">
            <text:p>1114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iell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1.89" office:value-type="float">
            <text:p>71.89</text:p>
          </table:table-cell>
          <table:table-cell ns41:value-type="float" table:style-name="TL Data" office:value="8.66" office:value-type="float">
            <text:p>8.66</text:p>
          </table:table-cell>
          <table:table-cell ns41:value-type="float" table:style-name="TL Data" office:value="11.5" office:value-type="float">
            <text:p>11.50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4.87" office:value-type="float">
            <text:p>4.87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ce56" office:value="501" office:value-type="float">
            <text:p>501</text:p>
          </table:table-cell>
          <table:table-cell ns41:value-type="float" table:style-name="ce63" office:value="10232" office:value-type="float">
            <text:p>102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oekhuizen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898" office:value-type="float">
            <text:p>898</text:p>
          </table:table-cell>
          <table:table-cell ns41:value-type="float" table:style-name="ce63" office:value="10856" office:value-type="float">
            <text:p>108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oek in Waterlan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0.82" office:value-type="float">
            <text:p>80.82</text:p>
          </table:table-cell>
          <table:table-cell ns41:value-type="float" table:style-name="TL Data" office:value="5.37" office:value-type="float">
            <text:p>5.37</text:p>
          </table:table-cell>
          <table:table-cell ns41:value-type="float" table:style-name="TL Data" office:value="5.34" office:value-type="float">
            <office:annotation draw:style-name="gr1" svg:height="1.957cm" draw:caption-point-y="0.274cm" svg:width="3.583cm" svg:x="11.383cm" draw:caption-point-x="-0.429cm" svg:y="83.367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54 staan.</text:span></text:p>
            </office:annotation>
            <text:p>5.34</text:p>
          </table:table-cell>
          <table:table-cell table:style-name="TL Data"/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7.09" office:value-type="float">
            <text:p>7.09</text:p>
          </table:table-cell>
          <table:table-cell ns41:value-type="float" table:style-name="ce56" office:value="380" office:value-type="float">
            <text:p>380</text:p>
          </table:table-cell>
          <table:table-cell ns41:value-type="float" table:style-name="ce63" office:value="10289" office:value-type="float">
            <text:p>102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oek op Langen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9.62" office:value-type="float">
            <text:p>49.62</text:p>
          </table:table-cell>
          <table:table-cell ns41:value-type="float" table:style-name="TL Data" office:value="34.74" office:value-type="float">
            <text:p>34.74</text:p>
          </table:table-cell>
          <table:table-cell ns41:value-type="float" table:style-name="TL Data" office:value="0.71" office:value-type="float">
            <text:p>0.71</text:p>
          </table:table-cell>
          <table:table-cell table:style-name="TL Data"/>
          <table:table-cell ns41:value-type="float" table:style-name="TL Data" office:value="4.45" office:value-type="float">
            <text:p>4.45</text:p>
          </table:table-cell>
          <table:table-cell ns41:value-type="float" table:style-name="TL Data" office:value="10.46" office:value-type="float">
            <text:p>10.46</text:p>
          </table:table-cell>
          <table:table-cell ns41:value-type="float" table:style-name="ce56" office:value="1031" office:value-type="float">
            <text:p>1031</text:p>
          </table:table-cell>
          <table:table-cell ns41:value-type="float" table:style-name="ce63" office:value="10955" office:value-type="float">
            <text:p>1095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oeksittar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TL Data" office:value="99.88" office:value-type="float">
            <text:p>99.88</text:p>
          </table:table-cell>
          <table:table-cell table:style-name="TL Data" table:number-columns-repeated="3"/>
          <table:table-cell ns41:value-type="float" table:style-name="ce56" office:value="1032" office:value-type="float">
            <text:p>1032</text:p>
          </table:table-cell>
          <table:table-cell ns41:value-type="float" table:style-name="ce63" office:value="10655" office:value-type="float">
            <text:p>106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ouwershav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3" office:value-type="float">
            <text:p>73.00</text:p>
          </table:table-cell>
          <table:table-cell ns41:value-type="float" table:style-name="TL Data" office:value="21.44" office:value-type="float">
            <text:p>21.44</text:p>
          </table:table-cell>
          <table:table-cell ns41:value-type="float" table:style-name="TL Data" office:value="0.53" office:value-type="float">
            <text:p>0.53</text:p>
          </table:table-cell>
          <table:table-cell table:style-name="TL Data"/>
          <table:table-cell ns41:value-type="float" table:style-name="TL Data" office:value="3.73" office:value-type="float">
            <text:p>3.73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ce56" office:value="656" office:value-type="float">
            <text:p>656</text:p>
          </table:table-cell>
          <table:table-cell ns41:value-type="float" table:style-name="ce63" office:value="10030" office:value-type="float">
            <text:p>100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ui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5.56" office:value-type="float">
            <text:p>65.56</text:p>
          </table:table-cell>
          <table:table-cell ns41:value-type="float" table:style-name="TL Data" office:value="11.95" office:value-type="float">
            <text:p>11.95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22.04" office:value-type="float">
            <text:p>22.04</text:p>
          </table:table-cell>
          <table:table-cell ns41:value-type="float" table:style-name="ce56" office:value="657" office:value-type="float">
            <text:p>657</text:p>
          </table:table-cell>
          <table:table-cell ns41:value-type="float" table:style-name="ce63" office:value="11291" office:value-type="float">
            <text:p>112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umm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7.41" office:value-type="float">
            <text:p>87.41</text:p>
          </table:table-cell>
          <table:table-cell ns41:value-type="float" table:style-name="TL Data" office:value="2.11" office:value-type="float">
            <text:p>2.11</text:p>
          </table:table-cell>
          <table:table-cell ns41:value-type="float" table:style-name="TL Data" office:value="7.7" office:value-type="float">
            <text:p>7.70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ce56" office:value="213" office:value-type="float">
            <text:p>213</text:p>
          </table:table-cell>
          <table:table-cell ns41:value-type="float" table:style-name="ce63" office:value="10798" office:value-type="float">
            <text:p>1079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runsu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4.18" office:value-type="float">
            <text:p>14.18</text:p>
          </table:table-cell>
          <table:table-cell ns41:value-type="float" table:style-name="TL Data" office:value="2.45" office:value-type="float">
            <text:p>2.45</text:p>
          </table:table-cell>
          <table:table-cell ns41:value-type="float" table:style-name="TL Data" office:value="72.79" office:value-type="float">
            <text:p>72.7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2.37" office:value-type="float">
            <text:p>2.37</text:p>
          </table:table-cell>
          <table:table-cell ns41:value-type="float" table:style-name="TL Data" office:value="8.14" office:value-type="float">
            <text:p>8.14</text:p>
          </table:table-cell>
          <table:table-cell ns41:value-type="float" table:style-name="ce56" office:value="899" office:value-type="float">
            <text:p>899</text:p>
          </table:table-cell>
          <table:table-cell ns41:value-type="float" table:style-name="ce63" office:value="10533" office:value-type="float">
            <text:p>105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d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28" office:value-type="float">
            <text:p>1.28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98.41" office:value-type="float">
            <text:p>98.41</text:p>
          </table:table-cell>
          <table:table-cell table:style-name="TL Data"/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759" office:value-type="float">
            <text:p>759</text:p>
          </table:table-cell>
          <table:table-cell ns41:value-type="float" table:style-name="ce63" office:value="10219" office:value-type="float">
            <text:p>1021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ggenu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3" office:value-type="float">
            <text:p>0.13</text:p>
          </table:table-cell>
          <table:table-cell table:style-name="TL Data"/>
          <table:table-cell ns41:value-type="float" table:style-name="TL Data" office:value="99.87" office:value-type="float">
            <text:p>99.87</text:p>
          </table:table-cell>
          <table:table-cell table:style-name="TL Data" table:number-columns-repeated="3"/>
          <table:table-cell ns41:value-type="float" table:style-name="ce56" office:value="1033" office:value-type="float">
            <text:p>1033</text:p>
          </table:table-cell>
          <table:table-cell ns41:value-type="float" table:style-name="ce63" office:value="10857" office:value-type="float">
            <text:p>1085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iksloo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6.69" office:value-type="float">
            <text:p>56.69</text:p>
          </table:table-cell>
          <table:table-cell ns41:value-type="float" table:style-name="TL Data" office:value="12.99" office:value-type="float">
            <text:p>12.99</text:p>
          </table:table-cell>
          <table:table-cell ns41:value-type="float" table:style-name="TL Data" office:value="11.38" office:value-type="float">
            <text:p>11.38</text:p>
          </table:table-cell>
          <table:table-cell table:style-name="TL Data"/>
          <table:table-cell ns41:value-type="float" table:style-name="TL Data" office:value="11.93" office:value-type="float">
            <text:p>11.93</text:p>
          </table:table-cell>
          <table:table-cell ns41:value-type="float" table:style-name="TL Data" office:value="7" office:value-type="float">
            <text:p>7.00</text:p>
          </table:table-cell>
          <table:table-cell ns41:value-type="float" table:style-name="ce56" office:value="1034" office:value-type="float">
            <text:p>1034</text:p>
          </table:table-cell>
          <table:table-cell ns41:value-type="float" table:style-name="ce63" office:value="10961" office:value-type="float">
            <text:p>1096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nd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08" office:value-type="float">
            <text:p>0.08</text:p>
          </table:table-cell>
          <table:table-cell table:style-name="TL Data"/>
          <table:table-cell ns41:value-type="float" table:style-name="TL Data" office:value="99.34" office:value-type="float">
            <text:p>99.34</text:p>
          </table:table-cell>
          <table:table-cell table:style-name="TL Data"/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ce56" office:value="900" office:value-type="float">
            <text:p>900</text:p>
          </table:table-cell>
          <table:table-cell ns41:value-type="float" table:style-name="ce63" office:value="10831" office:value-type="float">
            <text:p>1083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2.06" office:value-type="float">
            <text:p>42.06</text:p>
          </table:table-cell>
          <table:table-cell ns41:value-type="float" table:style-name="TL Data" office:value="4.18" office:value-type="float">
            <text:p>4.18</text:p>
          </table:table-cell>
          <table:table-cell ns41:value-type="float" table:style-name="TL Data" office:value="51.56" office:value-type="float">
            <text:p>51.56</text:p>
          </table:table-cell>
          <table:table-cell table:style-name="TL Data"/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ce56" office:value="312" office:value-type="float">
            <text:p>312</text:p>
          </table:table-cell>
          <table:table-cell ns41:value-type="float" table:style-name="ce63" office:value="10820" office:value-type="float">
            <text:p>108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nschot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.36" office:value-type="float">
            <text:p>4.36</text:p>
          </table:table-cell>
          <table:table-cell ns41:value-type="float" table:style-name="TL Data" office:value="87.14" office:value-type="float">
            <text:p>87.14</text:p>
          </table:table-cell>
          <table:table-cell ns41:value-type="float" table:style-name="TL Data" office:value="0.44" office:value-type="float">
            <text:p>0.44</text:p>
          </table:table-cell>
          <table:table-cell table:style-name="TL Data"/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7.51" office:value-type="float">
            <text:p>7.51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63" office:value="11343" office:value-type="float">
            <text:p>113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9.66" office:value-type="float">
            <text:p>89.66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6.91" office:value-type="float">
            <text:p>6.91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ce56" office:value="214" office:value-type="float">
            <text:p>214</text:p>
          </table:table-cell>
          <table:table-cell ns41:value-type="float" table:style-name="ce63" office:value="11286" office:value-type="float">
            <text:p>112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2.12" office:value-type="float">
            <text:p>92.12</text:p>
          </table:table-cell>
          <table:table-cell ns41:value-type="float" table:style-name="TL Data" office:value="6.65" office:value-type="float">
            <text:p>6.65</text:p>
          </table:table-cell>
          <table:table-cell ns41:value-type="float" table:style-name="TL Data" office:value="0.35" office:value-type="float">
            <text:p>0.35</text:p>
          </table:table-cell>
          <table:table-cell table:style-name="TL Data" table:number-columns-repeated="2"/>
          <table:table-cell ns41:value-type="float" table:style-name="TL Data" office:value="0.88" office:value-type="float">
            <text:p>0.88</text:p>
          </table:table-cell>
          <table:table-cell ns41:value-type="float" table:style-name="ce56" office:value="1035" office:value-type="float">
            <text:p>1035</text:p>
          </table:table-cell>
          <table:table-cell ns41:value-type="float" table:style-name="ce63" office:value="11000" office:value-type="float">
            <text:p>110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ss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2.15" office:value-type="float">
            <text:p>32.15</text:p>
          </table:table-cell>
          <table:table-cell ns41:value-type="float" table:style-name="TL Data" office:value="6.98" office:value-type="float">
            <text:p>6.98</text:p>
          </table:table-cell>
          <table:table-cell ns41:value-type="float" table:style-name="TL Data" office:value="36.04" office:value-type="float">
            <text:p>36.04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13.14" office:value-type="float">
            <text:p>13.14</text:p>
          </table:table-cell>
          <table:table-cell ns41:value-type="float" table:style-name="TL Data" office:value="10.94" office:value-type="float">
            <text:p>10.94</text:p>
          </table:table-cell>
          <table:table-cell ns41:value-type="float" table:style-name="ce56" office:value="381" office:value-type="float">
            <text:p>381</text:p>
          </table:table-cell>
          <table:table-cell ns41:value-type="float" table:style-name="ce63" office:value="10281" office:value-type="float">
            <text:p>1028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Buurmals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9.68" office:value-type="float">
            <text:p>79.68</text:p>
          </table:table-cell>
          <table:table-cell ns41:value-type="float" table:style-name="TL Data" office:value="6.78" office:value-type="float">
            <text:p>6.78</text:p>
          </table:table-cell>
          <table:table-cell ns41:value-type="float" table:style-name="TL Data" office:value="4.92" office:value-type="float">
            <text:p>4.92</text:p>
          </table:table-cell>
          <table:table-cell table:style-name="TL Data"/>
          <table:table-cell ns41:value-type="float" table:style-name="TL Data" office:value="2.28" office:value-type="float">
            <text:p>2.28</text:p>
          </table:table-cell>
          <table:table-cell ns41:value-type="float" table:style-name="TL Data" office:value="6.34" office:value-type="float">
            <text:p>6.34</text:p>
          </table:table-cell>
          <table:table-cell ns41:value-type="float" table:style-name="ce56" office:value="215" office:value-type="float">
            <text:p>215</text:p>
          </table:table-cell>
          <table:table-cell ns41:value-type="float" table:style-name="ce63" office:value="10460" office:value-type="float">
            <text:p>104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Chaa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.53" office:value-type="float">
            <text:p>5.53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93.84" office:value-type="float">
            <text:p>93.84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ce56" office:value="760" office:value-type="float">
            <text:p>760</text:p>
          </table:table-cell>
          <table:table-cell ns41:value-type="float" table:style-name="ce63" office:value="11433" office:value-type="float">
            <text:p>114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D</text:p>
          </table:table-cell>
          <table:table-cell ns41:value-type="string" table:style-name="TL RowHeader" office:value-type="string">
            <text:p>Dal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2.85" office:value-type="float">
            <text:p>82.85</text:p>
          </table:table-cell>
          <table:table-cell ns41:value-type="float" table:style-name="TL Data" office:value="5.57" office:value-type="float">
            <text:p>5.57</text:p>
          </table:table-cell>
          <table:table-cell ns41:value-type="float" table:style-name="TL Data" office:value="10.25" office:value-type="float">
            <text:p>10.25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110" office:value-type="float">
            <text:p>110</text:p>
          </table:table-cell>
          <table:table-cell ns41:value-type="float" table:style-name="ce63" office:value="11004" office:value-type="float">
            <text:p>110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alfs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8.76" office:value-type="float">
            <text:p>58.76</text:p>
          </table:table-cell>
          <table:table-cell ns41:value-type="float" table:style-name="TL Data" office:value="10.87" office:value-type="float">
            <text:p>10.87</text:p>
          </table:table-cell>
          <table:table-cell ns41:value-type="float" table:style-name="TL Data" office:value="29.1" office:value-type="float">
            <text:p>29.10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antum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6.47" office:value-type="float">
            <text:p>46.47</text:p>
          </table:table-cell>
          <table:table-cell ns41:value-type="float" table:style-name="TL Data" office:value="28.03" office:value-type="float">
            <text:p>28.03</text:p>
          </table:table-cell>
          <table:table-cell ns41:value-type="float" table:style-name="TL Data" office:value="1.04" office:value-type="float">
            <text:p>1.04</text:p>
          </table:table-cell>
          <table:table-cell table:style-name="TL Data"/>
          <table:table-cell ns41:value-type="float" table:style-name="TL Data" office:value="8.09" office:value-type="float">
            <text:p>8.09</text:p>
          </table:table-cell>
          <table:table-cell ns41:value-type="float" table:style-name="TL Data" office:value="16.37" office:value-type="float">
            <text:p>16.37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63" office:value="10650" office:value-type="float">
            <text:p>106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i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3.58" office:value-type="float">
            <text:p>73.58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TL Data" office:value="22.56" office:value-type="float">
            <text:p>22.56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ce56" office:value="217" office:value-type="float">
            <text:p>217</text:p>
          </table:table-cell>
          <table:table-cell ns41:value-type="float" table:style-name="ce63" office:value="10057" office:value-type="float">
            <text:p>100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lden (Ambt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37.69" office:value-type="float">
            <text:p>37.69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59.79" office:value-type="float">
            <text:p>59.79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lden (Stadt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37.31" office:value-type="float">
            <text:p>37.31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56.22" office:value-type="float">
            <text:p>56.22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2.25" office:value-type="float">
            <text:p>2.25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lf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5.48" office:value-type="float">
            <text:p>35.48</text:p>
          </table:table-cell>
          <table:table-cell ns41:value-type="float" table:style-name="TL Data" office:value="7.43" office:value-type="float">
            <text:p>7.43</text:p>
          </table:table-cell>
          <table:table-cell ns41:value-type="float" table:style-name="TL Data" office:value="38.52" office:value-type="float">
            <text:p>38.52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1.94" office:value-type="float">
            <text:p>11.94</text:p>
          </table:table-cell>
          <table:table-cell ns41:value-type="float" table:style-name="TL Data" office:value="6.47" office:value-type="float">
            <text:p>6.47</text:p>
          </table:table-cell>
          <table:table-cell ns41:value-type="float" table:style-name="ce56" office:value="503" office:value-type="float">
            <text:p>503</text:p>
          </table:table-cell>
          <table:table-cell ns41:value-type="float" table:style-name="ce63" office:value="10928" office:value-type="float">
            <text:p>1092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lfzijl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7.81" office:value-type="float">
            <text:p>67.81</text:p>
          </table:table-cell>
          <table:table-cell ns41:value-type="float" table:style-name="TL Data" office:value="13.76" office:value-type="float">
            <text:p>13.76</text:p>
          </table:table-cell>
          <table:table-cell ns41:value-type="float" table:style-name="TL Data" office:value="2.41" office:value-type="float">
            <text:p>2.41</text:p>
          </table:table-cell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12.33" office:value-type="float">
            <text:p>12.33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63" office:value="10976" office:value-type="float">
            <text:p>1097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nekamp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12.89" office:value-type="float">
            <text:p>12.89</text:p>
          </table:table-cell>
          <table:table-cell ns41:value-type="float" table:style-name="TL Data" office:value="1.14" office:value-type="float">
            <text:p>1.14</text:p>
          </table:table-cell>
          <table:table-cell ns41:value-type="float" table:style-name="TL Data" office:value="84" office:value-type="float">
            <text:p>84.00</text:p>
          </table:table-cell>
          <table:table-cell ns41:value-type="float" table:style-name="TL Data" office:value="0.98" office:value-type="float">
            <text:p>0.98</text:p>
          </table:table-cell>
          <table:table-cell table:style-name="TL Data"/>
          <table:table-cell ns41:value-type="float" table:style-name="TL Data" office:value="0.98" office:value-type="float">
            <text:p>0.98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urne en Lies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32" office:value-type="float">
            <text:p>4.32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94.68" office:value-type="float">
            <text:p>94.68</text:p>
          </table:table-cell>
          <table:table-cell table:style-name="TL Data"/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ce56" office:value="1041" office:value-type="float">
            <text:p>1041</text:p>
          </table:table-cell>
          <table:table-cell ns41:value-type="float" table:style-name="ce63" office:value="10379" office:value-type="float">
            <text:p>1037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ursen en Dennenburg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5" office:value-type="float">
            <text:p>2.50</text:p>
          </table:table-cell>
          <table:table-cell table:style-name="TL Data"/>
          <table:table-cell ns41:value-type="float" table:style-name="TL Data" office:value="96.8" office:value-type="float">
            <text:p>96.80</text:p>
          </table:table-cell>
          <table:table-cell table:style-name="TL Data" table:number-columns-repeated="2"/>
          <table:table-cell ns41:value-type="float" table:style-name="TL Data" office:value="0.7" office:value-type="float">
            <text:p>0.70</text:p>
          </table:table-cell>
          <table:table-cell ns41:value-type="float" table:style-name="ce56" office:value="1042" office:value-type="float">
            <text:p>1042</text:p>
          </table:table-cell>
          <table:table-cell ns41:value-type="float" table:style-name="ce63" office:value="10209" office:value-type="float">
            <text:p>1020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eventer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8.38" office:value-type="float">
            <text:p>58.38</text:p>
          </table:table-cell>
          <table:table-cell ns41:value-type="float" table:style-name="TL Data" office:value="3.32" office:value-type="float">
            <text:p>3.32</text:p>
          </table:table-cell>
          <table:table-cell ns41:value-type="float" table:style-name="TL Data" office:value="20.09" office:value-type="float">
            <text:p>20.09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1.18" office:value-type="float">
            <text:p>11.18</text:p>
          </table:table-cell>
          <table:table-cell ns41:value-type="float" table:style-name="TL Data" office:value="5.69" office:value-type="float">
            <text:p>5.69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da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.21" office:value-type="float">
            <text:p>3.21</text:p>
          </table:table-cell>
          <table:table-cell table:style-name="TL Data"/>
          <table:table-cell ns41:value-type="float" table:style-name="TL Data" office:value="96.57" office:value-type="float">
            <text:p>96.57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ce56" office:value="218" office:value-type="float">
            <text:p>218</text:p>
          </table:table-cell>
          <table:table-cell ns41:value-type="float" table:style-name="ce63" office:value="10153" office:value-type="float">
            <text:p>1015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de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8" office:value-type="float">
            <text:p>1.80</text:p>
          </table:table-cell>
          <table:table-cell table:style-name="TL Data"/>
          <table:table-cell ns41:value-type="float" table:style-name="TL Data" office:value="98.2" office:value-type="float">
            <text:p>98.20</text:p>
          </table:table-cell>
          <table:table-cell table:style-name="TL Data" table:number-columns-repeated="3"/>
          <table:table-cell ns41:value-type="float" table:style-name="ce56" office:value="1043" office:value-type="float">
            <text:p>1043</text:p>
          </table:table-cell>
          <table:table-cell ns41:value-type="float" table:style-name="ce63" office:value="11138" office:value-type="float">
            <text:p>1113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m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9.02" office:value-type="float">
            <text:p>59.02</text:p>
          </table:table-cell>
          <table:table-cell ns41:value-type="float" table:style-name="TL Data" office:value="3.72" office:value-type="float">
            <text:p>3.72</text:p>
          </table:table-cell>
          <table:table-cell ns41:value-type="float" table:style-name="TL Data" office:value="27.06" office:value-type="float">
            <text:p>27.06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7.07" office:value-type="float">
            <text:p>7.07</text:p>
          </table:table-cell>
          <table:table-cell ns41:value-type="float" table:style-name="TL Data" office:value="2.68" office:value-type="float">
            <text:p>2.68</text:p>
          </table:table-cell>
          <table:table-cell ns41:value-type="float" table:style-name="ce56" office:value="384" office:value-type="float">
            <text:p>384</text:p>
          </table:table-cell>
          <table:table-cell ns41:value-type="float" table:style-name="ce63" office:value="11039" office:value-type="float">
            <text:p>110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penheim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4.84" office:value-type="float">
            <text:p>84.84</text:p>
          </table:table-cell>
          <table:table-cell ns41:value-type="float" table:style-name="TL Data" office:value="2.97" office:value-type="float">
            <text:p>2.97</text:p>
          </table:table-cell>
          <table:table-cell ns41:value-type="float" table:style-name="TL Data" office:value="8.91" office:value-type="float">
            <text:p>8.91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92" office:value-type="float">
            <text:p>0.92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penve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2.31" office:value-type="float">
            <text:p>62.31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32.16" office:value-type="float">
            <text:p>32.16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s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98.94" office:value-type="float">
            <text:p>98.94</text:p>
          </table:table-cell>
          <table:table-cell table:style-name="TL Data"/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763" office:value-type="float">
            <text:p>763</text:p>
          </table:table-cell>
          <table:table-cell ns41:value-type="float" table:style-name="ce63" office:value="11185" office:value-type="float">
            <text:p>111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ever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4.55" office:value-type="float">
            <text:p>74.55</text:p>
          </table:table-cell>
          <table:table-cell ns41:value-type="float" table:style-name="TL Data" office:value="19.53" office:value-type="float">
            <text:p>19.53</text:p>
          </table:table-cell>
          <table:table-cell ns41:value-type="float" table:style-name="TL Data" office:value="3.67" office:value-type="float">
            <text:p>3.67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111" office:value-type="float">
            <text:p>111</text:p>
          </table:table-cell>
          <table:table-cell ns41:value-type="float" table:style-name="ce63" office:value="10418" office:value-type="float">
            <text:p>104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nteloord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5.52" office:value-type="float">
            <text:p>45.52</text:p>
          </table:table-cell>
          <table:table-cell ns41:value-type="float" table:style-name="TL Data" office:value="10.9" office:value-type="float">
            <text:p>10.90</text:p>
          </table:table-cell>
          <table:table-cell ns41:value-type="float" table:style-name="TL Data" office:value="39.52" office:value-type="float">
            <text:p>39.52</text:p>
          </table:table-cell>
          <table:table-cell table:style-name="TL Data" table:number-columns-repeated="2"/>
          <table:table-cell ns41:value-type="float" table:style-name="TL Data" office:value="4.06" office:value-type="float">
            <text:p>4.06</text:p>
          </table:table-cell>
          <table:table-cell ns41:value-type="float" table:style-name="ce56" office:value="764" office:value-type="float">
            <text:p>764</text:p>
          </table:table-cell>
          <table:table-cell ns41:value-type="float" table:style-name="ce63" office:value="11193" office:value-type="float">
            <text:p>111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nter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2" office:value-type="float">
            <text:p>2.20</text:p>
          </table:table-cell>
          <table:table-cell table:style-name="TL Data"/>
          <table:table-cell ns41:value-type="float" table:style-name="TL Data" office:value="97.63" office:value-type="float">
            <text:p>97.63</text:p>
          </table:table-cell>
          <table:table-cell table:style-name="TL Data" table:number-columns-repeated="2"/>
          <table:table-cell ns41:value-type="float" table:style-name="TL Data" office:value="0.17" office:value-type="float">
            <text:p>0.17</text:p>
          </table:table-cell>
          <table:table-cell ns41:value-type="float" table:style-name="ce58" office:value="1044" office:value-type="float">
            <text:p>1044</text:p>
          </table:table-cell>
          <table:table-cell ns41:value-type="float" table:style-name="ce63" office:value="10690" office:value-type="float">
            <text:p>106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nxper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7.71" office:value-type="float">
            <text:p>67.71</text:p>
          </table:table-cell>
          <table:table-cell ns41:value-type="float" table:style-name="TL Data" office:value="6.19" office:value-type="float">
            <text:p>6.19</text:p>
          </table:table-cell>
          <table:table-cell ns41:value-type="float" table:style-name="TL Data" office:value="18.03" office:value-type="float">
            <text:p>18.03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1.63" office:value-type="float">
            <text:p>1.63</text:p>
          </table:table-cell>
          <table:table-cell ns41:value-type="float" table:style-name="TL Data" office:value="4.57" office:value-type="float">
            <text:p>4.5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63" office:value="11154" office:value-type="float">
            <text:p>111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irks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9.53" office:value-type="float">
            <text:p>79.53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8" office:value-type="float">
            <text:p>0.80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15.9" office:value-type="float">
            <text:p>15.90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63" office:value="11344" office:value-type="float">
            <text:p>113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es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3.92" office:value-type="float">
            <text:p>43.92</text:p>
          </table:table-cell>
          <table:table-cell ns41:value-type="float" table:style-name="TL Data" office:value="3.68" office:value-type="float">
            <text:p>3.68</text:p>
          </table:table-cell>
          <table:table-cell ns41:value-type="float" table:style-name="TL Data" office:value="43.79" office:value-type="float">
            <text:p>43.79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2.05" office:value-type="float">
            <text:p>2.05</text:p>
          </table:table-cell>
          <table:table-cell ns41:value-type="float" table:style-name="TL Data" office:value="5.95" office:value-type="float">
            <text:p>5.9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63" office:value="10327" office:value-type="float">
            <text:p>103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etinc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8.56" office:value-type="float">
            <text:p>58.56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31.4" office:value-type="float">
            <text:p>31.40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TL Data" office:value="2.7" office:value-type="float">
            <text:p>2.70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63" office:value="10396" office:value-type="float">
            <text:p>1039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10">
          <table:table-cell table:style-name="TL RowHeader"/>
          <table:table-cell ns41:value-type="string" table:style-name="TL RowHeader" office:value-type="string">
            <text:p>Dokkum</text:p>
          </table:table-cell>
          <table:table-cell ns41:value-type="string" table:style-name="TL RowHeader" office:value-type="string">
            <text:p>F</text:p>
          </table:table-cell>
          <table:table-cell table:style-name="ce33"/>
          <table:table-cell ns41:value-type="float" table:style-name="TL Data" office:value="44.43" office:value-type="float">
            <text:p>44.43</text:p>
          </table:table-cell>
          <table:table-cell ns41:value-type="float" table:style-name="TL Data" office:value="30.83" office:value-type="float">
            <text:p>30.83</text:p>
          </table:table-cell>
          <table:table-cell ns41:value-type="float" table:style-name="TL Data" office:value="6.99" office:value-type="float">
            <text:p>6.99</text:p>
          </table:table-cell>
          <table:table-cell table:style-name="TL Data"/>
          <table:table-cell ns41:value-type="float" table:style-name="TL Data" office:value="11.08" office:value-type="float">
            <text:p>11.08</text:p>
          </table:table-cell>
          <table:table-cell ns41:value-type="float" table:style-name="TL Data" office:value="6.66" office:value-type="float">
            <text:p>6.66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3" office:value="10198" office:value-type="float">
            <text:p>10198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8" office:value-type="string">
            <text:p>VT_1920</text:p>
          </table:table-cell>
          <table:table-cell ns41:value-type="string" table:style-name="ce81" office:value-type="string">
            <text:p>05_0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93" office:value="200122" office:value-type="float">
            <text:p>200122</text:p>
          </table:table-cell>
          <table:table-cell table:style-name="ce95"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m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3.43" office:value-type="float">
            <text:p>73.43</text:p>
          </table:table-cell>
          <table:table-cell ns41:value-type="float" table:style-name="TL Data" office:value="6.66" office:value-type="float">
            <text:p>6.66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4.03" office:value-type="float">
            <text:p>4.03</text:p>
          </table:table-cell>
          <table:table-cell ns41:value-type="float" table:style-name="TL Data" office:value="14.64" office:value-type="float">
            <text:p>14.64</text:p>
          </table:table-cell>
          <table:table-cell ns41:value-type="float" table:style-name="ce58" office:value="660" office:value-type="float">
            <text:p>660</text:p>
          </table:table-cell>
          <table:table-cell ns41:value-type="float" table:style-name="ce63" office:value="10236" office:value-type="float">
            <text:p>1023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mmele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8" office:value="1045" office:value-type="float">
            <text:p>1045</text:p>
          </table:table-cell>
          <table:table-cell ns41:value-type="float" table:style-name="ce63" office:value="10424" office:value-type="float">
            <text:p>1042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n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94" office:value-type="float">
            <text:p>2.94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96.7" office:value-type="float">
            <text:p>96.70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ce58" office:value="766" office:value-type="float">
            <text:p>766</text:p>
          </table:table-cell>
          <table:table-cell ns41:value-type="float" table:style-name="ce63" office:value="11412" office:value-type="float">
            <text:p>1141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niawersta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6.87" office:value-type="float">
            <text:p>56.87</text:p>
          </table:table-cell>
          <table:table-cell ns41:value-type="float" table:style-name="TL Data" office:value="13.02" office:value-type="float">
            <text:p>13.02</text:p>
          </table:table-cell>
          <table:table-cell ns41:value-type="float" table:style-name="TL Data" office:value="22.49" office:value-type="float">
            <text:p>22.49</text:p>
          </table:table-cell>
          <table:table-cell table:style-name="TL Data"/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4.07" office:value-type="float">
            <text:p>4.07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3" office:value="10086" office:value-type="float">
            <text:p>1008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odewaar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2.64" office:value-type="float">
            <text:p>92.64</text:p>
          </table:table-cell>
          <table:table-cell ns41:value-type="float" table:style-name="TL Data" office:value="3.84" office:value-type="float">
            <text:p>3.84</text:p>
          </table:table-cell>
          <table:table-cell ns41:value-type="float" table:style-name="TL Data" office:value="1.69" office:value-type="float">
            <text:p>1.69</text:p>
          </table:table-cell>
          <table:table-cell table:style-name="TL Data"/>
          <table:table-cell ns41:value-type="float" table:style-name="TL Data" office:value="1.17" office:value-type="float">
            <text:p>1.17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63" office:value="10647" office:value-type="float">
            <text:p>106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or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0.25" office:value-type="float">
            <text:p>70.25</text:p>
          </table:table-cell>
          <table:table-cell ns41:value-type="float" table:style-name="TL Data" office:value="18.98" office:value-type="float">
            <text:p>18.98</text:p>
          </table:table-cell>
          <table:table-cell ns41:value-type="float" table:style-name="TL Data" office:value="2.68" office:value-type="float">
            <text:p>2.68</text:p>
          </table:table-cell>
          <table:table-cell table:style-name="TL Data"/>
          <table:table-cell ns41:value-type="float" table:style-name="TL Data" office:value="3.2" office:value-type="float">
            <text:p>3.20</text:p>
          </table:table-cell>
          <table:table-cell ns41:value-type="float" table:style-name="TL Data" office:value="4.89" office:value-type="float">
            <text:p>4.89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63" office:value="10213" office:value-type="float">
            <text:p>102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ornspij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8.29" office:value-type="float">
            <text:p>78.29</text:p>
          </table:table-cell>
          <table:table-cell ns41:value-type="float" table:style-name="TL Data" office:value="20.36" office:value-type="float">
            <text:p>20.36</text:p>
          </table:table-cell>
          <table:table-cell ns41:value-type="float" table:style-name="TL Data" office:value="0.29" office:value-type="float">
            <text:p>0.29</text:p>
          </table:table-cell>
          <table:table-cell table:style-name="TL Data"/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63" office:value="10069" office:value-type="float">
            <text:p>100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r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1.6" office:value-type="float">
            <text:p>61.60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TL Data" office:value="14.78" office:value-type="float">
            <text:p>14.78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7.98" office:value-type="float">
            <text:p>7.98</text:p>
          </table:table-cell>
          <table:table-cell ns41:value-type="float" table:style-name="TL Data" office:value="8.46" office:value-type="float">
            <text:p>8.4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63" office:value="11157" office:value-type="float">
            <text:p>1115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orenwer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8.48" office:value-type="float">
            <text:p>58.48</text:p>
          </table:table-cell>
          <table:table-cell ns41:value-type="float" table:style-name="TL Data" office:value="22.5" office:value-type="float">
            <text:p>22.50</text:p>
          </table:table-cell>
          <table:table-cell ns41:value-type="float" table:style-name="TL Data" office:value="5.43" office:value-type="float">
            <text:p>5.43</text:p>
          </table:table-cell>
          <table:table-cell table:style-name="TL Data"/>
          <table:table-cell ns41:value-type="float" table:style-name="TL Data" office:value="8.64" office:value-type="float">
            <text:p>8.64</text:p>
          </table:table-cell>
          <table:table-cell ns41:value-type="float" table:style-name="TL Data" office:value="4.95" office:value-type="float">
            <text:p>4.95</text:p>
          </table:table-cell>
          <table:table-cell ns41:value-type="float" table:style-name="ce58" office:value="1046" office:value-type="float">
            <text:p>1046</text:p>
          </table:table-cell>
          <table:table-cell ns41:value-type="float" table:style-name="ce63" office:value="11304" office:value-type="float">
            <text:p>113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eischor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0.95" office:value-type="float">
            <text:p>90.95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TL Data" office:value="7.33" office:value-type="float">
            <text:p>7.33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ce58" office:value="1047" office:value-type="float">
            <text:p>1047</text:p>
          </table:table-cell>
          <table:table-cell ns41:value-type="float" table:style-name="ce63" office:value="10885" office:value-type="float">
            <text:p>108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eum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.67" office:value-type="float">
            <text:p>8.67</text:p>
          </table:table-cell>
          <table:table-cell table:style-name="TL Data"/>
          <table:table-cell ns41:value-type="float" table:style-name="TL Data" office:value="91.33" office:value-type="float">
            <text:p>91.33</text:p>
          </table:table-cell>
          <table:table-cell table:style-name="TL Data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63" office:value="11232" office:value-type="float">
            <text:p>112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0.33" office:value-type="float">
            <text:p>60.33</text:p>
          </table:table-cell>
          <table:table-cell ns41:value-type="float" table:style-name="TL Data" office:value="20.7" office:value-type="float">
            <text:p>20.70</text:p>
          </table:table-cell>
          <table:table-cell ns41:value-type="float" table:style-name="TL Data" office:value="12.6" office:value-type="float">
            <text:p>12.60</text:p>
          </table:table-cell>
          <table:table-cell table:style-name="TL Data"/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3.59" office:value-type="float">
            <text:p>3.59</text:p>
          </table:table-cell>
          <table:table-cell ns41:value-type="float" table:style-name="ce58" office:value="1048" office:value-type="float">
            <text:p>1048</text:p>
          </table:table-cell>
          <table:table-cell ns41:value-type="float" table:style-name="ce63" office:value="10777" office:value-type="float">
            <text:p>107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i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5.5" office:value-type="float">
            <text:p>15.50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82.77" office:value-type="float">
            <text:p>82.77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ce58" office:value="1248" office:value-type="float">
            <text:p>1248</text:p>
          </table:table-cell>
          <table:table-cell ns41:value-type="float" table:style-name="ce63" office:value="10341" office:value-type="float">
            <text:p>103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ieweg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3.84" office:value-type="float">
            <text:p>73.84</text:p>
          </table:table-cell>
          <table:table-cell ns41:value-type="float" table:style-name="TL Data" office:value="18.78" office:value-type="float">
            <text:p>18.78</text:p>
          </table:table-cell>
          <table:table-cell ns41:value-type="float" table:style-name="TL Data" office:value="6.58" office:value-type="float">
            <text:p>6.58</text:p>
          </table:table-cell>
          <table:table-cell table:style-name="TL Data" table:number-columns-repeated="2"/>
          <table:table-cell ns41:value-type="float" table:style-name="TL Data" office:value="0.8" office:value-type="float">
            <text:p>0.80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63" office:value="11115" office:value-type="float">
            <text:p>1111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ongel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4.6" office:value-type="float">
            <text:p>84.60</text:p>
          </table:table-cell>
          <table:table-cell ns41:value-type="float" table:style-name="TL Data" office:value="10.61" office:value-type="float">
            <text:p>10.61</text:p>
          </table:table-cell>
          <table:table-cell ns41:value-type="float" table:style-name="TL Data" office:value="2.78" office:value-type="float">
            <text:p>2.78</text:p>
          </table:table-cell>
          <table:table-cell table:style-name="TL Data" table:number-columns-repeated="2"/>
          <table:table-cell ns41:value-type="float" table:style-name="TL Data" office:value="2.01" office:value-type="float">
            <text:p>2.01</text:p>
          </table:table-cell>
          <table:table-cell ns41:value-type="float" table:style-name="ce58" office:value="1049" office:value-type="float">
            <text:p>1049</text:p>
          </table:table-cell>
          <table:table-cell ns41:value-type="float" table:style-name="ce63" office:value="10111" office:value-type="float">
            <text:p>1011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un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22" office:value-type="float">
            <text:p>2.22</text:p>
          </table:table-cell>
          <table:table-cell table:style-name="TL Data"/>
          <table:table-cell ns41:value-type="float" table:style-name="TL Data" office:value="97.68" office:value-type="float">
            <text:p>97.68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ce58" office:value="767" office:value-type="float">
            <text:p>767</text:p>
          </table:table-cell>
          <table:table-cell ns41:value-type="float" table:style-name="ce63" office:value="10428" office:value-type="float">
            <text:p>104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rut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.46" office:value-type="float">
            <text:p>6.46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1.72" office:value-type="float">
            <text:p>91.72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63" office:value="10068" office:value-type="float">
            <text:p>1006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bbel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3.49" office:value-type="float">
            <text:p>83.49</text:p>
          </table:table-cell>
          <table:table-cell ns41:value-type="float" table:style-name="TL Data" office:value="7.75" office:value-type="float">
            <text:p>7.75</text:p>
          </table:table-cell>
          <table:table-cell ns41:value-type="float" table:style-name="TL Data" office:value="2.14" office:value-type="float">
            <text:p>2.14</text:p>
          </table:table-cell>
          <table:table-cell table:style-name="TL Data"/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5.23" office:value-type="float">
            <text:p>5.23</text:p>
          </table:table-cell>
          <table:table-cell ns41:value-type="float" table:style-name="ce58" office:value="507" office:value-type="float">
            <text:p>507</text:p>
          </table:table-cell>
          <table:table-cell ns41:value-type="float" table:style-name="ce63" office:value="10781" office:value-type="float">
            <text:p>107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iv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.76" office:value-type="float">
            <text:p>3.76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95.25" office:value-type="float">
            <text:p>95.25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table:style-name="TL Data"/>
          <table:table-cell ns41:value-type="float" table:style-name="ce58" office:value="226" office:value-type="float">
            <text:p>226</text:p>
          </table:table-cell>
          <table:table-cell ns41:value-type="float" table:style-name="ce63" office:value="11028" office:value-type="float">
            <text:p>110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ivendij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8.95" office:value-type="float">
            <text:p>48.95</text:p>
          </table:table-cell>
          <table:table-cell ns41:value-type="float" table:style-name="TL Data" office:value="42.63" office:value-type="float">
            <text:p>42.63</text:p>
          </table:table-cell>
          <table:table-cell table:style-name="TL Data" table:number-columns-repeated="3"/>
          <table:table-cell ns41:value-type="float" table:style-name="TL Data" office:value="8.43" office:value-type="float">
            <text:p>8.43</text:p>
          </table:table-cell>
          <table:table-cell ns41:value-type="float" table:style-name="ce58" office:value="1050" office:value-type="float">
            <text:p>1050</text:p>
          </table:table-cell>
          <table:table-cell ns41:value-type="float" table:style-name="ce63" office:value="10335" office:value-type="float">
            <text:p>103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izel c.a.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8" office:value="1051" office:value-type="float">
            <text:p>1051</text:p>
          </table:table-cell>
          <table:table-cell ns41:value-type="float" table:style-name="ce63" office:value="11005" office:value-type="float">
            <text:p>110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ngen (Den)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94" office:value-type="float">
            <text:p>99.94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ce58" office:value="768" office:value-type="float">
            <text:p>768</text:p>
          </table:table-cell>
          <table:table-cell ns41:value-type="float" table:style-name="ce63" office:value="10491" office:value-type="float">
            <text:p>104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uss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1.5" office:value-type="float">
            <text:p>21.50</text:p>
          </table:table-cell>
          <table:table-cell ns41:value-type="float" table:style-name="TL Data" office:value="12.12" office:value-type="float">
            <text:p>12.12</text:p>
          </table:table-cell>
          <table:table-cell ns41:value-type="float" table:style-name="TL Data" office:value="63.42" office:value-type="float">
            <text:p>63.42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2.76" office:value-type="float">
            <text:p>2.76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63" office:value="10261" office:value-type="float">
            <text:p>102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Dwingelo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3.86" office:value-type="float">
            <text:p>83.86</text:p>
          </table:table-cell>
          <table:table-cell ns41:value-type="float" table:style-name="TL Data" office:value="14.55" office:value-type="float">
            <text:p>14.55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3" office:value="10331" office:value-type="float">
            <text:p>103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E</text:p>
          </table:table-cell>
          <table:table-cell ns41:value-type="string" table:style-name="TL RowHeader" office:value-type="string">
            <text:p>Ech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9.54" office:value-type="float">
            <text:p>99.54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8" office:value="902" office:value-type="float">
            <text:p>902</text:p>
          </table:table-cell>
          <table:table-cell ns41:value-type="float" table:style-name="ce63" office:value="10941" office:value-type="float">
            <text:p>1094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chtel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6.36" office:value-type="float">
            <text:p>96.36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2.28" office:value-type="float">
            <text:p>2.28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63" office:value="10832" office:value-type="float">
            <text:p>108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59" office:value-type="float">
            <text:p>30.59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61.27" office:value-type="float">
            <text:p>61.27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4.84" office:value-type="float">
            <text:p>4.84</text:p>
          </table:table-cell>
          <table:table-cell ns41:value-type="float" table:style-name="ce58" office:value="1315" office:value-type="float">
            <text:p>1315</text:p>
          </table:table-cell>
          <table:table-cell ns41:value-type="float" table:style-name="ce63" office:value="10884" office:value-type="float">
            <text:p>108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de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6.52" office:value-type="float">
            <text:p>76.52</text:p>
          </table:table-cell>
          <table:table-cell ns41:value-type="float" table:style-name="TL Data" office:value="14.65" office:value-type="float">
            <text:p>14.65</text:p>
          </table:table-cell>
          <table:table-cell ns41:value-type="float" table:style-name="TL Data" office:value="2.65" office:value-type="float">
            <text:p>2.65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1.31" office:value-type="float">
            <text:p>1.31</text:p>
          </table:table-cell>
          <table:table-cell ns41:value-type="float" table:style-name="TL Data" office:value="4.81" office:value-type="float">
            <text:p>4.81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3" office:value="10743" office:value-type="float">
            <text:p>1074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98.9" office:value-type="float">
            <text:p>98.90</text:p>
          </table:table-cell>
          <table:table-cell table:style-name="TL Data" table:number-columns-repeated="2"/>
          <table:table-cell ns41:value-type="float" table:style-name="TL Data" office:value="0.18" office:value-type="float">
            <text:p>0.18</text:p>
          </table:table-cell>
          <table:table-cell ns41:value-type="float" table:style-name="ce58" office:value="1052" office:value-type="float">
            <text:p>1052</text:p>
          </table:table-cell>
          <table:table-cell ns41:value-type="float" table:style-name="ce63" office:value="11128" office:value-type="float">
            <text:p>1112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eld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0.46" office:value-type="float">
            <text:p>90.46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4.75" office:value-type="float">
            <text:p>4.75</text:p>
          </table:table-cell>
          <table:table-cell ns41:value-type="float" table:style-name="TL Data" office:value="2.09" office:value-type="float">
            <text:p>2.09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63" office:value="10622" office:value-type="float">
            <text:p>1062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emnes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9.58" office:value-type="float">
            <text:p>39.58</text:p>
          </table:table-cell>
          <table:table-cell ns41:value-type="float" table:style-name="TL Data" office:value="3.45" office:value-type="float">
            <text:p>3.45</text:p>
          </table:table-cell>
          <table:table-cell ns41:value-type="float" table:style-name="TL Data" office:value="54.82" office:value-type="float">
            <text:p>54.82</text:p>
          </table:table-cell>
          <table:table-cell table:style-name="TL Data"/>
          <table:table-cell ns41:value-type="float" table:style-name="TL Data" office:value="1.76" office:value-type="float">
            <text:p>1.76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63" office:value="10248" office:value-type="float">
            <text:p>1024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enr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7.26" office:value-type="float">
            <text:p>67.26</text:p>
          </table:table-cell>
          <table:table-cell ns41:value-type="float" table:style-name="TL Data" office:value="19.77" office:value-type="float">
            <text:p>19.77</text:p>
          </table:table-cell>
          <table:table-cell ns41:value-type="float" table:style-name="TL Data" office:value="5.14" office:value-type="float">
            <text:p>5.14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4.03" office:value-type="float">
            <text:p>4.03</text:p>
          </table:table-cell>
          <table:table-cell ns41:value-type="float" table:style-name="TL Data" office:value="3.03" office:value-type="float">
            <text:p>3.0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3" office:value="10904" office:value-type="float">
            <text:p>109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ers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98.63" office:value-type="float">
            <text:p>98.63</text:p>
          </table:table-cell>
          <table:table-cell table:style-name="TL Data"/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63" office:value="10741" office:value-type="float">
            <text:p>1074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gmond a/Ze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2.76" office:value-type="float">
            <text:p>22.76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TL Data" office:value="9.51" office:value-type="float">
            <text:p>9.51</text:p>
          </table:table-cell>
          <table:table-cell table:style-name="TL Data"/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65.07" office:value-type="float">
            <text:p>65.07</text:p>
          </table:table-cell>
          <table:table-cell ns41:value-type="float" table:style-name="ce58" office:value="386" office:value-type="float">
            <text:p>386</text:p>
          </table:table-cell>
          <table:table-cell ns41:value-type="float" table:style-name="ce63" office:value="10421" office:value-type="float">
            <text:p>104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gmond-binn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4.36" office:value-type="float">
            <text:p>14.36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82.22" office:value-type="float">
            <text:p>82.22</text:p>
          </table:table-cell>
          <table:table-cell table:style-name="TL Data"/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1.75" office:value-type="float">
            <text:p>1.75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63" office:value="10989" office:value-type="float">
            <text:p>1098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iber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0.03" office:value-type="float">
            <text:p>50.03</text:p>
          </table:table-cell>
          <table:table-cell ns41:value-type="float" table:style-name="TL Data" office:value="2.66" office:value-type="float">
            <text:p>2.66</text:p>
          </table:table-cell>
          <table:table-cell ns41:value-type="float" table:style-name="TL Data" office:value="45.5" office:value-type="float">
            <text:p>45.50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63" office:value="10436" office:value-type="float">
            <text:p>104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igelshov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5.66" office:value-type="float">
            <text:p>5.66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90.08" office:value-type="float">
            <text:p>90.08</text:p>
          </table:table-cell>
          <table:table-cell table:style-name="TL Data"/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3.22" office:value-type="float">
            <text:p>3.22</text:p>
          </table:table-cell>
          <table:table-cell ns41:value-type="float" table:style-name="ce58" office:value="904" office:value-type="float">
            <text:p>904</text:p>
          </table:table-cell>
          <table:table-cell ns41:value-type="float" table:style-name="ce63" office:value="10960" office:value-type="float">
            <text:p>109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indhov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.52" office:value-type="float">
            <text:p>5.52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90.84" office:value-type="float">
            <text:p>90.84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63" office:value="11298" office:value-type="float">
            <text:p>1129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isd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98.62" office:value-type="float">
            <text:p>98.62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8" office:value="905" office:value-type="float">
            <text:p>905</text:p>
          </table:table-cell>
          <table:table-cell ns41:value-type="float" table:style-name="ce63" office:value="10314" office:value-type="float">
            <text:p>103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0.13" office:value-type="float">
            <text:p>80.13</text:p>
          </table:table-cell>
          <table:table-cell ns41:value-type="float" table:style-name="TL Data" office:value="11.59" office:value-type="float">
            <text:p>11.5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76" office:value-type="float">
            <text:p>1.76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TL Data" office:value="5.2" office:value-type="float">
            <text:p>5.20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63" office:value="11113" office:value-type="float">
            <text:p>111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kerse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0.23" office:value-type="float">
            <text:p>70.23</text:p>
          </table:table-cell>
          <table:table-cell ns41:value-type="float" table:style-name="TL Data" office:value="26.09" office:value-type="float">
            <text:p>26.09</text:p>
          </table:table-cell>
          <table:table-cell table:style-name="TL Data" table:number-columns-repeated="2"/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2.8" office:value-type="float">
            <text:p>2.80</text:p>
          </table:table-cell>
          <table:table-cell ns41:value-type="float" table:style-name="ce58" office:value="1053" office:value-type="float">
            <text:p>1053</text:p>
          </table:table-cell>
          <table:table-cell ns41:value-type="float" table:style-name="ce63" office:value="10184" office:value-type="float">
            <text:p>1018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lemee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5.53" office:value-type="float">
            <text:p>95.53</text:p>
          </table:table-cell>
          <table:table-cell ns41:value-type="float" table:style-name="TL Data" office:value="3.09" office:value-type="float">
            <text:p>3.09</text:p>
          </table:table-cell>
          <table:table-cell ns41:value-type="float" table:style-name="TL Data" office:value="1.03" office:value-type="float">
            <text:p>1.03</text:p>
          </table:table-cell>
          <table:table-cell table:style-name="TL Data"/>
          <table:table-cell ns41:value-type="float" office:value="0.17" table:style-name="TL Data" table:number-columns-repeated="2" office:value-type="float">
            <text:p>0.17</text:p>
          </table:table-cell>
          <table:table-cell ns41:value-type="float" table:style-name="ce58" office:value="1054" office:value-type="float">
            <text:p>1054</text:p>
          </table:table-cell>
          <table:table-cell ns41:value-type="float" table:style-name="ce63" office:value="10102" office:value-type="float">
            <text:p>1010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lewoudsdij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4.59" office:value-type="float">
            <text:p>84.59</text:p>
          </table:table-cell>
          <table:table-cell ns41:value-type="float" table:style-name="TL Data" office:value="9.97" office:value-type="float">
            <text:p>9.97</text:p>
          </table:table-cell>
          <table:table-cell ns41:value-type="float" table:style-name="TL Data" office:value="0.91" office:value-type="float">
            <text:p>0.91</text:p>
          </table:table-cell>
          <table:table-cell table:style-name="TL Data"/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3.93" office:value-type="float">
            <text:p>3.9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63" office:value="11300" office:value-type="float">
            <text:p>113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slo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5" office:value-type="float">
            <text:p>0.45</text:p>
          </table:table-cell>
          <table:table-cell table:style-name="TL Data"/>
          <table:table-cell ns41:value-type="float" table:style-name="TL Data" office:value="99.5" office:value-type="float">
            <text:p>99.50</text:p>
          </table:table-cell>
          <table:table-cell table:style-name="TL Data" table:number-columns-repeated="2"/>
          <table:table-cell ns41:value-type="float" table:style-name="TL Data" office:value="0.05" office:value-type="float">
            <text:p>0.05</text:p>
          </table:table-cell>
          <table:table-cell ns41:value-type="float" table:style-name="ce58" office:value="903" office:value-type="float">
            <text:p>903</text:p>
          </table:table-cell>
          <table:table-cell ns41:value-type="float" table:style-name="ce63" office:value="11187" office:value-type="float">
            <text:p>111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ls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7.6" office:value-type="float">
            <text:p>37.60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table:style-name="TL Data" office:value="58.6" office:value-type="float">
            <text:p>58.60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63" office:value="11188" office:value-type="float">
            <text:p>1118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57.64" office:value-type="float">
            <text:p>57.64</text:p>
          </table:table-cell>
          <table:table-cell ns41:value-type="float" table:style-name="TL Data" office:value="15.13" office:value-type="float">
            <text:p>15.13</text:p>
          </table:table-cell>
          <table:table-cell ns41:value-type="float" table:style-name="TL Data" office:value="15.86" office:value-type="float">
            <text:p>15.86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5.96" office:value-type="float">
            <text:p>5.96</text:p>
          </table:table-cell>
          <table:table-cell ns41:value-type="float" table:style-name="TL Data" office:value="5.04" office:value-type="float">
            <text:p>5.04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63" office:value="11180" office:value-type="float">
            <text:p>1118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mpel en Meer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89" office:value-type="float">
            <text:p>3.89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95.46" office:value-type="float">
            <text:p>95.46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ce58" office:value="773" office:value-type="float">
            <text:p>773</text:p>
          </table:table-cell>
          <table:table-cell ns41:value-type="float" table:style-name="ce63" office:value="10295" office:value-type="float">
            <text:p>1029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ngel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7.87" office:value-type="float">
            <text:p>17.87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81.35" office:value-type="float">
            <text:p>81.35</text:p>
          </table:table-cell>
          <table:table-cell table:style-name="TL Data"/>
          <table:table-cell ns41:value-type="float" table:style-name="TL Data" office:value="0.58" office:value-type="float">
            <text:p>0.58</text:p>
          </table:table-cell>
          <table:table-cell table:style-name="TL Data"/>
          <table:table-cell ns41:value-type="float" table:style-name="ce58" office:value="774" office:value-type="float">
            <text:p>774</text:p>
          </table:table-cell>
          <table:table-cell ns41:value-type="float" table:style-name="ce63" office:value="10322" office:value-type="float">
            <text:p>1032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ngwird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1.7" office:value-type="float">
            <text:p>61.70</text:p>
          </table:table-cell>
          <table:table-cell ns41:value-type="float" table:style-name="TL Data" office:value="7.45" office:value-type="float">
            <text:p>7.45</text:p>
          </table:table-cell>
          <table:table-cell ns41:value-type="float" table:style-name="TL Data" office:value="4.62" office:value-type="float">
            <text:p>4.62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16.77" office:value-type="float">
            <text:p>16.77</text:p>
          </table:table-cell>
          <table:table-cell ns41:value-type="float" table:style-name="TL Data" office:value="9.32" office:value-type="float">
            <text:p>9.32</text:p>
          </table:table-cell>
          <table:table-cell ns41:value-type="float" table:style-name="ce58" office:value="1006" office:value-type="float">
            <text:p>1006</text:p>
          </table:table-cell>
          <table:table-cell ns41:value-type="float" table:style-name="ce63" office:value="10157" office:value-type="float">
            <text:p>101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nkhui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1.12" office:value-type="float">
            <text:p>51.12</text:p>
          </table:table-cell>
          <table:table-cell ns41:value-type="float" table:style-name="TL Data" office:value="15.7" office:value-type="float">
            <text:p>15.70</text:p>
          </table:table-cell>
          <table:table-cell ns41:value-type="float" table:style-name="TL Data" office:value="14.55" office:value-type="float">
            <text:p>14.55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5.04" office:value-type="float">
            <text:p>5.04</text:p>
          </table:table-cell>
          <table:table-cell ns41:value-type="float" table:style-name="TL Data" office:value="13.09" office:value-type="float">
            <text:p>13.09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63" office:value="10729" office:value-type="float">
            <text:p>1072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nsched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48.37" office:value-type="float">
            <text:p>48.37</text:p>
          </table:table-cell>
          <table:table-cell ns41:value-type="float" table:style-name="TL Data" office:value="6.44" office:value-type="float">
            <text:p>6.44</text:p>
          </table:table-cell>
          <table:table-cell ns41:value-type="float" table:style-name="TL Data" office:value="25.01" office:value-type="float">
            <text:p>25.01</text:p>
          </table:table-cell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11.84" office:value-type="float">
            <text:p>11.84</text:p>
          </table:table-cell>
          <table:table-cell ns41:value-type="float" table:style-name="TL Data" office:value="6.37" office:value-type="float">
            <text:p>6.37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pe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1.97" office:value-type="float">
            <text:p>81.97</text:p>
          </table:table-cell>
          <table:table-cell ns41:value-type="float" table:style-name="TL Data" office:value="3.91" office:value-type="float">
            <text:p>3.91</text:p>
          </table:table-cell>
          <table:table-cell ns41:value-type="float" table:style-name="TL Data" office:value="10.69" office:value-type="float">
            <text:p>10.69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63" office:value="10940" office:value-type="float">
            <text:p>1094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rme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9.21" office:value-type="float">
            <text:p>69.21</text:p>
          </table:table-cell>
          <table:table-cell ns41:value-type="float" table:style-name="TL Data" office:value="24.27" office:value-type="float">
            <text:p>24.27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.84" office:value-type="float">
            <text:p>1.84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63" office:value="10732" office:value-type="float">
            <text:p>1073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rp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34" office:value-type="float">
            <text:p>0.34</text:p>
          </table:table-cell>
          <table:table-cell table:style-name="TL Data"/>
          <table:table-cell ns41:value-type="float" table:style-name="TL Data" office:value="99.66" office:value-type="float">
            <text:p>99.66</text:p>
          </table:table-cell>
          <table:table-cell table:style-name="TL Data" table:number-columns-repeated="3"/>
          <table:table-cell ns41:value-type="float" table:style-name="ce58" office:value="775" office:value-type="float">
            <text:p>775</text:p>
          </table:table-cell>
          <table:table-cell ns41:value-type="float" table:style-name="ce63" office:value="10385" office:value-type="float">
            <text:p>103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sch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11" office:value-type="float">
            <text:p>1.11</text:p>
          </table:table-cell>
          <table:table-cell table:style-name="TL Data"/>
          <table:table-cell ns41:value-type="float" table:style-name="TL Data" office:value="98.72" office:value-type="float">
            <text:p>98.72</text:p>
          </table:table-cell>
          <table:table-cell table:style-name="TL Data" table:number-columns-repeated="2"/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776" office:value-type="float">
            <text:p>776</text:p>
          </table:table-cell>
          <table:table-cell ns41:value-type="float" table:style-name="ce63" office:value="10709" office:value-type="float">
            <text:p>1070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schar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7" office:value-type="float">
            <text:p>0.07</text:p>
          </table:table-cell>
          <table:table-cell table:style-name="TL Data"/>
          <table:table-cell ns41:value-type="float" table:style-name="TL Data" office:value="99.93" office:value-type="float">
            <text:p>99.93</text:p>
          </table:table-cell>
          <table:table-cell table:style-name="TL Data" table:number-columns-repeated="3"/>
          <table:table-cell ns41:value-type="float" table:style-name="ce56" office:value="1057" office:value-type="float">
            <text:p>1057</text:p>
          </table:table-cell>
          <table:table-cell ns41:value-type="float" table:style-name="ce63" office:value="10299" office:value-type="float">
            <text:p>1029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st en Opijn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4.37" office:value-type="float">
            <text:p>94.37</text:p>
          </table:table-cell>
          <table:table-cell ns41:value-type="float" table:style-name="TL Data" office:value="4.24" office:value-type="float">
            <text:p>4.24</text:p>
          </table:table-cell>
          <table:table-cell table:style-name="TL Data" table:number-columns-repeated="3"/>
          <table:table-cell ns41:value-type="float" table:style-name="TL Data" office:value="1.38" office:value-type="float">
            <text:p>1.38</text:p>
          </table:table-cell>
          <table:table-cell ns41:value-type="float" table:style-name="ce56" office:value="234" office:value-type="float">
            <text:p>234</text:p>
          </table:table-cell>
          <table:table-cell ns41:value-type="float" table:style-name="ce63" office:value="11092" office:value-type="float">
            <text:p>110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tten en Leur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27" office:value-type="float">
            <text:p>3.27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6.57" office:value-type="float">
            <text:p>96.57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office:value="0.04" table:style-name="TL Data" table:number-columns-repeated="2" office:value-type="float">
            <text:p>0.04</text:p>
          </table:table-cell>
          <table:table-cell ns41:value-type="float" table:style-name="ce56" office:value="1251" office:value-type="float">
            <text:p>1251</text:p>
          </table:table-cell>
          <table:table-cell ns41:value-type="float" table:style-name="ce63" office:value="10750" office:value-type="float">
            <text:p>1075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verding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3.5" office:value-type="float">
            <text:p>73.50</text:p>
          </table:table-cell>
          <table:table-cell ns41:value-type="float" table:style-name="TL Data" office:value="3.67" office:value-type="float">
            <text:p>3.67</text:p>
          </table:table-cell>
          <table:table-cell ns41:value-type="float" table:style-name="TL Data" office:value="20.3" office:value-type="float">
            <text:p>20.30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ce56" office:value="508" office:value-type="float">
            <text:p>508</text:p>
          </table:table-cell>
          <table:table-cell ns41:value-type="float" table:style-name="ce63" office:value="10638" office:value-type="float">
            <text:p>106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wij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.84" office:value-type="float">
            <text:p>5.84</text:p>
          </table:table-cell>
          <table:table-cell table:style-name="TL Data"/>
          <table:table-cell ns41:value-type="float" table:style-name="TL Data" office:value="94.12" office:value-type="float">
            <text:p>94.12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ce56" office:value="235" office:value-type="float">
            <text:p>235</text:p>
          </table:table-cell>
          <table:table-cell ns41:value-type="float" table:style-name="ce63" office:value="10471" office:value-type="float">
            <text:p>104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Ezing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9.19" office:value-type="float">
            <text:p>59.19</text:p>
          </table:table-cell>
          <table:table-cell ns41:value-type="float" table:style-name="TL Data" office:value="30.7" office:value-type="float">
            <text:p>30.70</text:p>
          </table:table-cell>
          <table:table-cell table:style-name="TL Data" table:number-columns-repeated="2"/>
          <table:table-cell ns41:value-type="float" table:style-name="TL Data" office:value="6.24" office:value-type="float">
            <text:p>6.24</text:p>
          </table:table-cell>
          <table:table-cell ns41:value-type="float" table:style-name="TL Data" office:value="3.87" office:value-type="float">
            <text:p>3.87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63" office:value="10136" office:value-type="float">
            <text:p>10136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F</text:p>
          </table:table-cell>
          <table:table-cell ns41:value-type="string" table:style-name="TL RowHeader" office:value-type="string">
            <text:p>Ferwerd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1.99" office:value-type="float">
            <text:p>41.99</text:p>
          </table:table-cell>
          <table:table-cell ns41:value-type="float" table:style-name="TL Data" office:value="49.13" office:value-type="float">
            <text:p>49.13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3.52" office:value-type="float">
            <text:p>3.52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63" office:value="11284" office:value-type="float">
            <text:p>112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ijnaart en Heinin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8.72" office:value-type="float">
            <text:p>48.72</text:p>
          </table:table-cell>
          <table:table-cell ns41:value-type="float" table:style-name="TL Data" office:value="11.25" office:value-type="float">
            <text:p>11.25</text:p>
          </table:table-cell>
          <table:table-cell ns41:value-type="float" table:style-name="TL Data" office:value="39.82" office:value-type="float">
            <text:p>39.82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table:style-name="TL Data"/>
          <table:table-cell ns41:value-type="float" table:style-name="ce56" office:value="778" office:value-type="float">
            <text:p>778</text:p>
          </table:table-cell>
          <table:table-cell ns41:value-type="float" table:style-name="ce63" office:value="10206" office:value-type="float">
            <text:p>102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ilippin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.62" office:value-type="float">
            <text:p>4.62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95.13" office:value-type="float">
            <text:p>95.13</text:p>
          </table:table-cell>
          <table:table-cell table:style-name="TL Data" table:number-columns-repeated="2"/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699" office:value-type="float">
            <text:p>699</text:p>
          </table:table-cell>
          <table:table-cell ns41:value-type="float" table:style-name="ce63" office:value="10486" office:value-type="float">
            <text:p>104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ilipsland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3.58" office:value-type="float">
            <text:p>33.58</text:p>
          </table:table-cell>
          <table:table-cell ns41:value-type="float" table:style-name="TL Data" office:value="5.19" office:value-type="float">
            <text:p>5.19</text:p>
          </table:table-cell>
          <table:table-cell ns41:value-type="float" table:style-name="TL Data" office:value="0.28" office:value-type="float">
            <text:p>0.28</text:p>
          </table:table-cell>
          <table:table-cell table:style-name="TL Data"/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60.62" office:value-type="float">
            <text:p>60.62</text:p>
          </table:table-cell>
          <table:table-cell ns41:value-type="float" table:style-name="ce56" office:value="712" office:value-type="float">
            <text:p>712</text:p>
          </table:table-cell>
          <table:table-cell ns41:value-type="float" table:style-name="ce63" office:value="10394" office:value-type="float">
            <text:p>103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insterwol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91.14" office:value-type="float">
            <text:p>91.14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5.36" office:value-type="float">
            <text:p>5.36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63" office:value="10212" office:value-type="float">
            <text:p>102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raneker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39.27" office:value-type="float">
            <text:p>39.27</text:p>
          </table:table-cell>
          <table:table-cell ns41:value-type="float" table:style-name="TL Data" office:value="16.98" office:value-type="float">
            <text:p>16.98</text:p>
          </table:table-cell>
          <table:table-cell ns41:value-type="float" table:style-name="TL Data" office:value="15.61" office:value-type="float">
            <text:p>15.61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9.99" office:value-type="float">
            <text:p>19.99</text:p>
          </table:table-cell>
          <table:table-cell ns41:value-type="float" table:style-name="TL Data" office:value="8.09" office:value-type="float">
            <text:p>8.09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63" office:value="11226" office:value-type="float">
            <text:p>112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ranek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4.44" office:value-type="float">
            <text:p>64.44</text:p>
          </table:table-cell>
          <table:table-cell ns41:value-type="float" table:style-name="TL Data" office:value="17.05" office:value-type="float">
            <text:p>17.05</text:p>
          </table:table-cell>
          <table:table-cell ns41:value-type="float" table:style-name="TL Data" office:value="3.14" office:value-type="float">
            <text:p>3.14</text:p>
          </table:table-cell>
          <table:table-cell table:style-name="TL Data"/>
          <table:table-cell ns41:value-type="float" table:style-name="TL Data" office:value="11.63" office:value-type="float">
            <text:p>11.63</text:p>
          </table:table-cell>
          <table:table-cell ns41:value-type="float" table:style-name="TL Data" office:value="3.73" office:value-type="float">
            <text:p>3.73</text:p>
          </table:table-cell>
          <table:table-cell ns41:value-type="float" table:style-name="ce56" office:value="70" office:value-type="float">
            <text:p>70</text:p>
          </table:table-cell>
          <table:table-cell ns41:value-type="float" table:style-name="ce63" office:value="10404" office:value-type="float">
            <text:p>104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ries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8.19" office:value-type="float">
            <text:p>88.19</text:p>
          </table:table-cell>
          <table:table-cell ns41:value-type="float" table:style-name="TL Data" office:value="7.71" office:value-type="float">
            <text:p>7.71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2.77" office:value-type="float">
            <text:p>2.77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ce56" office:value="133" office:value-type="float">
            <text:p>133</text:p>
          </table:table-cell>
          <table:table-cell ns41:value-type="float" table:style-name="ce63" office:value="10630" office:value-type="float">
            <text:p>106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Friezenve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4.68" office:value-type="float">
            <text:p>84.68</text:p>
          </table:table-cell>
          <table:table-cell ns41:value-type="float" table:style-name="TL Data" office:value="5.96" office:value-type="float">
            <text:p>5.96</text:p>
          </table:table-cell>
          <table:table-cell ns41:value-type="float" table:style-name="TL Data" office:value="8.43" office:value-type="float">
            <text:p>8.43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G</text:p>
          </table:table-cell>
          <table:table-cell ns41:value-type="string" table:style-name="TL RowHeader" office:value-type="string">
            <text:p>Gaast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3.89" office:value-type="float">
            <text:p>53.89</text:p>
          </table:table-cell>
          <table:table-cell ns41:value-type="float" table:style-name="TL Data" office:value="19.35" office:value-type="float">
            <text:p>19.35</text:p>
          </table:table-cell>
          <table:table-cell ns41:value-type="float" table:style-name="TL Data" office:value="22.42" office:value-type="float">
            <text:p>22.42</text:p>
          </table:table-cell>
          <table:table-cell table:style-name="TL Data"/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2.31" office:value-type="float">
            <text:p>2.31</text:p>
          </table:table-cell>
          <table:table-cell ns41:value-type="float" table:style-name="ce56" office:value="71" office:value-type="float">
            <text:p>71</text:p>
          </table:table-cell>
          <table:table-cell ns41:value-type="float" table:style-name="ce63" office:value="10036" office:value-type="float">
            <text:p>100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ame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3.37" office:value-type="float">
            <text:p>83.37</text:p>
          </table:table-cell>
          <table:table-cell ns41:value-type="float" table:style-name="TL Data" office:value="15.73" office:value-type="float">
            <text:p>15.73</text:p>
          </table:table-cell>
          <table:table-cell ns41:value-type="float" table:style-name="TL Data" office:value="0.74" office:value-type="float">
            <text:p>0.74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1058" office:value-type="float">
            <text:p>1058</text:p>
          </table:table-cell>
          <table:table-cell ns41:value-type="float" table:style-name="ce63" office:value="10037" office:value-type="float">
            <text:p>100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assel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85" office:value-type="float">
            <text:p>99.85</text:p>
          </table:table-cell>
          <table:table-cell table:style-name="TL Data"/>
          <table:table-cell ns41:value-type="float" table:style-name="TL Data" office:value="0.15" office:value-type="float">
            <text:p>0.15</text:p>
          </table:table-cell>
          <table:table-cell table:style-name="TL Data"/>
          <table:table-cell ns41:value-type="float" table:style-name="ce56" office:value="1059" office:value-type="float">
            <text:p>1059</text:p>
          </table:table-cell>
          <table:table-cell ns41:value-type="float" table:style-name="ce63" office:value="10705" office:value-type="float">
            <text:p>107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4.82" office:value-type="float">
            <text:p>74.82</text:p>
          </table:table-cell>
          <table:table-cell ns41:value-type="float" table:style-name="TL Data" office:value="15.27" office:value-type="float">
            <text:p>15.27</text:p>
          </table:table-cell>
          <table:table-cell ns41:value-type="float" table:style-name="TL Data" office:value="0.46" office:value-type="float">
            <text:p>0.46</text:p>
          </table:table-cell>
          <table:table-cell table:style-name="TL Data"/>
          <table:table-cell ns41:value-type="float" table:style-name="TL Data" office:value="6.96" office:value-type="float">
            <text:p>6.96</text:p>
          </table:table-cell>
          <table:table-cell ns41:value-type="float" table:style-name="TL Data" office:value="2.48" office:value-type="float">
            <text:p>2.48</text:p>
          </table:table-cell>
          <table:table-cell ns41:value-type="float" table:style-name="ce56" office:value="115" office:value-type="float">
            <text:p>115</text:p>
          </table:table-cell>
          <table:table-cell ns41:value-type="float" table:style-name="ce63" office:value="11099" office:value-type="float">
            <text:p>110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ertruide (St.-)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TL Data" office:value="99.88" office:value-type="float">
            <text:p>99.88</text:p>
          </table:table-cell>
          <table:table-cell table:style-name="TL Data" table:number-columns-repeated="3"/>
          <table:table-cell ns41:value-type="float" table:style-name="ce56" office:value="966" office:value-type="float">
            <text:p>966</text:p>
          </table:table-cell>
          <table:table-cell ns41:value-type="float" table:style-name="ce63" office:value="10288" office:value-type="float">
            <text:p>1028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ertruidenberg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6.48" office:value-type="float">
            <text:p>16.48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TL Data" office:value="79.02" office:value-type="float">
            <text:p>79.02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ce56" office:value="779" office:value-type="float">
            <text:p>779</text:p>
          </table:table-cell>
          <table:table-cell ns41:value-type="float" table:style-name="ce63" office:value="10101" office:value-type="float">
            <text:p>1010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ervlie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9.01" office:value-type="float">
            <text:p>89.01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0.19" office:value-type="float">
            <text:p>0.19</text:p>
          </table:table-cell>
          <table:table-cell table:style-name="TL Data"/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6.21" office:value-type="float">
            <text:p>6.21</text:p>
          </table:table-cell>
          <table:table-cell ns41:value-type="float" table:style-name="ce56" office:value="509" office:value-type="float">
            <text:p>509</text:p>
          </table:table-cell>
          <table:table-cell ns41:value-type="float" table:style-name="ce63" office:value="10842" office:value-type="float">
            <text:p>108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ff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TL Data" office:value="99.38" office:value-type="float">
            <text:p>99.38</text:p>
          </table:table-cell>
          <table:table-cell ns41:value-type="float" table:style-name="TL Data" office:value="0.57" office:value-type="float">
            <text:p>0.57</text:p>
          </table:table-cell>
          <table:table-cell table:style-name="TL Data" table:number-columns-repeated="2"/>
          <table:table-cell ns41:value-type="float" table:style-name="ce56" office:value="780" office:value-type="float">
            <text:p>780</text:p>
          </table:table-cell>
          <table:table-cell ns41:value-type="float" table:style-name="ce63" office:value="10370" office:value-type="float">
            <text:p>1037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ldermals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7.82" office:value-type="float">
            <text:p>87.82</text:p>
          </table:table-cell>
          <table:table-cell ns41:value-type="float" table:style-name="TL Data" office:value="8.05" office:value-type="float">
            <text:p>8.05</text:p>
          </table:table-cell>
          <table:table-cell ns41:value-type="float" table:style-name="TL Data" office:value="1.1" office:value-type="float">
            <text:p>1.10</text:p>
          </table:table-cell>
          <table:table-cell table:style-name="TL Data"/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ce56" office:value="236" office:value-type="float">
            <text:p>236</text:p>
          </table:table-cell>
          <table:table-cell ns41:value-type="float" table:style-name="ce63" office:value="10881" office:value-type="float">
            <text:p>108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ldrop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84" office:value-type="float">
            <text:p>1.84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97.44" office:value-type="float">
            <text:p>97.44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781" office:value-type="float">
            <text:p>781</text:p>
          </table:table-cell>
          <table:table-cell ns41:value-type="float" table:style-name="ce63" office:value="10529" office:value-type="float">
            <text:p>105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le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66" office:value-type="float">
            <text:p>2.66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96.23" office:value-type="float">
            <text:p>96.2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906" office:value-type="float">
            <text:p>906</text:p>
          </table:table-cell>
          <table:table-cell ns41:value-type="float" table:style-name="ce63" office:value="10048" office:value-type="float">
            <text:p>100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me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26" office:value-type="float">
            <text:p>1.26</text:p>
          </table:table-cell>
          <table:table-cell table:style-name="TL Data"/>
          <table:table-cell ns41:value-type="float" table:style-name="TL Data" office:value="98.46" office:value-type="float">
            <text:p>98.46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782" office:value-type="float">
            <text:p>782</text:p>
          </table:table-cell>
          <table:table-cell ns41:value-type="float" table:style-name="ce63" office:value="10277" office:value-type="float">
            <text:p>102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nder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4.4" office:value-type="float">
            <text:p>54.40</text:p>
          </table:table-cell>
          <table:table-cell ns41:value-type="float" table:style-name="TL Data" office:value="40.04" office:value-type="float">
            <text:p>40.04</text:p>
          </table:table-cell>
          <table:table-cell ns41:value-type="float" table:style-name="TL Data" office:value="5.05" office:value-type="float">
            <text:p>5.05</text:p>
          </table:table-cell>
          <table:table-cell table:style-name="TL Data"/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ce56" office:value="1060" office:value-type="float">
            <text:p>1060</text:p>
          </table:table-cell>
          <table:table-cell ns41:value-type="float" table:style-name="ce63" office:value="11276" office:value-type="float">
            <text:p>112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ndrin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9.88" office:value-type="float">
            <text:p>19.88</text:p>
          </table:table-cell>
          <table:table-cell ns41:value-type="float" table:style-name="TL Data" office:value="2.17" office:value-type="float">
            <text:p>2.17</text:p>
          </table:table-cell>
          <table:table-cell ns41:value-type="float" table:style-name="TL Data" office:value="76.54" office:value-type="float">
            <text:p>76.54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ce56" office:value="237" office:value-type="float">
            <text:p>237</text:p>
          </table:table-cell>
          <table:table-cell ns41:value-type="float" table:style-name="ce63" office:value="10260" office:value-type="float">
            <text:p>1026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nemuid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1.53" office:value-type="float">
            <text:p>71.53</text:p>
          </table:table-cell>
          <table:table-cell ns41:value-type="float" table:style-name="TL Data" office:value="13.06" office:value-type="float">
            <text:p>13.06</text:p>
          </table:table-cell>
          <table:table-cell ns41:value-type="float" table:style-name="TL Data" office:value="0.03" office:value-type="float">
            <text:p>0.03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15.15" office:value-type="float">
            <text:p>15.15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nnep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6.9" office:value-type="float">
            <text:p>6.9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90.5" office:value-type="float">
            <text:p>90.50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ce56" office:value="907" office:value-type="float">
            <text:p>907</text:p>
          </table:table-cell>
          <table:table-cell ns41:value-type="float" table:style-name="ce63" office:value="10542" office:value-type="float">
            <text:p>105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n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.81" office:value-type="float">
            <text:p>4.81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5.15" office:value-type="float">
            <text:p>95.15</text:p>
          </table:table-cell>
          <table:table-cell table:style-name="TL Data" table:number-columns-repeated="3"/>
          <table:table-cell ns41:value-type="float" table:style-name="ce56" office:value="238" office:value-type="float">
            <text:p>238</text:p>
          </table:table-cell>
          <table:table-cell ns41:value-type="float" table:style-name="ce63" office:value="10440" office:value-type="float">
            <text:p>1044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eu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1" office:value-type="float">
            <text:p>0.41</text:p>
          </table:table-cell>
          <table:table-cell table:style-name="TL Data"/>
          <table:table-cell ns41:value-type="float" table:style-name="TL Data" office:value="99.58" office:value-type="float">
            <text:p>99.58</text:p>
          </table:table-cell>
          <table:table-cell table:style-name="TL Data" table:number-columns-repeated="3"/>
          <table:table-cell ns41:value-type="float" table:style-name="ce56" office:value="908" office:value-type="float">
            <text:p>908</text:p>
          </table:table-cell>
          <table:table-cell ns41:value-type="float" table:style-name="ce63" office:value="10530" office:value-type="float">
            <text:p>105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es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3.47" office:value-type="float">
            <text:p>73.47</text:p>
          </table:table-cell>
          <table:table-cell ns41:value-type="float" table:style-name="TL Data" office:value="25.94" office:value-type="float">
            <text:p>25.94</text:p>
          </table:table-cell>
          <table:table-cell table:style-name="TL Data" table:number-columns-repeated="3"/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783" office:value-type="float">
            <text:p>783</text:p>
          </table:table-cell>
          <table:table-cell ns41:value-type="float" table:style-name="ce63" office:value="10193" office:value-type="float">
            <text:p>1019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esen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8.33" office:value-type="float">
            <text:p>68.33</text:p>
          </table:table-cell>
          <table:table-cell ns41:value-type="float" table:style-name="TL Data" office:value="21.86" office:value-type="float">
            <text:p>21.86</text:p>
          </table:table-cell>
          <table:table-cell ns41:value-type="float" office:value="0.07" table:style-name="TL Data" table:number-columns-repeated="3" office:value-type="float">
            <text:p>0.07</text:p>
          </table:table-cell>
          <table:table-cell ns41:value-type="float" table:style-name="TL Data" office:value="9.57" office:value-type="float">
            <text:p>9.57</text:p>
          </table:table-cell>
          <table:table-cell ns41:value-type="float" table:style-name="ce56" office:value="1063" office:value-type="float">
            <text:p>1063</text:p>
          </table:table-cell>
          <table:table-cell ns41:value-type="float" table:style-name="ce63" office:value="10606" office:value-type="float">
            <text:p>106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esen-Nieuw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9.59" office:value-type="float">
            <text:p>69.59</text:p>
          </table:table-cell>
          <table:table-cell ns41:value-type="float" table:style-name="TL Data" office:value="30" office:value-type="float">
            <text:p>30.00</text:p>
          </table:table-cell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1062" office:value-type="float">
            <text:p>1062</text:p>
          </table:table-cell>
          <table:table-cell ns41:value-type="float" table:style-name="ce63" office:value="10255" office:value-type="float">
            <text:p>102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et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2.56" office:value-type="float">
            <text:p>82.56</text:p>
          </table:table-cell>
          <table:table-cell ns41:value-type="float" table:style-name="TL Data" office:value="5.71" office:value-type="float">
            <text:p>5.71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10.01" office:value-type="float">
            <text:p>10.01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ce56" office:value="116" office:value-type="float">
            <text:p>116</text:p>
          </table:table-cell>
          <table:table-cell ns41:value-type="float" table:style-name="ce63" office:value="10506" office:value-type="float">
            <text:p>105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ethoor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40.12" office:value-type="float">
            <text:p>40.12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TL Data" office:value="0.5" office:value-type="float">
            <text:p>0.50</text:p>
          </table:table-cell>
          <table:table-cell table:style-name="TL Data"/>
          <table:table-cell ns41:value-type="float" table:style-name="TL Data" office:value="15.56" office:value-type="float">
            <text:p>15.56</text:p>
          </table:table-cell>
          <table:table-cell ns41:value-type="float" table:style-name="TL Data" office:value="41.3" office:value-type="float">
            <text:p>41.30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lze en Rij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57" office:value-type="float">
            <text:p>0.57</text:p>
          </table:table-cell>
          <table:table-cell table:style-name="TL Data"/>
          <table:table-cell ns41:value-type="float" table:style-name="TL Data" office:value="99.25" office:value-type="float">
            <text:p>99.25</text:p>
          </table:table-cell>
          <table:table-cell table:style-name="TL Data"/>
          <table:table-cell ns41:value-type="float" office:value="0.09" table:style-name="TL Data" table:number-columns-repeated="2" office:value-type="float">
            <text:p>0.09</text:p>
          </table:table-cell>
          <table:table-cell ns41:value-type="float" table:style-name="ce56" office:value="784" office:value-type="float">
            <text:p>784</text:p>
          </table:table-cell>
          <table:table-cell ns41:value-type="float" table:style-name="ce63" office:value="11375" office:value-type="float">
            <text:p>1137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inneken en Bav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.03" office:value-type="float">
            <text:p>9.03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86.93" office:value-type="float">
            <text:p>86.93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53" office:value-type="float">
            <text:p>1.53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ce56" office:value="1064" office:value-type="float">
            <text:p>1064</text:p>
          </table:table-cell>
          <table:table-cell ns41:value-type="float" table:style-name="ce63" office:value="10406" office:value-type="float">
            <text:p>1040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ederee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8.4" office:value-type="float">
            <text:p>98.40</text:p>
          </table:table-cell>
          <table:table-cell ns41:value-type="float" table:style-name="TL Data" office:value="0.84" office:value-type="float">
            <text:p>0.84</text:p>
          </table:table-cell>
          <table:table-cell ns41:value-type="float" table:style-name="TL Data" office:value="0.23" office:value-type="float">
            <text:p>0.23</text:p>
          </table:table-cell>
          <table:table-cell table:style-name="TL Data"/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511" office:value-type="float">
            <text:p>511</text:p>
          </table:table-cell>
          <table:table-cell ns41:value-type="float" table:style-name="ce63" office:value="10981" office:value-type="float">
            <text:p>109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es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8.12" office:value-type="float">
            <text:p>58.12</text:p>
          </table:table-cell>
          <table:table-cell ns41:value-type="float" table:style-name="TL Data" office:value="10.59" office:value-type="float">
            <text:p>10.59</text:p>
          </table:table-cell>
          <table:table-cell ns41:value-type="float" table:style-name="TL Data" office:value="18.77" office:value-type="float">
            <text:p>18.77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4.4" office:value-type="float">
            <text:p>4.40</text:p>
          </table:table-cell>
          <table:table-cell ns41:value-type="float" table:style-name="TL Data" office:value="8.02" office:value-type="float">
            <text:p>8.02</text:p>
          </table:table-cell>
          <table:table-cell ns41:value-type="float" table:style-name="ce56" office:value="664" office:value-type="float">
            <text:p>664</text:p>
          </table:table-cell>
          <table:table-cell ns41:value-type="float" table:style-name="ce63" office:value="10674" office:value-type="float">
            <text:p>1067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or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9.52" office:value-type="float">
            <text:p>69.52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23.37" office:value-type="float">
            <text:p>23.37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3.74" office:value-type="float">
            <text:p>3.74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orl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98.73" office:value-type="float">
            <text:p>98.73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ce56" office:value="785" office:value-type="float">
            <text:p>785</text:p>
          </table:table-cell>
          <table:table-cell ns41:value-type="float" table:style-name="ce63" office:value="10971" office:value-type="float">
            <text:p>109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rinche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7.13" office:value-type="float">
            <text:p>67.13</text:p>
          </table:table-cell>
          <table:table-cell ns41:value-type="float" table:style-name="TL Data" office:value="8.76" office:value-type="float">
            <text:p>8.76</text:p>
          </table:table-cell>
          <table:table-cell ns41:value-type="float" table:style-name="TL Data" office:value="16.84" office:value-type="float">
            <text:p>16.84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3.59" office:value-type="float">
            <text:p>3.59</text:p>
          </table:table-cell>
          <table:table-cell ns41:value-type="float" table:style-name="TL Data" office:value="2.93" office:value-type="float">
            <text:p>2.93</text:p>
          </table:table-cell>
          <table:table-cell ns41:value-type="float" table:style-name="ce56" office:value="512" office:value-type="float">
            <text:p>512</text:p>
          </table:table-cell>
          <table:table-cell ns41:value-type="float" table:style-name="ce63" office:value="10942" office:value-type="float">
            <text:p>1094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rs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7.26" office:value-type="float">
            <text:p>87.26</text:p>
          </table:table-cell>
          <table:table-cell ns41:value-type="float" table:style-name="TL Data" office:value="3.61" office:value-type="float">
            <text:p>3.61</text:p>
          </table:table-cell>
          <table:table-cell ns41:value-type="float" table:style-name="TL Data" office:value="5.08" office:value-type="float">
            <text:p>5.08</text:p>
          </table:table-cell>
          <table:table-cell table:style-name="TL Data"/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1.5" office:value-type="float">
            <text:p>1.50</text:p>
          </table:table-cell>
          <table:table-cell ns41:value-type="float" table:style-name="ce56" office:value="239" office:value-type="float">
            <text:p>239</text:p>
          </table:table-cell>
          <table:table-cell ns41:value-type="float" table:style-name="ce63" office:value="10085" office:value-type="float">
            <text:p>100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uda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8.93" office:value-type="float">
            <text:p>48.93</text:p>
          </table:table-cell>
          <table:table-cell ns41:value-type="float" table:style-name="TL Data" office:value="8.09" office:value-type="float">
            <text:p>8.09</text:p>
          </table:table-cell>
          <table:table-cell ns41:value-type="float" table:style-name="TL Data" office:value="29.28" office:value-type="float">
            <text:p>29.28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5.8" office:value-type="float">
            <text:p>5.80</text:p>
          </table:table-cell>
          <table:table-cell ns41:value-type="float" table:style-name="TL Data" office:value="6.94" office:value-type="float">
            <text:p>6.94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63" office:value="10302" office:value-type="float">
            <text:p>1030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udera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2.51" office:value-type="float">
            <text:p>92.51</text:p>
          </table:table-cell>
          <table:table-cell ns41:value-type="float" table:style-name="TL Data" office:value="4.2" office:value-type="float">
            <text:p>4.20</text:p>
          </table:table-cell>
          <table:table-cell ns41:value-type="float" table:style-name="TL Data" office:value="1.72" office:value-type="float">
            <text:p>1.72</text:p>
          </table:table-cell>
          <table:table-cell table:style-name="TL Data"/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ce56" office:value="514" office:value-type="float">
            <text:p>514</text:p>
          </table:table-cell>
          <table:table-cell ns41:value-type="float" table:style-name="ce63" office:value="11258" office:value-type="float">
            <text:p>112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udriaa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7.6" office:value-type="float">
            <text:p>87.60</text:p>
          </table:table-cell>
          <table:table-cell ns41:value-type="float" table:style-name="TL Data" office:value="2.68" office:value-type="float">
            <text:p>2.68</text:p>
          </table:table-cell>
          <table:table-cell table:style-name="TL Data" table:number-columns-repeated="2"/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9.55" office:value-type="float">
            <text:p>9.55</text:p>
          </table:table-cell>
          <table:table-cell ns41:value-type="float" table:style-name="ce56" office:value="515" office:value-type="float">
            <text:p>515</text:p>
          </table:table-cell>
          <table:table-cell ns41:value-type="float" table:style-name="ce63" office:value="10450" office:value-type="float">
            <text:p>1045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oudswaar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1.23" office:value-type="float">
            <text:p>81.23</text:p>
          </table:table-cell>
          <table:table-cell ns41:value-type="float" table:style-name="TL Data" office:value="6.89" office:value-type="float">
            <text:p>6.89</text:p>
          </table:table-cell>
          <table:table-cell ns41:value-type="float" table:style-name="TL Data" office:value="0.07" office:value-type="float">
            <text:p>0.07</text:p>
          </table:table-cell>
          <table:table-cell table:style-name="TL Data" table:number-columns-repeated="2"/>
          <table:table-cell ns41:value-type="float" table:style-name="TL Data" office:value="11.82" office:value-type="float">
            <text:p>11.82</text:p>
          </table:table-cell>
          <table:table-cell ns41:value-type="float" table:style-name="ce56" office:value="516" office:value-type="float">
            <text:p>516</text:p>
          </table:table-cell>
          <table:table-cell ns41:value-type="float" table:style-name="ce63" office:value="10914" office:value-type="float">
            <text:p>1091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fhors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1.99" office:value-type="float">
            <text:p>71.99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2.52" office:value-type="float">
            <text:p>2.52</text:p>
          </table:table-cell>
          <table:table-cell table:style-name="TL Data"/>
          <table:table-cell ns41:value-type="float" table:style-name="TL Data" office:value="2.52" office:value-type="float">
            <text:p>2.52</text:p>
          </table:table-cell>
          <table:table-cell ns41:value-type="float" table:style-name="TL Data" office:value="18.21" office:value-type="float">
            <text:p>18.21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f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4.61" office:value-type="float">
            <text:p>54.61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23.99" office:value-type="float">
            <text:p>23.99</text:p>
          </table:table-cell>
          <table:table-cell table:style-name="TL Data"/>
          <table:table-cell ns41:value-type="float" table:style-name="TL Data" office:value="5.2" office:value-type="float">
            <text:p>5.20</text:p>
          </table:table-cell>
          <table:table-cell ns41:value-type="float" table:style-name="TL Data" office:value="15.19" office:value-type="float">
            <text:p>15.19</text:p>
          </table:table-cell>
          <table:table-cell ns41:value-type="float" table:style-name="ce56" office:value="389" office:value-type="float">
            <text:p>389</text:p>
          </table:table-cell>
          <table:table-cell ns41:value-type="float" table:style-name="ce63" office:value="10484" office:value-type="float">
            <text:p>1048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msberg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5.47" office:value-type="float">
            <text:p>65.47</text:p>
          </table:table-cell>
          <table:table-cell ns41:value-type="float" table:style-name="TL Data" office:value="27.55" office:value-type="float">
            <text:p>27.55</text:p>
          </table:table-cell>
          <table:table-cell ns41:value-type="float" table:style-name="TL Data" office:value="4.09" office:value-type="float">
            <text:p>4.09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1.82" office:value-type="float">
            <text:p>1.82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te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75" office:value-type="float">
            <office:annotation draw:style-name="gr1" svg:height="1.957cm" draw:caption-point-y="0.274cm" svg:width="3.583cm" svg:x="8.194cm" draw:caption-point-x="-0.429cm" svg:y="163.77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65 staan.</text:span></text:p>
            </office:annotation>
            <text:p>0.75</text:p>
          </table:table-cell>
          <table:table-cell table:style-name="TL Data"/>
          <table:table-cell ns41:value-type="float" table:style-name="TL Data" office:value="99.21" office:value-type="float">
            <text:p>99.21</text:p>
          </table:table-cell>
          <table:table-cell table:style-name="TL Data"/>
          <table:table-cell ns41:value-type="float" office:value="0.07" table:style-name="TL Data" table:number-columns-repeated="2" office:value-type="float">
            <text:p>0.07</text:p>
          </table:table-cell>
          <table:table-cell ns41:value-type="float" table:style-name="ce56" office:value="909" office:value-type="float">
            <text:p>909</text:p>
          </table:table-cell>
          <table:table-cell ns41:value-type="float" table:style-name="ce63" office:value="11008" office:value-type="float">
            <text:p>110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uw en Langendam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1.76" office:value-type="float">
            <text:p>1.76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97.91" office:value-type="float">
            <text:p>97.91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ce56" office:value="665" office:value-type="float">
            <text:p>665</text:p>
          </table:table-cell>
          <table:table-cell ns41:value-type="float" table:style-name="ce63" office:value="10312" office:value-type="float">
            <text:p>103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av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29" office:value-type="float">
            <text:p>4.29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93.79" office:value-type="float">
            <text:p>93.79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ce56" office:value="786" office:value-type="float">
            <text:p>786</text:p>
          </table:table-cell>
          <table:table-cell ns41:value-type="float" table:style-name="ce63" office:value="10165" office:value-type="float">
            <text:p>101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de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5.11" office:value-type="float">
            <text:p>75.11</text:p>
          </table:table-cell>
          <table:table-cell ns41:value-type="float" table:style-name="TL Data" office:value="14.09" office:value-type="float">
            <text:p>14.09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9.72" office:value-type="float">
            <text:p>9.72</text:p>
          </table:table-cell>
          <table:table-cell ns41:value-type="float" table:style-name="ce56" office:value="517" office:value-type="float">
            <text:p>517</text:p>
          </table:table-cell>
          <table:table-cell ns41:value-type="float" table:style-name="ce63" office:value="10052" office:value-type="float">
            <text:p>100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9.27" office:value-type="float">
            <text:p>39.27</text:p>
          </table:table-cell>
          <table:table-cell ns41:value-type="float" table:style-name="TL Data" office:value="6.14" office:value-type="float">
            <text:p>6.14</text:p>
          </table:table-cell>
          <table:table-cell ns41:value-type="float" table:style-name="TL Data" office:value="28.43" office:value-type="float">
            <text:p>28.43</text:p>
          </table:table-cell>
          <table:table-cell ns41:value-type="float" table:style-name="TL Data" office:value="2.57" office:value-type="float">
            <text:p>2.57</text:p>
          </table:table-cell>
          <table:table-cell ns41:value-type="float" table:style-name="TL Data" office:value="15.83" office:value-type="float">
            <text:p>15.83</text:p>
          </table:table-cell>
          <table:table-cell ns41:value-type="float" table:style-name="TL Data" office:value="7.76" office:value-type="float">
            <text:p>7.76</text:p>
          </table:table-cell>
          <table:table-cell ns41:value-type="float" table:style-name="ce56" office:value="518" office:value-type="float">
            <text:p>518</text:p>
          </table:table-cell>
          <table:table-cell ns41:value-type="float" table:style-name="ce63" office:value="11434" office:value-type="float">
            <text:p>1143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lan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3.59" office:value-type="float">
            <text:p>63.59</text:p>
          </table:table-cell>
          <table:table-cell ns41:value-type="float" table:style-name="TL Data" office:value="11.4" office:value-type="float">
            <text:p>11.40</text:p>
          </table:table-cell>
          <table:table-cell ns41:value-type="float" table:style-name="TL Data" office:value="18.39" office:value-type="float">
            <text:p>18.39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2.6" office:value-type="float">
            <text:p>2.60</text:p>
          </table:table-cell>
          <table:table-cell ns41:value-type="float" table:style-name="TL Data" office:value="3.9" office:value-type="float">
            <text:p>3.90</text:p>
          </table:table-cell>
          <table:table-cell ns41:value-type="float" table:style-name="ce56" office:value="390" office:value-type="float">
            <text:p>390</text:p>
          </table:table-cell>
          <table:table-cell ns41:value-type="float" table:style-name="ce63" office:value="10534" office:value-type="float">
            <text:p>1053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moer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6.27" office:value-type="float">
            <text:p>56.27</text:p>
          </table:table-cell>
          <table:table-cell ns41:value-type="float" table:style-name="TL Data" office:value="27.71" office:value-type="float">
            <text:p>27.71</text:p>
          </table:table-cell>
          <table:table-cell ns41:value-type="float" table:style-name="TL Data" office:value="4.03" office:value-type="float">
            <text:p>4.03</text:p>
          </table:table-cell>
          <table:table-cell table:style-name="TL Data"/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11.22" office:value-type="float">
            <text:p>11.22</text:p>
          </table:table-cell>
          <table:table-cell ns41:value-type="float" table:style-name="ce56" office:value="787" office:value-type="float">
            <text:p>787</text:p>
          </table:table-cell>
          <table:table-cell ns41:value-type="float" table:style-name="ce63" office:value="10469" office:value-type="float">
            <text:p>104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polder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7.31" office:value-type="float">
            <text:p>67.31</text:p>
          </table:table-cell>
          <table:table-cell ns41:value-type="float" table:style-name="TL Data" office:value="14.48" office:value-type="float">
            <text:p>14.48</text:p>
          </table:table-cell>
          <table:table-cell ns41:value-type="float" table:style-name="TL Data" office:value="13.04" office:value-type="float">
            <text:p>13.04</text:p>
          </table:table-cell>
          <table:table-cell table:style-name="TL Data"/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4.41" office:value-type="float">
            <text:p>4.41</text:p>
          </table:table-cell>
          <table:table-cell ns41:value-type="float" table:style-name="ce56" office:value="666" office:value-type="float">
            <text:p>666</text:p>
          </table:table-cell>
          <table:table-cell ns41:value-type="float" table:style-name="ce63" office:value="11059" office:value-type="float">
            <text:p>110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Gravenzan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6.67" office:value-type="float">
            <text:p>66.67</text:p>
          </table:table-cell>
          <table:table-cell ns41:value-type="float" table:style-name="TL Data" office:value="18.77" office:value-type="float">
            <text:p>18.77</text:p>
          </table:table-cell>
          <table:table-cell ns41:value-type="float" table:style-name="TL Data" office:value="4.45" office:value-type="float">
            <text:p>4.45</text:p>
          </table:table-cell>
          <table:table-cell table:style-name="TL Data"/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9.42" office:value-type="float">
            <text:p>9.42</text:p>
          </table:table-cell>
          <table:table-cell ns41:value-type="float" table:style-name="ce56" office:value="519" office:value-type="float">
            <text:p>519</text:p>
          </table:table-cell>
          <table:table-cell ns41:value-type="float" table:style-name="ce63" office:value="10640" office:value-type="float">
            <text:p>106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evenbich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9.81" office:value-type="float">
            <text:p>9.81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88.89" office:value-type="float">
            <text:p>88.89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910" office:value-type="float">
            <text:p>910</text:p>
          </table:table-cell>
          <table:table-cell ns41:value-type="float" table:style-name="ce63" office:value="10624" office:value-type="float">
            <text:p>106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ijpsker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35.26" office:value-type="float">
            <text:p>35.26</text:p>
          </table:table-cell>
          <table:table-cell ns41:value-type="float" table:style-name="TL Data" office:value="56.28" office:value-type="float">
            <text:p>56.28</text:p>
          </table:table-cell>
          <table:table-cell table:style-name="TL Data"/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4.41" office:value-type="float">
            <text:p>4.41</text:p>
          </table:table-cell>
          <table:table-cell ns41:value-type="float" table:style-name="TL Data" office:value="3.29" office:value-type="float">
            <text:p>3.29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63" office:value="10244" office:value-type="float">
            <text:p>102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ijps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9.01" office:value-type="float">
            <text:p>29.01</text:p>
          </table:table-cell>
          <table:table-cell ns41:value-type="float" table:style-name="TL Data" office:value="63.09" office:value-type="float">
            <text:p>63.09</text:p>
          </table:table-cell>
          <table:table-cell table:style-name="TL Data" table:number-columns-repeated="3"/>
          <table:table-cell ns41:value-type="float" table:style-name="TL Data" office:value="7.9" office:value-type="float">
            <text:p>7.90</text:p>
          </table:table-cell>
          <table:table-cell ns41:value-type="float" table:style-name="ce56" office:value="1067" office:value-type="float">
            <text:p>1067</text:p>
          </table:table-cell>
          <table:table-cell ns41:value-type="float" table:style-name="ce63" office:value="10801" office:value-type="float">
            <text:p>1080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e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7.96" office:value-type="float">
            <text:p>77.96</text:p>
          </table:table-cell>
          <table:table-cell ns41:value-type="float" table:style-name="TL Data" office:value="1.6" office:value-type="float">
            <text:p>1.60</text:p>
          </table:table-cell>
          <table:table-cell ns41:value-type="float" table:style-name="TL Data" office:value="15.77" office:value-type="float">
            <text:p>15.77</text:p>
          </table:table-cell>
          <table:table-cell table:style-name="TL Data"/>
          <table:table-cell ns41:value-type="float" table:style-name="TL Data" office:value="1.19" office:value-type="float">
            <text:p>1.19</text:p>
          </table:table-cell>
          <table:table-cell ns41:value-type="float" table:style-name="TL Data" office:value="3.47" office:value-type="float">
            <text:p>3.47</text:p>
          </table:table-cell>
          <table:table-cell ns41:value-type="float" table:style-name="ce59" office:value="667" office:value-type="float">
            <text:p>667</text:p>
          </table:table-cell>
          <table:table-cell ns41:value-type="float" table:style-name="ce63" office:value="11312" office:value-type="float">
            <text:p>113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en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4.48" office:value-type="float">
            <office:annotation draw:style-name="gr1" svg:height="1.957cm" draw:caption-point-y="0.274cm" svg:width="3.583cm" svg:x="8.194cm" draw:caption-point-x="-0.429cm" svg:y="170.653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4,38 staan.</text:span></text:p>
            </office:annotation>
            <text:p>14.48</text:p>
          </table:table-cell>
          <table:table-cell table:style-name="TL Data"/>
          <table:table-cell ns41:value-type="float" table:style-name="TL Data" office:value="81.63" office:value-type="float">
            <text:p>81.63</text:p>
          </table:table-cell>
          <table:table-cell ns41:value-type="float" table:style-name="TL Data" office:value="3.02" office:value-type="float">
            <text:p>3.02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ce59" office:value="240" office:value-type="float">
            <text:p>240</text:p>
          </table:table-cell>
          <table:table-cell ns41:value-type="float" table:style-name="ce63" office:value="11094" office:value-type="float">
            <text:p>110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esbee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.15" office:value-type="float">
            <text:p>3.15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96.06" office:value-type="float">
            <text:p>96.06</text:p>
          </table:table-cell>
          <table:table-cell table:style-name="TL Data"/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9" office:value="241" office:value-type="float">
            <text:p>241</text:p>
          </table:table-cell>
          <table:table-cell ns41:value-type="float" table:style-name="ce63" office:value="10616" office:value-type="float">
            <text:p>1061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3.59" office:value-type="float">
            <text:p>43.59</text:p>
          </table:table-cell>
          <table:table-cell ns41:value-type="float" table:style-name="TL Data" office:value="11.63" office:value-type="float">
            <text:p>11.63</text:p>
          </table:table-cell>
          <table:table-cell ns41:value-type="float" table:style-name="TL Data" office:value="10.11" office:value-type="float">
            <text:p>10.11</text:p>
          </table:table-cell>
          <table:table-cell ns41:value-type="float" table:style-name="TL Data" office:value="2.59" office:value-type="float">
            <text:p>2.59</text:p>
          </table:table-cell>
          <table:table-cell ns41:value-type="float" table:style-name="TL Data" office:value="23.2" office:value-type="float">
            <text:p>23.20</text:p>
          </table:table-cell>
          <table:table-cell ns41:value-type="float" table:style-name="TL Data" office:value="8.86" office:value-type="float">
            <text:p>8.86</text:p>
          </table:table-cell>
          <table:table-cell ns41:value-type="float" table:style-name="ce59" office:value="14" office:value-type="float">
            <text:p>14</text:p>
          </table:table-cell>
          <table:table-cell ns41:value-type="float" table:style-name="ce63" office:value="10426" office:value-type="float">
            <text:p>1042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4" office:value-type="float">
            <text:p>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nsvel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55" office:value-type="float">
            <text:p>0.55</text:p>
          </table:table-cell>
          <table:table-cell table:style-name="TL Data"/>
          <table:table-cell ns41:value-type="float" table:style-name="TL Data" office:value="99.45" office:value-type="float">
            <text:p>99.45</text:p>
          </table:table-cell>
          <table:table-cell table:style-name="TL Data" table:number-columns-repeated="3"/>
          <table:table-cell ns41:value-type="float" table:style-name="ce59" office:value="911" office:value-type="float">
            <text:p>911</text:p>
          </table:table-cell>
          <table:table-cell ns41:value-type="float" table:style-name="ce63" office:value="10323" office:value-type="float">
            <text:p>103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otammer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2.7" office:value-type="float">
            <text:p>92.70</text:p>
          </table:table-cell>
          <table:table-cell ns41:value-type="float" table:style-name="TL Data" office:value="3.65" office:value-type="float">
            <text:p>3.65</text:p>
          </table:table-cell>
          <table:table-cell ns41:value-type="float" table:style-name="TL Data" office:value="0.28" office:value-type="float">
            <text:p>0.28</text:p>
          </table:table-cell>
          <table:table-cell table:style-name="TL Data"/>
          <table:table-cell ns41:value-type="float" table:style-name="TL Data" office:value="1.1" office:value-type="float">
            <text:p>1.10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ce59" office:value="520" office:value-type="float">
            <text:p>520</text:p>
          </table:table-cell>
          <table:table-cell ns41:value-type="float" table:style-name="ce63" office:value="11205" office:value-type="float">
            <text:p>112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otebroe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6.79" office:value-type="float">
            <text:p>16.79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82.23" office:value-type="float">
            <text:p>82.23</text:p>
          </table:table-cell>
          <table:table-cell table:style-name="TL Data"/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9" office:value="391" office:value-type="float">
            <text:p>391</text:p>
          </table:table-cell>
          <table:table-cell ns41:value-type="float" table:style-name="ce63" office:value="11337" office:value-type="float">
            <text:p>113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ootegast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0.82" office:value-type="float">
            <text:p>40.82</text:p>
          </table:table-cell>
          <table:table-cell ns41:value-type="float" table:style-name="TL Data" office:value="47.48" office:value-type="float">
            <text:p>47.48</text:p>
          </table:table-cell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TL Data" office:value="2.48" office:value-type="float">
            <text:p>2.48</text:p>
          </table:table-cell>
          <table:table-cell ns41:value-type="float" table:style-name="TL Data" office:value="9.08" office:value-type="float">
            <text:p>9.08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63" office:value="11080" office:value-type="float">
            <text:p>1108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rubbenvors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9.19" office:value-type="float">
            <text:p>99.19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ce56" office:value="912" office:value-type="float">
            <text:p>912</text:p>
          </table:table-cell>
          <table:table-cell ns41:value-type="float" table:style-name="ce63" office:value="10176" office:value-type="float">
            <text:p>101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Gulp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97" office:value-type="float">
            <text:p>97.00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ce59" office:value="913" office:value-type="float">
            <text:p>913</text:p>
          </table:table-cell>
          <table:table-cell ns41:value-type="float" table:style-name="ce63" office:value="11032" office:value-type="float">
            <text:p>110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H</text:p>
          </table:table-cell>
          <table:table-cell ns41:value-type="string" table:style-name="TL RowHeader" office:value-type="string">
            <text:p>Haaft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3.2" office:value-type="float">
            <text:p>93.20</text:p>
          </table:table-cell>
          <table:table-cell ns41:value-type="float" table:style-name="TL Data" office:value="4.92" office:value-type="float">
            <text:p>4.92</text:p>
          </table:table-cell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1.68" office:value-type="float">
            <text:p>1.68</text:p>
          </table:table-cell>
          <table:table-cell ns41:value-type="float" table:style-name="ce59" office:value="242" office:value-type="float">
            <text:p>242</text:p>
          </table:table-cell>
          <table:table-cell ns41:value-type="float" table:style-name="ce63" office:value="10125" office:value-type="float">
            <text:p>101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ksberg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28.11" office:value-type="float">
            <text:p>28.11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69.74" office:value-type="float">
            <text:p>69.74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9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mste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4.71" office:value-type="float">
            <text:p>74.71</text:p>
          </table:table-cell>
          <table:table-cell ns41:value-type="float" table:style-name="TL Data" office:value="18.33" office:value-type="float">
            <text:p>18.33</text:p>
          </table:table-cell>
          <table:table-cell ns41:value-type="float" table:style-name="TL Data" office:value="0.9" office:value-type="float">
            <text:p>0.90</text:p>
          </table:table-cell>
          <table:table-cell table:style-name="TL Data"/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5" office:value-type="float">
            <text:p>5.00</text:p>
          </table:table-cell>
          <table:table-cell ns41:value-type="float" table:style-name="ce59" office:value="1068" office:value-type="float">
            <text:p>1068</text:p>
          </table:table-cell>
          <table:table-cell ns41:value-type="float" table:style-name="ce63" office:value="10701" office:value-type="float">
            <text:p>107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rle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9.54" office:value-type="float">
            <text:p>29.54</text:p>
          </table:table-cell>
          <table:table-cell ns41:value-type="float" table:style-name="TL Data" office:value="4.21" office:value-type="float">
            <text:p>4.21</text:p>
          </table:table-cell>
          <table:table-cell ns41:value-type="float" table:style-name="TL Data" office:value="35.63" office:value-type="float">
            <text:p>35.63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17.25" office:value-type="float">
            <text:p>17.25</text:p>
          </table:table-cell>
          <table:table-cell ns41:value-type="float" table:style-name="TL Data" office:value="12.28" office:value-type="float">
            <text:p>12.28</text:p>
          </table:table-cell>
          <table:table-cell ns41:value-type="float" table:style-name="ce59" office:value="392" office:value-type="float">
            <text:p>392</text:p>
          </table:table-cell>
          <table:table-cell ns41:value-type="float" table:style-name="ce63" office:value="10357" office:value-type="float">
            <text:p>1035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rlemmerliede c.a.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32" office:value-type="float">
            <text:p>30.32</text:p>
          </table:table-cell>
          <table:table-cell ns41:value-type="float" table:style-name="TL Data" office:value="8.2" office:value-type="float">
            <text:p>8.20</text:p>
          </table:table-cell>
          <table:table-cell ns41:value-type="float" table:style-name="TL Data" office:value="48.6" office:value-type="float">
            <text:p>48.60</text:p>
          </table:table-cell>
          <table:table-cell table:style-name="TL Data"/>
          <table:table-cell ns41:value-type="float" table:style-name="TL Data" office:value="7.73" office:value-type="float">
            <text:p>7.73</text:p>
          </table:table-cell>
          <table:table-cell ns41:value-type="float" table:style-name="TL Data" office:value="5.13" office:value-type="float">
            <text:p>5.13</text:p>
          </table:table-cell>
          <table:table-cell ns41:value-type="float" table:style-name="ce56" office:value="393" office:value-type="float">
            <text:p>393</text:p>
          </table:table-cell>
          <table:table-cell ns41:value-type="float" table:style-name="ce63" office:value="10508" office:value-type="float">
            <text:p>105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rlemmerm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5.16" office:value-type="float">
            <text:p>45.16</text:p>
          </table:table-cell>
          <table:table-cell ns41:value-type="float" table:style-name="TL Data" office:value="18.67" office:value-type="float">
            <text:p>18.67</text:p>
          </table:table-cell>
          <table:table-cell ns41:value-type="float" table:style-name="TL Data" office:value="25.51" office:value-type="float">
            <text:p>25.51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4.07" office:value-type="float">
            <text:p>4.07</text:p>
          </table:table-cell>
          <table:table-cell ns41:value-type="float" table:style-name="TL Data" office:value="6.55" office:value-type="float">
            <text:p>6.55</text:p>
          </table:table-cell>
          <table:table-cell ns41:value-type="float" table:style-name="ce56" office:value="394" office:value-type="float">
            <text:p>394</text:p>
          </table:table-cell>
          <table:table-cell ns41:value-type="float" table:style-name="ce63" office:value="11387" office:value-type="float">
            <text:p>1138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rzuilens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10.29" office:value-type="float">
            <text:p>10.29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88.69" office:value-type="float">
            <text:p>88.69</text:p>
          </table:table-cell>
          <table:table-cell table:style-name="TL Data" table:number-columns-repeated="2"/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1069" office:value-type="float">
            <text:p>1069</text:p>
          </table:table-cell>
          <table:table-cell ns41:value-type="float" table:style-name="ce63" office:value="10737" office:value-type="float">
            <text:p>1073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ast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0.58" office:value-type="float">
            <text:p>50.58</text:p>
          </table:table-cell>
          <table:table-cell ns41:value-type="float" table:style-name="TL Data" office:value="10.37" office:value-type="float">
            <text:p>10.37</text:p>
          </table:table-cell>
          <table:table-cell ns41:value-type="float" table:style-name="TL Data" office:value="36.37" office:value-type="float">
            <text:p>36.37</text:p>
          </table:table-cell>
          <table:table-cell table:style-name="TL Data"/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ce56" office:value="521" office:value-type="float">
            <text:p>521</text:p>
          </table:table-cell>
          <table:table-cell ns41:value-type="float" table:style-name="ce63" office:value="11049" office:value-type="float">
            <text:p>110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gestei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7.58" office:value-type="float">
            <office:annotation draw:style-name="gr1" svg:height="1.957cm" draw:caption-point-y="0.274cm" svg:width="3.583cm" svg:x="8.194cm" draw:caption-point-x="-0.429cm" svg:y="179.64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7,48 staan.</text:span></text:p>
            </office:annotation>
            <text:p>57.58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38.5" office:value-type="float">
            <text:p>38.50</text:p>
          </table:table-cell>
          <table:table-cell table:style-name="TL Data" table:number-columns-repeated="2"/>
          <table:table-cell ns41:value-type="float" table:style-name="TL Data" office:value="0.76" office:value-type="float">
            <text:p>0.76</text:p>
          </table:table-cell>
          <table:table-cell ns41:value-type="float" table:style-name="ce59" office:value="522" office:value-type="float">
            <text:p>522</text:p>
          </table:table-cell>
          <table:table-cell ns41:value-type="float" table:style-name="ce63" office:value="10297" office:value-type="float">
            <text:p>102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l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7" office:value-type="float">
            <text:p>0.37</text:p>
          </table:table-cell>
          <table:table-cell table:style-name="TL Data"/>
          <table:table-cell ns41:value-type="float" table:style-name="TL Data" office:value="99.63" office:value-type="float">
            <text:p>99.63</text:p>
          </table:table-cell>
          <table:table-cell table:style-name="TL Data" table:number-columns-repeated="3"/>
          <table:table-cell ns41:value-type="float" table:style-name="ce59" office:value="914" office:value-type="float">
            <text:p>914</text:p>
          </table:table-cell>
          <table:table-cell ns41:value-type="float" table:style-name="ce63" office:value="10321" office:value-type="float">
            <text:p>103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lster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62" office:value-type="float">
            <text:p>3.62</text:p>
          </table:table-cell>
          <table:table-cell ns41:value-type="float" table:style-name="TL Data" office:value="1.77" office:value-type="float">
            <text:p>1.77</text:p>
          </table:table-cell>
          <table:table-cell ns41:value-type="float" table:style-name="TL Data" office:value="94.11" office:value-type="float">
            <text:p>94.11</text:p>
          </table:table-cell>
          <table:table-cell table:style-name="TL Data"/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789" office:value-type="float">
            <text:p>789</text:p>
          </table:table-cell>
          <table:table-cell ns41:value-type="float" table:style-name="ce63" office:value="10387" office:value-type="float">
            <text:p>1038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m (Den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4.17" office:value-type="float">
            <text:p>64.17</text:p>
          </table:table-cell>
          <table:table-cell ns41:value-type="float" table:style-name="TL Data" office:value="26.66" office:value-type="float">
            <text:p>26.66</text:p>
          </table:table-cell>
          <table:table-cell ns41:value-type="float" table:style-name="TL Data" office:value="7.59" office:value-type="float">
            <text:p>7.59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9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ps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9" office:value="790" office:value-type="float">
            <text:p>790</text:p>
          </table:table-cell>
          <table:table-cell ns41:value-type="float" table:style-name="ce63" office:value="11283" office:value-type="float">
            <text:p>112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denberg (Ambt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2.4" office:value-type="float">
            <text:p>52.40</text:p>
          </table:table-cell>
          <table:table-cell ns41:value-type="float" table:style-name="TL Data" office:value="31.54" office:value-type="float">
            <text:p>31.54</text:p>
          </table:table-cell>
          <table:table-cell ns41:value-type="float" table:style-name="TL Data" office:value="12.81" office:value-type="float">
            <text:p>12.81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.53" office:value-type="float">
            <text:p>2.5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denberg (Stad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4.84" office:value-type="float">
            <text:p>54.84</text:p>
          </table:table-cell>
          <table:table-cell ns41:value-type="float" table:style-name="TL Data" office:value="41.54" office:value-type="float">
            <text:p>41.54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derwij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0.57" office:value-type="float">
            <text:p>70.57</text:p>
          </table:table-cell>
          <table:table-cell ns41:value-type="float" table:style-name="TL Data" office:value="12.17" office:value-type="float">
            <text:p>12.17</text:p>
          </table:table-cell>
          <table:table-cell ns41:value-type="float" table:style-name="TL Data" office:value="6.85" office:value-type="float">
            <text:p>6.85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2.02" office:value-type="float">
            <text:p>2.02</text:p>
          </table:table-cell>
          <table:table-cell ns41:value-type="float" table:style-name="TL Data" office:value="7.87" office:value-type="float">
            <text:p>7.87</text:p>
          </table:table-cell>
          <table:table-cell ns41:value-type="float" table:style-name="ce56" office:value="243" office:value-type="float">
            <text:p>243</text:p>
          </table:table-cell>
          <table:table-cell ns41:value-type="float" table:style-name="ce63" office:value="10786" office:value-type="float">
            <text:p>1078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dinxvel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7.79" office:value-type="float">
            <text:p>87.79</text:p>
          </table:table-cell>
          <table:table-cell ns41:value-type="float" table:style-name="TL Data" office:value="8.71" office:value-type="float">
            <text:p>8.71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2.49" office:value-type="float">
            <text:p>2.49</text:p>
          </table:table-cell>
          <table:table-cell ns41:value-type="float" table:style-name="ce56" office:value="1070" office:value-type="float">
            <text:p>1070</text:p>
          </table:table-cell>
          <table:table-cell ns41:value-type="float" table:style-name="ce63" office:value="10167" office:value-type="float">
            <text:p>1016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0.71" office:value-type="float">
            <text:p>70.71</text:p>
          </table:table-cell>
          <table:table-cell ns41:value-type="float" table:style-name="TL Data" office:value="19" office:value-type="float">
            <text:p>19.00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2.98" office:value-type="float">
            <text:p>2.98</text:p>
          </table:table-cell>
          <table:table-cell ns41:value-type="float" table:style-name="ce59" office:value="17" office:value-type="float">
            <text:p>17</text:p>
          </table:table-cell>
          <table:table-cell ns41:value-type="float" table:style-name="ce63" office:value="11058" office:value-type="float">
            <text:p>110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31" office:value-type="float">
            <text:p>0.31</text:p>
          </table:table-cell>
          <table:table-cell table:style-name="TL Data"/>
          <table:table-cell ns41:value-type="float" table:style-name="TL Data" office:value="99.69" office:value-type="float">
            <text:p>99.69</text:p>
          </table:table-cell>
          <table:table-cell table:style-name="TL Data" table:number-columns-repeated="3"/>
          <table:table-cell ns41:value-type="float" table:style-name="ce60" office:value="788" office:value-type="float">
            <text:p>788</text:p>
          </table:table-cell>
          <table:table-cell ns41:value-type="float" table:style-name="ce63" office:value="11155" office:value-type="float">
            <text:p>1115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en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43" office:value-type="float">
            <text:p>30.43</text:p>
          </table:table-cell>
          <table:table-cell ns41:value-type="float" table:style-name="TL Data" office:value="5.98" office:value-type="float">
            <text:p>5.98</text:p>
          </table:table-cell>
          <table:table-cell ns41:value-type="float" table:style-name="TL Data" office:value="59.89" office:value-type="float">
            <text:p>59.89</text:p>
          </table:table-cell>
          <table:table-cell table:style-name="TL Data"/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ce56" office:value="395" office:value-type="float">
            <text:p>395</text:p>
          </table:table-cell>
          <table:table-cell ns41:value-type="float" table:style-name="ce63" office:value="10963" office:value-type="float">
            <text:p>1096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ling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1.68" office:value-type="float">
            <text:p>41.68</text:p>
          </table:table-cell>
          <table:table-cell ns41:value-type="float" table:style-name="TL Data" office:value="11.25" office:value-type="float">
            <text:p>11.25</text:p>
          </table:table-cell>
          <table:table-cell ns41:value-type="float" table:style-name="TL Data" office:value="14.78" office:value-type="float">
            <text:p>14.78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19.71" office:value-type="float">
            <text:p>19.71</text:p>
          </table:table-cell>
          <table:table-cell ns41:value-type="float" table:style-name="TL Data" office:value="11.68" office:value-type="float">
            <text:p>11.68</text:p>
          </table:table-cell>
          <table:table-cell ns41:value-type="float" table:style-name="ce59" office:value="72" office:value-type="float">
            <text:p>72</text:p>
          </table:table-cell>
          <table:table-cell ns41:value-type="float" table:style-name="ce63" office:value="10909" office:value-type="float">
            <text:p>1090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7.69" office:value-type="float">
            <text:p>37.69</text:p>
          </table:table-cell>
          <table:table-cell ns41:value-type="float" table:style-name="TL Data" office:value="13.61" office:value-type="float">
            <text:p>13.61</text:p>
          </table:table-cell>
          <table:table-cell ns41:value-type="float" table:style-name="TL Data" office:value="48.01" office:value-type="float">
            <text:p>48.01</text:p>
          </table:table-cell>
          <table:table-cell table:style-name="TL Data"/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ce59" office:value="318" office:value-type="float">
            <text:p>318</text:p>
          </table:table-cell>
          <table:table-cell ns41:value-type="float" table:style-name="ce63" office:value="10183" office:value-type="float">
            <text:p>101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sk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1.79" office:value-type="float">
            <text:p>61.79</text:p>
          </table:table-cell>
          <table:table-cell ns41:value-type="float" table:style-name="TL Data" office:value="9.98" office:value-type="float">
            <text:p>9.98</text:p>
          </table:table-cell>
          <table:table-cell ns41:value-type="float" table:style-name="TL Data" office:value="9.13" office:value-type="float">
            <text:p>9.13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11.5" office:value-type="float">
            <text:p>11.50</text:p>
          </table:table-cell>
          <table:table-cell ns41:value-type="float" table:style-name="TL Data" office:value="7.48" office:value-type="float">
            <text:p>7.48</text:p>
          </table:table-cell>
          <table:table-cell ns41:value-type="float" table:style-name="ce56" office:value="73" office:value-type="float">
            <text:p>73</text:p>
          </table:table-cell>
          <table:table-cell ns41:value-type="float" table:style-name="ce63" office:value="10022" office:value-type="float">
            <text:p>100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ssel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1.5" office:value-type="float">
            <text:p>71.50</text:p>
          </table:table-cell>
          <table:table-cell ns41:value-type="float" table:style-name="TL Data" office:value="20.78" office:value-type="float">
            <text:p>20.78</text:p>
          </table:table-cell>
          <table:table-cell ns41:value-type="float" table:style-name="TL Data" office:value="3.55" office:value-type="float">
            <text:p>3.55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2.15" office:value-type="float">
            <text:p>2.15</text:p>
          </table:table-cell>
          <table:table-cell ns41:value-type="float" table:style-name="ce59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tt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7.65" office:value-type="float">
            <text:p>77.65</text:p>
          </table:table-cell>
          <table:table-cell ns41:value-type="float" table:style-name="TL Data" office:value="15.75" office:value-type="float">
            <text:p>15.75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2.67" office:value-type="float">
            <text:p>2.67</text:p>
          </table:table-cell>
          <table:table-cell ns41:value-type="float" table:style-name="TL Data" office:value="2.18" office:value-type="float">
            <text:p>2.18</text:p>
          </table:table-cell>
          <table:table-cell ns41:value-type="float" table:style-name="ce59" office:value="244" office:value-type="float">
            <text:p>244</text:p>
          </table:table-cell>
          <table:table-cell ns41:value-type="float" table:style-name="ce63" office:value="10673" office:value-type="float">
            <text:p>106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velt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4.85" office:value-type="float">
            <text:p>94.85</text:p>
          </table:table-cell>
          <table:table-cell ns41:value-type="float" table:style-name="TL Data" office:value="2.97" office:value-type="float">
            <text:p>2.97</text:p>
          </table:table-cell>
          <table:table-cell ns41:value-type="float" table:style-name="TL Data" office:value="1.07" office:value-type="float">
            <text:p>1.07</text:p>
          </table:table-cell>
          <table:table-cell table:style-name="TL Data"/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ce59" office:value="117" office:value-type="float">
            <text:p>117</text:p>
          </table:table-cell>
          <table:table-cell ns41:value-type="float" table:style-name="ce63" office:value="10186" office:value-type="float">
            <text:p>1018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azerswou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7.33" office:value-type="float">
            <text:p>37.33</text:p>
          </table:table-cell>
          <table:table-cell ns41:value-type="float" table:style-name="TL Data" office:value="20.99" office:value-type="float">
            <text:p>20.99</text:p>
          </table:table-cell>
          <table:table-cell ns41:value-type="float" table:style-name="TL Data" office:value="39.8" office:value-type="float">
            <text:p>39.80</text:p>
          </table:table-cell>
          <table:table-cell table:style-name="TL Data"/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ce56" office:value="524" office:value-type="float">
            <text:p>524</text:p>
          </table:table-cell>
          <table:table-cell ns41:value-type="float" table:style-name="ce63" office:value="11257" office:value-type="float">
            <text:p>112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d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3.72" office:value-type="float">
            <text:p>53.72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45.28" office:value-type="float">
            <text:p>45.28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ce59" office:value="245" office:value-type="float">
            <text:p>245</text:p>
          </table:table-cell>
          <table:table-cell ns41:value-type="float" table:style-name="ce63" office:value="10982" office:value-type="float">
            <text:p>109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dikhuiz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36" office:value-type="float">
            <text:p>2.36</text:p>
          </table:table-cell>
          <table:table-cell table:style-name="TL Data"/>
          <table:table-cell ns41:value-type="float" table:style-name="TL Data" office:value="97.64" office:value-type="float">
            <text:p>97.64</text:p>
          </table:table-cell>
          <table:table-cell table:style-name="TL Data" table:number-columns-repeated="3"/>
          <table:table-cell ns41:value-type="float" table:style-name="ce56" office:value="1071" office:value-type="float">
            <text:p>1071</text:p>
          </table:table-cell>
          <table:table-cell ns41:value-type="float" table:style-name="ce63" office:value="11130" office:value-type="float">
            <text:p>111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l en Panhee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3" office:value-type="float">
            <text:p>0.43</text:p>
          </table:table-cell>
          <table:table-cell table:style-name="TL Data"/>
          <table:table-cell ns41:value-type="float" table:style-name="TL Data" office:value="99.57" office:value-type="float">
            <text:p>99.57</text:p>
          </table:table-cell>
          <table:table-cell table:style-name="TL Data" table:number-columns-repeated="3"/>
          <table:table-cell ns41:value-type="float" table:style-name="ce56" office:value="915" office:value-type="float">
            <text:p>915</text:p>
          </table:table-cell>
          <table:table-cell ns41:value-type="float" table:style-name="ce63" office:value="11208" office:value-type="float">
            <text:p>112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msker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6.01" office:value-type="float">
            <text:p>16.01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80.89" office:value-type="float">
            <text:p>80.89</text:p>
          </table:table-cell>
          <table:table-cell table:style-name="TL Data"/>
          <table:table-cell ns41:value-type="float" table:style-name="TL Data" office:value="1.81" office:value-type="float">
            <text:p>1.81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ce59" office:value="396" office:value-type="float">
            <text:p>396</text:p>
          </table:table-cell>
          <table:table-cell ns41:value-type="float" table:style-name="ce63" office:value="10679" office:value-type="float">
            <text:p>106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msted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9.39" office:value-type="float">
            <text:p>29.39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44.79" office:value-type="float">
            <text:p>44.79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10.19" office:value-type="float">
            <text:p>10.19</text:p>
          </table:table-cell>
          <table:table-cell ns41:value-type="float" table:style-name="TL Data" office:value="10.45" office:value-type="float">
            <text:p>10.45</text:p>
          </table:table-cell>
          <table:table-cell ns41:value-type="float" table:style-name="ce59" office:value="397" office:value-type="float">
            <text:p>397</text:p>
          </table:table-cell>
          <table:table-cell ns41:value-type="float" table:style-name="ce63" office:value="11288" office:value-type="float">
            <text:p>1128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nvlie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1.18" office:value-type="float">
            <text:p>91.18</text:p>
          </table:table-cell>
          <table:table-cell ns41:value-type="float" table:style-name="TL Data" office:value="4.29" office:value-type="float">
            <text:p>4.29</text:p>
          </table:table-cell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ce59" office:value="525" office:value-type="float">
            <text:p>525</text:p>
          </table:table-cell>
          <table:table-cell ns41:value-type="float" table:style-name="ce63" office:value="10823" office:value-type="float">
            <text:p>108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98.98" office:value-type="float">
            <text:p>98.98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ce59" office:value="916" office:value-type="float">
            <text:p>916</text:p>
          </table:table-cell>
          <table:table-cell ns41:value-type="float" table:style-name="ce63" office:value="11407" office:value-type="float">
            <text:p>114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 Heer-Abts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2.22" office:value-type="float">
            <text:p>72.22</text:p>
          </table:table-cell>
          <table:table-cell ns41:value-type="float" table:style-name="TL Data" office:value="6.82" office:value-type="float">
            <text:p>6.82</text:p>
          </table:table-cell>
          <table:table-cell ns41:value-type="float" table:style-name="TL Data" office:value="16.67" office:value-type="float">
            <text:p>16.67</text:p>
          </table:table-cell>
          <table:table-cell table:style-name="TL Data"/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3.79" office:value-type="float">
            <text:p>3.79</text:p>
          </table:table-cell>
          <table:table-cell ns41:value-type="float" table:style-name="ce56" office:value="669" office:value-type="float">
            <text:p>669</text:p>
          </table:table-cell>
          <table:table-cell ns41:value-type="float" table:style-name="ce63" office:value="10337" office:value-type="float">
            <text:p>1033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 Heer-Arends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0.82" office:value-type="float">
            <text:p>50.82</text:p>
          </table:table-cell>
          <table:table-cell ns41:value-type="float" table:style-name="TL Data" office:value="24.92" office:value-type="float">
            <text:p>24.92</text:p>
          </table:table-cell>
          <table:table-cell ns41:value-type="float" table:style-name="TL Data" office:value="16.76" office:value-type="float">
            <text:p>16.76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7.34" office:value-type="float">
            <text:p>7.34</text:p>
          </table:table-cell>
          <table:table-cell ns41:value-type="float" table:style-name="ce56" office:value="670" office:value-type="float">
            <text:p>670</text:p>
          </table:table-cell>
          <table:table-cell ns41:value-type="float" table:style-name="ce63" office:value="10875" office:value-type="float">
            <text:p>1087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de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3.4" office:value-type="float">
            <text:p>83.40</text:p>
          </table:table-cell>
          <table:table-cell ns41:value-type="float" table:style-name="TL Data" office:value="13.14" office:value-type="float">
            <text:p>13.14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ce59" office:value="246" office:value-type="float">
            <text:p>246</text:p>
          </table:table-cell>
          <table:table-cell ns41:value-type="float" table:style-name="ce63" office:value="10291" office:value-type="float">
            <text:p>102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 Heerenhoe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.62" office:value-type="float">
            <text:p>8.62</text:p>
          </table:table-cell>
          <table:table-cell ns41:value-type="float" table:style-name="TL Data" office:value="2.3" office:value-type="float">
            <text:p>2.30</text:p>
          </table:table-cell>
          <table:table-cell ns41:value-type="float" table:style-name="TL Data" office:value="88.4" office:value-type="float">
            <text:p>88.40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9" office:value="671" office:value-type="float">
            <text:p>671</text:p>
          </table:table-cell>
          <table:table-cell ns41:value-type="float" table:style-name="ce63" office:value="10721" office:value-type="float">
            <text:p>107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enwaar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4.91" office:value-type="float">
            <text:p>94.91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2.55" office:value-type="float">
            <text:p>2.55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1.31" office:value-type="float">
            <text:p>1.31</text:p>
          </table:table-cell>
          <table:table-cell ns41:value-type="float" table:style-name="ce59" office:value="247" office:value-type="float">
            <text:p>247</text:p>
          </table:table-cell>
          <table:table-cell ns41:value-type="float" table:style-name="ce63" office:value="10067" office:value-type="float">
            <text:p>100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hugowaar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7.18" office:value-type="float">
            <text:p>27.18</text:p>
          </table:table-cell>
          <table:table-cell ns41:value-type="float" table:style-name="TL Data" office:value="4.81" office:value-type="float">
            <text:p>4.81</text:p>
          </table:table-cell>
          <table:table-cell ns41:value-type="float" table:style-name="TL Data" office:value="60.93" office:value-type="float">
            <text:p>60.93</text:p>
          </table:table-cell>
          <table:table-cell table:style-name="TL Data"/>
          <table:table-cell ns41:value-type="float" table:style-name="TL Data" office:value="4.03" office:value-type="float">
            <text:p>4.03</text:p>
          </table:table-cell>
          <table:table-cell ns41:value-type="float" table:style-name="TL Data" office:value="3.05" office:value-type="float">
            <text:p>3.05</text:p>
          </table:table-cell>
          <table:table-cell ns41:value-type="float" table:style-name="ce59" office:value="398" office:value-type="float">
            <text:p>398</text:p>
          </table:table-cell>
          <table:table-cell ns41:value-type="float" table:style-name="ce63" office:value="10752" office:value-type="float">
            <text:p>107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jans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6.69" office:value-type="float">
            <text:p>76.69</text:p>
          </table:table-cell>
          <table:table-cell ns41:value-type="float" table:style-name="TL Data" office:value="19.95" office:value-type="float">
            <text:p>19.95</text:p>
          </table:table-cell>
          <table:table-cell ns41:value-type="float" table:style-name="TL Data" office:value="0.61" office:value-type="float">
            <text:p>0.61</text:p>
          </table:table-cell>
          <table:table-cell table:style-name="TL Data"/>
          <table:table-cell ns41:value-type="float" table:style-name="TL Data" office:value="1.752" office:value-type="float">
            <text:p>1.75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ce59" office:value="526" office:value-type="float">
            <text:p>526</text:p>
          </table:table-cell>
          <table:table-cell ns41:value-type="float" table:style-name="ce63" office:value="10540" office:value-type="float">
            <text:p>105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rl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3.37" office:value-type="float">
            <text:p>13.37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TL Data" office:value="75.84" office:value-type="float">
            <text:p>75.84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2.83" office:value-type="float">
            <text:p>2.83</text:p>
          </table:table-cell>
          <table:table-cell ns41:value-type="float" table:style-name="TL Data" office:value="5.74" office:value-type="float">
            <text:p>5.74</text:p>
          </table:table-cell>
          <table:table-cell ns41:value-type="float" table:style-name="ce59" office:value="917" office:value-type="float">
            <text:p>917</text:p>
          </table:table-cell>
          <table:table-cell ns41:value-type="float" table:style-name="ce63" office:value="10902" office:value-type="float">
            <text:p>1090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sch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65" office:value-type="float">
            <text:p>0.65</text:p>
          </table:table-cell>
          <table:table-cell table:style-name="TL Data"/>
          <table:table-cell ns41:value-type="float" table:style-name="TL Data" office:value="99.45" office:value-type="float">
            <text:p>99.45</text:p>
          </table:table-cell>
          <table:table-cell table:style-name="TL Data" table:number-columns-repeated="3"/>
          <table:table-cell ns41:value-type="float" table:style-name="ce59" office:value="791" office:value-type="float">
            <text:p>791</text:p>
          </table:table-cell>
          <table:table-cell ns41:value-type="float" table:style-name="ce63" office:value="10149" office:value-type="float">
            <text:p>1014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s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8" office:value-type="float">
            <text:p>0.08</text:p>
          </table:table-cell>
          <table:table-cell table:style-name="TL Data"/>
          <table:table-cell ns41:value-type="float" table:style-name="TL Data" office:value="99.92" office:value-type="float">
            <text:p>99.92</text:p>
          </table:table-cell>
          <table:table-cell table:style-name="TL Data" table:number-columns-repeated="3"/>
          <table:table-cell ns41:value-type="float" table:style-name="ce59" office:value="1072" office:value-type="float">
            <text:p>1072</text:p>
          </table:table-cell>
          <table:table-cell ns41:value-type="float" table:style-name="ce63" office:value="11229" office:value-type="float">
            <text:p>112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ez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6.12" office:value-type="float">
            <text:p>6.12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92.44" office:value-type="float">
            <text:p>92.44</text:p>
          </table:table-cell>
          <table:table-cell table:style-name="TL Data"/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84" office:value-type="float">
            <text:p>0.84</text:p>
          </table:table-cell>
          <table:table-cell ns41:value-type="float" table:style-name="ce59" office:value="793" office:value-type="float">
            <text:p>793</text:p>
          </table:table-cell>
          <table:table-cell ns41:value-type="float" table:style-name="ce63" office:value="10462" office:value-type="float">
            <text:p>104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- en Boeiko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2.72" office:value-type="float">
            <text:p>92.72</text:p>
          </table:table-cell>
          <table:table-cell ns41:value-type="float" table:style-name="TL Data" office:value="5.2" office:value-type="float">
            <text:p>5.20</text:p>
          </table:table-cell>
          <table:table-cell table:style-name="TL Data" table:number-columns-repeated="2"/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63" office:value="11024" office:value-type="float">
            <text:p>110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lo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6.61" office:value-type="float">
            <text:p>36.61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54.39" office:value-type="float">
            <text:p>54.39</text:p>
          </table:table-cell>
          <table:table-cell table:style-name="TL Data"/>
          <table:table-cell ns41:value-type="float" table:style-name="TL Data" office:value="3.59" office:value-type="float">
            <text:p>3.59</text:p>
          </table:table-cell>
          <table:table-cell ns41:value-type="float" table:style-name="TL Data" office:value="3.94" office:value-type="float">
            <text:p>3.94</text:p>
          </table:table-cell>
          <table:table-cell ns41:value-type="float" table:style-name="ce56" office:value="399" office:value-type="float">
            <text:p>399</text:p>
          </table:table-cell>
          <table:table-cell ns41:value-type="float" table:style-name="ce63" office:value="10793" office:value-type="float">
            <text:p>107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nenoor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6.85" office:value-type="float">
            <text:p>66.85</text:p>
          </table:table-cell>
          <table:table-cell ns41:value-type="float" table:style-name="TL Data" office:value="29.88" office:value-type="float">
            <text:p>29.88</text:p>
          </table:table-cell>
          <table:table-cell ns41:value-type="float" table:style-name="TL Data" office:value="0.44" office:value-type="float">
            <text:p>0.44</text:p>
          </table:table-cell>
          <table:table-cell table:style-name="TL Data"/>
          <table:table-cell ns41:value-type="float" table:style-name="TL Data" office:value="1.1" office:value-type="float">
            <text:p>1.10</text:p>
          </table:table-cell>
          <table:table-cell ns41:value-type="float" table:style-name="TL Data" office:value="1.74" office:value-type="float">
            <text:p>1.74</text:p>
          </table:table-cell>
          <table:table-cell ns41:value-type="float" table:style-name="ce56" office:value="528" office:value-type="float">
            <text:p>528</text:p>
          </table:table-cell>
          <table:table-cell ns41:value-type="float" table:style-name="ce63" office:value="10821" office:value-type="float">
            <text:p>108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nkensz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5.46" office:value-type="float">
            <text:p>35.46</text:p>
          </table:table-cell>
          <table:table-cell ns41:value-type="float" table:style-name="TL Data" office:value="10.47" office:value-type="float">
            <text:p>10.47</text:p>
          </table:table-cell>
          <table:table-cell ns41:value-type="float" table:style-name="TL Data" office:value="50.46" office:value-type="float">
            <text:p>50.46</text:p>
          </table:table-cell>
          <table:table-cell table:style-name="TL Data"/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3.16" office:value-type="float">
            <text:p>3.16</text:p>
          </table:table-cell>
          <table:table-cell ns41:value-type="float" table:style-name="ce56" office:value="672" office:value-type="float">
            <text:p>672</text:p>
          </table:table-cell>
          <table:table-cell ns41:value-type="float" table:style-name="ce63" office:value="10413" office:value-type="float">
            <text:p>104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no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45.99" office:value-type="float">
            <text:p>45.99</text:p>
          </table:table-cell>
          <table:table-cell ns41:value-type="float" table:style-name="TL Data" office:value="4.11" office:value-type="float">
            <text:p>4.11</text:p>
          </table:table-cell>
          <table:table-cell ns41:value-type="float" table:style-name="TL Data" office:value="49.29" office:value-type="float">
            <text:p>49.29</text:p>
          </table:table-cell>
          <table:table-cell table:style-name="TL Data"/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1.16" office:value-type="float">
            <office:annotation draw:style-name="gr1" svg:height="1.958cm" draw:caption-point-y="0.274cm" svg:width="3.582cm" svg:x="16.167cm" draw:caption-point-x="-0.429cm" svg:y="201.34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16 staan.</text:span></text:p>
            </office:annotation>
            <text:p>1.16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ithuiz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3" office:value-type="float">
            <text:p>0.63</text:p>
          </table:table-cell>
          <table:table-cell table:style-name="TL Data"/>
          <table:table-cell ns41:value-type="float" table:style-name="TL Data" office:value="99.25" office:value-type="float">
            <text:p>99.25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920" office:value-type="float">
            <text:p>920</text:p>
          </table:table-cell>
          <table:table-cell ns41:value-type="float" table:style-name="ce63" office:value="10840" office:value-type="float">
            <text:p>1084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keling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21" office:value-type="float">
            <text:p>95.21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1.77" office:value-type="float">
            <text:p>1.77</text:p>
          </table:table-cell>
          <table:table-cell ns41:value-type="float" table:style-name="ce56" office:value="1074" office:value-type="float">
            <text:p>1074</text:p>
          </table:table-cell>
          <table:table-cell ns41:value-type="float" table:style-name="ce63" office:value="10873" office:value-type="float">
            <text:p>108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kendor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4.21" office:value-type="float">
            <text:p>64.21</text:p>
          </table:table-cell>
          <table:table-cell ns41:value-type="float" table:style-name="TL Data" office:value="12.72" office:value-type="float">
            <text:p>12.72</text:p>
          </table:table-cell>
          <table:table-cell ns41:value-type="float" table:style-name="TL Data" office:value="22.29" office:value-type="float">
            <text:p>22.29</text:p>
          </table:table-cell>
          <table:table-cell table:style-name="TL Data"/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ce56" office:value="1075" office:value-type="float">
            <text:p>1075</text:p>
          </table:table-cell>
          <table:table-cell ns41:value-type="float" table:style-name="ce63" office:value="10217" office:value-type="float">
            <text:p>1021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d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TL Data" office:value="99.91" office:value-type="float">
            <text:p>99.91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ce56" office:value="918" office:value-type="float">
            <text:p>918</text:p>
          </table:table-cell>
          <table:table-cell ns41:value-type="float" table:style-name="ce63" office:value="10205" office:value-type="float">
            <text:p>1020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d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2.02" office:value-type="float">
            <text:p>42.02</text:p>
          </table:table-cell>
          <table:table-cell ns41:value-type="float" table:style-name="TL Data" office:value="8.49" office:value-type="float">
            <text:p>8.49</text:p>
          </table:table-cell>
          <table:table-cell ns41:value-type="float" table:style-name="TL Data" office:value="17.43" office:value-type="float">
            <text:p>17.43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20.79" office:value-type="float">
            <text:p>20.79</text:p>
          </table:table-cell>
          <table:table-cell ns41:value-type="float" table:style-name="TL Data" office:value="10.64" office:value-type="float">
            <text:p>10.64</text:p>
          </table:table-cell>
          <table:table-cell ns41:value-type="float" table:style-name="ce56" office:value="400" office:value-type="float">
            <text:p>400</text:p>
          </table:table-cell>
          <table:table-cell ns41:value-type="float" table:style-name="ce63" office:value="10285" office:value-type="float">
            <text:p>1028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lendoor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1.29" office:value-type="float">
            <text:p>51.29</text:p>
          </table:table-cell>
          <table:table-cell ns41:value-type="float" table:style-name="TL Data" office:value="17.7" office:value-type="float">
            <text:p>17.70</text:p>
          </table:table-cell>
          <table:table-cell ns41:value-type="float" table:style-name="TL Data" office:value="21.39" office:value-type="float">
            <text:p>21.39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8.54" office:value-type="float">
            <text:p>8.54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levoetslui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3.56" office:value-type="float">
            <text:p>73.56</text:p>
          </table:table-cell>
          <table:table-cell ns41:value-type="float" table:style-name="TL Data" office:value="12.21" office:value-type="float">
            <text:p>12.21</text:p>
          </table:table-cell>
          <table:table-cell ns41:value-type="float" table:style-name="TL Data" office:value="6.07" office:value-type="float">
            <text:p>6.07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4.93" office:value-type="float">
            <text:p>4.93</text:p>
          </table:table-cell>
          <table:table-cell ns41:value-type="float" table:style-name="TL Data" office:value="2.98" office:value-type="float">
            <text:p>2.98</text:p>
          </table:table-cell>
          <table:table-cell ns41:value-type="float" table:style-name="ce56" office:value="530" office:value-type="float">
            <text:p>530</text:p>
          </table:table-cell>
          <table:table-cell ns41:value-type="float" table:style-name="ce63" office:value="11078" office:value-type="float">
            <text:p>110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mond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04" office:value-type="float">
            <text:p>3.04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95.15" office:value-type="float">
            <text:p>95.15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ce56" office:value="794" office:value-type="float">
            <text:p>794</text:p>
          </table:table-cell>
          <table:table-cell ns41:value-type="float" table:style-name="ce63" office:value="10932" office:value-type="float">
            <text:p>1093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lvoo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42" office:value-type="float">
            <text:p>4.42</text:p>
          </table:table-cell>
          <table:table-cell table:style-name="TL Data"/>
          <table:table-cell ns41:value-type="float" table:style-name="TL Data" office:value="95.35" office:value-type="float">
            <text:p>95.35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office:value="0.05" table:style-name="TL Data" table:number-columns-repeated="2" office:value-type="float">
            <text:p>0.05</text:p>
          </table:table-cell>
          <table:table-cell ns41:value-type="float" table:style-name="ce56" office:value="795" office:value-type="float">
            <text:p>795</text:p>
          </table:table-cell>
          <table:table-cell ns41:value-type="float" table:style-name="ce63" office:value="10389" office:value-type="float">
            <text:p>103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melumer-Oldefaart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4.89" office:value-type="float">
            <text:p>64.89</text:p>
          </table:table-cell>
          <table:table-cell ns41:value-type="float" table:style-name="TL Data" office:value="18.95" office:value-type="float">
            <text:p>18.95</text:p>
          </table:table-cell>
          <table:table-cell ns41:value-type="float" table:style-name="TL Data" office:value="4.75" office:value-type="float">
            <text:p>4.75</text:p>
          </table:table-cell>
          <table:table-cell table:style-name="TL Data"/>
          <table:table-cell ns41:value-type="float" table:style-name="TL Data" office:value="2.93" office:value-type="float">
            <text:p>2.93</text:p>
          </table:table-cell>
          <table:table-cell ns41:value-type="float" table:style-name="TL Data" office:value="8.47" office:value-type="float">
            <text:p>8.47</text:p>
          </table:table-cell>
          <table:table-cell ns41:value-type="float" table:style-name="ce56" office:value="1260" office:value-type="float">
            <text:p>1260</text:p>
          </table:table-cell>
          <table:table-cell ns41:value-type="float" table:style-name="ce63" office:value="10334" office:value-type="float">
            <text:p>1033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mm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0.38" office:value-type="float">
            <text:p>90.38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TL Data" office:value="1.44" office:value-type="float">
            <text:p>1.44</text:p>
          </table:table-cell>
          <table:table-cell table:style-name="TL Data"/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1.92" office:value-type="float">
            <text:p>1.92</text:p>
          </table:table-cell>
          <table:table-cell ns41:value-type="float" table:style-name="ce56" office:value="1076" office:value-type="float">
            <text:p>1076</text:p>
          </table:table-cell>
          <table:table-cell ns41:value-type="float" table:style-name="ce63" office:value="11162" office:value-type="float">
            <text:p>1116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drik-Ido-Amba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6.82" office:value-type="float">
            <text:p>76.82</text:p>
          </table:table-cell>
          <table:table-cell ns41:value-type="float" table:style-name="TL Data" office:value="18.6" office:value-type="float">
            <text:p>18.60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3.6" office:value-type="float">
            <text:p>3.60</text:p>
          </table:table-cell>
          <table:table-cell ns41:value-type="float" table:style-name="ce56" office:value="531" office:value-type="float">
            <text:p>531</text:p>
          </table:table-cell>
          <table:table-cell ns41:value-type="float" table:style-name="ce63" office:value="10416" office:value-type="float">
            <text:p>104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ge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4.57" office:value-type="float">
            <text:p>64.57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32.58" office:value-type="float">
            <text:p>32.58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ce56" office:value="248" office:value-type="float">
            <text:p>248</text:p>
          </table:table-cell>
          <table:table-cell ns41:value-type="float" table:style-name="ce63" office:value="10359" office:value-type="float">
            <text:p>103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gelo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44.18" office:value-type="float">
            <text:p>44.18</text:p>
          </table:table-cell>
          <table:table-cell ns41:value-type="float" table:style-name="TL Data" office:value="2.9" office:value-type="float">
            <text:p>2.90</text:p>
          </table:table-cell>
          <table:table-cell ns41:value-type="float" table:style-name="TL Data" office:value="36.7" office:value-type="float">
            <text:p>36.70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10.12" office:value-type="float">
            <text:p>10.12</text:p>
          </table:table-cell>
          <table:table-cell ns41:value-type="float" table:style-name="TL Data" office:value="5.11" office:value-type="float">
            <text:p>5.11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gstdij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.67" office:value-type="float">
            <text:p>2.67</text:p>
          </table:table-cell>
          <table:table-cell table:style-name="TL Data"/>
          <table:table-cell ns41:value-type="float" table:style-name="TL Data" office:value="97.33" office:value-type="float">
            <text:p>97.33</text:p>
          </table:table-cell>
          <table:table-cell table:style-name="TL Data" table:number-columns-repeated="3"/>
          <table:table-cell ns41:value-type="float" table:style-name="ce56" office:value="1077" office:value-type="float">
            <text:p>1077</text:p>
          </table:table-cell>
          <table:table-cell ns41:value-type="float" table:style-name="ce63" office:value="10636" office:value-type="float">
            <text:p>1063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naard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8.7" office:value-type="float">
            <text:p>68.70</text:p>
          </table:table-cell>
          <table:table-cell ns41:value-type="float" table:style-name="TL Data" office:value="19.59" office:value-type="float">
            <text:p>19.59</text:p>
          </table:table-cell>
          <table:table-cell ns41:value-type="float" table:style-name="TL Data" office:value="4.77" office:value-type="float">
            <text:p>4.77</text:p>
          </table:table-cell>
          <table:table-cell table:style-name="TL Data"/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3.77" office:value-type="float">
            <text:p>3.77</text:p>
          </table:table-cell>
          <table:table-cell ns41:value-type="float" table:style-name="ce56" office:value="76" office:value-type="float">
            <text:p>76</text:p>
          </table:table-cell>
          <table:table-cell ns41:value-type="float" table:style-name="ce63" office:value="10877" office:value-type="float">
            <text:p>108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nsbroe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1.68" office:value-type="float">
            <text:p>41.68</text:p>
          </table:table-cell>
          <table:table-cell table:style-name="TL Data"/>
          <table:table-cell ns41:value-type="float" table:style-name="TL Data" office:value="56.71" office:value-type="float">
            <text:p>56.71</text:p>
          </table:table-cell>
          <table:table-cell table:style-name="TL Data"/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401" office:value-type="float">
            <text:p>401</text:p>
          </table:table-cell>
          <table:table-cell ns41:value-type="float" table:style-name="ce63" office:value="10181" office:value-type="float">
            <text:p>1018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king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27" office:value-type="float">
            <text:p>93.27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0.13" office:value-type="float">
            <text:p>0.13</text:p>
          </table:table-cell>
          <table:table-cell table:style-name="TL Data" table:number-columns-repeated="2"/>
          <table:table-cell ns41:value-type="float" table:style-name="TL Data" office:value="5.05" office:value-type="float">
            <text:p>5.05</text:p>
          </table:table-cell>
          <table:table-cell ns41:value-type="float" table:style-name="ce56" office:value="1078" office:value-type="float">
            <text:p>1078</text:p>
          </table:table-cell>
          <table:table-cell ns41:value-type="float" table:style-name="ce63" office:value="10267" office:value-type="float">
            <text:p>102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p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7" office:value-type="float">
            <text:p>0.17</text:p>
          </table:table-cell>
          <table:table-cell table:style-name="TL Data"/>
          <table:table-cell ns41:value-type="float" table:style-name="TL Data" office:value="99.83" office:value-type="float">
            <text:p>99.83</text:p>
          </table:table-cell>
          <table:table-cell table:style-name="TL Data" table:number-columns-repeated="3"/>
          <table:table-cell ns41:value-type="float" table:style-name="ce56" office:value="1079" office:value-type="float">
            <text:p>1079</text:p>
          </table:table-cell>
          <table:table-cell ns41:value-type="float" table:style-name="ce63" office:value="11262" office:value-type="float">
            <text:p>112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pt en Ber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5.14" office:value-type="float">
            <text:p>15.14</text:p>
          </table:table-cell>
          <table:table-cell table:style-name="TL Data"/>
          <table:table-cell ns41:value-type="float" table:style-name="TL Data" office:value="84.86" office:value-type="float">
            <text:p>84.86</text:p>
          </table:table-cell>
          <table:table-cell table:style-name="TL Data" table:number-columns-repeated="3"/>
          <table:table-cell ns41:value-type="float" table:style-name="ce56" office:value="1080" office:value-type="float">
            <text:p>1080</text:p>
          </table:table-cell>
          <table:table-cell ns41:value-type="float" table:style-name="ce63" office:value="10845" office:value-type="float">
            <text:p>1084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t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99.46" office:value-type="float">
            <text:p>99.46</text:p>
          </table:table-cell>
          <table:table-cell table:style-name="TL Data" table:number-columns-repeated="3"/>
          <table:table-cell ns41:value-type="float" table:style-name="ce56" office:value="919" office:value-type="float">
            <text:p>919</text:p>
          </table:table-cell>
          <table:table-cell ns41:value-type="float" table:style-name="ce63" office:value="10138" office:value-type="float">
            <text:p>101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s-Hertogenbosch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.86" office:value-type="float">
            <text:p>5.86</text:p>
          </table:table-cell>
          <table:table-cell ns41:value-type="float" table:style-name="TL Data" office:value="1.22" office:value-type="float">
            <text:p>1.22</text:p>
          </table:table-cell>
          <table:table-cell ns41:value-type="float" table:style-name="TL Data" office:value="90.78" office:value-type="float">
            <text:p>90.78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ce56" office:value="796" office:value-type="float">
            <text:p>796</text:p>
          </table:table-cell>
          <table:table-cell ns41:value-type="float" table:style-name="ce63" office:value="10054" office:value-type="float">
            <text:p>1005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wen en Aar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5.46" office:value-type="float">
            <text:p>15.46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80.38" office:value-type="float">
            <text:p>80.38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2.76" office:value-type="float">
            <text:p>2.76</text:p>
          </table:table-cell>
          <table:table-cell ns41:value-type="float" table:style-name="ce56" office:value="249" office:value-type="float">
            <text:p>249</text:p>
          </table:table-cell>
          <table:table-cell ns41:value-type="float" table:style-name="ce63" office:value="10819" office:value-type="float">
            <text:p>108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rwijn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3.65" office:value-type="float">
            <text:p>73.65</text:p>
          </table:table-cell>
          <table:table-cell ns41:value-type="float" table:style-name="TL Data" office:value="25.19" office:value-type="float">
            <text:p>25.19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ce56" office:value="250" office:value-type="float">
            <text:p>250</text:p>
          </table:table-cell>
          <table:table-cell ns41:value-type="float" table:style-name="ce63" office:value="11266" office:value-type="float">
            <text:p>112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te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5.24" office:value-type="float">
            <text:p>45.24</text:p>
          </table:table-cell>
          <table:table-cell ns41:value-type="float" table:style-name="TL Data" office:value="6.79" office:value-type="float">
            <text:p>6.79</text:p>
          </table:table-cell>
          <table:table-cell ns41:value-type="float" table:style-name="TL Data" office:value="47.42" office:value-type="float">
            <text:p>47.42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32" office:value-type="float">
            <text:p>0.32</text:p>
          </table:table-cell>
          <table:table-cell table:style-name="TL Data"/>
          <table:table-cell ns41:value-type="float" table:style-name="ce56" office:value="251" office:value-type="float">
            <text:p>251</text:p>
          </table:table-cell>
          <table:table-cell ns41:value-type="float" table:style-name="ce63" office:value="10290" office:value-type="float">
            <text:p>1029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ukelo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0.4" office:value-type="float">
            <text:p>90.40</text:p>
          </table:table-cell>
          <table:table-cell ns41:value-type="float" table:style-name="TL Data" office:value="8.08" office:value-type="float">
            <text:p>8.08</text:p>
          </table:table-cell>
          <table:table-cell ns41:value-type="float" table:style-name="TL Data" office:value="0.88" office:value-type="float">
            <text:p>0.88</text:p>
          </table:table-cell>
          <table:table-cell table:style-name="TL Data"/>
          <table:table-cell ns41:value-type="float" office:value="0.32" table:style-name="TL Data" table:number-columns-repeated="2" office:value-type="float">
            <text:p>0.32</text:p>
          </table:table-cell>
          <table:table-cell ns41:value-type="float" table:style-name="ce56" office:value="533" office:value-type="float">
            <text:p>533</text:p>
          </table:table-cell>
          <table:table-cell ns41:value-type="float" table:style-name="ce63" office:value="11308" office:value-type="float">
            <text:p>113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um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.44" office:value-type="float">
            <text:p>3.44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95.71" office:value-type="float">
            <text:p>95.71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252" office:value-type="float">
            <text:p>252</text:p>
          </table:table-cell>
          <table:table-cell ns41:value-type="float" table:style-name="ce63" office:value="10600" office:value-type="float">
            <text:p>106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eusd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8.52" office:value-type="float">
            <text:p>38.52</text:p>
          </table:table-cell>
          <table:table-cell ns41:value-type="float" table:style-name="TL Data" office:value="3.34" office:value-type="float">
            <text:p>3.34</text:p>
          </table:table-cell>
          <table:table-cell ns41:value-type="float" table:style-name="TL Data" office:value="54.46" office:value-type="float">
            <text:p>54.46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ce56" office:value="797" office:value-type="float">
            <text:p>797</text:p>
          </table:table-cell>
          <table:table-cell ns41:value-type="float" table:style-name="ce63" office:value="10307" office:value-type="float">
            <text:p>103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illegersberg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7.02" office:value-type="float">
            <text:p>67.02</text:p>
          </table:table-cell>
          <table:table-cell ns41:value-type="float" table:style-name="TL Data" office:value="10.9" office:value-type="float">
            <text:p>10.90</text:p>
          </table:table-cell>
          <table:table-cell ns41:value-type="float" table:style-name="TL Data" office:value="11.04" office:value-type="float">
            <text:p>11.04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6.77" office:value-type="float">
            <text:p>6.77</text:p>
          </table:table-cell>
          <table:table-cell ns41:value-type="float" table:style-name="TL Data" office:value="4.25" office:value-type="float">
            <text:p>4.25</text:p>
          </table:table-cell>
          <table:table-cell ns41:value-type="float" table:style-name="ce56" office:value="1081" office:value-type="float">
            <text:p>1081</text:p>
          </table:table-cell>
          <table:table-cell ns41:value-type="float" table:style-name="ce63" office:value="10227" office:value-type="float">
            <text:p>102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illego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0.8" office:value-type="float">
            <text:p>30.80</text:p>
          </table:table-cell>
          <table:table-cell ns41:value-type="float" table:style-name="TL Data" office:value="9.01" office:value-type="float">
            <text:p>9.01</text:p>
          </table:table-cell>
          <table:table-cell ns41:value-type="float" table:style-name="TL Data" office:value="55.04" office:value-type="float">
            <text:p>55.04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2.65" office:value-type="float">
            <text:p>2.65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ce56" office:value="534" office:value-type="float">
            <text:p>534</text:p>
          </table:table-cell>
          <table:table-cell ns41:value-type="float" table:style-name="ce63" office:value="11236" office:value-type="float">
            <text:p>112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ilvarenbee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8" office:value-type="float">
            <text:p>4.80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94.24" office:value-type="float">
            <text:p>94.24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6" office:value="798" office:value-type="float">
            <text:p>798</text:p>
          </table:table-cell>
          <table:table-cell ns41:value-type="float" table:style-name="ce63" office:value="11297" office:value-type="float">
            <text:p>112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ilvers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64" office:value-type="float">
            <text:p>37.64</text:p>
          </table:table-cell>
          <table:table-cell ns41:value-type="float" table:style-name="TL Data" office:value="7.41" office:value-type="float">
            <text:p>7.41</text:p>
          </table:table-cell>
          <table:table-cell ns41:value-type="float" table:style-name="TL Data" office:value="29.44" office:value-type="float">
            <text:p>29.44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TL Data" office:value="13.28" office:value-type="float">
            <text:p>13.28</text:p>
          </table:table-cell>
          <table:table-cell ns41:value-type="float" table:style-name="TL Data" office:value="10.18" office:value-type="float">
            <text:p>10.18</text:p>
          </table:table-cell>
          <table:table-cell ns41:value-type="float" table:style-name="ce56" office:value="402" office:value-type="float">
            <text:p>402</text:p>
          </table:table-cell>
          <table:table-cell ns41:value-type="float" table:style-name="ce63" office:value="11285" office:value-type="float">
            <text:p>1128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indeloop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4.29" office:value-type="float">
            <text:p>64.29</text:p>
          </table:table-cell>
          <table:table-cell ns41:value-type="float" table:style-name="TL Data" office:value="11.62" office:value-type="float">
            <text:p>11.62</text:p>
          </table:table-cell>
          <table:table-cell ns41:value-type="float" table:style-name="TL Data" office:value="1.9" office:value-type="float">
            <text:p>1.90</text:p>
          </table:table-cell>
          <table:table-cell table:style-name="TL Data"/>
          <table:table-cell ns41:value-type="float" table:style-name="TL Data" office:value="12.19" office:value-type="float">
            <text:p>12.19</text:p>
          </table:table-cell>
          <table:table-cell ns41:value-type="float" table:style-name="TL Data" office:value="10" office:value-type="float">
            <text:p>10.00</text:p>
          </table:table-cell>
          <table:table-cell ns41:value-type="float" table:style-name="ce56" office:value="77" office:value-type="float">
            <text:p>77</text:p>
          </table:table-cell>
          <table:table-cell ns41:value-type="float" table:style-name="ce63" office:value="10672" office:value-type="float">
            <text:p>106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dekens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4.93" office:value-type="float">
            <text:p>34.93</text:p>
          </table:table-cell>
          <table:table-cell ns41:value-type="float" table:style-name="TL Data" office:value="17.97" office:value-type="float">
            <text:p>17.97</text:p>
          </table:table-cell>
          <table:table-cell ns41:value-type="float" table:style-name="TL Data" office:value="46.64" office:value-type="float">
            <text:p>46.64</text:p>
          </table:table-cell>
          <table:table-cell table:style-name="TL Data"/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ce56" office:value="673" office:value-type="float">
            <text:p>673</text:p>
          </table:table-cell>
          <table:table-cell ns41:value-type="float" table:style-name="ce63" office:value="11072" office:value-type="float">
            <text:p>110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2.42" office:value-type="float">
            <text:p>72.42</text:p>
          </table:table-cell>
          <table:table-cell ns41:value-type="float" table:style-name="TL Data" office:value="14.08" office:value-type="float">
            <text:p>14.08</text:p>
          </table:table-cell>
          <table:table-cell ns41:value-type="float" table:style-name="TL Data" office:value="3.19" office:value-type="float">
            <text:p>3.19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9.75" office:value-type="float">
            <text:p>9.75</text:p>
          </table:table-cell>
          <table:table-cell ns41:value-type="float" table:style-name="ce56" office:value="674" office:value-type="float">
            <text:p>674</text:p>
          </table:table-cell>
          <table:table-cell ns41:value-type="float" table:style-name="ce63" office:value="10038" office:value-type="float">
            <text:p>100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nkoop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6.49" office:value-type="float">
            <text:p>26.49</text:p>
          </table:table-cell>
          <table:table-cell ns41:value-type="float" table:style-name="TL Data" office:value="20.92" office:value-type="float">
            <text:p>20.92</text:p>
          </table:table-cell>
          <table:table-cell ns41:value-type="float" table:style-name="TL Data" office:value="52.4" office:value-type="float">
            <text:p>52.40</text:p>
          </table:table-cell>
          <table:table-cell table:style-name="TL Data" table:number-columns-repeated="2"/>
          <table:table-cell ns41:value-type="float" table:style-name="TL Data" office:value="0.19" office:value-type="float">
            <text:p>0.19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63" office:value="10611" office:value-type="float">
            <text:p>106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nsbro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3.9" office:value-type="float">
            <text:p>13.90</text:p>
          </table:table-cell>
          <table:table-cell ns41:value-type="float" table:style-name="TL Data" office:value="1.75" office:value-type="float">
            <text:p>1.75</text:p>
          </table:table-cell>
          <table:table-cell ns41:value-type="float" table:style-name="TL Data" office:value="78.56" office:value-type="float">
            <text:p>78.56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TL Data" office:value="3.67" office:value-type="float">
            <text:p>3.67</text:p>
          </table:table-cell>
          <table:table-cell ns41:value-type="float" table:style-name="ce56" office:value="921" office:value-type="float">
            <text:p>921</text:p>
          </table:table-cell>
          <table:table-cell ns41:value-type="float" table:style-name="ce63" office:value="11177" office:value-type="float">
            <text:p>111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velak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7.56" office:value-type="float">
            <text:p>87.56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TL Data" office:value="6.39" office:value-type="float">
            <text:p>6.39</text:p>
          </table:table-cell>
          <table:table-cell ns41:value-type="float" office:value="0.08" table:style-name="TL Data" table:number-columns-repeated="2" office:value-type="float">
            <text:p>0.08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253" office:value-type="float">
            <text:p>253</text:p>
          </table:table-cell>
          <table:table-cell ns41:value-type="float" table:style-name="ce63" office:value="11358" office:value-type="float">
            <text:p>1135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ev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9.74" office:value-type="float">
            <text:p>99.74</text:p>
          </table:table-cell>
          <table:table-cell table:style-name="TL Data" table:number-columns-repeated="2"/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799" office:value-type="float">
            <text:p>799</text:p>
          </table:table-cell>
          <table:table-cell ns41:value-type="float" table:style-name="ce63" office:value="10065" office:value-type="float">
            <text:p>100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f van Delf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3.07" office:value-type="float">
            <text:p>33.07</text:p>
          </table:table-cell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45.25" office:value-type="float">
            <text:p>45.25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8.86" office:value-type="float">
            <text:p>8.86</text:p>
          </table:table-cell>
          <table:table-cell ns41:value-type="float" table:style-name="TL Data" office:value="3.66" office:value-type="float">
            <text:p>3.66</text:p>
          </table:table-cell>
          <table:table-cell ns41:value-type="float" table:style-name="ce56" office:value="1082" office:value-type="float">
            <text:p>1082</text:p>
          </table:table-cell>
          <table:table-cell ns41:value-type="float" table:style-name="ce63" office:value="10089" office:value-type="float">
            <text:p>100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lt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6.11" office:value-type="float">
            <text:p>86.11</text:p>
          </table:table-cell>
          <table:table-cell ns41:value-type="float" table:style-name="TL Data" office:value="10.14" office:value-type="float">
            <text:p>10.14</text:p>
          </table:table-cell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nte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.03" office:value-type="float">
            <text:p>6.03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93.35" office:value-type="float">
            <text:p>93.35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ce56" office:value="675" office:value-type="float">
            <text:p>675</text:p>
          </table:table-cell>
          <table:table-cell ns41:value-type="float" table:style-name="ce63" office:value="11123" office:value-type="float">
            <text:p>111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fdplaa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17.03" office:value-type="float">
            <text:p>17.03</text:p>
          </table:table-cell>
          <table:table-cell ns41:value-type="float" table:style-name="TL Data" office:value="2.76" office:value-type="float">
            <text:p>2.76</text:p>
          </table:table-cell>
          <table:table-cell ns41:value-type="float" table:style-name="TL Data" office:value="79.43" office:value-type="float">
            <text:p>79.43</text:p>
          </table:table-cell>
          <table:table-cell table:style-name="TL Data" table:number-columns-repeated="2"/>
          <table:table-cell ns41:value-type="float" table:style-name="TL Data" office:value="0.78" office:value-type="float">
            <text:p>0.78</text:p>
          </table:table-cell>
          <table:table-cell ns41:value-type="float" table:style-name="ce56" office:value="676" office:value-type="float">
            <text:p>676</text:p>
          </table:table-cell>
          <table:table-cell ns41:value-type="float" table:style-name="ce63" office:value="10147" office:value-type="float">
            <text:p>101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blok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0.44" office:value-type="float">
            <text:p>90.44</text:p>
          </table:table-cell>
          <table:table-cell ns41:value-type="float" table:style-name="TL Data" office:value="5.19" office:value-type="float">
            <text:p>5.19</text:p>
          </table:table-cell>
          <table:table-cell table:style-name="TL Data" table:number-columns-repeated="3"/>
          <table:table-cell ns41:value-type="float" table:style-name="TL Data" office:value="4.37" office:value-type="float">
            <text:p>4.37</text:p>
          </table:table-cell>
          <table:table-cell ns41:value-type="float" table:style-name="ce56" office:value="535" office:value-type="float">
            <text:p>535</text:p>
          </table:table-cell>
          <table:table-cell ns41:value-type="float" table:style-name="ce63" office:value="11040" office:value-type="float">
            <text:p>110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e- en Lagemierd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82" office:value-type="float">
            <text:p>0.82</text:p>
          </table:table-cell>
          <table:table-cell table:style-name="TL Data"/>
          <table:table-cell ns41:value-type="float" table:style-name="TL Data" office:value="99.18" office:value-type="float">
            <text:p>99.18</text:p>
          </table:table-cell>
          <table:table-cell table:style-name="TL Data" table:number-columns-repeated="3"/>
          <table:table-cell ns41:value-type="float" table:style-name="ce56" office:value="801" office:value-type="float">
            <text:p>801</text:p>
          </table:table-cell>
          <table:table-cell ns41:value-type="float" table:style-name="ce63" office:value="10476" office:value-type="float">
            <text:p>104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e- en Lagezwaluw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3.71" office:value-type="float">
            <text:p>43.71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TL Data" office:value="53.89" office:value-type="float">
            <text:p>53.89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ce56" office:value="802" office:value-type="float">
            <text:p>802</text:p>
          </table:table-cell>
          <table:table-cell ns41:value-type="float" table:style-name="ce63" office:value="11318" office:value-type="float">
            <text:p>113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eloo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28" office:value-type="float">
            <text:p>3.28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6.66" office:value-type="float">
            <text:p>96.66</text:p>
          </table:table-cell>
          <table:table-cell table:style-name="TL Data" table:number-columns-repeated="3"/>
          <table:table-cell ns41:value-type="float" table:style-name="ce56" office:value="800" office:value-type="float">
            <text:p>800</text:p>
          </table:table-cell>
          <table:table-cell ns41:value-type="float" table:style-name="ce63" office:value="10657" office:value-type="float">
            <text:p>1065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eve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58.3" office:value-type="float">
            <text:p>58.30</text:p>
          </table:table-cell>
          <table:table-cell ns41:value-type="float" table:style-name="TL Data" office:value="31.02" office:value-type="float">
            <text:p>31.02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2.06" office:value-type="float">
            <text:p>2.06</text:p>
          </table:table-cell>
          <table:table-cell ns41:value-type="float" table:style-name="TL Data" office:value="2.37" office:value-type="float">
            <text:p>2.37</text:p>
          </table:table-cell>
          <table:table-cell ns41:value-type="float" table:style-name="TL Data" office:value="5.79" office:value-type="float">
            <text:p>5.79</text:p>
          </table:table-cell>
          <table:table-cell ns41:value-type="float" table:style-name="ce56" office:value="118" office:value-type="float">
            <text:p>118</text:p>
          </table:table-cell>
          <table:table-cell ns41:value-type="float" table:style-name="ce63" office:value="10839" office:value-type="float">
            <text:p>1083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ezand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3.52" office:value-type="float">
            <text:p>63.52</text:p>
          </table:table-cell>
          <table:table-cell ns41:value-type="float" table:style-name="TL Data" office:value="5.21" office:value-type="float">
            <text:p>5.21</text:p>
          </table:table-cell>
          <table:table-cell ns41:value-type="float" table:style-name="TL Data" office:value="8.71" office:value-type="float">
            <text:p>8.71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15.33" office:value-type="float">
            <text:p>15.33</text:p>
          </table:table-cell>
          <table:table-cell ns41:value-type="float" table:style-name="TL Data" office:value="6.18" office:value-type="float">
            <text:p>6.18</text:p>
          </table:table-cell>
          <table:table-cell ns41:value-type="float" table:style-name="ce56" office:value="1083" office:value-type="float">
            <text:p>1083</text:p>
          </table:table-cell>
          <table:table-cell ns41:value-type="float" table:style-name="ce63" office:value="10410" office:value-type="float">
            <text:p>104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1.8" office:value-type="float">
            <text:p>41.80</text:p>
          </table:table-cell>
          <table:table-cell table:style-name="TL Data"/>
          <table:table-cell ns41:value-type="float" table:style-name="TL Data" office:value="57.13" office:value-type="float">
            <text:p>57.13</text:p>
          </table:table-cell>
          <table:table-cell table:style-name="TL Data"/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6" office:value="403" office:value-type="float">
            <text:p>403</text:p>
          </table:table-cell>
          <table:table-cell ns41:value-type="float" table:style-name="ce63" office:value="10642" office:value-type="float">
            <text:p>106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ker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1.37" office:value-type="float">
            <text:p>51.37</text:p>
          </table:table-cell>
          <table:table-cell ns41:value-type="float" table:style-name="TL Data" office:value="34.4" office:value-type="float">
            <text:p>34.40</text:p>
          </table:table-cell>
          <table:table-cell ns41:value-type="float" table:style-name="TL Data" office:value="1.97" office:value-type="float">
            <text:p>1.97</text:p>
          </table:table-cell>
          <table:table-cell table:style-name="TL Data"/>
          <table:table-cell ns41:value-type="float" table:style-name="TL Data" office:value="8.96" office:value-type="float">
            <text:p>8.96</text:p>
          </table:table-cell>
          <table:table-cell ns41:value-type="float" table:style-name="TL Data" office:value="3.32" office:value-type="float">
            <text:p>3.32</text:p>
          </table:table-cell>
          <table:table-cell ns41:value-type="float" table:style-name="ce56" office:value="1084" office:value-type="float">
            <text:p>1084</text:p>
          </table:table-cell>
          <table:table-cell ns41:value-type="float" table:style-name="ce63" office:value="10953" office:value-type="float">
            <text:p>109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land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19.67" office:value-type="float">
            <text:p>19.67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TL Data" office:value="74.63" office:value-type="float">
            <text:p>74.63</text:p>
          </table:table-cell>
          <table:table-cell table:style-name="TL Data"/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3.05" office:value-type="float">
            <text:p>3.05</text:p>
          </table:table-cell>
          <table:table-cell ns41:value-type="float" table:style-name="ce56" office:value="320" office:value-type="float">
            <text:p>320</text:p>
          </table:table-cell>
          <table:table-cell ns41:value-type="float" table:style-name="ce63" office:value="10545" office:value-type="float">
            <text:p>105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vlie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7.35" office:value-type="float">
            <text:p>77.35</text:p>
          </table:table-cell>
          <table:table-cell ns41:value-type="float" table:style-name="TL Data" office:value="21.06" office:value-type="float">
            <text:p>21.06</text:p>
          </table:table-cell>
          <table:table-cell ns41:value-type="float" table:style-name="TL Data" office:value="0.44" office:value-type="float">
            <text:p>0.44</text:p>
          </table:table-cell>
          <table:table-cell table:style-name="TL Data"/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ce56" office:value="1085" office:value-type="float">
            <text:p>1085</text:p>
          </table:table-cell>
          <table:table-cell ns41:value-type="float" table:style-name="ce63" office:value="10348" office:value-type="float">
            <text:p>1034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gwou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6.77" office:value-type="float">
            <text:p>46.77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50.26" office:value-type="float">
            <text:p>50.26</text:p>
          </table:table-cell>
          <table:table-cell table:style-name="TL Data"/>
          <table:table-cell ns41:value-type="float" table:style-name="TL Data" office:value="1.35" office:value-type="float">
            <text:p>1.35</text:p>
          </table:table-cell>
          <table:table-cell ns41:value-type="float" table:style-name="TL Data" office:value="1.34" office:value-type="float">
            <text:p>1.34</text:p>
          </table:table-cell>
          <table:table-cell ns41:value-type="float" table:style-name="ce56" office:value="404" office:value-type="float">
            <text:p>404</text:p>
          </table:table-cell>
          <table:table-cell ns41:value-type="float" table:style-name="ce63" office:value="11029" office:value-type="float">
            <text:p>110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r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1.19" office:value-type="float">
            <text:p>41.19</text:p>
          </table:table-cell>
          <table:table-cell ns41:value-type="float" table:style-name="TL Data" office:value="4.19" office:value-type="float">
            <text:p>4.19</text:p>
          </table:table-cell>
          <table:table-cell ns41:value-type="float" table:style-name="TL Data" office:value="34.92" office:value-type="float">
            <text:p>34.92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9.85" office:value-type="float">
            <text:p>9.85</text:p>
          </table:table-cell>
          <table:table-cell ns41:value-type="float" table:style-name="TL Data" office:value="8.73" office:value-type="float">
            <text:p>8.73</text:p>
          </table:table-cell>
          <table:table-cell ns41:value-type="float" table:style-name="ce56" office:value="405" office:value-type="float">
            <text:p>405</text:p>
          </table:table-cell>
          <table:table-cell ns41:value-type="float" table:style-name="ce63" office:value="11392" office:value-type="float">
            <text:p>1139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ornaa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76" office:value-type="float">
            <text:p>95.76</text:p>
          </table:table-cell>
          <table:table-cell ns41:value-type="float" table:style-name="TL Data" office:value="4.08" office:value-type="float">
            <text:p>4.08</text:p>
          </table:table-cell>
          <table:table-cell table:style-name="TL Data" table:number-columns-repeated="3"/>
          <table:table-cell ns41:value-type="float" table:style-name="TL Data" office:value="0.16" office:value-type="float">
            <text:p>0.16</text:p>
          </table:table-cell>
          <table:table-cell ns41:value-type="float" table:style-name="ce56" office:value="536" office:value-type="float">
            <text:p>536</text:p>
          </table:table-cell>
          <table:table-cell ns41:value-type="float" table:style-name="ce63" office:value="10516" office:value-type="float">
            <text:p>105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r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7" office:value-type="float">
            <text:p>0.67</text:p>
          </table:table-cell>
          <table:table-cell table:style-name="TL Data"/>
          <table:table-cell ns41:value-type="float" table:style-name="TL Data" office:value="99.26" office:value-type="float">
            <text:p>99.26</text:p>
          </table:table-cell>
          <table:table-cell table:style-name="TL Data" table:number-columns-repeated="2"/>
          <table:table-cell ns41:value-type="float" table:style-name="TL Data" office:value="0.07" office:value-type="float">
            <text:p>0.07</text:p>
          </table:table-cell>
          <table:table-cell ns41:value-type="float" table:style-name="ce56" office:value="922" office:value-type="float">
            <text:p>922</text:p>
          </table:table-cell>
          <table:table-cell ns41:value-type="float" table:style-name="ce63" office:value="11176" office:value-type="float">
            <text:p>111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rs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0.15" office:value-type="float">
            <text:p>10.15</text:p>
          </table:table-cell>
          <table:table-cell table:style-name="TL Data"/>
          <table:table-cell ns41:value-type="float" table:style-name="TL Data" office:value="89.74" office:value-type="float">
            <text:p>89.74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ce56" office:value="254" office:value-type="float">
            <text:p>254</text:p>
          </table:table-cell>
          <table:table-cell ns41:value-type="float" table:style-name="ce63" office:value="10607" office:value-type="float">
            <text:p>1060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ors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9.06" office:value-type="float">
            <text:p>99.06</text:p>
          </table:table-cell>
          <table:table-cell table:style-name="TL Data"/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923" office:value-type="float">
            <text:p>923</text:p>
          </table:table-cell>
          <table:table-cell ns41:value-type="float" table:style-name="ce63" office:value="11108" office:value-type="float">
            <text:p>1110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office:annotation draw:style-name="gr1" svg:height="2.089cm" draw:caption-point-y="34.483cm" svg:width="4.03cm" svg:x="5.481cm" draw:caption-point-x="-0.821cm" svg:y="198.885cm" draw:text-style-name="P1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5.72" office:value-type="float">
            <text:p>35.72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TL Data" office:value="61.84" office:value-type="float">
            <text:p>61.84</text:p>
          </table:table-cell>
          <table:table-cell table:style-name="TL Data"/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8" office:value-type="float">
            <text:p>0.80</text:p>
          </table:table-cell>
          <table:table-cell ns41:value-type="float" table:style-name="ce56" office:value="1086" office:value-type="float">
            <text:p>1086</text:p>
          </table:table-cell>
          <table:table-cell ns41:value-type="float" table:style-name="ce63" office:value="11111" office:value-type="float">
            <text:p>111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office:annotation draw:style-name="gr1" svg:height="2.09cm" draw:caption-point-y="34.565cm" svg:width="4.03cm" svg:x="5.481cm" draw:caption-point-x="-0.821cm" svg:y="199.333cm" draw:text-style-name="P1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12" office:value-type="float">
            <text:p>1.12</text:p>
          </table:table-cell>
          <table:table-cell table:style-name="TL Data"/>
          <table:table-cell ns41:value-type="float" table:style-name="TL Data" office:value="98.38" office:value-type="float">
            <text:p>98.38</text:p>
          </table:table-cell>
          <table:table-cell table:style-name="TL Data"/>
          <table:table-cell ns41:value-type="float" office:value="0.25" table:style-name="TL Data" table:number-columns-repeated="2" office:value-type="float">
            <text:p>0.25</text:p>
          </table:table-cell>
          <table:table-cell ns41:value-type="float" table:style-name="ce56" office:value="321" office:value-type="float">
            <text:p>321</text:p>
          </table:table-cell>
          <table:table-cell ns41:value-type="float" table:style-name="ce63" office:value="10230" office:value-type="float">
            <text:p>102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iber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8.74" office:value-type="float">
            <text:p>98.74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ce56" office:value="803" office:value-type="float">
            <text:p>803</text:p>
          </table:table-cell>
          <table:table-cell ns41:value-type="float" table:style-name="ce63" office:value="10466" office:value-type="float">
            <text:p>1046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iseling en Neerloo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088" office:value-type="float">
            <text:p>1088</text:p>
          </table:table-cell>
          <table:table-cell ns41:value-type="float" table:style-name="ce63" office:value="10049" office:value-type="float">
            <text:p>1004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is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.92" office:value-type="float">
            <text:p>5.92</text:p>
          </table:table-cell>
          <table:table-cell table:style-name="TL Data"/>
          <table:table-cell ns41:value-type="float" table:style-name="TL Data" office:value="93.98" office:value-type="float">
            <text:p>93.98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255" office:value-type="float">
            <text:p>255</text:p>
          </table:table-cell>
          <table:table-cell ns41:value-type="float" table:style-name="ce63" office:value="11047" office:value-type="float">
            <text:p>110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i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9.18" office:value-type="float">
            <text:p>89.18</text:p>
          </table:table-cell>
          <table:table-cell ns41:value-type="float" table:style-name="TL Data" office:value="7.42" office:value-type="float">
            <text:p>7.42</text:p>
          </table:table-cell>
          <table:table-cell ns41:value-type="float" table:style-name="TL Data" office:value="0.49" office:value-type="float">
            <text:p>0.49</text:p>
          </table:table-cell>
          <table:table-cell table:style-name="TL Data"/>
          <table:table-cell ns41:value-type="float" table:style-name="TL Data" office:value="1.89" office:value-type="float">
            <text:p>1.89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ce56" office:value="406" office:value-type="float">
            <text:p>406</text:p>
          </table:table-cell>
          <table:table-cell ns41:value-type="float" table:style-name="ce63" office:value="11170" office:value-type="float">
            <text:p>1117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lsberg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8" office:value-type="float">
            <text:p>0.48</text:p>
          </table:table-cell>
          <table:table-cell table:style-name="TL Data"/>
          <table:table-cell ns41:value-type="float" table:style-name="TL Data" office:value="99.13" office:value-type="float">
            <text:p>99.13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ce56" office:value="924" office:value-type="float">
            <text:p>924</text:p>
          </table:table-cell>
          <table:table-cell ns41:value-type="float" table:style-name="ce63" office:value="11216" office:value-type="float">
            <text:p>112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ls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.21" office:value-type="float">
            <text:p>4.21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95.53" office:value-type="float">
            <text:p>95.53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677" office:value-type="float">
            <text:p>677</text:p>
          </table:table-cell>
          <table:table-cell ns41:value-type="float" table:style-name="ce63" office:value="11408" office:value-type="float">
            <text:p>114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mmelo en Kepp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8.8" office:value-type="float">
            <text:p>78.80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17.88" office:value-type="float">
            <text:p>17.88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2.1" office:value-type="float">
            <text:p>2.10</text:p>
          </table:table-cell>
          <table:table-cell ns41:value-type="float" table:style-name="ce56" office:value="256" office:value-type="float">
            <text:p>256</text:p>
          </table:table-cell>
          <table:table-cell ns41:value-type="float" table:style-name="ce63" office:value="11235" office:value-type="float">
            <text:p>112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nsel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25" office:value-type="float">
            <text:p>925</text:p>
          </table:table-cell>
          <table:table-cell ns41:value-type="float" table:style-name="ce63" office:value="10784" office:value-type="float">
            <text:p>1078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Hurwen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6.73" office:value-type="float">
            <text:p>66.73</text:p>
          </table:table-cell>
          <table:table-cell table:style-name="TL Data"/>
          <table:table-cell ns41:value-type="float" table:style-name="TL Data" office:value="31.63" office:value-type="float">
            <text:p>31.63</text:p>
          </table:table-cell>
          <table:table-cell table:style-name="TL Data"/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ce56" office:value="1089" office:value-type="float">
            <text:p>1089</text:p>
          </table:table-cell>
          <table:table-cell ns41:value-type="float" table:style-name="ce63" office:value="11432" office:value-type="float">
            <text:p>1143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I</text:p>
          </table:table-cell>
          <table:table-cell ns41:value-type="string" table:style-name="TL RowHeader" office:value-type="string">
            <text:p>Idaard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8.8" office:value-type="float">
            <text:p>58.80</text:p>
          </table:table-cell>
          <table:table-cell ns41:value-type="float" table:style-name="TL Data" office:value="4.35" office:value-type="float">
            <text:p>4.35</text:p>
          </table:table-cell>
          <table:table-cell ns41:value-type="float" table:style-name="TL Data" office:value="6.34" office:value-type="float">
            <text:p>6.34</text:p>
          </table:table-cell>
          <table:table-cell table:style-name="TL Data"/>
          <table:table-cell ns41:value-type="float" table:style-name="TL Data" office:value="15.36" office:value-type="float">
            <text:p>15.36</text:p>
          </table:table-cell>
          <table:table-cell ns41:value-type="float" table:style-name="TL Data" office:value="15.15" office:value-type="float">
            <text:p>15.15</text:p>
          </table:table-cell>
          <table:table-cell ns41:value-type="float" table:style-name="ce56" office:value="78" office:value-type="float">
            <text:p>78</text:p>
          </table:table-cell>
          <table:table-cell ns41:value-type="float" table:style-name="ce63" office:value="10815" office:value-type="float">
            <text:p>1081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erse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0.56" office:value-type="float">
            <text:p>60.56</text:p>
          </table:table-cell>
          <table:table-cell ns41:value-type="float" table:style-name="TL Data" office:value="14.05" office:value-type="float">
            <text:p>14.05</text:p>
          </table:table-cell>
          <table:table-cell ns41:value-type="float" table:style-name="TL Data" office:value="4.3" office:value-type="float">
            <text:p>4.30</text:p>
          </table:table-cell>
          <table:table-cell table:style-name="TL Data"/>
          <table:table-cell ns41:value-type="float" table:style-name="TL Data" office:value="2.61" office:value-type="float">
            <text:p>2.61</text:p>
          </table:table-cell>
          <table:table-cell ns41:value-type="float" table:style-name="TL Data" office:value="18.5" office:value-type="float">
            <text:p>18.50</text:p>
          </table:table-cell>
          <table:table-cell ns41:value-type="float" table:style-name="ce56" office:value="729" office:value-type="float">
            <text:p>729</text:p>
          </table:table-cell>
          <table:table-cell ns41:value-type="float" table:style-name="ce63" office:value="11247" office:value-type="float">
            <text:p>112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Jselmon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9.97" office:value-type="float">
            <text:p>69.97</text:p>
          </table:table-cell>
          <table:table-cell ns41:value-type="float" table:style-name="TL Data" office:value="22.63" office:value-type="float">
            <text:p>22.63</text:p>
          </table:table-cell>
          <table:table-cell ns41:value-type="float" table:style-name="TL Data" office:value="2.3" office:value-type="float">
            <text:p>2.30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3.08" office:value-type="float">
            <text:p>3.08</text:p>
          </table:table-cell>
          <table:table-cell ns41:value-type="float" table:style-name="ce56" office:value="1230" office:value-type="float">
            <text:p>1230</text:p>
          </table:table-cell>
          <table:table-cell ns41:value-type="float" table:style-name="ce63" office:value="11357" office:value-type="float">
            <text:p>1135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Jselmuid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0.46" office:value-type="float">
            <text:p>60.46</text:p>
          </table:table-cell>
          <table:table-cell ns41:value-type="float" table:style-name="TL Data" office:value="11.98" office:value-type="float">
            <text:p>11.98</text:p>
          </table:table-cell>
          <table:table-cell ns41:value-type="float" table:style-name="TL Data" office:value="23.01" office:value-type="float">
            <text:p>23.01</text:p>
          </table:table-cell>
          <table:table-cell table:style-name="TL Data"/>
          <table:table-cell ns41:value-type="float" table:style-name="TL Data" office:value="0.8" office:value-type="float">
            <text:p>0.80</text:p>
          </table:table-cell>
          <table:table-cell ns41:value-type="float" table:style-name="TL Data" office:value="3.74" office:value-type="float">
            <text:p>3.74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Jselstei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8.8" office:value-type="float">
            <text:p>38.80</text:p>
          </table:table-cell>
          <table:table-cell ns41:value-type="float" table:style-name="TL Data" office:value="3.58" office:value-type="float">
            <text:p>3.58</text:p>
          </table:table-cell>
          <table:table-cell ns41:value-type="float" table:style-name="TL Data" office:value="54.83" office:value-type="float">
            <text:p>54.8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2.09" office:value-type="float">
            <text:p>2.09</text:p>
          </table:table-cell>
          <table:table-cell ns41:value-type="float" table:style-name="ce56" office:value="353" office:value-type="float">
            <text:p>353</text:p>
          </table:table-cell>
          <table:table-cell ns41:value-type="float" table:style-name="ce63" office:value="10152" office:value-type="float">
            <text:p>101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Jzendij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6.67" office:value-type="float">
            <text:p>26.67</text:p>
          </table:table-cell>
          <table:table-cell ns41:value-type="float" table:style-name="TL Data" office:value="2" office:value-type="float">
            <text:p>2.00</text:p>
          </table:table-cell>
          <table:table-cell ns41:value-type="float" table:style-name="TL Data" office:value="69.47" office:value-type="float">
            <text:p>69.47</text:p>
          </table:table-cell>
          <table:table-cell table:style-name="TL Data"/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ce56" office:value="730" office:value-type="float">
            <text:p>730</text:p>
          </table:table-cell>
          <table:table-cell ns41:value-type="float" table:style-name="ce63" office:value="10688" office:value-type="float">
            <text:p>106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Jzendoor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7.01" office:value-type="float">
            <text:p>97.01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.83" office:value-type="float">
            <text:p>1.83</text:p>
          </table:table-cell>
          <table:table-cell table:style-name="TL Data"/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ce56" office:value="1231" office:value-type="float">
            <text:p>1231</text:p>
          </table:table-cell>
          <table:table-cell ns41:value-type="float" table:style-name="ce63" office:value="11430" office:value-type="float">
            <text:p>1143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lpen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8.52" office:value-type="float">
            <text:p>58.52</text:p>
          </table:table-cell>
          <table:table-cell ns41:value-type="float" table:style-name="TL Data" office:value="2.91" office:value-type="float">
            <text:p>2.91</text:p>
          </table:table-cell>
          <table:table-cell ns41:value-type="float" table:style-name="TL Data" office:value="20" office:value-type="float">
            <text:p>20.00</text:p>
          </table:table-cell>
          <table:table-cell table:style-name="TL Data"/>
          <table:table-cell ns41:value-type="float" table:style-name="TL Data" office:value="11.59" office:value-type="float">
            <text:p>11.59</text:p>
          </table:table-cell>
          <table:table-cell ns41:value-type="float" table:style-name="TL Data" office:value="6.99" office:value-type="float">
            <text:p>6.99</text:p>
          </table:table-cell>
          <table:table-cell ns41:value-type="float" table:style-name="ce56" office:value="407" office:value-type="float">
            <text:p>407</text:p>
          </table:table-cell>
          <table:table-cell ns41:value-type="float" table:style-name="ce63" office:value="10809" office:value-type="float">
            <text:p>1080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tter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7" office:value-type="float">
            <text:p>0.17</text:p>
          </table:table-cell>
          <table:table-cell table:style-name="TL Data"/>
          <table:table-cell ns41:value-type="float" table:style-name="TL Data" office:value="99.65" office:value-type="float">
            <text:p>99.65</text:p>
          </table:table-cell>
          <table:table-cell table:style-name="TL Data"/>
          <table:table-cell ns41:value-type="float" table:style-name="TL Data" office:value="0.17" office:value-type="float">
            <text:p>0.17</text:p>
          </table:table-cell>
          <table:table-cell table:style-name="TL Data"/>
          <table:table-cell ns41:value-type="float" table:style-name="ce56" office:value="926" office:value-type="float">
            <text:p>926</text:p>
          </table:table-cell>
          <table:table-cell ns41:value-type="float" table:style-name="ce63" office:value="10458" office:value-type="float">
            <text:p>104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Ittervoort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64" office:value-type="float">
            <text:p>99.64</text:p>
          </table:table-cell>
          <table:table-cell table:style-name="TL Data" table:number-columns-repeated="2"/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1090" office:value-type="float">
            <text:p>1090</text:p>
          </table:table-cell>
          <table:table-cell ns41:value-type="float" table:style-name="ce63" office:value="10190" office:value-type="float">
            <text:p>1019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J</text:p>
          </table:table-cell>
          <table:table-cell ns41:value-type="string" table:style-name="TL RowHeader" office:value-type="string">
            <text:p>Jaarsveld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3.79" office:value-type="float">
            <text:p>83.79</text:p>
          </table:table-cell>
          <table:table-cell ns41:value-type="float" table:style-name="TL Data" office:value="8.25" office:value-type="float">
            <text:p>8.25</text:p>
          </table:table-cell>
          <table:table-cell ns41:value-type="float" table:style-name="TL Data" office:value="6.95" office:value-type="float">
            <text:p>6.95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ce56" office:value="1091" office:value-type="float">
            <text:p>1091</text:p>
          </table:table-cell>
          <table:table-cell ns41:value-type="float" table:style-name="ce63" office:value="10847" office:value-type="float">
            <text:p>108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Jabe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" office:value-type="float">
            <text:p>0.20</text:p>
          </table:table-cell>
          <table:table-cell table:style-name="TL Data"/>
          <table:table-cell ns41:value-type="float" table:style-name="TL Data" office:value="98.43" office:value-type="float">
            <text:p>98.43</text:p>
          </table:table-cell>
          <table:table-cell table:style-name="TL Data" table:number-columns-repeated="2"/>
          <table:table-cell ns41:value-type="float" table:style-name="TL Data" office:value="1.37" office:value-type="float">
            <text:p>1.37</text:p>
          </table:table-cell>
          <table:table-cell ns41:value-type="float" table:style-name="ce56" office:value="927" office:value-type="float">
            <text:p>927</text:p>
          </table:table-cell>
          <table:table-cell ns41:value-type="float" table:style-name="ce63" office:value="10256" office:value-type="float">
            <text:p>102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Jansteen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9.14" office:value-type="float">
            <text:p>99.14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ce56" office:value="709" office:value-type="float">
            <text:p>709</text:p>
          </table:table-cell>
          <table:table-cell ns41:value-type="float" table:style-name="ce63" office:value="10864" office:value-type="float">
            <text:p>108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Jis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4.75" office:value-type="float">
            <text:p>74.75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6.77" office:value-type="float">
            <text:p>6.77</text:p>
          </table:table-cell>
          <table:table-cell table:style-name="TL Data"/>
          <table:table-cell ns41:value-type="float" table:style-name="TL Data" office:value="9.17" office:value-type="float">
            <text:p>9.17</text:p>
          </table:table-cell>
          <table:table-cell ns41:value-type="float" table:style-name="TL Data" office:value="8.18" office:value-type="float">
            <text:p>8.18</text:p>
          </table:table-cell>
          <table:table-cell ns41:value-type="float" table:style-name="ce56" office:value="408" office:value-type="float">
            <text:p>408</text:p>
          </table:table-cell>
          <table:table-cell ns41:value-type="float" table:style-name="ce63" office:value="10481" office:value-type="float">
            <text:p>1048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Jutfaas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3.86" office:value-type="float">
            <text:p>43.86</text:p>
          </table:table-cell>
          <table:table-cell ns41:value-type="float" table:style-name="TL Data" office:value="0.42" office:value-type="float">
            <office:annotation draw:style-name="gr1" svg:height="1.957cm" draw:caption-point-y="0.274cm" svg:width="3.583cm" svg:x="9.789cm" draw:caption-point-x="-0.43cm" svg:y="246.32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6,42 staan.</text:span></text:p>
            </office:annotation>
            <text:p>0.42</text:p>
          </table:table-cell>
          <table:table-cell ns41:value-type="float" table:style-name="TL Data" office:value="47.27" office:value-type="float">
            <text:p>47.27</text:p>
          </table:table-cell>
          <table:table-cell table:style-name="TL Data"/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1.66" office:value-type="float">
            <text:p>1.66</text:p>
          </table:table-cell>
          <table:table-cell ns41:value-type="float" table:style-name="ce56" office:value="322" office:value-type="float">
            <text:p>322</text:p>
          </table:table-cell>
          <table:table-cell ns41:value-type="float" table:style-name="ce63" office:value="10374" office:value-type="float">
            <text:p>103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K</text:p>
          </table:table-cell>
          <table:table-cell ns41:value-type="string" table:style-name="TL RowHeader" office:value-type="string">
            <text:p>Kadier en Keer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01" office:value-type="float">
            <text:p>901</text:p>
          </table:table-cell>
          <table:table-cell ns41:value-type="float" table:style-name="ce63" office:value="11447" office:value-type="float">
            <text:p>1144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dz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7.59" office:value-type="float">
            <text:p>87.59</text:p>
          </table:table-cell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1.99" office:value-type="float">
            <text:p>1.99</text:p>
          </table:table-cell>
          <table:table-cell table:style-name="TL Data"/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8.54" office:value-type="float">
            <text:p>8.54</text:p>
          </table:table-cell>
          <table:table-cell ns41:value-type="float" table:style-name="ce56" office:value="658" office:value-type="float">
            <text:p>658</text:p>
          </table:table-cell>
          <table:table-cell ns41:value-type="float" table:style-name="ce63" office:value="11002" office:value-type="float">
            <text:p>110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llantsoog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2.44" office:value-type="float">
            <text:p>62.44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14.94" office:value-type="float">
            <text:p>14.94</text:p>
          </table:table-cell>
          <table:table-cell table:style-name="TL Data"/>
          <table:table-cell ns41:value-type="float" table:style-name="TL Data" office:value="19.43" office:value-type="float">
            <text:p>19.43</text:p>
          </table:table-cell>
          <table:table-cell ns41:value-type="float" table:style-name="TL Data" office:value="2.58" office:value-type="float">
            <text:p>2.58</text:p>
          </table:table-cell>
          <table:table-cell ns41:value-type="float" table:style-name="ce56" office:value="382" office:value-type="float">
            <text:p>382</text:p>
          </table:table-cell>
          <table:table-cell ns41:value-type="float" table:style-name="ce63" office:value="10559" office:value-type="float">
            <text:p>1055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7.87" office:value-type="float">
            <text:p>47.87</text:p>
          </table:table-cell>
          <table:table-cell ns41:value-type="float" table:style-name="TL Data" office:value="15.99" office:value-type="float">
            <text:p>15.99</text:p>
          </table:table-cell>
          <table:table-cell ns41:value-type="float" table:style-name="TL Data" office:value="35.6" office:value-type="float">
            <text:p>35.60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ce56" office:value="323" office:value-type="float">
            <text:p>323</text:p>
          </table:table-cell>
          <table:table-cell ns41:value-type="float" table:style-name="ce63" office:value="10554" office:value-type="float">
            <text:p>105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mp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4.42" office:value-type="float">
            <text:p>54.42</text:p>
          </table:table-cell>
          <table:table-cell ns41:value-type="float" table:style-name="TL Data" office:value="22.99" office:value-type="float">
            <text:p>22.99</text:p>
          </table:table-cell>
          <table:table-cell ns41:value-type="float" table:style-name="TL Data" office:value="11.72" office:value-type="float">
            <text:p>11.72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3.13" office:value-type="float">
            <text:p>3.13</text:p>
          </table:table-cell>
          <table:table-cell ns41:value-type="float" table:style-name="TL Data" office:value="7.32" office:value-type="float">
            <text:p>7.32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mperve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4.2" office:value-type="float">
            <text:p>74.20</text:p>
          </table:table-cell>
          <table:table-cell ns41:value-type="float" table:style-name="TL Data" office:value="19.39" office:value-type="float">
            <text:p>19.39</text:p>
          </table:table-cell>
          <table:table-cell ns41:value-type="float" table:style-name="TL Data" office:value="3.57" office:value-type="float">
            <text:p>3.57</text:p>
          </table:table-cell>
          <table:table-cell table:style-name="TL Data"/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2.63" office:value-type="float">
            <text:p>2.63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ntens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1.88" office:value-type="float">
            <text:p>71.88</text:p>
          </table:table-cell>
          <table:table-cell ns41:value-type="float" table:style-name="TL Data" office:value="23.09" office:value-type="float">
            <text:p>23.09</text:p>
          </table:table-cell>
          <table:table-cell ns41:value-type="float" table:style-name="TL Data" office:value="1.16" office:value-type="float">
            <text:p>1.16</text:p>
          </table:table-cell>
          <table:table-cell table:style-name="TL Data"/>
          <table:table-cell ns41:value-type="float" table:style-name="TL Data" office:value="1.84" office:value-type="float">
            <text:p>1.84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63" office:value="10372" office:value-type="float">
            <text:p>1037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pell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6.78" office:value-type="float">
            <text:p>86.78</text:p>
          </table:table-cell>
          <table:table-cell ns41:value-type="float" table:style-name="TL Data" office:value="5.67" office:value-type="float">
            <text:p>5.67</text:p>
          </table:table-cell>
          <table:table-cell ns41:value-type="float" table:style-name="TL Data" office:value="6.97" office:value-type="float">
            <text:p>6.97</text:p>
          </table:table-cell>
          <table:table-cell table:style-name="TL Data"/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ce56" office:value="1036" office:value-type="float">
            <text:p>1036</text:p>
          </table:table-cell>
          <table:table-cell ns41:value-type="float" table:style-name="ce63" office:value="11233" office:value-type="float">
            <text:p>112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pel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5.85" office:value-type="float">
            <text:p>75.85</text:p>
          </table:table-cell>
          <table:table-cell ns41:value-type="float" table:style-name="TL Data" office:value="10.83" office:value-type="float">
            <text:p>10.83</text:p>
          </table:table-cell>
          <table:table-cell ns41:value-type="float" table:style-name="TL Data" office:value="2.36" office:value-type="float">
            <text:p>2.36</text:p>
          </table:table-cell>
          <table:table-cell table:style-name="TL Data"/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10.42" office:value-type="float">
            <text:p>10.42</text:p>
          </table:table-cell>
          <table:table-cell ns41:value-type="float" table:style-name="ce56" office:value="678" office:value-type="float">
            <text:p>678</text:p>
          </table:table-cell>
          <table:table-cell ns41:value-type="float" table:style-name="ce63" office:value="11223" office:value-type="float">
            <text:p>112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pelle a/d IJs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5.36" office:value-type="float">
            <text:p>85.36</text:p>
          </table:table-cell>
          <table:table-cell ns41:value-type="float" table:style-name="TL Data" office:value="9.32" office:value-type="float">
            <text:p>9.32</text:p>
          </table:table-cell>
          <table:table-cell ns41:value-type="float" table:style-name="TL Data" office:value="1.75" office:value-type="float">
            <text:p>1.75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ce56" office:value="502" office:value-type="float">
            <text:p>502</text:p>
          </table:table-cell>
          <table:table-cell ns41:value-type="float" table:style-name="ce63" office:value="11248" office:value-type="float">
            <text:p>1124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strik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6" office:value-type="float">
            <text:p>26.00</text:p>
          </table:table-cell>
          <table:table-cell ns41:value-type="float" table:style-name="TL Data" office:value="2.71" office:value-type="float">
            <text:p>2.71</text:p>
          </table:table-cell>
          <table:table-cell ns41:value-type="float" table:style-name="TL Data" office:value="62.23" office:value-type="float">
            <text:p>62.23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TL Data" office:value="4.95" office:value-type="float">
            <text:p>4.95</text:p>
          </table:table-cell>
          <table:table-cell ns41:value-type="float" table:style-name="ce56" office:value="383" office:value-type="float">
            <text:p>383</text:p>
          </table:table-cell>
          <table:table-cell ns41:value-type="float" table:style-name="ce63" office:value="11287" office:value-type="float">
            <text:p>112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ts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2.5" office:value-type="float">
            <text:p>92.50</text:p>
          </table:table-cell>
          <table:table-cell ns41:value-type="float" table:style-name="TL Data" office:value="5.06" office:value-type="float">
            <text:p>5.06</text:p>
          </table:table-cell>
          <table:table-cell table:style-name="TL Data" table:number-columns-repeated="2"/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1.97" office:value-type="float">
            <office:annotation draw:style-name="gr1" svg:height="1.957cm" draw:caption-point-y="0.274cm" svg:width="3.582cm" svg:x="16.167cm" draw:caption-point-x="-0.429cm" svg:y="252.67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,79 staan.</text:span></text:p>
            </office:annotation>
            <text:p>1.97</text:p>
          </table:table-cell>
          <table:table-cell ns41:value-type="float" table:style-name="ce56" office:value="1094" office:value-type="float">
            <text:p>1094</text:p>
          </table:table-cell>
          <table:table-cell ns41:value-type="float" table:style-name="ce63" office:value="10919" office:value-type="float">
            <text:p>1091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ttendij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1.37" office:value-type="float">
            <text:p>91.37</text:p>
          </table:table-cell>
          <table:table-cell ns41:value-type="float" table:style-name="TL Data" office:value="4.78" office:value-type="float">
            <text:p>4.78</text:p>
          </table:table-cell>
          <table:table-cell ns41:value-type="float" table:style-name="TL Data" office:value="0.86" office:value-type="float">
            <text:p>0.86</text:p>
          </table:table-cell>
          <table:table-cell table:style-name="TL Data"/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ce56" office:value="679" office:value-type="float">
            <text:p>679</text:p>
          </table:table-cell>
          <table:table-cell ns41:value-type="float" table:style-name="ce63" office:value="11218" office:value-type="float">
            <text:p>112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t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7.53" office:value-type="float">
            <text:p>77.53</text:p>
          </table:table-cell>
          <table:table-cell ns41:value-type="float" table:style-name="TL Data" office:value="12.34" office:value-type="float">
            <text:p>12.34</text:p>
          </table:table-cell>
          <table:table-cell ns41:value-type="float" table:style-name="TL Data" office:value="6.99" office:value-type="float">
            <text:p>6.99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ce56" office:value="537" office:value-type="float">
            <text:p>537</text:p>
          </table:table-cell>
          <table:table-cell ns41:value-type="float" table:style-name="ce63" office:value="10707" office:value-type="float">
            <text:p>1070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atwoud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4.03" office:value-type="float">
            <text:p>64.03</text:p>
          </table:table-cell>
          <table:table-cell ns41:value-type="float" table:style-name="TL Data" office:value="14.03" office:value-type="float">
            <text:p>14.03</text:p>
          </table:table-cell>
          <table:table-cell ns41:value-type="float" table:style-name="TL Data" office:value="12.72" office:value-type="float">
            <text:p>12.72</text:p>
          </table:table-cell>
          <table:table-cell table:style-name="TL Data"/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ce56" office:value="409" office:value-type="float">
            <text:p>409</text:p>
          </table:table-cell>
          <table:table-cell ns41:value-type="float" table:style-name="ce63" office:value="11136" office:value-type="float">
            <text:p>111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diche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4" office:value-type="float">
            <text:p>95.40</text:p>
          </table:table-cell>
          <table:table-cell ns41:value-type="float" table:style-name="TL Data" office:value="2" office:value-type="float">
            <text:p>2.00</text:p>
          </table:table-cell>
          <table:table-cell ns41:value-type="float" table:style-name="TL Data" office:value="1.3" office:value-type="float">
            <text:p>1.30</text:p>
          </table:table-cell>
          <table:table-cell table:style-name="TL Data"/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ce56" office:value="538" office:value-type="float">
            <text:p>538</text:p>
          </table:table-cell>
          <table:table-cell ns41:value-type="float" table:style-name="ce63" office:value="10280" office:value-type="float">
            <text:p>1028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rkrad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75" office:value-type="float">
            <text:p>2.75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93.89" office:value-type="float">
            <text:p>93.89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2.3" office:value-type="float">
            <text:p>2.30</text:p>
          </table:table-cell>
          <table:table-cell ns41:value-type="float" table:style-name="ce56" office:value="928" office:value-type="float">
            <text:p>928</text:p>
          </table:table-cell>
          <table:table-cell ns41:value-type="float" table:style-name="ce63" office:value="10313" office:value-type="float">
            <text:p>1031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rkwerv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0.16" office:value-type="float">
            <text:p>60.16</text:p>
          </table:table-cell>
          <table:table-cell ns41:value-type="float" table:style-name="TL Data" office:value="14.47" office:value-type="float">
            <text:p>14.47</text:p>
          </table:table-cell>
          <table:table-cell ns41:value-type="float" table:style-name="TL Data" office:value="1.03" office:value-type="float">
            <text:p>1.03</text:p>
          </table:table-cell>
          <table:table-cell table:style-name="TL Data"/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22.38" office:value-type="float">
            <text:p>22.38</text:p>
          </table:table-cell>
          <table:table-cell ns41:value-type="float" table:style-name="ce56" office:value="1095" office:value-type="float">
            <text:p>1095</text:p>
          </table:table-cell>
          <table:table-cell ns41:value-type="float" table:style-name="ce63" office:value="10837" office:value-type="float">
            <text:p>1083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rkwij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7.26" office:value-type="float">
            <text:p>97.26</text:p>
          </table:table-cell>
          <table:table-cell ns41:value-type="float" table:style-name="TL Data" office:value="2.56" office:value-type="float">
            <text:p>2.56</text:p>
          </table:table-cell>
          <table:table-cell table:style-name="TL Data" table:number-columns-repeated="3"/>
          <table:table-cell ns41:value-type="float" table:style-name="TL Data" office:value="0.18" office:value-type="float">
            <text:p>0.18</text:p>
          </table:table-cell>
          <table:table-cell ns41:value-type="float" table:style-name="ce56" office:value="257" office:value-type="float">
            <text:p>257</text:p>
          </table:table-cell>
          <table:table-cell ns41:value-type="float" table:style-name="ce63" office:value="10791" office:value-type="float">
            <text:p>107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sse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TL Data" office:value="99.69" office:value-type="float">
            <text:p>99.69</text:p>
          </table:table-cell>
          <table:table-cell table:style-name="TL Data"/>
          <table:table-cell ns41:value-type="float" table:style-name="TL Data" office:value="0.18" office:value-type="float">
            <text:p>0.18</text:p>
          </table:table-cell>
          <table:table-cell table:style-name="TL Data"/>
          <table:table-cell ns41:value-type="float" table:style-name="ce56" office:value="929" office:value-type="float">
            <text:p>929</text:p>
          </table:table-cell>
          <table:table-cell ns41:value-type="float" table:style-name="ce63" office:value="10890" office:value-type="float">
            <text:p>108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ste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0.97" office:value-type="float">
            <text:p>80.97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17.08" office:value-type="float">
            <text:p>17.08</text:p>
          </table:table-cell>
          <table:table-cell ns41:value-type="float" table:style-name="ce56" office:value="258" office:value-type="float">
            <text:p>258</text:p>
          </table:table-cell>
          <table:table-cell ns41:value-type="float" table:style-name="ce63" office:value="10916" office:value-type="float">
            <text:p>109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etel en Spa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1.53" office:value-type="float">
            <text:p>51.53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46.03" office:value-type="float">
            <text:p>46.03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ce56" office:value="1096" office:value-type="float">
            <text:p>1096</text:p>
          </table:table-cell>
          <table:table-cell ns41:value-type="float" table:style-name="ce63" office:value="10551" office:value-type="float">
            <text:p>105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aaswaa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9.53" office:value-type="float">
            <text:p>89.53</text:p>
          </table:table-cell>
          <table:table-cell ns41:value-type="float" table:style-name="TL Data" office:value="8.25" office:value-type="float">
            <text:p>8.25</text:p>
          </table:table-cell>
          <table:table-cell ns41:value-type="float" table:style-name="TL Data" office:value="0.19" office:value-type="float">
            <text:p>0.19</text:p>
          </table:table-cell>
          <table:table-cell table:style-name="TL Data"/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ce56" office:value="539" office:value-type="float">
            <text:p>539</text:p>
          </table:table-cell>
          <table:table-cell ns41:value-type="float" table:style-name="ce63" office:value="10284" office:value-type="float">
            <text:p>102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imm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9.44" office:value-type="float">
            <text:p>99.44</text:p>
          </table:table-cell>
          <table:table-cell table:style-name="TL Data"/>
          <table:table-cell ns41:value-type="float" office:value="0.19" table:style-name="TL Data" table:number-columns-repeated="2" office:value-type="float">
            <text:p>0.19</text:p>
          </table:table-cell>
          <table:table-cell ns41:value-type="float" table:style-name="ce56" office:value="930" office:value-type="float">
            <text:p>930</text:p>
          </table:table-cell>
          <table:table-cell ns41:value-type="float" table:style-name="ce63" office:value="10977" office:value-type="float">
            <text:p>1097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ing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9.5" office:value-type="float">
            <text:p>99.50</text:p>
          </table:table-cell>
          <table:table-cell table:style-name="TL Data" table:number-columns-repeated="2"/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659" office:value-type="float">
            <text:p>659</text:p>
          </table:table-cell>
          <table:table-cell ns41:value-type="float" table:style-name="ce63" office:value="10965" office:value-type="float">
            <text:p>109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oeting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7.75" office:value-type="float">
            <text:p>77.75</text:p>
          </table:table-cell>
          <table:table-cell ns41:value-type="float" table:style-name="TL Data" office:value="5.95" office:value-type="float">
            <text:p>5.95</text:p>
          </table:table-cell>
          <table:table-cell ns41:value-type="float" table:style-name="TL Data" office:value="5.04" office:value-type="float">
            <text:p>5.04</text:p>
          </table:table-cell>
          <table:table-cell table:style-name="TL Data"/>
          <table:table-cell ns41:value-type="float" table:style-name="TL Data" office:value="1.08" office:value-type="float">
            <text:p>1.08</text:p>
          </table:table-cell>
          <table:table-cell ns41:value-type="float" table:style-name="TL Data" office:value="10.19" office:value-type="float">
            <text:p>10.19</text:p>
          </table:table-cell>
          <table:table-cell ns41:value-type="float" table:style-name="ce56" office:value="680" office:value-type="float">
            <text:p>680</text:p>
          </table:table-cell>
          <table:table-cell ns41:value-type="float" table:style-name="ce63" office:value="10155" office:value-type="float">
            <text:p>1015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oosterbur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36.01" office:value-type="float">
            <text:p>36.01</text:p>
          </table:table-cell>
          <table:table-cell ns41:value-type="float" table:style-name="TL Data" office:value="19.15" office:value-type="float">
            <text:p>19.15</text:p>
          </table:table-cell>
          <table:table-cell ns41:value-type="float" table:style-name="TL Data" office:value="41.48" office:value-type="float">
            <text:p>41.48</text:p>
          </table:table-cell>
          <table:table-cell table:style-name="TL Data"/>
          <table:table-cell ns41:value-type="float" table:style-name="TL Data" office:value="2.19" office:value-type="float">
            <text:p>2.19</text:p>
          </table:table-cell>
          <table:table-cell ns41:value-type="float" table:style-name="TL Data" office:value="1.17" office:value-type="float">
            <text:p>1.17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63" office:value="10628" office:value-type="float">
            <text:p>106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lunde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8.21" office:value-type="float">
            <text:p>28.21</text:p>
          </table:table-cell>
          <table:table-cell ns41:value-type="float" table:style-name="TL Data" office:value="36.21" office:value-type="float">
            <text:p>36.21</text:p>
          </table:table-cell>
          <table:table-cell ns41:value-type="float" table:style-name="TL Data" office:value="34.72" office:value-type="float">
            <text:p>34.72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ce56" office:value="804" office:value-type="float">
            <text:p>804</text:p>
          </table:table-cell>
          <table:table-cell ns41:value-type="float" table:style-name="ce63" office:value="10656" office:value-type="float">
            <text:p>106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e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3.69" office:value-type="float">
            <text:p>53.69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25.99" office:value-type="float">
            <text:p>25.99</text:p>
          </table:table-cell>
          <table:table-cell table:style-name="TL Data"/>
          <table:table-cell ns41:value-type="float" table:style-name="TL Data" office:value="14.74" office:value-type="float">
            <text:p>14.74</text:p>
          </table:table-cell>
          <table:table-cell ns41:value-type="float" table:style-name="TL Data" office:value="3.99" office:value-type="float">
            <text:p>3.99</text:p>
          </table:table-cell>
          <table:table-cell ns41:value-type="float" table:style-name="ce56" office:value="410" office:value-type="float">
            <text:p>410</text:p>
          </table:table-cell>
          <table:table-cell ns41:value-type="float" table:style-name="ce63" office:value="10510" office:value-type="float">
            <text:p>1051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evord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56.79" office:value-type="float">
            <text:p>56.79</text:p>
          </table:table-cell>
          <table:table-cell ns41:value-type="float" table:style-name="TL Data" office:value="12.06" office:value-type="float">
            <text:p>12.06</text:p>
          </table:table-cell>
          <table:table-cell ns41:value-type="float" table:style-name="TL Data" office:value="21.11" office:value-type="float">
            <text:p>21.11</text:p>
          </table:table-cell>
          <table:table-cell ns41:value-type="float" table:style-name="TL Data" office:value="4.37" office:value-type="float">
            <text:p>4.37</text:p>
          </table:table-cell>
          <table:table-cell ns41:value-type="float" table:style-name="TL Data" office:value="4.22" office:value-type="float">
            <text:p>4.22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ce56" office:value="109" office:value-type="float">
            <text:p>109</text:p>
          </table:table-cell>
          <table:table-cell ns41:value-type="float" table:style-name="ce63" office:value="10383" office:value-type="float">
            <text:p>103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ewach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98.87" office:value-type="float">
            <text:p>98.87</text:p>
          </table:table-cell>
          <table:table-cell table:style-name="TL Data" table:number-columns-repeated="2"/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681" office:value-type="float">
            <text:p>681</text:p>
          </table:table-cell>
          <table:table-cell ns41:value-type="float" table:style-name="ce63" office:value="10892" office:value-type="float">
            <text:p>1089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kkeng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0.33" office:value-type="float">
            <text:p>50.33</text:p>
          </table:table-cell>
          <table:table-cell ns41:value-type="float" table:style-name="TL Data" office:value="16.3" office:value-type="float">
            <text:p>16.30</text:p>
          </table:table-cell>
          <table:table-cell ns41:value-type="float" table:style-name="TL Data" office:value="30.84" office:value-type="float">
            <text:p>30.84</text:p>
          </table:table-cell>
          <table:table-cell table:style-name="TL Data"/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2.2" office:value-type="float">
            <text:p>2.20</text:p>
          </table:table-cell>
          <table:table-cell ns41:value-type="float" table:style-name="ce56" office:value="324" office:value-type="float">
            <text:p>324</text:p>
          </table:table-cell>
          <table:table-cell ns41:value-type="float" table:style-name="ce63" office:value="10765" office:value-type="float">
            <text:p>1076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lijnsplaa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4.32" office:value-type="float">
            <text:p>74.32</text:p>
          </table:table-cell>
          <table:table-cell ns41:value-type="float" table:style-name="TL Data" office:value="20.3" office:value-type="float">
            <text:p>20.30</text:p>
          </table:table-cell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4.23" office:value-type="float">
            <text:p>4.23</text:p>
          </table:table-cell>
          <table:table-cell ns41:value-type="float" table:style-name="ce56" office:value="1038" office:value-type="float">
            <text:p>1038</text:p>
          </table:table-cell>
          <table:table-cell ns41:value-type="float" table:style-name="ce63" office:value="10121" office:value-type="float">
            <text:p>101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llumerland c.a.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1.49" office:value-type="float">
            <text:p>51.49</text:p>
          </table:table-cell>
          <table:table-cell ns41:value-type="float" table:style-name="TL Data" office:value="44.54" office:value-type="float">
            <text:p>44.54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ce56" office:value="79" office:value-type="float">
            <text:p>79</text:p>
          </table:table-cell>
          <table:table-cell ns41:value-type="float" table:style-name="ce63" office:value="10984" office:value-type="float">
            <text:p>109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og aan de Zaa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5.58" office:value-type="float">
            <text:p>35.58</text:p>
          </table:table-cell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8.85" office:value-type="float">
            <text:p>8.85</text:p>
          </table:table-cell>
          <table:table-cell table:style-name="TL Data"/>
          <table:table-cell ns41:value-type="float" table:style-name="TL Data" office:value="38.27" office:value-type="float">
            <text:p>38.27</text:p>
          </table:table-cell>
          <table:table-cell ns41:value-type="float" table:style-name="TL Data" office:value="12.95" office:value-type="float">
            <text:p>12.95</text:p>
          </table:table-cell>
          <table:table-cell ns41:value-type="float" table:style-name="ce56" office:value="411" office:value-type="float">
            <text:p>411</text:p>
          </table:table-cell>
          <table:table-cell ns41:value-type="float" table:style-name="ce63" office:value="10776" office:value-type="float">
            <text:p>107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rtenhoef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5.66" office:value-type="float">
            <text:p>65.66</text:p>
          </table:table-cell>
          <table:table-cell ns41:value-type="float" table:style-name="TL Data" office:value="5.42" office:value-type="float">
            <text:p>5.42</text:p>
          </table:table-cell>
          <table:table-cell ns41:value-type="float" table:style-name="TL Data" office:value="23.16" office:value-type="float">
            <text:p>23.16</text:p>
          </table:table-cell>
          <table:table-cell table:style-name="TL Data"/>
          <table:table-cell ns41:value-type="float" office:value="2.87" table:style-name="TL Data" table:number-columns-repeated="2" office:value-type="float">
            <text:p>2.87</text:p>
          </table:table-cell>
          <table:table-cell ns41:value-type="float" table:style-name="ce56" office:value="1097" office:value-type="float">
            <text:p>1097</text:p>
          </table:table-cell>
          <table:table-cell ns41:value-type="float" table:style-name="ce63" office:value="10467" office:value-type="float">
            <text:p>1046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rtgen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9.68" office:value-type="float">
            <text:p>89.68</text:p>
          </table:table-cell>
          <table:table-cell ns41:value-type="float" table:style-name="TL Data" office:value="3.83" office:value-type="float">
            <text:p>3.83</text:p>
          </table:table-cell>
          <table:table-cell ns41:value-type="float" table:style-name="TL Data" office:value="0.08" office:value-type="float">
            <text:p>0.08</text:p>
          </table:table-cell>
          <table:table-cell table:style-name="TL Data"/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6.02" office:value-type="float">
            <text:p>6.02</text:p>
          </table:table-cell>
          <table:table-cell ns41:value-type="float" table:style-name="ce56" office:value="682" office:value-type="float">
            <text:p>682</text:p>
          </table:table-cell>
          <table:table-cell ns41:value-type="float" table:style-name="ce63" office:value="10250" office:value-type="float">
            <text:p>1025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t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0" office:value-type="float">
            <text:p>20.00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77.24" office:value-type="float">
            <text:p>77.24</text:p>
          </table:table-cell>
          <table:table-cell table:style-name="TL Data" table:number-columns-repeated="2"/>
          <table:table-cell ns41:value-type="float" table:style-name="TL Data" office:value="1.17" office:value-type="float">
            <text:p>1.17</text:p>
          </table:table-cell>
          <table:table-cell ns41:value-type="float" table:style-name="ce56" office:value="314" office:value-type="float">
            <text:p>314</text:p>
          </table:table-cell>
          <table:table-cell ns41:value-type="float" table:style-name="ce63" office:value="11316" office:value-type="float">
            <text:p>113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ude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2.7" office:value-type="float">
            <text:p>52.70</text:p>
          </table:table-cell>
          <table:table-cell ns41:value-type="float" table:style-name="TL Data" office:value="33.29" office:value-type="float">
            <text:p>33.29</text:p>
          </table:table-cell>
          <table:table-cell ns41:value-type="float" table:style-name="TL Data" office:value="11.48" office:value-type="float">
            <text:p>11.48</text:p>
          </table:table-cell>
          <table:table-cell table:style-name="TL Data"/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ce56" office:value="1256" office:value-type="float">
            <text:p>1256</text:p>
          </table:table-cell>
          <table:table-cell ns41:value-type="float" table:style-name="ce63" office:value="11445" office:value-type="float">
            <text:p>114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oude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2.67" office:value-type="float">
            <text:p>62.67</text:p>
          </table:table-cell>
          <table:table-cell ns41:value-type="float" table:style-name="TL Data" office:value="26.33" office:value-type="float">
            <text:p>26.33</text:p>
          </table:table-cell>
          <table:table-cell ns41:value-type="float" table:style-name="TL Data" office:value="1.86" office:value-type="float">
            <text:p>1.86</text:p>
          </table:table-cell>
          <table:table-cell table:style-name="TL Data"/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7.17" office:value-type="float">
            <text:p>7.17</text:p>
          </table:table-cell>
          <table:table-cell ns41:value-type="float" table:style-name="ce56" office:value="1098" office:value-type="float">
            <text:p>1098</text:p>
          </table:table-cell>
          <table:table-cell ns41:value-type="float" table:style-name="ce63" office:value="11428" office:value-type="float">
            <text:p>114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abbendij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2.88" office:value-type="float">
            <text:p>52.88</text:p>
          </table:table-cell>
          <table:table-cell ns41:value-type="float" table:style-name="TL Data" office:value="15.45" office:value-type="float">
            <text:p>15.45</text:p>
          </table:table-cell>
          <table:table-cell ns41:value-type="float" table:style-name="TL Data" office:value="0.5" office:value-type="float">
            <text:p>0.50</text:p>
          </table:table-cell>
          <table:table-cell table:style-name="TL Data"/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30.71" office:value-type="float">
            <text:p>30.71</text:p>
          </table:table-cell>
          <table:table-cell ns41:value-type="float" table:style-name="ce56" office:value="684" office:value-type="float">
            <text:p>684</text:p>
          </table:table-cell>
          <table:table-cell ns41:value-type="float" table:style-name="ce63" office:value="11038" office:value-type="float">
            <text:p>110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impen a/d L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9.48" office:value-type="float">
            <text:p>89.48</text:p>
          </table:table-cell>
          <table:table-cell ns41:value-type="float" table:style-name="TL Data" office:value="7.09" office:value-type="float">
            <text:p>7.09</text:p>
          </table:table-cell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2.61" office:value-type="float">
            <text:p>2.61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ce56" office:value="541" office:value-type="float">
            <text:p>541</text:p>
          </table:table-cell>
          <table:table-cell ns41:value-type="float" table:style-name="ce63" office:value="10617" office:value-type="float">
            <text:p>106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impen a/d IJs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22" office:value-type="float">
            <text:p>93.22</text:p>
          </table:table-cell>
          <table:table-cell ns41:value-type="float" table:style-name="TL Data" office:value="2.19" office:value-type="float">
            <text:p>2.19</text:p>
          </table:table-cell>
          <table:table-cell ns41:value-type="float" table:style-name="TL Data" office:value="0.5" office:value-type="float">
            <text:p>0.50</text:p>
          </table:table-cell>
          <table:table-cell table:style-name="TL Data"/>
          <table:table-cell ns41:value-type="float" table:style-name="TL Data" office:value="2.02" office:value-type="float">
            <text:p>2.02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ce56" office:value="542" office:value-type="float">
            <text:p>542</text:p>
          </table:table-cell>
          <table:table-cell ns41:value-type="float" table:style-name="ce63" office:value="10859" office:value-type="float">
            <text:p>108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ommeni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2.99" office:value-type="float">
            <text:p>32.99</text:p>
          </table:table-cell>
          <table:table-cell ns41:value-type="float" table:style-name="TL Data" office:value="6.4" office:value-type="float">
            <text:p>6.40</text:p>
          </table:table-cell>
          <table:table-cell ns41:value-type="float" table:style-name="TL Data" office:value="25.41" office:value-type="float">
            <text:p>25.41</text:p>
          </table:table-cell>
          <table:table-cell table:style-name="TL Data"/>
          <table:table-cell ns41:value-type="float" table:style-name="TL Data" office:value="25.88" office:value-type="float">
            <text:p>25.88</text:p>
          </table:table-cell>
          <table:table-cell ns41:value-type="float" table:style-name="TL Data" office:value="9.32" office:value-type="float">
            <text:p>9.32</text:p>
          </table:table-cell>
          <table:table-cell ns41:value-type="float" table:style-name="ce56" office:value="413" office:value-type="float">
            <text:p>413</text:p>
          </table:table-cell>
          <table:table-cell ns41:value-type="float" table:style-name="ce63" office:value="10373" office:value-type="float">
            <text:p>103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omvoo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91" office:value-type="float">
            <text:p>2.91</text:p>
          </table:table-cell>
          <table:table-cell table:style-name="TL Data"/>
          <table:table-cell ns41:value-type="float" table:style-name="TL Data" office:value="97.09" office:value-type="float">
            <text:p>97.09</text:p>
          </table:table-cell>
          <table:table-cell table:style-name="TL Data" table:number-columns-repeated="3"/>
          <table:table-cell ns41:value-type="float" table:style-name="ce56" office:value="1039" office:value-type="float">
            <text:p>1039</text:p>
          </table:table-cell>
          <table:table-cell ns41:value-type="float" table:style-name="ce63" office:value="10053" office:value-type="float">
            <text:p>1005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uining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5.11" office:value-type="float">
            <text:p>65.11</text:p>
          </table:table-cell>
          <table:table-cell ns41:value-type="float" table:style-name="TL Data" office:value="6.88" office:value-type="float">
            <text:p>6.88</text:p>
          </table:table-cell>
          <table:table-cell ns41:value-type="float" table:style-name="TL Data" office:value="17.32" office:value-type="float">
            <text:p>17.32</text:p>
          </table:table-cell>
          <table:table-cell table:style-name="TL Data"/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8.81" office:value-type="float">
            <text:p>8.81</text:p>
          </table:table-cell>
          <table:table-cell ns41:value-type="float" table:style-name="ce56" office:value="685" office:value-type="float">
            <text:p>685</text:p>
          </table:table-cell>
          <table:table-cell ns41:value-type="float" table:style-name="ce63" office:value="10077" office:value-type="float">
            <text:p>100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ruis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6.38" office:value-type="float">
            <text:p>26.38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71.68" office:value-type="float">
            <text:p>71.68</text:p>
          </table:table-cell>
          <table:table-cell table:style-name="TL Data"/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ce56" office:value="1178" office:value-type="float">
            <text:p>1178</text:p>
          </table:table-cell>
          <table:table-cell ns41:value-type="float" table:style-name="ce63" office:value="10235" office:value-type="float">
            <text:p>102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uik en St. Agatha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17" office:value-type="float">
            <text:p>1.17</text:p>
          </table:table-cell>
          <table:table-cell table:style-name="TL Data"/>
          <table:table-cell ns41:value-type="float" table:style-name="TL Data" office:value="98.12" office:value-type="float">
            <text:p>98.12</text:p>
          </table:table-cell>
          <table:table-cell ns41:value-type="float" table:style-name="TL Data" office:value="0.6" office:value-type="float">
            <text:p>0.60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761" office:value-type="float">
            <text:p>761</text:p>
          </table:table-cell>
          <table:table-cell ns41:value-type="float" table:style-name="ce63" office:value="10023" office:value-type="float">
            <text:p>100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uilen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40.24" office:value-type="float">
            <text:p>40.24</text:p>
          </table:table-cell>
          <table:table-cell ns41:value-type="float" table:style-name="TL Data" office:value="3.83" office:value-type="float">
            <text:p>3.83</text:p>
          </table:table-cell>
          <table:table-cell ns41:value-type="float" table:style-name="TL Data" office:value="47.96" office:value-type="float">
            <text:p>47.96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4.46" office:value-type="float">
            <text:p>4.46</text:p>
          </table:table-cell>
          <table:table-cell ns41:value-type="float" table:style-name="ce56" office:value="216" office:value-type="float">
            <text:p>216</text:p>
          </table:table-cell>
          <table:table-cell ns41:value-type="float" table:style-name="ce63" office:value="10342" office:value-type="float">
            <text:p>103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uinr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6.44" office:value-type="float">
            <text:p>76.44</text:p>
          </table:table-cell>
          <table:table-cell ns41:value-type="float" table:style-name="TL Data" office:value="2.89" office:value-type="float">
            <text:p>2.89</text:p>
          </table:table-cell>
          <table:table-cell ns41:value-type="float" table:style-name="TL Data" office:value="12.14" office:value-type="float">
            <text:p>12.14</text:p>
          </table:table-cell>
          <table:table-cell table:style-name="TL Data"/>
          <table:table-cell ns41:value-type="float" table:style-name="TL Data" office:value="6.5" office:value-type="float">
            <text:p>6.50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Kwa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5.6" office:value-type="float">
            <office:annotation draw:style-name="gr1" svg:height="1.958cm" draw:caption-point-y="0.274cm" svg:width="3.583cm" svg:x="8.194cm" draw:caption-point-x="-0.429cm" svg:y="273.311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75,69 staan.</text:span></text:p>
            </office:annotation>
            <text:p>75.60</text:p>
          </table:table-cell>
          <table:table-cell ns41:value-type="float" table:style-name="TL Data" office:value="1.94" office:value-type="float">
            <text:p>1.94</text:p>
          </table:table-cell>
          <table:table-cell ns41:value-type="float" table:style-name="TL Data" office:value="4.05" office:value-type="float">
            <text:p>4.05</text:p>
          </table:table-cell>
          <table:table-cell table:style-name="TL Data"/>
          <table:table-cell ns41:value-type="float" table:style-name="TL Data" office:value="7.25" office:value-type="float">
            <text:p>7.25</text:p>
          </table:table-cell>
          <table:table-cell ns41:value-type="float" table:style-name="TL Data" office:value="11.08" office:value-type="float">
            <text:p>11.08</text:p>
          </table:table-cell>
          <table:table-cell ns41:value-type="float" table:style-name="ce56" office:value="414" office:value-type="float">
            <text:p>414</text:p>
          </table:table-cell>
          <table:table-cell ns41:value-type="float" table:style-name="ce63" office:value="10775" office:value-type="float">
            <text:p>1077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L</text:p>
          </table:table-cell>
          <table:table-cell ns41:value-type="string" table:style-name="TL RowHeader" office:value-type="string">
            <text:p>Laagnieuwkoop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5" office:value-type="float">
            <text:p>45.00</text:p>
          </table:table-cell>
          <table:table-cell ns41:value-type="float" table:style-name="TL Data" office:value="7.62" office:value-type="float">
            <text:p>7.62</text:p>
          </table:table-cell>
          <table:table-cell ns41:value-type="float" table:style-name="TL Data" office:value="46.67" office:value-type="float">
            <text:p>46.67</text:p>
          </table:table-cell>
          <table:table-cell table:style-name="TL Data" table:number-columns-repeated="2"/>
          <table:table-cell ns41:value-type="float" table:style-name="TL Data" office:value="0.71" office:value-type="float">
            <text:p>0.71</text:p>
          </table:table-cell>
          <table:table-cell ns41:value-type="float" table:style-name="ce56" office:value="1100" office:value-type="float">
            <text:p>1100</text:p>
          </table:table-cell>
          <table:table-cell ns41:value-type="float" table:style-name="ce63" office:value="10305" office:value-type="float">
            <text:p>1030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ndsm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5.1" office:value-type="float">
            <text:p>75.10</text:p>
          </table:table-cell>
          <table:table-cell ns41:value-type="float" table:style-name="TL Data" office:value="9.43" office:value-type="float">
            <text:p>9.43</text:p>
          </table:table-cell>
          <table:table-cell ns41:value-type="float" table:style-name="TL Data" office:value="2.4" office:value-type="float">
            <text:p>2.40</text:p>
          </table:table-cell>
          <table:table-cell table:style-name="TL Data"/>
          <table:table-cell ns41:value-type="float" table:style-name="TL Data" office:value="5.99" office:value-type="float">
            <text:p>5.99</text:p>
          </table:table-cell>
          <table:table-cell ns41:value-type="float" table:style-name="TL Data" office:value="7.1" office:value-type="float">
            <text:p>7.10</text:p>
          </table:table-cell>
          <table:table-cell ns41:value-type="float" table:style-name="ce56" office:value="415" office:value-type="float">
            <text:p>415</text:p>
          </table:table-cell>
          <table:table-cell ns41:value-type="float" table:style-name="ce63" office:value="11225" office:value-type="float">
            <text:p>112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ngbroe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2.32" office:value-type="float">
            <text:p>72.32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22.21" office:value-type="float">
            <text:p>22.21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ce56" office:value="325" office:value-type="float">
            <text:p>325</text:p>
          </table:table-cell>
          <table:table-cell ns41:value-type="float" table:style-name="ce63" office:value="11413" office:value-type="float">
            <text:p>114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ngera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1.19" office:value-type="float">
            <text:p>71.19</text:p>
          </table:table-cell>
          <table:table-cell ns41:value-type="float" table:style-name="TL Data" office:value="25.07" office:value-type="float">
            <text:p>25.07</text:p>
          </table:table-cell>
          <table:table-cell ns41:value-type="float" table:style-name="TL Data" office:value="0.2" office:value-type="float">
            <text:p>0.20</text:p>
          </table:table-cell>
          <table:table-cell table:style-name="TL Data"/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ce56" office:value="543" office:value-type="float">
            <text:p>543</text:p>
          </table:table-cell>
          <table:table-cell ns41:value-type="float" table:style-name="ce63" office:value="11127" office:value-type="float">
            <text:p>111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ngeruigewei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0.7" office:value-type="float">
            <text:p>50.70</text:p>
          </table:table-cell>
          <table:table-cell ns41:value-type="float" table:style-name="TL Data" office:value="44.08" office:value-type="float">
            <text:p>44.08</text:p>
          </table:table-cell>
          <table:table-cell ns41:value-type="float" table:style-name="TL Data" office:value="3.8" office:value-type="float">
            <text:p>3.80</text:p>
          </table:table-cell>
          <table:table-cell table:style-name="TL Data"/>
          <table:table-cell ns41:value-type="float" table:style-name="TL Data" office:value="1.41" office:value-type="float">
            <text:p>1.41</text:p>
          </table:table-cell>
          <table:table-cell table:style-name="TL Data"/>
          <table:table-cell ns41:value-type="float" table:style-name="ce56" office:value="1101" office:value-type="float">
            <text:p>1101</text:p>
          </table:table-cell>
          <table:table-cell ns41:value-type="float" table:style-name="ce63" office:value="10900" office:value-type="float">
            <text:p>109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4.51" office:value-type="float">
            <text:p>94.51</text:p>
          </table:table-cell>
          <table:table-cell ns41:value-type="float" table:style-name="TL Data" office:value="2.74" office:value-type="float">
            <text:p>2.74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ce56" office:value="259" office:value-type="float">
            <text:p>259</text:p>
          </table:table-cell>
          <table:table-cell ns41:value-type="float" table:style-name="ce63" office:value="10098" office:value-type="float">
            <text:p>100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r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5.58" office:value-type="float">
            <text:p>15.58</text:p>
          </table:table-cell>
          <table:table-cell ns41:value-type="float" table:style-name="TL Data" office:value="2.14" office:value-type="float">
            <text:p>2.14</text:p>
          </table:table-cell>
          <table:table-cell ns41:value-type="float" table:style-name="TL Data" office:value="62.51" office:value-type="float">
            <text:p>62.51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12.5" office:value-type="float">
            <text:p>12.50</text:p>
          </table:table-cell>
          <table:table-cell ns41:value-type="float" table:style-name="TL Data" office:value="5.69" office:value-type="float">
            <text:p>5.69</text:p>
          </table:table-cell>
          <table:table-cell ns41:value-type="float" table:style-name="ce56" office:value="417" office:value-type="float">
            <text:p>417</text:p>
          </table:table-cell>
          <table:table-cell ns41:value-type="float" table:style-name="ce63" office:value="10649" office:value-type="float">
            <text:p>1064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aurens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8.98" office:value-type="float">
            <text:p>38.98</text:p>
          </table:table-cell>
          <table:table-cell ns41:value-type="float" table:style-name="TL Data" office:value="49.94" office:value-type="float">
            <text:p>49.94</text:p>
          </table:table-cell>
          <table:table-cell table:style-name="TL Data" table:number-columns-repeated="2"/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10.46" office:value-type="float">
            <text:p>10.46</text:p>
          </table:table-cell>
          <table:table-cell ns41:value-type="float" table:style-name="ce56" office:value="1179" office:value-type="float">
            <text:p>1179</text:p>
          </table:table-cell>
          <table:table-cell ns41:value-type="float" table:style-name="ce63" office:value="10106" office:value-type="float">
            <text:p>1010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1.41" office:value-type="float">
            <text:p>61.41</text:p>
          </table:table-cell>
          <table:table-cell ns41:value-type="float" table:style-name="TL Data" office:value="33.4" office:value-type="float">
            <text:p>33.40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2.57" office:value-type="float">
            <text:p>2.57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63" office:value="10604" office:value-type="float">
            <text:p>106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nd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99.94" office:value-type="float">
            <text:p>99.94</text:p>
          </table:table-cell>
          <table:table-cell table:style-name="TL Data" table:number-columns-repeated="3"/>
          <table:table-cell ns41:value-type="float" table:style-name="ce56" office:value="805" office:value-type="float">
            <text:p>805</text:p>
          </table:table-cell>
          <table:table-cell ns41:value-type="float" table:style-name="ce63" office:value="11017" office:value-type="float">
            <text:p>110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ns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7.13" office:value-type="float">
            <text:p>47.13</text:p>
          </table:table-cell>
          <table:table-cell ns41:value-type="float" table:style-name="TL Data" office:value="37.39" office:value-type="float">
            <text:p>37.39</text:p>
          </table:table-cell>
          <table:table-cell ns41:value-type="float" table:style-name="TL Data" office:value="9.95" office:value-type="float">
            <text:p>9.95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3.32" office:value-type="float">
            <text:p>3.32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63" office:value="11050" office:value-type="float">
            <text:p>110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rbro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9.51" office:value-type="float">
            <text:p>89.51</text:p>
          </table:table-cell>
          <table:table-cell ns41:value-type="float" table:style-name="TL Data" office:value="8.86" office:value-type="float">
            <text:p>8.86</text:p>
          </table:table-cell>
          <table:table-cell ns41:value-type="float" table:style-name="TL Data" office:value="0.12" office:value-type="float">
            <text:p>0.12</text:p>
          </table:table-cell>
          <table:table-cell table:style-name="TL Data" table:number-columns-repeated="2"/>
          <table:table-cell ns41:value-type="float" table:style-name="TL Data" office:value="1.5" office:value-type="float">
            <text:p>1.50</text:p>
          </table:table-cell>
          <table:table-cell ns41:value-type="float" table:style-name="ce56" office:value="544" office:value-type="float">
            <text:p>544</text:p>
          </table:table-cell>
          <table:table-cell ns41:value-type="float" table:style-name="ce63" office:value="10465" office:value-type="float">
            <text:p>1046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r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4.11" office:value-type="float">
            <text:p>74.11</text:p>
          </table:table-cell>
          <table:table-cell ns41:value-type="float" table:style-name="TL Data" office:value="11.52" office:value-type="float">
            <text:p>11.52</text:p>
          </table:table-cell>
          <table:table-cell ns41:value-type="float" table:style-name="TL Data" office:value="7.44" office:value-type="float">
            <text:p>7.44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2.52" office:value-type="float">
            <text:p>2.52</text:p>
          </table:table-cell>
          <table:table-cell ns41:value-type="float" table:style-name="TL Data" office:value="4.1" office:value-type="float">
            <text:p>4.10</text:p>
          </table:table-cell>
          <table:table-cell ns41:value-type="float" table:style-name="ce56" office:value="545" office:value-type="float">
            <text:p>545</text:p>
          </table:table-cell>
          <table:table-cell ns41:value-type="float" table:style-name="ce63" office:value="10685" office:value-type="float">
            <text:p>106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rsum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9.44" office:value-type="float">
            <text:p>89.44</text:p>
          </table:table-cell>
          <table:table-cell ns41:value-type="float" table:style-name="TL Data" office:value="6.79" office:value-type="float">
            <text:p>6.79</text:p>
          </table:table-cell>
          <table:table-cell ns41:value-type="float" table:style-name="TL Data" office:value="1.1" office:value-type="float">
            <text:p>1.10</text:p>
          </table:table-cell>
          <table:table-cell table:style-name="TL Data"/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ce56" office:value="326" office:value-type="float">
            <text:p>326</text:p>
          </table:table-cell>
          <table:table-cell ns41:value-type="float" table:style-name="ce63" office:value="11142" office:value-type="float">
            <text:p>111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uward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3.83" office:value-type="float">
            <text:p>43.83</text:p>
          </table:table-cell>
          <table:table-cell ns41:value-type="float" table:style-name="TL Data" office:value="9.69" office:value-type="float">
            <text:p>9.69</text:p>
          </table:table-cell>
          <table:table-cell ns41:value-type="float" table:style-name="TL Data" office:value="13.17" office:value-type="float">
            <text:p>13.17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TL Data" office:value="22.1" office:value-type="float">
            <text:p>22.10</text:p>
          </table:table-cell>
          <table:table-cell ns41:value-type="float" table:style-name="TL Data" office:value="9.53" office:value-type="float">
            <text:p>9.53</text:p>
          </table:table-cell>
          <table:table-cell ns41:value-type="float" table:style-name="ce56" office:value="80" office:value-type="float">
            <text:p>80</text:p>
          </table:table-cell>
          <table:table-cell ns41:value-type="float" table:style-name="ce63" office:value="11228" office:value-type="float">
            <text:p>1122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euward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5.21" office:value-type="float">
            <text:p>55.21</text:p>
          </table:table-cell>
          <table:table-cell ns41:value-type="float" table:style-name="TL Data" office:value="18.71" office:value-type="float">
            <text:p>18.71</text:p>
          </table:table-cell>
          <table:table-cell ns41:value-type="float" table:style-name="TL Data" office:value="5.94" office:value-type="float">
            <text:p>5.94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13.79" office:value-type="float">
            <text:p>13.79</text:p>
          </table:table-cell>
          <table:table-cell ns41:value-type="float" table:style-name="TL Data" office:value="6.3" office:value-type="float">
            <text:p>6.30</text:p>
          </table:table-cell>
          <table:table-cell ns41:value-type="float" table:style-name="ce56" office:value="81" office:value-type="float">
            <text:p>81</text:p>
          </table:table-cell>
          <table:table-cell ns41:value-type="float" table:style-name="ce63" office:value="10851" office:value-type="float">
            <text:p>1085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id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8.15" office:value-type="float">
            <text:p>48.15</text:p>
          </table:table-cell>
          <table:table-cell ns41:value-type="float" table:style-name="TL Data" office:value="7.48" office:value-type="float">
            <text:p>7.48</text:p>
          </table:table-cell>
          <table:table-cell ns41:value-type="float" table:style-name="TL Data" office:value="25.34" office:value-type="float">
            <text:p>25.34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0.31" office:value-type="float">
            <text:p>10.31</text:p>
          </table:table-cell>
          <table:table-cell ns41:value-type="float" table:style-name="TL Data" office:value="8.25" office:value-type="float">
            <text:p>8.25</text:p>
          </table:table-cell>
          <table:table-cell ns41:value-type="float" table:style-name="ce56" office:value="546" office:value-type="float">
            <text:p>546</text:p>
          </table:table-cell>
          <table:table-cell ns41:value-type="float" table:style-name="ce63" office:value="10702" office:value-type="float">
            <text:p>1070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iderdor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8.31" office:value-type="float">
            <text:p>38.31</text:p>
          </table:table-cell>
          <table:table-cell ns41:value-type="float" table:style-name="TL Data" office:value="45.75" office:value-type="float">
            <text:p>45.75</text:p>
          </table:table-cell>
          <table:table-cell ns41:value-type="float" table:style-name="TL Data" office:value="12.29" office:value-type="float">
            <text:p>12.29</text:p>
          </table:table-cell>
          <table:table-cell table:style-name="TL Data"/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2.88" office:value-type="float">
            <text:p>2.88</text:p>
          </table:table-cell>
          <table:table-cell ns41:value-type="float" table:style-name="ce56" office:value="547" office:value-type="float">
            <text:p>547</text:p>
          </table:table-cell>
          <table:table-cell ns41:value-type="float" table:style-name="ce63" office:value="10058" office:value-type="float">
            <text:p>100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imuid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4.2" office:value-type="float">
            <text:p>24.20</text:p>
          </table:table-cell>
          <table:table-cell ns41:value-type="float" table:style-name="TL Data" office:value="19.59" office:value-type="float">
            <text:p>19.59</text:p>
          </table:table-cell>
          <table:table-cell ns41:value-type="float" table:style-name="TL Data" office:value="52.19" office:value-type="float">
            <text:p>52.19</text:p>
          </table:table-cell>
          <table:table-cell table:style-name="TL Data"/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3.05" office:value-type="float">
            <text:p>3.05</text:p>
          </table:table-cell>
          <table:table-cell ns41:value-type="float" table:style-name="ce56" office:value="549" office:value-type="float">
            <text:p>549</text:p>
          </table:table-cell>
          <table:table-cell ns41:value-type="float" table:style-name="ce63" office:value="11351" office:value-type="float">
            <text:p>113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kker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1.47" office:value-type="float">
            <text:p>91.47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1.9" office:value-type="float">
            <text:p>1.90</text:p>
          </table:table-cell>
          <table:table-cell ns41:value-type="float" table:style-name="TL Data" office:value="1.19" office:value-type="float">
            <text:p>1.19</text:p>
          </table:table-cell>
          <table:table-cell ns41:value-type="float" table:style-name="ce56" office:value="550" office:value-type="float">
            <text:p>550</text:p>
          </table:table-cell>
          <table:table-cell ns41:value-type="float" table:style-name="ce63" office:value="10050" office:value-type="float">
            <text:p>100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ksmo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4.12" office:value-type="float">
            <text:p>84.12</text:p>
          </table:table-cell>
          <table:table-cell ns41:value-type="float" table:style-name="TL Data" office:value="13.84" office:value-type="float">
            <text:p>13.84</text:p>
          </table:table-cell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ce56" office:value="551" office:value-type="float">
            <text:p>551</text:p>
          </table:table-cell>
          <table:table-cell ns41:value-type="float" table:style-name="ce63" office:value="10930" office:value-type="float">
            <text:p>109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mst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6.38" office:value-type="float">
            <text:p>56.38</text:p>
          </table:table-cell>
          <table:table-cell ns41:value-type="float" table:style-name="TL Data" office:value="19.06" office:value-type="float">
            <text:p>19.06</text:p>
          </table:table-cell>
          <table:table-cell ns41:value-type="float" table:style-name="TL Data" office:value="7.41" office:value-type="float">
            <text:p>7.41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12.73" office:value-type="float">
            <text:p>12.73</text:p>
          </table:table-cell>
          <table:table-cell ns41:value-type="float" table:style-name="TL Data" office:value="4.12" office:value-type="float">
            <text:p>4.12</text:p>
          </table:table-cell>
          <table:table-cell ns41:value-type="float" table:style-name="ce56" office:value="82" office:value-type="float">
            <text:p>82</text:p>
          </table:table-cell>
          <table:table-cell ns41:value-type="float" table:style-name="ce63" office:value="10142" office:value-type="float">
            <text:p>101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eusd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0.86" office:value-type="float">
            <text:p>50.86</text:p>
          </table:table-cell>
          <table:table-cell ns41:value-type="float" table:style-name="TL Data" office:value="4.43" office:value-type="float">
            <text:p>4.43</text:p>
          </table:table-cell>
          <table:table-cell ns41:value-type="float" table:style-name="TL Data" office:value="39.93" office:value-type="float">
            <text:p>39.93</text:p>
          </table:table-cell>
          <table:table-cell table:style-name="TL Data"/>
          <table:table-cell ns41:value-type="float" table:style-name="TL Data" office:value="1.66" office:value-type="float">
            <text:p>1.66</text:p>
          </table:table-cell>
          <table:table-cell ns41:value-type="float" table:style-name="TL Data" office:value="3.12" office:value-type="float">
            <text:p>3.12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63" office:value="10978" office:value-type="float">
            <text:p>109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chtenvoorde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2.13" office:value-type="float">
            <text:p>12.13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85.95" office:value-type="float">
            <text:p>85.95</text:p>
          </table:table-cell>
          <table:table-cell table:style-name="TL Data"/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ce56" office:value="260" office:value-type="float">
            <text:p>260</text:p>
          </table:table-cell>
          <table:table-cell ns41:value-type="float" table:style-name="ce63" office:value="10242" office:value-type="float">
            <text:p>102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emde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806" office:value-type="float">
            <text:p>806</text:p>
          </table:table-cell>
          <table:table-cell ns41:value-type="float" table:style-name="ce63" office:value="10390" office:value-type="float">
            <text:p>103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en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6.09" office:value-type="float">
            <text:p>96.09</text:p>
          </table:table-cell>
          <table:table-cell ns41:value-type="float" table:style-name="TL Data" office:value="0.92" office:value-type="float">
            <text:p>0.92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1.9" office:value-type="float">
            <text:p>1.90</text:p>
          </table:table-cell>
          <table:table-cell ns41:value-type="float" table:style-name="ce56" office:value="261" office:value-type="float">
            <text:p>261</text:p>
          </table:table-cell>
          <table:table-cell ns41:value-type="float" table:style-name="ce63" office:value="11093" office:value-type="float">
            <text:p>110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er (De)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2.19" office:value-type="float">
            <text:p>52.19</text:p>
          </table:table-cell>
          <table:table-cell ns41:value-type="float" table:style-name="TL Data" office:value="37.19" office:value-type="float">
            <text:p>37.19</text:p>
          </table:table-cell>
          <table:table-cell ns41:value-type="float" table:style-name="TL Data" office:value="8.97" office:value-type="float">
            <text:p>8.97</text:p>
          </table:table-cell>
          <table:table-cell table:style-name="TL Data"/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ce56" office:value="552" office:value-type="float">
            <text:p>552</text:p>
          </table:table-cell>
          <table:table-cell ns41:value-type="float" table:style-name="ce63" office:value="10241" office:value-type="float">
            <text:p>1024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erop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02" office:value-type="float">
            <text:p>1102</text:p>
          </table:table-cell>
          <table:table-cell ns41:value-type="float" table:style-name="ce63" office:value="11279" office:value-type="float">
            <text:p>112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eshou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72" office:value-type="float">
            <text:p>2.72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7.16" office:value-type="float">
            <text:p>97.16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ce56" office:value="807" office:value-type="float">
            <text:p>807</text:p>
          </table:table-cell>
          <table:table-cell ns41:value-type="float" table:style-name="ce63" office:value="10637" office:value-type="float">
            <text:p>1063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mbrich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01" office:value-type="float">
            <text:p>1.01</text:p>
          </table:table-cell>
          <table:table-cell table:style-name="TL Data"/>
          <table:table-cell ns41:value-type="float" table:style-name="TL Data" office:value="98.99" office:value-type="float">
            <text:p>98.99</text:p>
          </table:table-cell>
          <table:table-cell table:style-name="TL Data" table:number-columns-repeated="3"/>
          <table:table-cell ns41:value-type="float" table:style-name="ce56" office:value="931" office:value-type="float">
            <text:p>931</text:p>
          </table:table-cell>
          <table:table-cell ns41:value-type="float" table:style-name="ce63" office:value="11124" office:value-type="float">
            <text:p>111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mm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5.66" office:value-type="float">
            <text:p>15.66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83.14" office:value-type="float">
            <text:p>83.14</text:p>
          </table:table-cell>
          <table:table-cell table:style-name="TL Data"/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ce56" office:value="418" office:value-type="float">
            <text:p>418</text:p>
          </table:table-cell>
          <table:table-cell ns41:value-type="float" table:style-name="ce63" office:value="11370" office:value-type="float">
            <text:p>1137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nde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03" office:value-type="float">
            <text:p>1103</text:p>
          </table:table-cell>
          <table:table-cell ns41:value-type="float" table:style-name="ce63" office:value="11305" office:value-type="float">
            <text:p>113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nn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3.02" office:value-type="float">
            <text:p>3.02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95.36" office:value-type="float">
            <text:p>95.36</text:p>
          </table:table-cell>
          <table:table-cell table:style-name="TL Data"/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ce56" office:value="932" office:value-type="float">
            <text:p>932</text:p>
          </table:table-cell>
          <table:table-cell ns41:value-type="float" table:style-name="ce63" office:value="10990" office:value-type="float">
            <text:p>109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7.42" office:value-type="float">
            <text:p>57.42</text:p>
          </table:table-cell>
          <table:table-cell ns41:value-type="float" table:style-name="TL Data" office:value="7.94" office:value-type="float">
            <text:p>7.94</text:p>
          </table:table-cell>
          <table:table-cell ns41:value-type="float" table:style-name="TL Data" office:value="32.81" office:value-type="float">
            <text:p>32.81</text:p>
          </table:table-cell>
          <table:table-cell table:style-name="TL Data"/>
          <table:table-cell ns41:value-type="float" table:style-name="TL Data" office:value="0.84" office:value-type="float">
            <text:p>0.84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ce56" office:value="328" office:value-type="float">
            <text:p>328</text:p>
          </table:table-cell>
          <table:table-cell ns41:value-type="float" table:style-name="ce63" office:value="11324" office:value-type="float">
            <text:p>113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ss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0.47" office:value-type="float">
            <text:p>20.47</text:p>
          </table:table-cell>
          <table:table-cell ns41:value-type="float" table:style-name="TL Data" office:value="5.08" office:value-type="float">
            <text:p>5.08</text:p>
          </table:table-cell>
          <table:table-cell ns41:value-type="float" table:style-name="TL Data" office:value="59.46" office:value-type="float">
            <text:p>59.46</text:p>
          </table:table-cell>
          <table:table-cell table:style-name="TL Data"/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13.38" office:value-type="float">
            <text:p>13.38</text:p>
          </table:table-cell>
          <table:table-cell ns41:value-type="float" table:style-name="ce56" office:value="553" office:value-type="float">
            <text:p>553</text:p>
          </table:table-cell>
          <table:table-cell ns41:value-type="float" table:style-name="ce63" office:value="10197" office:value-type="float">
            <text:p>101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88" office:value-type="float">
            <text:p>2.88</text:p>
          </table:table-cell>
          <table:table-cell table:style-name="TL Data"/>
          <table:table-cell ns41:value-type="float" table:style-name="TL Data" office:value="96.92" office:value-type="float">
            <text:p>96.92</text:p>
          </table:table-cell>
          <table:table-cell ns41:value-type="float" table:style-name="TL Data" office:value="0.2" office:value-type="float">
            <text:p>0.20</text:p>
          </table:table-cell>
          <table:table-cell table:style-name="TL Data" table:number-columns-repeated="2"/>
          <table:table-cell ns41:value-type="float" table:style-name="ce56" office:value="808" office:value-type="float">
            <text:p>808</text:p>
          </table:table-cell>
          <table:table-cell ns41:value-type="float" table:style-name="ce63" office:value="11219" office:value-type="float">
            <text:p>112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ittooi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42" office:value-type="float">
            <text:p>3.42</text:p>
          </table:table-cell>
          <table:table-cell table:style-name="TL Data"/>
          <table:table-cell ns41:value-type="float" table:style-name="TL Data" office:value="96.57" office:value-type="float">
            <text:p>96.57</text:p>
          </table:table-cell>
          <table:table-cell table:style-name="TL Data" table:number-columns-repeated="3"/>
          <table:table-cell ns41:value-type="float" table:style-name="ce56" office:value="1104" office:value-type="float">
            <text:p>1104</text:p>
          </table:table-cell>
          <table:table-cell ns41:value-type="float" table:style-name="ce63" office:value="10024" office:value-type="float">
            <text:p>100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c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3.82" office:value-type="float">
            <text:p>73.82</text:p>
          </table:table-cell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7.51" office:value-type="float">
            <text:p>7.51</text:p>
          </table:table-cell>
          <table:table-cell ns41:value-type="float" table:style-name="TL Data" office:value="2.7" office:value-type="float">
            <text:p>2.70</text:p>
          </table:table-cell>
          <table:table-cell ns41:value-type="float" table:style-name="TL Data" office:value="4.59" office:value-type="float">
            <text:p>4.59</text:p>
          </table:table-cell>
          <table:table-cell ns41:value-type="float" table:style-name="TL Data" office:value="8.82" office:value-type="float">
            <text:p>8.82</text:p>
          </table:table-cell>
          <table:table-cell ns41:value-type="float" table:style-name="ce56" office:value="262" office:value-type="float">
            <text:p>262</text:p>
          </table:table-cell>
          <table:table-cell ns41:value-type="float" table:style-name="ce63" office:value="11263" office:value-type="float">
            <text:p>1126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5.63" office:value-type="float">
            <text:p>65.63</text:p>
          </table:table-cell>
          <table:table-cell ns41:value-type="float" table:style-name="TL Data" office:value="10.15" office:value-type="float">
            <text:p>10.15</text:p>
          </table:table-cell>
          <table:table-cell ns41:value-type="float" table:style-name="TL Data" office:value="16.59" office:value-type="float">
            <text:p>16.5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5.71" office:value-type="float">
            <text:p>5.71</text:p>
          </table:table-cell>
          <table:table-cell ns41:value-type="float" table:style-name="ce56" office:value="329" office:value-type="float">
            <text:p>329</text:p>
          </table:table-cell>
          <table:table-cell ns41:value-type="float" table:style-name="ce63" office:value="11202" office:value-type="float">
            <text:p>112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enersloo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1.98" office:value-type="float">
            <text:p>51.98</text:p>
          </table:table-cell>
          <table:table-cell ns41:value-type="float" table:style-name="TL Data" office:value="14.21" office:value-type="float">
            <text:p>14.21</text:p>
          </table:table-cell>
          <table:table-cell ns41:value-type="float" table:style-name="TL Data" office:value="32.01" office:value-type="float">
            <text:p>32.01</text:p>
          </table:table-cell>
          <table:table-cell table:style-name="TL Data" table:number-columns-repeated="2"/>
          <table:table-cell ns41:value-type="float" table:style-name="TL Data" office:value="1.8" office:value-type="float">
            <text:p>1.80</text:p>
          </table:table-cell>
          <table:table-cell ns41:value-type="float" table:style-name="ce56" office:value="1105" office:value-type="float">
            <text:p>1105</text:p>
          </table:table-cell>
          <table:table-cell ns41:value-type="float" table:style-name="ce63" office:value="10208" office:value-type="float">
            <text:p>1020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nneker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2.08" office:value-type="float">
            <text:p>62.08</text:p>
          </table:table-cell>
          <table:table-cell ns41:value-type="float" table:style-name="TL Data" office:value="4.71" office:value-type="float">
            <text:p>4.71</text:p>
          </table:table-cell>
          <table:table-cell ns41:value-type="float" table:style-name="TL Data" office:value="21.31" office:value-type="float">
            <text:p>21.31</text:p>
          </table:table-cell>
          <table:table-cell ns41:value-type="float" table:style-name="TL Data" office:value="0.004" office:value-type="float">
            <text:p>0.00</text:p>
          </table:table-cell>
          <table:table-cell ns41:value-type="float" table:style-name="TL Data" office:value="7.82" office:value-type="float">
            <text:p>7.82</text:p>
          </table:table-cell>
          <table:table-cell ns41:value-type="float" table:style-name="TL Data" office:value="4.08" office:value-type="float">
            <text:p>4.08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onopzand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.75" office:value-type="float">
            <text:p>8.75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90.91" office:value-type="float">
            <text:p>90.91</text:p>
          </table:table-cell>
          <table:table-cell table:style-name="TL Data"/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809" office:value-type="float">
            <text:p>809</text:p>
          </table:table-cell>
          <table:table-cell ns41:value-type="float" table:style-name="ce63" office:value="11259" office:value-type="float">
            <text:p>1125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opi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7.47" office:value-type="float">
            <text:p>47.47</text:p>
          </table:table-cell>
          <table:table-cell ns41:value-type="float" table:style-name="TL Data" office:value="18.09" office:value-type="float">
            <text:p>18.09</text:p>
          </table:table-cell>
          <table:table-cell ns41:value-type="float" table:style-name="TL Data" office:value="32.81" office:value-type="float">
            <text:p>32.81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ce56" office:value="331" office:value-type="float">
            <text:p>331</text:p>
          </table:table-cell>
          <table:table-cell ns41:value-type="float" table:style-name="ce63" office:value="10333" office:value-type="float">
            <text:p>103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osdrech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4.83" office:value-type="float">
            <text:p>64.83</text:p>
          </table:table-cell>
          <table:table-cell ns41:value-type="float" table:style-name="TL Data" office:value="22.84" office:value-type="float">
            <text:p>22.84</text:p>
          </table:table-cell>
          <table:table-cell ns41:value-type="float" table:style-name="TL Data" office:value="8.53" office:value-type="float">
            <text:p>8.53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ce56" office:value="330" office:value-type="float">
            <text:p>330</text:p>
          </table:table-cell>
          <table:table-cell ns41:value-type="float" table:style-name="ce63" office:value="10639" office:value-type="float">
            <text:p>106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osduin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4.5" office:value-type="float">
            <text:p>44.50</text:p>
          </table:table-cell>
          <table:table-cell ns41:value-type="float" table:style-name="TL Data" office:value="14.79" office:value-type="float">
            <text:p>14.79</text:p>
          </table:table-cell>
          <table:table-cell ns41:value-type="float" table:style-name="TL Data" office:value="34.64" office:value-type="float">
            <text:p>34.64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2.68" office:value-type="float">
            <text:p>2.68</text:p>
          </table:table-cell>
          <table:table-cell ns41:value-type="float" table:style-name="TL Data" office:value="3.1" office:value-type="float">
            <text:p>3.10</text:p>
          </table:table-cell>
          <table:table-cell ns41:value-type="float" table:style-name="ce56" office:value="1107" office:value-type="float">
            <text:p>1107</text:p>
          </table:table-cell>
          <table:table-cell ns41:value-type="float" table:style-name="ce63" office:value="10997" office:value-type="float">
            <text:p>109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ppers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0.21" office:value-type="float">
            <text:p>50.21</text:p>
          </table:table-cell>
          <table:table-cell ns41:value-type="float" table:style-name="TL Data" office:value="42.75" office:value-type="float">
            <text:p>42.75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4.44" office:value-type="float">
            <text:p>4.44</text:p>
          </table:table-cell>
          <table:table-cell ns41:value-type="float" table:style-name="TL Data" office:value="1.84" office:value-type="float">
            <text:p>1.84</text:p>
          </table:table-cell>
          <table:table-cell ns41:value-type="float" table:style-name="ce56" office:value="24" office:value-type="float">
            <text:p>24</text:p>
          </table:table-cell>
          <table:table-cell ns41:value-type="float" table:style-name="ce63" office:value="10934" office:value-type="float">
            <text:p>109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osser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24.1" office:value-type="float">
            <text:p>24.10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73.2" office:value-type="float">
            <text:p>73.2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Luiksgest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99.89" office:value-type="float">
            <text:p>99.89</text:p>
          </table:table-cell>
          <table:table-cell table:style-name="TL Data" table:number-columns-repeated="3"/>
          <table:table-cell ns41:value-type="float" table:style-name="ce56" office:value="810" office:value-type="float">
            <text:p>810</text:p>
          </table:table-cell>
          <table:table-cell ns41:value-type="float" table:style-name="ce63" office:value="10011" office:value-type="float">
            <text:p>100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M</text:p>
          </table:table-cell>
          <table:table-cell ns41:value-type="string" table:style-name="TL RowHeader" office:value-type="string">
            <text:p>Maarheeze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811" office:value-type="float">
            <text:p>811</text:p>
          </table:table-cell>
          <table:table-cell ns41:value-type="float" table:style-name="ce63" office:value="11143" office:value-type="float">
            <text:p>1114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2.25" office:value-type="float">
            <text:p>82.25</text:p>
          </table:table-cell>
          <table:table-cell ns41:value-type="float" table:style-name="TL Data" office:value="12.1" office:value-type="float">
            <text:p>12.10</text:p>
          </table:table-cell>
          <table:table-cell ns41:value-type="float" table:style-name="TL Data" office:value="2.46" office:value-type="float">
            <text:p>2.46</text:p>
          </table:table-cell>
          <table:table-cell table:style-name="TL Data"/>
          <table:table-cell ns41:value-type="float" table:style-name="TL Data" office:value="1.3" office:value-type="float">
            <text:p>1.30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ce56" office:value="332" office:value-type="float">
            <text:p>332</text:p>
          </table:table-cell>
          <table:table-cell ns41:value-type="float" table:style-name="ce63" office:value="10392" office:value-type="float">
            <text:p>103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s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9.26" office:value-type="float">
            <text:p>49.26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35.47" office:value-type="float">
            <text:p>35.47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3.14" office:value-type="float">
            <text:p>3.14</text:p>
          </table:table-cell>
          <table:table-cell ns41:value-type="float" table:style-name="TL Data" office:value="5.95" office:value-type="float">
            <text:p>5.95</text:p>
          </table:table-cell>
          <table:table-cell ns41:value-type="float" table:style-name="ce56" office:value="333" office:value-type="float">
            <text:p>333</text:p>
          </table:table-cell>
          <table:table-cell ns41:value-type="float" table:style-name="ce63" office:value="10191" office:value-type="float">
            <text:p>101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seve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6.52" office:value-type="float">
            <text:p>56.52</text:p>
          </table:table-cell>
          <table:table-cell ns41:value-type="float" table:style-name="TL Data" office:value="10.24" office:value-type="float">
            <text:p>10.24</text:p>
          </table:table-cell>
          <table:table-cell ns41:value-type="float" table:style-name="TL Data" office:value="25.53" office:value-type="float">
            <text:p>25.53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5.73" office:value-type="float">
            <text:p>5.73</text:p>
          </table:table-cell>
          <table:table-cell ns41:value-type="float" table:style-name="ce56" office:value="1108" office:value-type="float">
            <text:p>1108</text:p>
          </table:table-cell>
          <table:table-cell ns41:value-type="float" table:style-name="ce63" office:value="10874" office:value-type="float">
            <text:p>1087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ten (St.-)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9.98" office:value-type="float">
            <text:p>59.98</text:p>
          </table:table-cell>
          <table:table-cell ns41:value-type="float" table:style-name="TL Data" office:value="15.93" office:value-type="float">
            <text:p>15.93</text:p>
          </table:table-cell>
          <table:table-cell ns41:value-type="float" table:style-name="TL Data" office:value="20.66" office:value-type="float">
            <text:p>20.66</text:p>
          </table:table-cell>
          <table:table-cell table:style-name="TL Data"/>
          <table:table-cell ns41:value-type="float" table:style-name="TL Data" office:value="1.9" office:value-type="float">
            <text:p>1.90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ce56" office:value="445" office:value-type="float">
            <text:p>445</text:p>
          </table:table-cell>
          <table:table-cell ns41:value-type="float" table:style-name="ce63" office:value="10740" office:value-type="float">
            <text:p>107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5.94" office:value-type="float">
            <text:p>75.94</text:p>
          </table:table-cell>
          <table:table-cell ns41:value-type="float" table:style-name="TL Data" office:value="3.59" office:value-type="float">
            <text:p>3.59</text:p>
          </table:table-cell>
          <table:table-cell ns41:value-type="float" table:style-name="TL Data" office:value="14.34" office:value-type="float">
            <text:p>14.34</text:p>
          </table:table-cell>
          <table:table-cell table:style-name="TL Data"/>
          <table:table-cell ns41:value-type="float" table:style-name="TL Data" office:value="2.76" office:value-type="float">
            <text:p>2.76</text:p>
          </table:table-cell>
          <table:table-cell ns41:value-type="float" table:style-name="TL Data" office:value="3.36" office:value-type="float">
            <text:p>3.36</text:p>
          </table:table-cell>
          <table:table-cell ns41:value-type="float" table:style-name="ce56" office:value="334" office:value-type="float">
            <text:p>334</text:p>
          </table:table-cell>
          <table:table-cell ns41:value-type="float" table:style-name="ce63" office:value="10691" office:value-type="float">
            <text:p>106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rtensdijk (St.-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7.71" office:value-type="float">
            <text:p>97.71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office:value="0.04" table:style-name="TL Data" table:number-columns-repeated="2" office:value-type="float">
            <text:p>0.04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ce56" office:value="711" office:value-type="float">
            <text:p>711</text:p>
          </table:table-cell>
          <table:table-cell ns41:value-type="float" table:style-name="ce63" office:value="10716" office:value-type="float">
            <text:p>107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brach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9" office:value-type="float">
            <text:p>0.19</text:p>
          </table:table-cell>
          <table:table-cell table:style-name="TL Data"/>
          <table:table-cell ns41:value-type="float" table:style-name="TL Data" office:value="99.75" office:value-type="float">
            <text:p>99.75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ce56" office:value="933" office:value-type="float">
            <text:p>933</text:p>
          </table:table-cell>
          <table:table-cell ns41:value-type="float" table:style-name="ce63" office:value="10964" office:value-type="float">
            <text:p>109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bre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97.77" office:value-type="float">
            <text:p>97.77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ce56" office:value="934" office:value-type="float">
            <text:p>934</text:p>
          </table:table-cell>
          <table:table-cell ns41:value-type="float" table:style-name="ce63" office:value="11352" office:value-type="float">
            <text:p>1135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0.8" office:value-type="float">
            <text:p>90.80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0.49" office:value-type="float">
            <text:p>0.49</text:p>
          </table:table-cell>
          <table:table-cell table:style-name="TL Data"/>
          <table:table-cell ns41:value-type="float" table:style-name="TL Data" office:value="1.83" office:value-type="float">
            <text:p>1.83</text:p>
          </table:table-cell>
          <table:table-cell ns41:value-type="float" table:style-name="TL Data" office:value="3.71" office:value-type="float">
            <text:p>3.71</text:p>
          </table:table-cell>
          <table:table-cell ns41:value-type="float" table:style-name="ce56" office:value="554" office:value-type="float">
            <text:p>554</text:p>
          </table:table-cell>
          <table:table-cell ns41:value-type="float" table:style-name="ce63" office:value="11019" office:value-type="float">
            <text:p>110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hees en Overloo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49" office:value-type="float">
            <text:p>0.49</text:p>
          </table:table-cell>
          <table:table-cell table:style-name="TL Data"/>
          <table:table-cell ns41:value-type="float" table:style-name="TL Data" office:value="99.51" office:value-type="float">
            <text:p>99.51</text:p>
          </table:table-cell>
          <table:table-cell table:style-name="TL Data" table:number-columns-repeated="3"/>
          <table:table-cell ns41:value-type="float" table:style-name="ce56" office:value="1109" office:value-type="float">
            <text:p>1109</text:p>
          </table:table-cell>
          <table:table-cell ns41:value-type="float" table:style-name="ce63" office:value="10532" office:value-type="float">
            <text:p>1053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5.08" office:value-type="float">
            <text:p>45.08</text:p>
          </table:table-cell>
          <table:table-cell ns41:value-type="float" table:style-name="TL Data" office:value="38.03" office:value-type="float">
            <text:p>38.03</text:p>
          </table:table-cell>
          <table:table-cell ns41:value-type="float" table:style-name="TL Data" office:value="15" office:value-type="float">
            <text:p>15.00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ce56" office:value="555" office:value-type="float">
            <text:p>555</text:p>
          </table:table-cell>
          <table:table-cell ns41:value-type="float" table:style-name="ce63" office:value="10393" office:value-type="float">
            <text:p>103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nie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57" office:value-type="float">
            <text:p>0.57</text:p>
          </table:table-cell>
          <table:table-cell table:style-name="TL Data"/>
          <table:table-cell ns41:value-type="float" table:style-name="TL Data" office:value="98.95" office:value-type="float">
            <text:p>98.95</text:p>
          </table:table-cell>
          <table:table-cell table:style-name="TL Data"/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1110" office:value-type="float">
            <text:p>1110</text:p>
          </table:table-cell>
          <table:table-cell ns41:value-type="float" table:style-name="ce63" office:value="11261" office:value-type="float">
            <text:p>112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slui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7.06" office:value-type="float">
            <text:p>47.06</text:p>
          </table:table-cell>
          <table:table-cell ns41:value-type="float" table:style-name="TL Data" office:value="34.47" office:value-type="float">
            <text:p>34.47</text:p>
          </table:table-cell>
          <table:table-cell ns41:value-type="float" table:style-name="TL Data" office:value="13.34" office:value-type="float">
            <text:p>13.34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.77" office:value-type="float">
            <text:p>1.77</text:p>
          </table:table-cell>
          <table:table-cell ns41:value-type="float" table:style-name="TL Data" office:value="3.21" office:value-type="float">
            <text:p>3.21</text:p>
          </table:table-cell>
          <table:table-cell ns41:value-type="float" table:style-name="ce56" office:value="556" office:value-type="float">
            <text:p>556</text:p>
          </table:table-cell>
          <table:table-cell ns41:value-type="float" table:style-name="ce63" office:value="10880" office:value-type="float">
            <text:p>108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45" office:value-type="float">
            <text:p>2.45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95.49" office:value-type="float">
            <text:p>95.49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ce56" office:value="935" office:value-type="float">
            <text:p>935</text:p>
          </table:table-cell>
          <table:table-cell ns41:value-type="float" table:style-name="ce63" office:value="10182" office:value-type="float">
            <text:p>1018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de en Drimmel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.28" office:value-type="float">
            <text:p>9.28</text:p>
          </table:table-cell>
          <table:table-cell ns41:value-type="float" table:style-name="TL Data" office:value="2.25" office:value-type="float">
            <text:p>2.25</text:p>
          </table:table-cell>
          <table:table-cell ns41:value-type="float" table:style-name="TL Data" office:value="88.29" office:value-type="float">
            <text:p>88.29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812" office:value-type="float">
            <text:p>812</text:p>
          </table:table-cell>
          <table:table-cell ns41:value-type="float" table:style-name="ce63" office:value="10258" office:value-type="float">
            <text:p>102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rgraten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36" office:value-type="float">
            <text:p>936</text:p>
          </table:table-cell>
          <table:table-cell ns41:value-type="float" table:style-name="ce63" office:value="11243" office:value-type="float">
            <text:p>1124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rkelo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92.18" office:value-type="float">
            <text:p>92.18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5.43" office:value-type="float">
            <text:p>5.43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rk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7.57" office:value-type="float">
            <text:p>67.57</text:p>
          </table:table-cell>
          <table:table-cell ns41:value-type="float" table:style-name="TL Data" office:value="32.06" office:value-type="float">
            <text:p>32.06</text:p>
          </table:table-cell>
          <table:table-cell table:style-name="TL Data" table:number-columns-repeated="2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ce56" office:value="419" office:value-type="float">
            <text:p>419</text:p>
          </table:table-cell>
          <table:table-cell ns41:value-type="float" table:style-name="ce63" office:value="10901" office:value-type="float">
            <text:p>109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r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7.77" office:value-type="float">
            <text:p>67.77</text:p>
          </table:table-cell>
          <table:table-cell ns41:value-type="float" table:style-name="TL Data" office:value="27.01" office:value-type="float">
            <text:p>27.01</text:p>
          </table:table-cell>
          <table:table-cell table:style-name="TL Data" table:number-columns-repeated="2"/>
          <table:table-cell ns41:value-type="float" table:style-name="TL Data" office:value="3.68" office:value-type="float">
            <text:p>3.68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63" office:value="11431" office:value-type="float">
            <text:p>114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auri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1.77" office:value-type="float">
            <text:p>91.77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6.57" office:value-type="float">
            <text:p>6.57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ce56" office:value="264" office:value-type="float">
            <text:p>264</text:p>
          </table:table-cell>
          <table:table-cell ns41:value-type="float" table:style-name="ce63" office:value="10300" office:value-type="float">
            <text:p>103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dembli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16" office:value-type="float">
            <text:p>37.16</text:p>
          </table:table-cell>
          <table:table-cell ns41:value-type="float" table:style-name="TL Data" office:value="5.72" office:value-type="float">
            <text:p>5.72</text:p>
          </table:table-cell>
          <table:table-cell ns41:value-type="float" table:style-name="TL Data" office:value="46.29" office:value-type="float">
            <text:p>46.29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4.11" office:value-type="float">
            <text:p>4.11</text:p>
          </table:table-cell>
          <table:table-cell ns41:value-type="float" table:style-name="TL Data" office:value="6.1" office:value-type="float">
            <text:p>6.10</text:p>
          </table:table-cell>
          <table:table-cell ns41:value-type="float" table:style-name="ce56" office:value="420" office:value-type="float">
            <text:p>420</text:p>
          </table:table-cell>
          <table:table-cell ns41:value-type="float" table:style-name="ce63" office:value="11215" office:value-type="float">
            <text:p>112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d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6" office:value-type="float">
            <text:p>66.00</text:p>
          </table:table-cell>
          <table:table-cell ns41:value-type="float" table:style-name="TL Data" office:value="29.99" office:value-type="float">
            <text:p>29.99</text:p>
          </table:table-cell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TL Data" office:value="2.71" office:value-type="float">
            <text:p>2.71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63" office:value="10304" office:value-type="float">
            <text:p>103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r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8.78" office:value-type="float">
            <text:p>98.78</text:p>
          </table:table-cell>
          <table:table-cell table:style-name="TL Data" table:number-columns-repeated="3"/>
          <table:table-cell ns41:value-type="float" table:style-name="ce56" office:value="942" office:value-type="float">
            <text:p>942</text:p>
          </table:table-cell>
          <table:table-cell ns41:value-type="float" table:style-name="ce63" office:value="10538" office:value-type="float">
            <text:p>1053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r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9.79" office:value-type="float">
            <text:p>79.79</text:p>
          </table:table-cell>
          <table:table-cell ns41:value-type="float" table:style-name="TL Data" office:value="15.31" office:value-type="float">
            <text:p>15.31</text:p>
          </table:table-cell>
          <table:table-cell ns41:value-type="float" table:style-name="TL Data" office:value="0.37" office:value-type="float">
            <text:p>0.37</text:p>
          </table:table-cell>
          <table:table-cell table:style-name="TL Data"/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3.97" office:value-type="float">
            <text:p>3.97</text:p>
          </table:table-cell>
          <table:table-cell ns41:value-type="float" table:style-name="ce56" office:value="557" office:value-type="float">
            <text:p>557</text:p>
          </table:table-cell>
          <table:table-cell ns41:value-type="float" table:style-name="ce63" office:value="10618" office:value-type="float">
            <text:p>106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rlo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9.02" office:value-type="float">
            <text:p>99.02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937" office:value-type="float">
            <text:p>937</text:p>
          </table:table-cell>
          <table:table-cell ns41:value-type="float" table:style-name="ce63" office:value="11416" office:value-type="float">
            <text:p>114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rs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33" office:value-type="float">
            <text:p>1.33</text:p>
          </table:table-cell>
          <table:table-cell table:style-name="TL Data"/>
          <table:table-cell ns41:value-type="float" table:style-name="TL Data" office:value="97.26" office:value-type="float">
            <text:p>97.26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ce56" office:value="938" office:value-type="float">
            <text:p>938</text:p>
          </table:table-cell>
          <table:table-cell ns41:value-type="float" table:style-name="ce63" office:value="10494" office:value-type="float">
            <text:p>104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euw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0.61" office:value-type="float">
            <text:p>80.61</text:p>
          </table:table-cell>
          <table:table-cell ns41:value-type="float" table:style-name="TL Data" office:value="11.17" office:value-type="float">
            <text:p>11.17</text:p>
          </table:table-cell>
          <table:table-cell ns41:value-type="float" table:style-name="TL Data" office:value="8.1" office:value-type="float">
            <text:p>8.10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ce56" office:value="1111" office:value-type="float">
            <text:p>1111</text:p>
          </table:table-cell>
          <table:table-cell ns41:value-type="float" table:style-name="ce63" office:value="10216" office:value-type="float">
            <text:p>102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ge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99.89" office:value-type="float">
            <text:p>99.89</text:p>
          </table:table-cell>
          <table:table-cell table:style-name="TL Data" table:number-columns-repeated="3"/>
          <table:table-cell ns41:value-type="float" table:style-name="ce56" office:value="813" office:value-type="float">
            <text:p>813</text:p>
          </table:table-cell>
          <table:table-cell ns41:value-type="float" table:style-name="ce63" office:value="10988" office:value-type="float">
            <text:p>1098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iel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85" office:value-type="float">
            <text:p>99.85</text:p>
          </table:table-cell>
          <table:table-cell table:style-name="TL Data"/>
          <table:table-cell ns41:value-type="float" table:style-name="TL Data" office:value="0.15" office:value-type="float">
            <text:p>0.15</text:p>
          </table:table-cell>
          <table:table-cell table:style-name="TL Data"/>
          <table:table-cell ns41:value-type="float" table:style-name="ce56" office:value="941" office:value-type="float">
            <text:p>941</text:p>
          </table:table-cell>
          <table:table-cell ns41:value-type="float" table:style-name="ce63" office:value="10925" office:value-type="float">
            <text:p>109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lik-Herkenbosch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99.09" office:value-type="float">
            <text:p>99.09</text:p>
          </table:table-cell>
          <table:table-cell table:style-name="TL Data" table:number-columns-repeated="2"/>
          <table:table-cell ns41:value-type="float" table:style-name="TL Data" office:value="0.22" office:value-type="float">
            <text:p>0.22</text:p>
          </table:table-cell>
          <table:table-cell ns41:value-type="float" table:style-name="ce56" office:value="939" office:value-type="float">
            <text:p>939</text:p>
          </table:table-cell>
          <table:table-cell ns41:value-type="float" table:style-name="ce63" office:value="10196" office:value-type="float">
            <text:p>101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lis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0.69" office:value-type="float">
            <text:p>30.69</text:p>
          </table:table-cell>
          <table:table-cell ns41:value-type="float" table:style-name="TL Data" office:value="28.67" office:value-type="float">
            <text:p>28.67</text:p>
          </table:table-cell>
          <table:table-cell table:style-name="TL Data" table:number-columns-repeated="2"/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40.49" office:value-type="float">
            <text:p>40.49</text:p>
          </table:table-cell>
          <table:table-cell ns41:value-type="float" table:style-name="ce56" office:value="1112" office:value-type="float">
            <text:p>1112</text:p>
          </table:table-cell>
          <table:table-cell ns41:value-type="float" table:style-name="ce63" office:value="11221" office:value-type="float">
            <text:p>1122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lisz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8.29" office:value-type="float">
            <text:p>68.29</text:p>
          </table:table-cell>
          <table:table-cell ns41:value-type="float" table:style-name="TL Data" office:value="11.1" office:value-type="float">
            <text:p>11.10</text:p>
          </table:table-cell>
          <table:table-cell ns41:value-type="float" table:style-name="TL Data" office:value="3.55" office:value-type="float">
            <text:p>3.55</text:p>
          </table:table-cell>
          <table:table-cell table:style-name="TL Data"/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6.71" office:value-type="float">
            <text:p>16.71</text:p>
          </table:table-cell>
          <table:table-cell ns41:value-type="float" table:style-name="ce56" office:value="1113" office:value-type="float">
            <text:p>1113</text:p>
          </table:table-cell>
          <table:table-cell ns41:value-type="float" table:style-name="ce63" office:value="10918" office:value-type="float">
            <text:p>109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naldum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8.18" office:value-type="float">
            <text:p>58.18</text:p>
          </table:table-cell>
          <table:table-cell ns41:value-type="float" table:style-name="TL Data" office:value="19.95" office:value-type="float">
            <text:p>19.95</text:p>
          </table:table-cell>
          <table:table-cell ns41:value-type="float" table:style-name="TL Data" office:value="4.58" office:value-type="float">
            <text:p>4.58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13.95" office:value-type="float">
            <text:p>13.95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ce56" office:value="83" office:value-type="float">
            <text:p>83</text:p>
          </table:table-cell>
          <table:table-cell ns41:value-type="float" table:style-name="ce63" office:value="11144" office:value-type="float">
            <text:p>1114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ppel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64.61" office:value-type="float">
            <text:p>64.61</text:p>
          </table:table-cell>
          <table:table-cell ns41:value-type="float" table:style-name="TL Data" office:value="13.01" office:value-type="float">
            <text:p>13.01</text:p>
          </table:table-cell>
          <table:table-cell ns41:value-type="float" table:style-name="TL Data" office:value="2.73" office:value-type="float">
            <text:p>2.73</text:p>
          </table:table-cell>
          <table:table-cell ns41:value-type="float" table:style-name="TL Data" office:value="3.2" office:value-type="float">
            <text:p>3.20</text:p>
          </table:table-cell>
          <table:table-cell ns41:value-type="float" table:style-name="TL Data" office:value="6.77" office:value-type="float">
            <text:p>6.77</text:p>
          </table:table-cell>
          <table:table-cell ns41:value-type="float" table:style-name="TL Data" office:value="9.67" office:value-type="float">
            <text:p>9.67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63" office:value="11204" office:value-type="float">
            <text:p>1120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rkelbe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8.66" office:value-type="float">
            <text:p>98.66</text:p>
          </table:table-cell>
          <table:table-cell table:style-name="TL Data" table:number-columns-repeated="2"/>
          <table:table-cell ns41:value-type="float" table:style-name="TL Data" office:value="0.56" office:value-type="float">
            <text:p>0.56</text:p>
          </table:table-cell>
          <table:table-cell ns41:value-type="float" table:style-name="ce56" office:value="940" office:value-type="float">
            <text:p>940</text:p>
          </table:table-cell>
          <table:table-cell ns41:value-type="float" table:style-name="ce63" office:value="10763" office:value-type="float">
            <text:p>1076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esch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64" office:value-type="float">
            <text:p>99.64</text:p>
          </table:table-cell>
          <table:table-cell table:style-name="TL Data" table:number-columns-repeated="2"/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1114" office:value-type="float">
            <text:p>1114</text:p>
          </table:table-cell>
          <table:table-cell ns41:value-type="float" table:style-name="ce63" office:value="11070" office:value-type="float">
            <text:p>1107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chielsgestel (St.-)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98.65" office:value-type="float">
            <text:p>98.65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845" office:value-type="float">
            <text:p>845</text:p>
          </table:table-cell>
          <table:table-cell ns41:value-type="float" table:style-name="ce63" office:value="10496" office:value-type="float">
            <text:p>104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del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8.99" office:value-type="float">
            <text:p>58.99</text:p>
          </table:table-cell>
          <table:table-cell ns41:value-type="float" table:style-name="TL Data" office:value="14.79" office:value-type="float">
            <text:p>14.79</text:p>
          </table:table-cell>
          <table:table-cell ns41:value-type="float" table:style-name="TL Data" office:value="9.76" office:value-type="float">
            <text:p>9.76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9.67" office:value-type="float">
            <text:p>9.67</text:p>
          </table:table-cell>
          <table:table-cell ns41:value-type="float" table:style-name="TL Data" office:value="6.11" office:value-type="float">
            <text:p>6.11</text:p>
          </table:table-cell>
          <table:table-cell ns41:value-type="float" table:style-name="ce56" office:value="687" office:value-type="float">
            <text:p>687</text:p>
          </table:table-cell>
          <table:table-cell ns41:value-type="float" table:style-name="ce63" office:value="10122" office:value-type="float">
            <text:p>101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delharni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5.9" office:value-type="float">
            <text:p>75.90</text:p>
          </table:table-cell>
          <table:table-cell ns41:value-type="float" table:style-name="TL Data" office:value="13.91" office:value-type="float">
            <text:p>13.91</text:p>
          </table:table-cell>
          <table:table-cell ns41:value-type="float" table:style-name="TL Data" office:value="4.18" office:value-type="float">
            <text:p>4.18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1.46" office:value-type="float">
            <text:p>1.46</text:p>
          </table:table-cell>
          <table:table-cell ns41:value-type="float" table:style-name="TL Data" office:value="3.5" office:value-type="float">
            <text:p>3.50</text:p>
          </table:table-cell>
          <table:table-cell ns41:value-type="float" table:style-name="ce56" office:value="559" office:value-type="float">
            <text:p>559</text:p>
          </table:table-cell>
          <table:table-cell ns41:value-type="float" table:style-name="ce63" office:value="11067" office:value-type="float">
            <text:p>1106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deli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5.56" office:value-type="float">
            <text:p>65.56</text:p>
          </table:table-cell>
          <table:table-cell ns41:value-type="float" table:style-name="TL Data" office:value="0.6" office:value-type="float">
            <text:p>0.60</text:p>
          </table:table-cell>
          <table:table-cell table:style-name="TL Data" table:number-columns-repeated="2"/>
          <table:table-cell ns41:value-type="float" table:style-name="TL Data" office:value="2.41" office:value-type="float">
            <text:p>2.41</text:p>
          </table:table-cell>
          <table:table-cell ns41:value-type="float" table:style-name="TL Data" office:value="31.42" office:value-type="float">
            <text:p>31.42</text:p>
          </table:table-cell>
          <table:table-cell ns41:value-type="float" table:style-name="ce56" office:value="421" office:value-type="float">
            <text:p>421</text:p>
          </table:table-cell>
          <table:table-cell ns41:value-type="float" table:style-name="ce63" office:value="10452" office:value-type="float">
            <text:p>104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delst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38.38" office:value-type="float">
            <text:p>38.38</text:p>
          </table:table-cell>
          <table:table-cell ns41:value-type="float" table:style-name="TL Data" office:value="55.79" office:value-type="float">
            <text:p>55.79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TL Data" office:value="2.58" office:value-type="float">
            <text:p>2.58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63" office:value="11199" office:value-type="float">
            <text:p>111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wol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9.64" office:value-type="float">
            <text:p>69.64</text:p>
          </table:table-cell>
          <table:table-cell ns41:value-type="float" table:style-name="TL Data" office:value="23.39" office:value-type="float">
            <text:p>23.39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2.11" office:value-type="float">
            <text:p>2.11</text:p>
          </table:table-cell>
          <table:table-cell ns41:value-type="float" table:style-name="TL Data" office:value="4.24" office:value-type="float">
            <text:p>4.24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63" office:value="10356" office:value-type="float">
            <text:p>103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dwou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92.74" office:value-type="float">
            <text:p>92.74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4.56" office:value-type="float">
            <text:p>4.56</text:p>
          </table:table-cell>
          <table:table-cell table:style-name="TL Data"/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ce56" office:value="422" office:value-type="float">
            <text:p>422</text:p>
          </table:table-cell>
          <table:table-cell ns41:value-type="float" table:style-name="ce63" office:value="10924" office:value-type="float">
            <text:p>109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erlo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78" office:value-type="float">
            <text:p>0.78</text:p>
          </table:table-cell>
          <table:table-cell table:style-name="TL Data"/>
          <table:table-cell ns41:value-type="float" table:style-name="TL Data" office:value="99.17" office:value-type="float">
            <text:p>99.17</text:p>
          </table:table-cell>
          <table:table-cell table:style-name="TL Data" table:number-columns-repeated="2"/>
          <table:table-cell ns41:value-type="float" table:style-name="TL Data" office:value="0.03" office:value-type="float">
            <text:p>0.03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63" office:value="10215" office:value-type="float">
            <text:p>102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0.43" office:value-type="float">
            <text:p>40.43</text:p>
          </table:table-cell>
          <table:table-cell ns41:value-type="float" table:style-name="TL Data" office:value="18.5" office:value-type="float">
            <text:p>18.50</text:p>
          </table:table-cell>
          <table:table-cell ns41:value-type="float" table:style-name="TL Data" office:value="38.55" office:value-type="float">
            <text:p>38.55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ce56" office:value="336" office:value-type="float">
            <text:p>336</text:p>
          </table:table-cell>
          <table:table-cell ns41:value-type="float" table:style-name="ce63" office:value="11379" office:value-type="float">
            <text:p>113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jnsheeren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1.72" office:value-type="float">
            <text:p>81.72</text:p>
          </table:table-cell>
          <table:table-cell ns41:value-type="float" table:style-name="TL Data" office:value="15.97" office:value-type="float">
            <text:p>15.97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1.57" office:value-type="float">
            <text:p>1.57</text:p>
          </table:table-cell>
          <table:table-cell ns41:value-type="float" table:style-name="ce56" office:value="564" office:value-type="float">
            <text:p>564</text:p>
          </table:table-cell>
          <table:table-cell ns41:value-type="float" table:style-name="ce63" office:value="11112" office:value-type="float">
            <text:p>111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l en St. Hube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71" office:value-type="float">
            <text:p>0.71</text:p>
          </table:table-cell>
          <table:table-cell table:style-name="TL Data"/>
          <table:table-cell ns41:value-type="float" table:style-name="TL Data" office:value="99.27" office:value-type="float">
            <text:p>99.27</text:p>
          </table:table-cell>
          <table:table-cell table:style-name="TL Data" table:number-columns-repeated="3"/>
          <table:table-cell ns41:value-type="float" table:style-name="ce56" office:value="815" office:value-type="float">
            <text:p>815</text:p>
          </table:table-cell>
          <table:table-cell ns41:value-type="float" table:style-name="ce63" office:value="10535" office:value-type="float">
            <text:p>105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illin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.94" office:value-type="float">
            <text:p>1.94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7.78" office:value-type="float">
            <text:p>97.78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1259" office:value-type="float">
            <text:p>1259</text:p>
          </table:table-cell>
          <table:table-cell ns41:value-type="float" table:style-name="ce63" office:value="10072" office:value-type="float">
            <text:p>1007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ergest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58" office:value-type="float">
            <text:p>0.58</text:p>
          </table:table-cell>
          <table:table-cell table:style-name="TL Data"/>
          <table:table-cell ns41:value-type="float" table:style-name="TL Data" office:value="99.36" office:value-type="float">
            <text:p>99.36</text:p>
          </table:table-cell>
          <table:table-cell table:style-name="TL Data" table:number-columns-repeated="2"/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816" office:value-type="float">
            <text:p>816</text:p>
          </table:table-cell>
          <table:table-cell ns41:value-type="float" table:style-name="ce63" office:value="11191" office:value-type="float">
            <text:p>111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erkapell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9.51" office:value-type="float">
            <text:p>69.51</text:p>
          </table:table-cell>
          <table:table-cell ns41:value-type="float" table:style-name="TL Data" office:value="28.18" office:value-type="float">
            <text:p>28.18</text:p>
          </table:table-cell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ce56" office:value="560" office:value-type="float">
            <text:p>560</text:p>
          </table:table-cell>
          <table:table-cell ns41:value-type="float" table:style-name="ce63" office:value="11383" office:value-type="float">
            <text:p>1138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lenaarsgraaf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5.44" office:value-type="float">
            <text:p>85.44</text:p>
          </table:table-cell>
          <table:table-cell ns41:value-type="float" table:style-name="TL Data" office:value="13.92" office:value-type="float">
            <text:p>13.92</text:p>
          </table:table-cell>
          <table:table-cell table:style-name="TL Data" table:number-columns-repeated="2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ce56" office:value="561" office:value-type="float">
            <text:p>561</text:p>
          </table:table-cell>
          <table:table-cell ns41:value-type="float" table:style-name="ce63" office:value="10166" office:value-type="float">
            <text:p>1016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nniken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0" office:value-type="float">
            <text:p>50.00</text:p>
          </table:table-cell>
          <table:table-cell ns41:value-type="float" table:style-name="TL Data" office:value="9.99" office:value-type="float">
            <text:p>9.99</text:p>
          </table:table-cell>
          <table:table-cell ns41:value-type="float" table:style-name="TL Data" office:value="26.32" office:value-type="float">
            <text:p>26.3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TL Data" office:value="10.87" office:value-type="float">
            <text:p>10.87</text:p>
          </table:table-cell>
          <table:table-cell ns41:value-type="float" table:style-name="ce56" office:value="423" office:value-type="float">
            <text:p>423</text:p>
          </table:table-cell>
          <table:table-cell ns41:value-type="float" table:style-name="ce63" office:value="10983" office:value-type="float">
            <text:p>109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nst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5.63" office:value-type="float">
            <text:p>35.63</text:p>
          </table:table-cell>
          <table:table-cell ns41:value-type="float" table:style-name="TL Data" office:value="9.12" office:value-type="float">
            <text:p>9.12</text:p>
          </table:table-cell>
          <table:table-cell ns41:value-type="float" table:style-name="TL Data" office:value="52.43" office:value-type="float">
            <text:p>52.43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ce56" office:value="562" office:value-type="float">
            <text:p>562</text:p>
          </table:table-cell>
          <table:table-cell ns41:value-type="float" table:style-name="ce63" office:value="10019" office:value-type="float">
            <text:p>100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2.25" office:value-type="float">
            <text:p>22.25</text:p>
          </table:table-cell>
          <table:table-cell ns41:value-type="float" table:style-name="TL Data" office:value="4.85" office:value-type="float">
            <text:p>4.85</text:p>
          </table:table-cell>
          <table:table-cell ns41:value-type="float" table:style-name="TL Data" office:value="70.95" office:value-type="float">
            <text:p>70.95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ce56" office:value="335" office:value-type="float">
            <text:p>335</text:p>
          </table:table-cell>
          <table:table-cell ns41:value-type="float" table:style-name="ce63" office:value="10033" office:value-type="float">
            <text:p>100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ntfor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5" office:value-type="float">
            <text:p>0.25</text:p>
          </table:table-cell>
          <table:table-cell table:style-name="TL Data"/>
          <table:table-cell ns41:value-type="float" table:style-name="TL Data" office:value="99.75" office:value-type="float">
            <text:p>99.75</text:p>
          </table:table-cell>
          <table:table-cell table:style-name="TL Data" table:number-columns-repeated="3"/>
          <table:table-cell ns41:value-type="float" table:style-name="ce56" office:value="943" office:value-type="float">
            <text:p>943</text:p>
          </table:table-cell>
          <table:table-cell ns41:value-type="float" table:style-name="ce63" office:value="10266" office:value-type="float">
            <text:p>102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ok en Middelaar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93" office:value-type="float">
            <text:p>1.93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96.14" office:value-type="float">
            <text:p>96.14</text:p>
          </table:table-cell>
          <table:table-cell table:style-name="TL Data"/>
          <table:table-cell ns41:value-type="float" office:value="0.6" table:style-name="TL Data" table:number-columns-repeated="2" office:value-type="float">
            <text:p>0.60</text:p>
          </table:table-cell>
          <table:table-cell ns41:value-type="float" table:style-name="ce56" office:value="944" office:value-type="float">
            <text:p>944</text:p>
          </table:table-cell>
          <table:table-cell ns41:value-type="float" table:style-name="ce63" office:value="10271" office:value-type="float">
            <text:p>1027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oor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0.69" office:value-type="float">
            <text:p>70.69</text:p>
          </table:table-cell>
          <table:table-cell ns41:value-type="float" table:style-name="TL Data" office:value="12.73" office:value-type="float">
            <text:p>12.73</text:p>
          </table:table-cell>
          <table:table-cell ns41:value-type="float" table:style-name="TL Data" office:value="13.44" office:value-type="float">
            <text:p>13.44</text:p>
          </table:table-cell>
          <table:table-cell table:style-name="TL Data"/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ce56" office:value="563" office:value-type="float">
            <text:p>563</text:p>
          </table:table-cell>
          <table:table-cell ns41:value-type="float" table:style-name="ce63" office:value="10120" office:value-type="float">
            <text:p>101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uid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6.11" office:value-type="float">
            <text:p>56.11</text:p>
          </table:table-cell>
          <table:table-cell ns41:value-type="float" table:style-name="TL Data" office:value="7.91" office:value-type="float">
            <text:p>7.91</text:p>
          </table:table-cell>
          <table:table-cell ns41:value-type="float" table:style-name="TL Data" office:value="26.84" office:value-type="float">
            <text:p>26.84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4.73" office:value-type="float">
            <text:p>4.73</text:p>
          </table:table-cell>
          <table:table-cell ns41:value-type="float" table:style-name="TL Data" office:value="4.37" office:value-type="float">
            <text:p>4.37</text:p>
          </table:table-cell>
          <table:table-cell ns41:value-type="float" table:style-name="ce56" office:value="424" office:value-type="float">
            <text:p>424</text:p>
          </table:table-cell>
          <table:table-cell ns41:value-type="float" table:style-name="ce63" office:value="10958" office:value-type="float">
            <text:p>109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unstergeleen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38" office:value-type="float">
            <text:p>99.38</text:p>
          </table:table-cell>
          <table:table-cell table:style-name="TL Data"/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ce56" office:value="945" office:value-type="float">
            <text:p>945</text:p>
          </table:table-cell>
          <table:table-cell ns41:value-type="float" table:style-name="ce63" office:value="10273" office:value-type="float">
            <text:p>102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Muntenda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9.05" office:value-type="float">
            <text:p>79.05</text:p>
          </table:table-cell>
          <table:table-cell ns41:value-type="float" table:style-name="TL Data" office:value="6.32" office:value-type="float">
            <text:p>6.32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8.03" office:value-type="float">
            <text:p>8.03</text:p>
          </table:table-cell>
          <table:table-cell ns41:value-type="float" table:style-name="TL Data" office:value="3.92" office:value-type="float">
            <text:p>3.92</text:p>
          </table:table-cell>
          <table:table-cell ns41:value-type="float" table:style-name="ce56" office:value="29" office:value-type="float">
            <text:p>29</text:p>
          </table:table-cell>
          <table:table-cell ns41:value-type="float" table:style-name="ce63" office:value="10550" office:value-type="float">
            <text:p>105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aald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0.95" office:value-type="float">
            <text:p>40.95</text:p>
          </table:table-cell>
          <table:table-cell ns41:value-type="float" table:style-name="TL Data" office:value="19.65" office:value-type="float">
            <text:p>19.65</text:p>
          </table:table-cell>
          <table:table-cell ns41:value-type="float" table:style-name="TL Data" office:value="37.53" office:value-type="float">
            <text:p>37.53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ce56" office:value="565" office:value-type="float">
            <text:p>565</text:p>
          </table:table-cell>
          <table:table-cell ns41:value-type="float" table:style-name="ce63" office:value="11418" office:value-type="float">
            <text:p>1141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aard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4.66" office:value-type="float">
            <text:p>44.66</text:p>
          </table:table-cell>
          <table:table-cell ns41:value-type="float" table:style-name="TL Data" office:value="10.68" office:value-type="float">
            <text:p>10.68</text:p>
          </table:table-cell>
          <table:table-cell ns41:value-type="float" table:style-name="TL Data" office:value="25.56" office:value-type="float">
            <text:p>25.56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8.92" office:value-type="float">
            <text:p>8.92</text:p>
          </table:table-cell>
          <table:table-cell ns41:value-type="float" table:style-name="TL Data" office:value="9.16" office:value-type="float">
            <text:p>9.16</text:p>
          </table:table-cell>
          <table:table-cell ns41:value-type="float" table:style-name="ce56" office:value="425" office:value-type="float">
            <text:p>425</text:p>
          </table:table-cell>
          <table:table-cell ns41:value-type="float" table:style-name="ce63" office:value="10187" office:value-type="float">
            <text:p>1018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de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8.63" office:value-type="float">
            <text:p>78.63</text:p>
          </table:table-cell>
          <table:table-cell ns41:value-type="float" table:style-name="TL Data" office:value="3.22" office:value-type="float">
            <text:p>3.22</text:p>
          </table:table-cell>
          <table:table-cell ns41:value-type="float" table:style-name="TL Data" office:value="16.26" office:value-type="float">
            <text:p>16.26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ce56" office:value="266" office:value-type="float">
            <text:p>266</text:p>
          </table:table-cell>
          <table:table-cell ns41:value-type="float" table:style-name="ce63" office:value="10367" office:value-type="float">
            <text:p>1036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derhemer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6.69" office:value-type="float">
            <text:p>96.69</text:p>
          </table:table-cell>
          <table:table-cell ns41:value-type="float" table:style-name="TL Data" office:value="0.09" office:value-type="float">
            <text:p>0.09</text:p>
          </table:table-cell>
          <table:table-cell table:style-name="TL Data" table:number-columns-repeated="2"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3.12" office:value-type="float">
            <text:p>3.12</text:p>
          </table:table-cell>
          <table:table-cell ns41:value-type="float" table:style-name="ce56" office:value="1115" office:value-type="float">
            <text:p>1115</text:p>
          </table:table-cell>
          <table:table-cell ns41:value-type="float" table:style-name="ce63" office:value="10310" office:value-type="float">
            <text:p>1031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derhorstdenberg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9.3" office:value-type="float">
            <text:p>39.30</text:p>
          </table:table-cell>
          <table:table-cell ns41:value-type="float" table:style-name="TL Data" office:value="16.38" office:value-type="float">
            <text:p>16.38</text:p>
          </table:table-cell>
          <table:table-cell ns41:value-type="float" table:style-name="TL Data" office:value="37.56" office:value-type="float">
            <text:p>37.56</text:p>
          </table:table-cell>
          <table:table-cell table:style-name="TL Data"/>
          <table:table-cell ns41:value-type="float" table:style-name="TL Data" office:value="5.65" office:value-type="float">
            <text:p>5.65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ce56" office:value="426" office:value-type="float">
            <text:p>426</text:p>
          </table:table-cell>
          <table:table-cell ns41:value-type="float" table:style-name="ce63" office:value="10715" office:value-type="float">
            <text:p>1071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derweer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99.74" office:value-type="float">
            <text:p>99.74</text:p>
          </table:table-cell>
          <table:table-cell table:style-name="TL Data"/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ce56" office:value="946" office:value-type="float">
            <text:p>946</text:p>
          </table:table-cell>
          <table:table-cell ns41:value-type="float" table:style-name="ce63" office:value="10681" office:value-type="float">
            <text:p>1068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er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2" office:value-type="float">
            <text:p>0.22</text:p>
          </table:table-cell>
          <table:table-cell table:style-name="TL Data"/>
          <table:table-cell ns41:value-type="float" table:style-name="TL Data" office:value="99.78" office:value-type="float">
            <text:p>99.78</text:p>
          </table:table-cell>
          <table:table-cell table:style-name="TL Data" table:number-columns-repeated="3"/>
          <table:table-cell ns41:value-type="float" table:style-name="ce56" office:value="947" office:value-type="float">
            <text:p>947</text:p>
          </table:table-cell>
          <table:table-cell ns41:value-type="float" table:style-name="ce63" office:value="10682" office:value-type="float">
            <text:p>106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eeritter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8" office:value-type="float">
            <text:p>0.28</text:p>
          </table:table-cell>
          <table:table-cell table:style-name="TL Data"/>
          <table:table-cell ns41:value-type="float" table:style-name="TL Data" office:value="99.72" office:value-type="float">
            <text:p>99.72</text:p>
          </table:table-cell>
          <table:table-cell table:style-name="TL Data" table:number-columns-repeated="3"/>
          <table:table-cell ns41:value-type="float" table:style-name="ce56" office:value="1116" office:value-type="float">
            <text:p>1116</text:p>
          </table:table-cell>
          <table:table-cell ns41:value-type="float" table:style-name="ce63" office:value="11001" office:value-type="float">
            <text:p>1100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bbixwou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3.68" office:value-type="float">
            <text:p>33.68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64.31" office:value-type="float">
            <text:p>64.31</text:p>
          </table:table-cell>
          <table:table-cell table:style-name="TL Data"/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1.15" office:value-type="float">
            <text:p>1.15</text:p>
          </table:table-cell>
          <table:table-cell ns41:value-type="float" table:style-name="ce56" office:value="427" office:value-type="float">
            <text:p>427</text:p>
          </table:table-cell>
          <table:table-cell ns41:value-type="float" table:style-name="ce63" office:value="10091" office:value-type="float">
            <text:p>100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chtevech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4.69" office:value-type="float">
            <text:p>64.69</text:p>
          </table:table-cell>
          <table:table-cell ns41:value-type="float" table:style-name="TL Data" office:value="24.88" office:value-type="float">
            <text:p>24.88</text:p>
          </table:table-cell>
          <table:table-cell ns41:value-type="float" table:style-name="TL Data" office:value="7.87" office:value-type="float">
            <text:p>7.87</text:p>
          </table:table-cell>
          <table:table-cell table:style-name="TL Data"/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ce56" office:value="337" office:value-type="float">
            <text:p>337</text:p>
          </table:table-cell>
          <table:table-cell ns41:value-type="float" table:style-name="ce63" office:value="10160" office:value-type="float">
            <text:p>1016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beier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1.79" office:value-type="float">
            <text:p>51.79</text:p>
          </table:table-cell>
          <table:table-cell ns41:value-type="float" table:style-name="TL Data" office:value="4.82" office:value-type="float">
            <text:p>4.82</text:p>
          </table:table-cell>
          <table:table-cell ns41:value-type="float" table:style-name="TL Data" office:value="3.75" office:value-type="float">
            <text:p>3.75</text:p>
          </table:table-cell>
          <table:table-cell table:style-name="TL Data"/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38.62" office:value-type="float">
            <text:p>38.62</text:p>
          </table:table-cell>
          <table:table-cell ns41:value-type="float" table:style-name="ce56" office:value="566" office:value-type="float">
            <text:p>566</text:p>
          </table:table-cell>
          <table:table-cell ns41:value-type="float" table:style-name="ce63" office:value="10092" office:value-type="float">
            <text:p>100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n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2.57" office:value-type="float">
            <text:p>52.57</text:p>
          </table:table-cell>
          <table:table-cell ns41:value-type="float" table:style-name="TL Data" office:value="9.43" office:value-type="float">
            <text:p>9.43</text:p>
          </table:table-cell>
          <table:table-cell ns41:value-type="float" table:style-name="TL Data" office:value="22.19" office:value-type="float">
            <text:p>22.19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7.76" office:value-type="float">
            <text:p>7.76</text:p>
          </table:table-cell>
          <table:table-cell ns41:value-type="float" table:style-name="TL Data" office:value="7.8" office:value-type="float">
            <text:p>7.80</text:p>
          </table:table-cell>
          <table:table-cell ns41:value-type="float" table:style-name="ce56" office:value="1120" office:value-type="float">
            <text:p>1120</text:p>
          </table:table-cell>
          <table:table-cell ns41:value-type="float" table:style-name="ce63" office:value="10177" office:value-type="float">
            <text:p>101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nhag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19" office:value-type="float">
            <text:p>2.19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5.45" office:value-type="float">
            <text:p>95.45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1.79" office:value-type="float">
            <text:p>1.79</text:p>
          </table:table-cell>
          <table:table-cell ns41:value-type="float" table:style-name="ce56" office:value="948" office:value-type="float">
            <text:p>948</text:p>
          </table:table-cell>
          <table:table-cell ns41:value-type="float" table:style-name="ce63" office:value="10088" office:value-type="float">
            <text:p>100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nhoor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14" office:value-type="float">
            <text:p>93.14</text:p>
          </table:table-cell>
          <table:table-cell ns41:value-type="float" table:style-name="TL Data" office:value="2.36" office:value-type="float">
            <text:p>2.36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3.27" office:value-type="float">
            <text:p>3.27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1121" office:value-type="float">
            <text:p>1121</text:p>
          </table:table-cell>
          <table:table-cell ns41:value-type="float" table:style-name="ce63" office:value="10338" office:value-type="float">
            <text:p>103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niedor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4.46" office:value-type="float">
            <text:p>54.46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17.82" office:value-type="float">
            <text:p>17.82</text:p>
          </table:table-cell>
          <table:table-cell table:style-name="TL Data"/>
          <table:table-cell ns41:value-type="float" table:style-name="TL Data" office:value="19.86" office:value-type="float">
            <text:p>19.86</text:p>
          </table:table-cell>
          <table:table-cell ns41:value-type="float" table:style-name="TL Data" office:value="7.33" office:value-type="float">
            <text:p>7.33</text:p>
          </table:table-cell>
          <table:table-cell ns41:value-type="float" table:style-name="ce56" office:value="428" office:value-type="float">
            <text:p>428</text:p>
          </table:table-cell>
          <table:table-cell ns41:value-type="float" table:style-name="ce63" office:value="10073" office:value-type="float">
            <text:p>1007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w.- en St.-Joosl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3.51" office:value-type="float">
            <text:p>83.51</text:p>
          </table:table-cell>
          <table:table-cell ns41:value-type="float" table:style-name="TL Data" office:value="7.86" office:value-type="float">
            <text:p>7.86</text:p>
          </table:table-cell>
          <table:table-cell ns41:value-type="float" table:style-name="TL Data" office:value="0.96" office:value-type="float">
            <text:p>0.96</text:p>
          </table:table-cell>
          <table:table-cell table:style-name="TL Data"/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6.01" office:value-type="float">
            <text:p>6.01</text:p>
          </table:table-cell>
          <table:table-cell ns41:value-type="float" table:style-name="ce56" office:value="1117" office:value-type="float">
            <text:p>1117</text:p>
          </table:table-cell>
          <table:table-cell ns41:value-type="float" table:style-name="ce63" office:value="11340" office:value-type="float">
            <text:p>113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pekela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1.78" office:value-type="float">
            <text:p>51.78</text:p>
          </table:table-cell>
          <table:table-cell ns41:value-type="float" table:style-name="TL Data" office:value="13.75" office:value-type="float">
            <text:p>13.75</text:p>
          </table:table-cell>
          <table:table-cell ns41:value-type="float" table:style-name="TL Data" office:value="8.03" office:value-type="float">
            <text:p>8.03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10.49" office:value-type="float">
            <text:p>10.49</text:p>
          </table:table-cell>
          <table:table-cell ns41:value-type="float" table:style-name="TL Data" office:value="15.16" office:value-type="float">
            <text:p>15.16</text:p>
          </table:table-cell>
          <table:table-cell ns41:value-type="float" table:style-name="ce56" office:value="30" office:value-type="float">
            <text:p>30</text:p>
          </table:table-cell>
          <table:table-cell ns41:value-type="float" table:style-name="ce63" office:value="10950" office:value-type="float">
            <text:p>1095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ramst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8.81" office:value-type="float">
            <text:p>38.81</text:p>
          </table:table-cell>
          <table:table-cell ns41:value-type="float" table:style-name="TL Data" office:value="13.31" office:value-type="float">
            <text:p>13.31</text:p>
          </table:table-cell>
          <table:table-cell ns41:value-type="float" table:style-name="TL Data" office:value="40.53" office:value-type="float">
            <text:p>40.53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3.34" office:value-type="float">
            <text:p>3.34</text:p>
          </table:table-cell>
          <table:table-cell ns41:value-type="float" table:style-name="TL Data" office:value="4.02" office:value-type="float">
            <text:p>4.02</text:p>
          </table:table-cell>
          <table:table-cell ns41:value-type="float" table:style-name="ce56" office:value="1249" office:value-type="float">
            <text:p>1249</text:p>
          </table:table-cell>
          <table:table-cell ns41:value-type="float" table:style-name="ce63" office:value="10799" office:value-type="float">
            <text:p>1079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rker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6.71" office:value-type="float">
            <text:p>56.71</text:p>
          </table:table-cell>
          <table:table-cell ns41:value-type="float" table:style-name="TL Data" office:value="22.33" office:value-type="float">
            <text:p>22.33</text:p>
          </table:table-cell>
          <table:table-cell ns41:value-type="float" table:style-name="TL Data" office:value="0.49" office:value-type="float">
            <text:p>0.49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0.31" office:value-type="float">
            <text:p>20.31</text:p>
          </table:table-cell>
          <table:table-cell ns41:value-type="float" table:style-name="ce56" office:value="1122" office:value-type="float">
            <text:p>1122</text:p>
          </table:table-cell>
          <table:table-cell ns41:value-type="float" table:style-name="ce63" office:value="10911" office:value-type="float">
            <text:p>109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rkerk a/d IJs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8.53" office:value-type="float">
            <text:p>78.53</text:p>
          </table:table-cell>
          <table:table-cell ns41:value-type="float" table:style-name="TL Data" office:value="11.03" office:value-type="float">
            <text:p>11.03</text:p>
          </table:table-cell>
          <table:table-cell ns41:value-type="float" table:style-name="TL Data" office:value="7.04" office:value-type="float">
            <text:p>7.04</text:p>
          </table:table-cell>
          <table:table-cell table:style-name="TL Data"/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ce56" office:value="567" office:value-type="float">
            <text:p>567</text:p>
          </table:table-cell>
          <table:table-cell ns41:value-type="float" table:style-name="ce63" office:value="10855" office:value-type="float">
            <text:p>1085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schans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4.04" office:value-type="float">
            <text:p>74.04</text:p>
          </table:table-cell>
          <table:table-cell ns41:value-type="float" table:style-name="TL Data" office:value="7.08" office:value-type="float">
            <text:p>7.08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5.13" office:value-type="float">
            <text:p>15.13</text:p>
          </table:table-cell>
          <table:table-cell ns41:value-type="float" table:style-name="TL Data" office:value="2.39" office:value-type="float">
            <text:p>2.39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63" office:value="10008" office:value-type="float">
            <text:p>100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etong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7.3" office:value-type="float">
            <text:p>97.30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0.5" office:value-type="float">
            <text:p>0.50</text:p>
          </table:table-cell>
          <table:table-cell table:style-name="TL Data"/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ce56" office:value="1119" office:value-type="float">
            <text:p>1119</text:p>
          </table:table-cell>
          <table:table-cell ns41:value-type="float" table:style-name="ce63" office:value="10502" office:value-type="float">
            <text:p>105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hellevoe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9.06" office:value-type="float">
            <text:p>79.06</text:p>
          </table:table-cell>
          <table:table-cell ns41:value-type="float" table:style-name="TL Data" office:value="11.6" office:value-type="float">
            <text:p>11.60</text:p>
          </table:table-cell>
          <table:table-cell ns41:value-type="float" table:style-name="TL Data" office:value="2.69" office:value-type="float">
            <text:p>2.69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3.96" office:value-type="float">
            <text:p>3.96</text:p>
          </table:table-cell>
          <table:table-cell ns41:value-type="float" table:style-name="TL Data" office:value="2.54" office:value-type="float">
            <text:p>2.54</text:p>
          </table:table-cell>
          <table:table-cell ns41:value-type="float" table:style-name="ce56" office:value="1118" office:value-type="float">
            <text:p>1118</text:p>
          </table:table-cell>
          <table:table-cell ns41:value-type="float" table:style-name="ce63" office:value="10264" office:value-type="float">
            <text:p>102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koo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3.47" office:value-type="float">
            <text:p>33.47</text:p>
          </table:table-cell>
          <table:table-cell ns41:value-type="float" table:style-name="TL Data" office:value="5.32" office:value-type="float">
            <text:p>5.32</text:p>
          </table:table-cell>
          <table:table-cell ns41:value-type="float" table:style-name="TL Data" office:value="54.08" office:value-type="float">
            <text:p>54.08</text:p>
          </table:table-cell>
          <table:table-cell table:style-name="TL Data"/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6.93" office:value-type="float">
            <text:p>6.93</text:p>
          </table:table-cell>
          <table:table-cell ns41:value-type="float" table:style-name="ce56" office:value="569" office:value-type="float">
            <text:p>569</text:p>
          </table:table-cell>
          <table:table-cell ns41:value-type="float" table:style-name="ce63" office:value="10728" office:value-type="float">
            <text:p>107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kuik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23" office:value-type="float">
            <text:p>1123</text:p>
          </table:table-cell>
          <table:table-cell ns41:value-type="float" table:style-name="ce63" office:value="11278" office:value-type="float">
            <text:p>112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3.93" office:value-type="float">
            <text:p>83.93</text:p>
          </table:table-cell>
          <table:table-cell ns41:value-type="float" table:style-name="TL Data" office:value="15.71" office:value-type="float">
            <text:p>15.71</text:p>
          </table:table-cell>
          <table:table-cell table:style-name="TL Data" table:number-columns-repeated="3"/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570" office:value-type="float">
            <text:p>570</text:p>
          </table:table-cell>
          <table:table-cell ns41:value-type="float" table:style-name="ce63" office:value="11213" office:value-type="float">
            <text:p>112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lekker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5.65" office:value-type="float">
            <text:p>75.65</text:p>
          </table:table-cell>
          <table:table-cell ns41:value-type="float" table:style-name="TL Data" office:value="17.56" office:value-type="float">
            <text:p>17.56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TL Data" office:value="4.35" office:value-type="float">
            <text:p>4.35</text:p>
          </table:table-cell>
          <table:table-cell ns41:value-type="float" table:style-name="ce56" office:value="571" office:value-type="float">
            <text:p>571</text:p>
          </table:table-cell>
          <table:table-cell ns41:value-type="float" table:style-name="ce63" office:value="10547" office:value-type="float">
            <text:p>105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leuz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4.71" office:value-type="float">
            <text:p>84.71</text:p>
          </table:table-cell>
          <table:table-cell ns41:value-type="float" table:style-name="TL Data" office:value="12.42" office:value-type="float">
            <text:p>12.42</text:p>
          </table:table-cell>
          <table:table-cell ns41:value-type="float" table:style-name="TL Data" office:value="0.52" office:value-type="float">
            <text:p>0.52</text:p>
          </table:table-cell>
          <table:table-cell table:style-name="TL Data"/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poor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0.29" office:value-type="float">
            <text:p>80.29</text:p>
          </table:table-cell>
          <table:table-cell ns41:value-type="float" table:style-name="TL Data" office:value="10.44" office:value-type="float">
            <text:p>10.44</text:p>
          </table:table-cell>
          <table:table-cell ns41:value-type="float" table:style-name="TL Data" office:value="1.03" office:value-type="float">
            <text:p>1.03</text:p>
          </table:table-cell>
          <table:table-cell table:style-name="TL Data"/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5.44" office:value-type="float">
            <text:p>5.44</text:p>
          </table:table-cell>
          <table:table-cell ns41:value-type="float" table:style-name="ce56" office:value="572" office:value-type="float">
            <text:p>572</text:p>
          </table:table-cell>
          <table:table-cell ns41:value-type="float" table:style-name="ce63" office:value="10748" office:value-type="float">
            <text:p>1074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sta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9.32" office:value-type="float">
            <text:p>99.32</text:p>
          </table:table-cell>
          <table:table-cell table:style-name="TL Data" table:number-columns-repeated="2"/>
          <table:table-cell ns41:value-type="float" table:style-name="TL Data" office:value="0.1" office:value-type="float">
            <text:p>0.10</text:p>
          </table:table-cell>
          <table:table-cell ns41:value-type="float" table:style-name="ce56" office:value="949" office:value-type="float">
            <text:p>949</text:p>
          </table:table-cell>
          <table:table-cell ns41:value-type="float" table:style-name="ce63" office:value="11140" office:value-type="float">
            <text:p>111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ve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3.01" office:value-type="float">
            <text:p>43.01</text:p>
          </table:table-cell>
          <table:table-cell ns41:value-type="float" table:style-name="TL Data" office:value="15.63" office:value-type="float">
            <text:p>15.63</text:p>
          </table:table-cell>
          <table:table-cell ns41:value-type="float" table:style-name="TL Data" office:value="38.1" office:value-type="float">
            <text:p>38.10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ce56" office:value="573" office:value-type="float">
            <text:p>573</text:p>
          </table:table-cell>
          <table:table-cell ns41:value-type="float" table:style-name="ce63" office:value="10487" office:value-type="float">
            <text:p>104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vlie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2.6" office:value-type="float">
            <text:p>92.60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0.21" office:value-type="float">
            <text:p>0.21</text:p>
          </table:table-cell>
          <table:table-cell table:style-name="TL Data"/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5.92" office:value-type="float">
            <text:p>5.92</text:p>
          </table:table-cell>
          <table:table-cell ns41:value-type="float" table:style-name="ce56" office:value="690" office:value-type="float">
            <text:p>690</text:p>
          </table:table-cell>
          <table:table-cell ns41:value-type="float" table:style-name="ce63" office:value="11165" office:value-type="float">
            <text:p>1116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vosmeer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.09" office:value-type="float">
            <text:p>8.09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91.76" office:value-type="float">
            <text:p>91.76</text:p>
          </table:table-cell>
          <table:table-cell table:style-name="TL Data" table:number-columns-repeated="3"/>
          <table:table-cell ns41:value-type="float" table:style-name="ce56" office:value="818" office:value-type="float">
            <text:p>818</text:p>
          </table:table-cell>
          <table:table-cell ns41:value-type="float" table:style-name="ce63" office:value="10401" office:value-type="float">
            <text:p>104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euwwol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8.41" office:value-type="float">
            <text:p>78.41</text:p>
          </table:table-cell>
          <table:table-cell ns41:value-type="float" table:style-name="TL Data" office:value="12.23" office:value-type="float">
            <text:p>12.23</text:p>
          </table:table-cell>
          <table:table-cell table:style-name="TL Data"/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6.19" office:value-type="float">
            <text:p>6.19</text:p>
          </table:table-cell>
          <table:table-cell ns41:value-type="float" table:style-name="TL Data" office:value="2.83" office:value-type="float">
            <text:p>2.83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63" office:value="10126" office:value-type="float">
            <text:p>101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jeve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3.28" office:value-type="float">
            <text:p>73.28</text:p>
          </table:table-cell>
          <table:table-cell ns41:value-type="float" table:style-name="TL Data" office:value="24.85" office:value-type="float">
            <text:p>24.85</text:p>
          </table:table-cell>
          <table:table-cell ns41:value-type="float" table:style-name="TL Data" office:value="0.15" office:value-type="float">
            <text:p>0.15</text:p>
          </table:table-cell>
          <table:table-cell table:style-name="TL Data"/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63" office:value="10774" office:value-type="float">
            <text:p>1077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jker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1.63" office:value-type="float">
            <text:p>61.63</text:p>
          </table:table-cell>
          <table:table-cell ns41:value-type="float" table:style-name="TL Data" office:value="28.88" office:value-type="float">
            <text:p>28.88</text:p>
          </table:table-cell>
          <table:table-cell ns41:value-type="float" table:style-name="TL Data" office:value="7.07" office:value-type="float">
            <text:p>7.07</text:p>
          </table:table-cell>
          <table:table-cell ns41:value-type="float" table:style-name="TL Data" office:value="1.31" office:value-type="float">
            <text:p>1.31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ce56" office:value="267" office:value-type="float">
            <text:p>267</text:p>
          </table:table-cell>
          <table:table-cell ns41:value-type="float" table:style-name="ce63" office:value="10446" office:value-type="float">
            <text:p>104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jme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9.91" office:value-type="float">
            <text:p>19.91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71.41" office:value-type="float">
            <text:p>71.41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2.81" office:value-type="float">
            <text:p>2.81</text:p>
          </table:table-cell>
          <table:table-cell ns41:value-type="float" table:style-name="TL Data" office:value="3.46" office:value-type="float">
            <text:p>3.46</text:p>
          </table:table-cell>
          <table:table-cell ns41:value-type="float" table:style-name="ce56" office:value="268" office:value-type="float">
            <text:p>268</text:p>
          </table:table-cell>
          <table:table-cell ns41:value-type="float" table:style-name="ce63" office:value="11209" office:value-type="float">
            <text:p>11209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4.77" office:value-type="float">
            <text:p>54.77</text:p>
          </table:table-cell>
          <table:table-cell ns41:value-type="float" table:style-name="TL Data" office:value="10.87" office:value-type="float">
            <text:p>10.87</text:p>
          </table:table-cell>
          <table:table-cell ns41:value-type="float" table:style-name="TL Data" office:value="23.64" office:value-type="float">
            <text:p>23.64</text:p>
          </table:table-cell>
          <table:table-cell table:style-name="TL Data"/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10.13" office:value-type="float">
            <text:p>10.13</text:p>
          </table:table-cell>
          <table:table-cell ns41:value-type="float" table:style-name="ce56" office:value="691" office:value-type="float">
            <text:p>691</text:p>
          </table:table-cell>
          <table:table-cell ns41:value-type="float" table:style-name="ce63" office:value="11086" office:value-type="float">
            <text:p>1108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istelrod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TL Data" office:value="99.92" office:value-type="float">
            <text:p>99.92</text:p>
          </table:table-cell>
          <table:table-cell table:style-name="TL Data" table:number-columns-repeated="2"/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819" office:value-type="float">
            <text:p>819</text:p>
          </table:table-cell>
          <table:table-cell ns41:value-type="float" table:style-name="ce63" office:value="10094" office:value-type="float">
            <text:p>100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be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98.41" office:value-type="float">
            <text:p>98.41</text:p>
          </table:table-cell>
          <table:table-cell table:style-name="TL Data" table:number-columns-repeated="3"/>
          <table:table-cell ns41:value-type="float" table:style-name="ce56" office:value="950" office:value-type="float">
            <text:p>950</text:p>
          </table:table-cell>
          <table:table-cell ns41:value-type="float" table:style-name="ce63" office:value="10283" office:value-type="float">
            <text:p>1028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broe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87.28" office:value-type="float">
            <text:p>87.28</text:p>
          </table:table-cell>
          <table:table-cell ns41:value-type="float" table:style-name="TL Data" office:value="1.15" office:value-type="float">
            <text:p>1.15</text:p>
          </table:table-cell>
          <table:table-cell table:style-name="TL Data"/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8.34" office:value-type="float">
            <text:p>8.34</text:p>
          </table:table-cell>
          <table:table-cell ns41:value-type="float" table:style-name="TL Data" office:value="2.26" office:value-type="float">
            <text:p>2.26</text:p>
          </table:table-cell>
          <table:table-cell ns41:value-type="float" table:style-name="ce56" office:value="1126" office:value-type="float">
            <text:p>1126</text:p>
          </table:table-cell>
          <table:table-cell ns41:value-type="float" table:style-name="ce63" office:value="10814" office:value-type="float">
            <text:p>108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dij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84.99" office:value-type="float">
            <text:p>84.99</text:p>
          </table:table-cell>
          <table:table-cell ns41:value-type="float" table:style-name="TL Data" office:value="7.65" office:value-type="float">
            <text:p>7.65</text:p>
          </table:table-cell>
          <table:table-cell ns41:value-type="float" table:style-name="TL Data" office:value="1.78" office:value-type="float">
            <text:p>1.78</text:p>
          </table:table-cell>
          <table:table-cell table:style-name="TL Data"/>
          <table:table-cell ns41:value-type="float" table:style-name="TL Data" office:value="2.19" office:value-type="float">
            <text:p>2.19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ce56" office:value="1127" office:value-type="float">
            <text:p>1127</text:p>
          </table:table-cell>
          <table:table-cell ns41:value-type="float" table:style-name="ce63" office:value="10979" office:value-type="float">
            <text:p>10979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eloo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7.75" office:value-type="float">
            <text:p>77.75</text:p>
          </table:table-cell>
          <table:table-cell ns41:value-type="float" table:style-name="TL Data" office:value="7.62" office:value-type="float">
            <text:p>7.62</text:p>
          </table:table-cell>
          <table:table-cell table:style-name="TL Data" table:number-columns-repeated="2"/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4.1" office:value-type="float">
            <text:p>14.10</text:p>
          </table:table-cell>
          <table:table-cell ns41:value-type="float" table:style-name="ce56" office:value="574" office:value-type="float">
            <text:p>574</text:p>
          </table:table-cell>
          <table:table-cell ns41:value-type="float" table:style-name="ce63" office:value="10296" office:value-type="float">
            <text:p>102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gauw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6.48" office:value-type="float">
            <text:p>86.48</text:p>
          </table:table-cell>
          <table:table-cell ns41:value-type="float" table:style-name="TL Data" office:value="7.33" office:value-type="float">
            <text:p>7.33</text:p>
          </table:table-cell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5.12" office:value-type="float">
            <text:p>5.12</text:p>
          </table:table-cell>
          <table:table-cell ns41:value-type="float" table:style-name="ce56" office:value="1128" office:value-type="float">
            <text:p>1128</text:p>
          </table:table-cell>
          <table:table-cell ns41:value-type="float" table:style-name="ce63" office:value="11107" office:value-type="float">
            <text:p>1110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scharwoud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3.08" office:value-type="float">
            <text:p>43.08</text:p>
          </table:table-cell>
          <table:table-cell ns41:value-type="float" table:style-name="TL Data" office:value="9.81" office:value-type="float">
            <text:p>9.81</text:p>
          </table:table-cell>
          <table:table-cell ns41:value-type="float" table:style-name="TL Data" office:value="33.98" office:value-type="float">
            <text:p>33.98</text:p>
          </table:table-cell>
          <table:table-cell table:style-name="TL Data"/>
          <table:table-cell ns41:value-type="float" table:style-name="TL Data" office:value="9.98" office:value-type="float">
            <text:p>9.98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ce56" office:value="1124" office:value-type="float">
            <text:p>1124</text:p>
          </table:table-cell>
          <table:table-cell ns41:value-type="float" table:style-name="ce63" office:value="10075" office:value-type="float">
            <text:p>1007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wel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4.12" office:value-type="float">
            <text:p>94.12</text:p>
          </table:table-cell>
          <table:table-cell ns41:value-type="float" table:style-name="TL Data" office:value="4" office:value-type="float">
            <text:p>4.00</text:p>
          </table:table-cell>
          <table:table-cell ns41:value-type="float" table:style-name="TL Data" office:value="0.24" office:value-type="float">
            <text:p>0.24</text:p>
          </table:table-cell>
          <table:table-cell table:style-name="TL Data"/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ce56" office:value="1129" office:value-type="float">
            <text:p>1129</text:p>
          </table:table-cell>
          <table:table-cell ns41:value-type="float" table:style-name="ce63" office:value="10055" office:value-type="float">
            <text:p>1005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1.3" office:value-type="float">
            <text:p>31.30</text:p>
          </table:table-cell>
          <table:table-cell ns41:value-type="float" table:style-name="TL Data" office:value="14.71" office:value-type="float">
            <text:p>14.71</text:p>
          </table:table-cell>
          <table:table-cell ns41:value-type="float" table:style-name="TL Data" office:value="49.75" office:value-type="float">
            <text:p>49.75</text:p>
          </table:table-cell>
          <table:table-cell table:style-name="TL Data"/>
          <table:table-cell ns41:value-type="float" table:style-name="TL Data" office:value="2.33" office:value-type="float">
            <text:p>2.33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ce56" office:value="575" office:value-type="float">
            <text:p>575</text:p>
          </table:table-cell>
          <table:table-cell ns41:value-type="float" table:style-name="ce63" office:value="10769" office:value-type="float">
            <text:p>1076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rdwijkerhou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.84" office:value-type="float">
            <text:p>9.84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88.56" office:value-type="float">
            <text:p>88.56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ce56" office:value="576" office:value-type="float">
            <text:p>576</text:p>
          </table:table-cell>
          <table:table-cell ns41:value-type="float" table:style-name="ce63" office:value="11134" office:value-type="float">
            <text:p>111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otdor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3.3" office:value-type="float">
            <text:p>33.30</text:p>
          </table:table-cell>
          <table:table-cell ns41:value-type="float" table:style-name="TL Data" office:value="5.4" office:value-type="float">
            <text:p>5.40</text:p>
          </table:table-cell>
          <table:table-cell ns41:value-type="float" table:style-name="TL Data" office:value="59.14" office:value-type="float">
            <text:p>59.14</text:p>
          </table:table-cell>
          <table:table-cell table:style-name="TL Data"/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ce56" office:value="577" office:value-type="float">
            <text:p>577</text:p>
          </table:table-cell>
          <table:table-cell ns41:value-type="float" table:style-name="ce63" office:value="10601" office:value-type="float">
            <text:p>106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org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2.45" office:value-type="float">
            <text:p>72.45</text:p>
          </table:table-cell>
          <table:table-cell ns41:value-type="float" table:style-name="TL Data" office:value="7.96" office:value-type="float">
            <text:p>7.96</text:p>
          </table:table-cell>
          <table:table-cell ns41:value-type="float" table:style-name="TL Data" office:value="15.05" office:value-type="float">
            <text:p>15.05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2.02" office:value-type="float">
            <text:p>2.02</text:p>
          </table:table-cell>
          <table:table-cell ns41:value-type="float" table:style-name="TL Data" office:value="2.34" office:value-type="float">
            <text:p>2.34</text:p>
          </table:table-cell>
          <table:table-cell ns41:value-type="float" table:style-name="ce56" office:value="120" office:value-type="float">
            <text:p>120</text:p>
          </table:table-cell>
          <table:table-cell ns41:value-type="float" table:style-name="ce63" office:value="10608" office:value-type="float">
            <text:p>106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uland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84" office:value-type="float">
            <text:p>99.84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ce56" office:value="821" office:value-type="float">
            <text:p>821</text:p>
          </table:table-cell>
          <table:table-cell ns41:value-type="float" table:style-name="ce63" office:value="10118" office:value-type="float">
            <text:p>101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umansdor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2.23" office:value-type="float">
            <text:p>92.23</text:p>
          </table:table-cell>
          <table:table-cell ns41:value-type="float" table:style-name="TL Data" office:value="4.65" office:value-type="float">
            <text:p>4.65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1.82" office:value-type="float">
            <text:p>1.82</text:p>
          </table:table-cell>
          <table:table-cell ns41:value-type="float" table:style-name="ce56" office:value="578" office:value-type="float">
            <text:p>578</text:p>
          </table:table-cell>
          <table:table-cell ns41:value-type="float" table:style-name="ce63" office:value="11346" office:value-type="float">
            <text:p>113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une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34" office:value-type="float">
            <text:p>3.34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96.13" office:value-type="float">
            <text:p>96.13</text:p>
          </table:table-cell>
          <table:table-cell table:style-name="TL Data" table:number-columns-repeated="2"/>
          <table:table-cell ns41:value-type="float" table:style-name="TL Data" office:value="0.15" office:value-type="float">
            <text:p>0.15</text:p>
          </table:table-cell>
          <table:table-cell ns41:value-type="float" table:style-name="ce56" office:value="820" office:value-type="float">
            <text:p>820</text:p>
          </table:table-cell>
          <table:table-cell ns41:value-type="float" table:style-name="ce63" office:value="10761" office:value-type="float">
            <text:p>107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unhem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30" office:value-type="float">
            <text:p>1130</text:p>
          </table:table-cell>
          <table:table-cell ns41:value-type="float" table:style-name="ce63" office:value="10736" office:value-type="float">
            <text:p>107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Nu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6.4" office:value-type="float">
            <text:p>6.40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92.21" office:value-type="float">
            <text:p>92.21</text:p>
          </table:table-cell>
          <table:table-cell table:style-name="TL Data"/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ce56" office:value="951" office:value-type="float">
            <text:p>951</text:p>
          </table:table-cell>
          <table:table-cell ns41:value-type="float" table:style-name="ce63" office:value="10104" office:value-type="float">
            <text:p>101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O</text:p>
          </table:table-cell>
          <table:table-cell ns41:value-type="string" table:style-name="TL RowHeader" office:value-type="string">
            <text:p>Obbicht en Papenhov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07" office:value-type="float">
            <text:p>1.07</text:p>
          </table:table-cell>
          <table:table-cell table:style-name="TL Data"/>
          <table:table-cell ns41:value-type="float" table:style-name="TL Data" office:value="97.94" office:value-type="float">
            <text:p>97.94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ce56" office:value="952" office:value-type="float">
            <text:p>952</text:p>
          </table:table-cell>
          <table:table-cell ns41:value-type="float" table:style-name="ce63" office:value="10388" office:value-type="float">
            <text:p>1038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b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3.37" office:value-type="float">
            <text:p>13.37</text:p>
          </table:table-cell>
          <table:table-cell table:style-name="TL Data"/>
          <table:table-cell ns41:value-type="float" table:style-name="TL Data" office:value="85.93" office:value-type="float">
            <text:p>85.93</text:p>
          </table:table-cell>
          <table:table-cell table:style-name="TL Data"/>
          <table:table-cell ns41:value-type="float" office:value="0.34" table:style-name="TL Data" table:number-columns-repeated="2" office:value-type="float">
            <text:p>0.34</text:p>
          </table:table-cell>
          <table:table-cell ns41:value-type="float" table:style-name="ce56" office:value="429" office:value-type="float">
            <text:p>429</text:p>
          </table:table-cell>
          <table:table-cell ns41:value-type="float" table:style-name="ce63" office:value="11338" office:value-type="float">
            <text:p>113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dij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9.62" office:value-type="float">
            <text:p>29.62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67.23" office:value-type="float">
            <text:p>67.23</text:p>
          </table:table-cell>
          <table:table-cell table:style-name="TL Data" table:number-columns-repeated="2"/>
          <table:table-cell ns41:value-type="float" table:style-name="TL Data" office:value="2.1" office:value-type="float">
            <text:p>2.10</text:p>
          </table:table-cell>
          <table:table-cell ns41:value-type="float" table:style-name="ce56" office:value="1131" office:value-type="float">
            <text:p>1131</text:p>
          </table:table-cell>
          <table:table-cell ns41:value-type="float" table:style-name="ce63" office:value="11003" office:value-type="float">
            <text:p>1100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diliënberg (St.-)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TL Data" office:value="99.83" office:value-type="float">
            <text:p>99.83</text:p>
          </table:table-cell>
          <table:table-cell table:style-name="TL Data" table:number-columns-repeated="3"/>
          <table:table-cell ns41:value-type="float" table:style-name="ce56" office:value="967" office:value-type="float">
            <text:p>967</text:p>
          </table:table-cell>
          <table:table-cell ns41:value-type="float" table:style-name="ce63" office:value="10278" office:value-type="float">
            <text:p>102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67.83" office:value-type="float">
            <text:p>67.83</text:p>
          </table:table-cell>
          <table:table-cell ns41:value-type="float" table:style-name="TL Data" office:value="10.59" office:value-type="float">
            <text:p>10.59</text:p>
          </table:table-cell>
          <table:table-cell ns41:value-type="float" table:style-name="TL Data" office:value="5.11" office:value-type="float">
            <text:p>5.1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.55" office:value-type="float">
            <text:p>9.55</text:p>
          </table:table-cell>
          <table:table-cell ns41:value-type="float" table:style-name="TL Data" office:value="6.81" office:value-type="float">
            <text:p>6.81</text:p>
          </table:table-cell>
          <table:table-cell ns41:value-type="float" table:style-name="ce56" office:value="122" office:value-type="float">
            <text:p>122</text:p>
          </table:table-cell>
          <table:table-cell ns41:value-type="float" table:style-name="ce63" office:value="11320" office:value-type="float">
            <text:p>1132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edenrode (St.-)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8.41" office:value-type="float">
            <text:p>98.41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846" office:value-type="float">
            <text:p>846</text:p>
          </table:table-cell>
          <table:table-cell ns41:value-type="float" table:style-name="ce63" office:value="10399" office:value-type="float">
            <text:p>1039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efel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23" office:value-type="float">
            <text:p>0.23</text:p>
          </table:table-cell>
          <table:table-cell table:style-name="TL Data"/>
          <table:table-cell ns41:value-type="float" table:style-name="TL Data" office:value="99.69" office:value-type="float">
            <text:p>99.69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table:style-name="TL Data"/>
          <table:table-cell ns41:value-type="float" table:style-name="ce56" office:value="822" office:value-type="float">
            <text:p>822</text:p>
          </table:table-cell>
          <table:table-cell ns41:value-type="float" table:style-name="ce63" office:value="10360" office:value-type="float">
            <text:p>103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egstgees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5.48" office:value-type="float">
            <text:p>45.48</text:p>
          </table:table-cell>
          <table:table-cell ns41:value-type="float" table:style-name="TL Data" office:value="13.97" office:value-type="float">
            <text:p>13.97</text:p>
          </table:table-cell>
          <table:table-cell ns41:value-type="float" table:style-name="TL Data" office:value="32.01" office:value-type="float">
            <text:p>32.01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3.04" office:value-type="float">
            <text:p>3.04</text:p>
          </table:table-cell>
          <table:table-cell ns41:value-type="float" table:style-name="TL Data" office:value="5.25" office:value-type="float">
            <text:p>5.25</text:p>
          </table:table-cell>
          <table:table-cell ns41:value-type="float" table:style-name="ce56" office:value="579" office:value-type="float">
            <text:p>579</text:p>
          </table:table-cell>
          <table:table-cell ns41:value-type="float" table:style-name="ce63" office:value="10287" office:value-type="float">
            <text:p>102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erle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32" office:value-type="float">
            <text:p>1132</text:p>
          </table:table-cell>
          <table:table-cell ns41:value-type="float" table:style-name="ce63" office:value="10119" office:value-type="float">
            <text:p>1011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hée en Laa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7" office:value-type="float">
            <text:p>0.70</text:p>
          </table:table-cell>
          <table:table-cell table:style-name="TL Data"/>
          <table:table-cell ns41:value-type="float" table:style-name="TL Data" office:value="99.3" office:value-type="float">
            <text:p>99.30</text:p>
          </table:table-cell>
          <table:table-cell table:style-name="TL Data" table:number-columns-repeated="3"/>
          <table:table-cell ns41:value-type="float" table:style-name="ce56" office:value="953" office:value-type="float">
            <text:p>953</text:p>
          </table:table-cell>
          <table:table-cell ns41:value-type="float" table:style-name="ce63" office:value="10420" office:value-type="float">
            <text:p>104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debroe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7.25" office:value-type="float">
            <text:p>77.25</text:p>
          </table:table-cell>
          <table:table-cell ns41:value-type="float" table:style-name="TL Data" office:value="18.96" office:value-type="float">
            <text:p>18.96</text:p>
          </table:table-cell>
          <table:table-cell ns41:value-type="float" table:style-name="TL Data" office:value="3.05" office:value-type="float">
            <text:p>3.05</text:p>
          </table:table-cell>
          <table:table-cell table:style-name="TL Data"/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269" office:value-type="float">
            <text:p>269</text:p>
          </table:table-cell>
          <table:table-cell ns41:value-type="float" table:style-name="ce63" office:value="11106" office:value-type="float">
            <text:p>1110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deker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1.28" office:value-type="float">
            <text:p>41.28</text:p>
          </table:table-cell>
          <table:table-cell ns41:value-type="float" table:style-name="TL Data" office:value="55.41" office:value-type="float">
            <text:p>55.41</text:p>
          </table:table-cell>
          <table:table-cell ns41:value-type="float" table:style-name="TL Data" office:value="1.15" office:value-type="float">
            <text:p>1.15</text:p>
          </table:table-cell>
          <table:table-cell table:style-name="TL Data"/>
          <table:table-cell ns41:value-type="float" table:style-name="TL Data" office:value="1.15" office:value-type="float">
            <text:p>1.15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63" office:value="11332" office:value-type="float">
            <text:p>11332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demark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2.63" office:value-type="float">
            <text:p>72.63</text:p>
          </table:table-cell>
          <table:table-cell ns41:value-type="float" table:style-name="TL Data" office:value="7.56" office:value-type="float">
            <text:p>7.56</text:p>
          </table:table-cell>
          <table:table-cell ns41:value-type="float" table:style-name="TL Data" office:value="12.9" office:value-type="float">
            <text:p>12.90</text:p>
          </table:table-cell>
          <table:table-cell table:style-name="TL Data"/>
          <table:table-cell ns41:value-type="float" table:style-name="TL Data" office:value="5.23" office:value-type="float">
            <text:p>5.23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denhov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8.46" office:value-type="float">
            <text:p>48.46</text:p>
          </table:table-cell>
          <table:table-cell ns41:value-type="float" table:style-name="TL Data" office:value="46.43" office:value-type="float">
            <text:p>46.43</text:p>
          </table:table-cell>
          <table:table-cell table:style-name="TL Data" table:number-columns-repeated="2"/>
          <table:table-cell ns41:value-type="float" table:style-name="TL Data" office:value="2.92" office:value-type="float">
            <text:p>2.92</text:p>
          </table:table-cell>
          <table:table-cell ns41:value-type="float" table:style-name="TL Data" office:value="2.19" office:value-type="float">
            <text:p>2.19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63" office:value="10298" office:value-type="float">
            <text:p>102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denzaal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16.42" office:value-type="float">
            <text:p>16.42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78.6" office:value-type="float">
            <text:p>78.60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ls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2.54" office:value-type="float">
            <text:p>72.54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23.07" office:value-type="float">
            <text:p>23.07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.88" office:value-type="float">
            <text:p>1.88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mmen (Ambt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6.24" office:value-type="float">
            <text:p>66.24</text:p>
          </table:table-cell>
          <table:table-cell ns41:value-type="float" table:style-name="TL Data" office:value="22.37" office:value-type="float">
            <text:p>22.37</text:p>
          </table:table-cell>
          <table:table-cell ns41:value-type="float" table:style-name="TL Data" office:value="8.81" office:value-type="float">
            <text:p>8.81</text:p>
          </table:table-cell>
          <table:table-cell table:style-name="TL Data"/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mmen (Stad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3.35" office:value-type="float">
            <text:p>53.35</text:p>
          </table:table-cell>
          <table:table-cell ns41:value-type="float" table:style-name="TL Data" office:value="34.87" office:value-type="float">
            <text:p>34.87</text:p>
          </table:table-cell>
          <table:table-cell ns41:value-type="float" table:style-name="TL Data" office:value="7.03" office:value-type="float">
            <text:p>7.03</text:p>
          </table:table-cell>
          <table:table-cell ns41:value-type="float" table:style-name="TL Data" office:value="1.33" office:value-type="float">
            <text:p>1.33</text:p>
          </table:table-cell>
          <table:table-cell ns41:value-type="float" table:style-name="TL Data" office:value="1.6" office:value-type="float">
            <text:p>1.60</text:p>
          </table:table-cell>
          <table:table-cell ns41:value-type="float" table:style-name="TL Data" office:value="1.81" office:value-type="float">
            <text:p>1.81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nstwed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7.68" office:value-type="float">
            <text:p>57.68</text:p>
          </table:table-cell>
          <table:table-cell ns41:value-type="float" table:style-name="TL Data" office:value="15.99" office:value-type="float">
            <text:p>15.99</text:p>
          </table:table-cell>
          <table:table-cell ns41:value-type="float" table:style-name="TL Data" office:value="11.04" office:value-type="float">
            <text:p>11.04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6.97" office:value-type="float">
            <text:p>6.97</text:p>
          </table:table-cell>
          <table:table-cell ns41:value-type="float" table:style-name="TL Data" office:value="6.95" office:value-type="float">
            <text:p>6.95</text:p>
          </table:table-cell>
          <table:table-cell ns41:value-type="float" table:style-name="ce56" office:value="1250" office:value-type="float">
            <text:p>1250</text:p>
          </table:table-cell>
          <table:table-cell ns41:value-type="float" table:style-name="ce63" office:value="10610" office:value-type="float">
            <text:p>106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ien en Teefel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6.05" office:value-type="float">
            <text:p>6.05</text:p>
          </table:table-cell>
          <table:table-cell table:style-name="TL Data"/>
          <table:table-cell ns41:value-type="float" table:style-name="TL Data" office:value="93.95" office:value-type="float">
            <text:p>93.95</text:p>
          </table:table-cell>
          <table:table-cell table:style-name="TL Data" table:number-columns-repeated="3"/>
          <table:table-cell ns41:value-type="float" table:style-name="ce56" office:value="1150" office:value-type="float">
            <text:p>1150</text:p>
          </table:table-cell>
          <table:table-cell ns41:value-type="float" table:style-name="ce63" office:value="10869" office:value-type="float">
            <text:p>108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ltgensplaa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5.36" office:value-type="float">
            <text:p>65.36</text:p>
          </table:table-cell>
          <table:table-cell ns41:value-type="float" table:style-name="TL Data" office:value="14.2" office:value-type="float">
            <text:p>14.20</text:p>
          </table:table-cell>
          <table:table-cell ns41:value-type="float" table:style-name="TL Data" office:value="19.15" office:value-type="float">
            <text:p>19.15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1.19" office:value-type="float">
            <text:p>1.19</text:p>
          </table:table-cell>
          <table:table-cell ns41:value-type="float" table:style-name="ce56" office:value="1133" office:value-type="float">
            <text:p>1133</text:p>
          </table:table-cell>
          <table:table-cell ns41:value-type="float" table:style-name="ce63" office:value="11163" office:value-type="float">
            <text:p>1116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rsbeek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99.49" office:value-type="float">
            <text:p>99.49</text:p>
          </table:table-cell>
          <table:table-cell table:style-name="TL Data" table:number-columns-repeated="3"/>
          <table:table-cell ns41:value-type="float" table:style-name="ce56" office:value="954" office:value-type="float">
            <text:p>954</text:p>
          </table:table-cell>
          <table:table-cell ns41:value-type="float" table:style-name="ce63" office:value="10504" office:value-type="float">
            <text:p>105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rscho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1" office:value-type="float">
            <text:p>1.10</text:p>
          </table:table-cell>
          <table:table-cell table:style-name="TL Data"/>
          <table:table-cell ns41:value-type="float" table:style-name="TL Data" office:value="98.51" office:value-type="float">
            <text:p>98.51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823" office:value-type="float">
            <text:p>823</text:p>
          </table:table-cell>
          <table:table-cell ns41:value-type="float" table:style-name="ce63" office:value="10225" office:value-type="float">
            <text:p>102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9.93" office:value-type="float">
            <text:p>59.93</text:p>
          </table:table-cell>
          <table:table-cell ns41:value-type="float" table:style-name="TL Data" office:value="4.83" office:value-type="float">
            <text:p>4.83</text:p>
          </table:table-cell>
          <table:table-cell ns41:value-type="float" table:style-name="TL Data" office:value="31.14" office:value-type="float">
            <text:p>31.14</text:p>
          </table:table-cell>
          <table:table-cell table:style-name="TL Data"/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ce56" office:value="692" office:value-type="float">
            <text:p>692</text:p>
          </table:table-cell>
          <table:table-cell ns41:value-type="float" table:style-name="ce63" office:value="10782" office:value-type="float">
            <text:p>107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dong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1.87" office:value-type="float">
            <text:p>41.87</text:p>
          </table:table-cell>
          <table:table-cell ns41:value-type="float" table:style-name="TL Data" office:value="53.8" office:value-type="float">
            <text:p>53.80</text:p>
          </table:table-cell>
          <table:table-cell ns41:value-type="float" table:style-name="TL Data" office:value="0.22" office:value-type="float">
            <text:p>0.22</text:p>
          </table:table-cell>
          <table:table-cell table:style-name="TL Data"/>
          <table:table-cell ns41:value-type="float" table:style-name="TL Data" office:value="2.26" office:value-type="float">
            <text:p>2.26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63" office:value="11102" office:value-type="float">
            <text:p>1110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elbeers c.a.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99.82" office:value-type="float">
            <text:p>99.82</text:p>
          </table:table-cell>
          <table:table-cell table:style-name="TL Data" table:number-columns-repeated="3"/>
          <table:table-cell ns41:value-type="float" table:style-name="ce56" office:value="825" office:value-type="float">
            <text:p>825</text:p>
          </table:table-cell>
          <table:table-cell ns41:value-type="float" table:style-name="ce63" office:value="10220" office:value-type="float">
            <text:p>102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- en Westsoubur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6.4" office:value-type="float">
            <text:p>66.40</text:p>
          </table:table-cell>
          <table:table-cell ns41:value-type="float" table:style-name="TL Data" office:value="18.71" office:value-type="float">
            <text:p>18.71</text:p>
          </table:table-cell>
          <table:table-cell ns41:value-type="float" table:style-name="TL Data" office:value="5.5" office:value-type="float">
            <text:p>5.50</text:p>
          </table:table-cell>
          <table:table-cell table:style-name="TL Data"/>
          <table:table-cell ns41:value-type="float" table:style-name="TL Data" office:value="6.37" office:value-type="float">
            <text:p>6.37</text:p>
          </table:table-cell>
          <table:table-cell ns41:value-type="float" table:style-name="TL Data" office:value="3.02" office:value-type="float">
            <text:p>3.02</text:p>
          </table:table-cell>
          <table:table-cell ns41:value-type="float" table:style-name="ce56" office:value="1135" office:value-type="float">
            <text:p>1135</text:p>
          </table:table-cell>
          <table:table-cell ns41:value-type="float" table:style-name="ce63" office:value="11396" office:value-type="float">
            <text:p>113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erhessel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2.74" office:value-type="float">
            <text:p>72.74</text:p>
          </table:table-cell>
          <table:table-cell ns41:value-type="float" table:style-name="TL Data" office:value="25.29" office:value-type="float">
            <text:p>25.29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ce56" office:value="123" office:value-type="float">
            <text:p>123</text:p>
          </table:table-cell>
          <table:table-cell ns41:value-type="float" table:style-name="ce63" office:value="10490" office:value-type="float">
            <text:p>1049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erhou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28" office:value-type="float">
            <text:p>1.28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8.5" office:value-type="float">
            <text:p>98.50</text:p>
          </table:table-cell>
          <table:table-cell table:style-name="TL Data"/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826" office:value-type="float">
            <text:p>826</text:p>
          </table:table-cell>
          <table:table-cell ns41:value-type="float" table:style-name="ce63" office:value="11280" office:value-type="float">
            <text:p>112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erl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9.96" office:value-type="float">
            <text:p>69.96</text:p>
          </table:table-cell>
          <table:table-cell ns41:value-type="float" table:style-name="TL Data" office:value="3.89" office:value-type="float">
            <text:p>3.89</text:p>
          </table:table-cell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25.41" office:value-type="float">
            <text:p>25.41</text:p>
          </table:table-cell>
          <table:table-cell ns41:value-type="float" table:style-name="ce56" office:value="1136" office:value-type="float">
            <text:p>1136</text:p>
          </table:table-cell>
          <table:table-cell ns41:value-type="float" table:style-name="ce63" office:value="11237" office:value-type="float">
            <text:p>112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er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32" office:value-type="float">
            <text:p>2.32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96.2" office:value-type="float">
            <text:p>96.20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824" office:value-type="float">
            <text:p>824</text:p>
          </table:table-cell>
          <table:table-cell ns41:value-type="float" table:style-name="ce63" office:value="10103" office:value-type="float">
            <text:p>101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hui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3" office:value-type="float">
            <text:p>83.00</text:p>
          </table:table-cell>
          <table:table-cell ns41:value-type="float" table:style-name="TL Data" office:value="2" office:value-type="float">
            <text:p>2.00</text:p>
          </table:table-cell>
          <table:table-cell ns41:value-type="float" table:style-name="TL Data" office:value="3.53" office:value-type="float">
            <text:p>3.53</text:p>
          </table:table-cell>
          <table:table-cell table:style-name="TL Data"/>
          <table:table-cell ns41:value-type="float" table:style-name="TL Data" office:value="3.72" office:value-type="float">
            <text:p>3.72</text:p>
          </table:table-cell>
          <table:table-cell ns41:value-type="float" table:style-name="TL Data" office:value="7.74" office:value-type="float">
            <text:p>7.74</text:p>
          </table:table-cell>
          <table:table-cell ns41:value-type="float" table:style-name="ce56" office:value="430" office:value-type="float">
            <text:p>430</text:p>
          </table:table-cell>
          <table:table-cell ns41:value-type="float" table:style-name="ce63" office:value="11121" office:value-type="float">
            <text:p>111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kapel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0.54" office:value-type="float">
            <text:p>50.54</text:p>
          </table:table-cell>
          <table:table-cell ns41:value-type="float" table:style-name="TL Data" office:value="42.32" office:value-type="float">
            <text:p>42.32</text:p>
          </table:table-cell>
          <table:table-cell table:style-name="TL Data" table:number-columns-repeated="2"/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5.53" office:value-type="float">
            <text:p>5.53</text:p>
          </table:table-cell>
          <table:table-cell ns41:value-type="float" table:style-name="ce56" office:value="1137" office:value-type="float">
            <text:p>1137</text:p>
          </table:table-cell>
          <table:table-cell ns41:value-type="float" table:style-name="ce63" office:value="10720" office:value-type="float">
            <text:p>107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stellingwerf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8.37" office:value-type="float">
            <text:p>68.37</text:p>
          </table:table-cell>
          <table:table-cell ns41:value-type="float" table:style-name="TL Data" office:value="15.51" office:value-type="float">
            <text:p>15.51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14.19" office:value-type="float">
            <text:p>14.19</text:p>
          </table:table-cell>
          <table:table-cell ns41:value-type="float" table:style-name="TL Data" office:value="1.754" office:value-type="float">
            <text:p>1.75</text:p>
          </table:table-cell>
          <table:table-cell ns41:value-type="float" table:style-name="ce56" office:value="85" office:value-type="float">
            <text:p>85</text:p>
          </table:table-cell>
          <table:table-cell ns41:value-type="float" table:style-name="ce63" office:value="10836" office:value-type="float">
            <text:p>1083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voorn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6.63" office:value-type="float">
            <text:p>86.63</text:p>
          </table:table-cell>
          <table:table-cell ns41:value-type="float" table:style-name="TL Data" office:value="5.91" office:value-type="float">
            <text:p>5.91</text:p>
          </table:table-cell>
          <table:table-cell ns41:value-type="float" table:style-name="TL Data" office:value="1.81" office:value-type="float">
            <text:p>1.81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4.58" office:value-type="float">
            <text:p>4.58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ce56" office:value="581" office:value-type="float">
            <text:p>581</text:p>
          </table:table-cell>
          <table:table-cell ns41:value-type="float" table:style-name="ce63" office:value="10009" office:value-type="float">
            <text:p>1000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stzaa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1.47" office:value-type="float">
            <text:p>81.47</text:p>
          </table:table-cell>
          <table:table-cell ns41:value-type="float" table:style-name="TL Data" office:value="4.6" office:value-type="float">
            <text:p>4.60</text:p>
          </table:table-cell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8.22" office:value-type="float">
            <text:p>8.22</text:p>
          </table:table-cell>
          <table:table-cell ns41:value-type="float" table:style-name="TL Data" office:value="2.71" office:value-type="float">
            <text:p>2.71</text:p>
          </table:table-cell>
          <table:table-cell ns41:value-type="float" table:style-name="ce56" office:value="431" office:value-type="float">
            <text:p>431</text:p>
          </table:table-cell>
          <table:table-cell ns41:value-type="float" table:style-name="ce63" office:value="11303" office:value-type="float">
            <text:p>113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otmarsum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10.11" office:value-type="float">
            <text:p>10.11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87.72" office:value-type="float">
            <text:p>87.72</text:p>
          </table:table-cell>
          <table:table-cell ns41:value-type="float" office:value="0.77" table:style-name="TL Data" table:number-columns-repeated="2" office:value-type="float">
            <text:p>0.77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phemer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5.75" office:value-type="float">
            <text:p>95.75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0.69" office:value-type="float">
            <text:p>0.69</text:p>
          </table:table-cell>
          <table:table-cell table:style-name="TL Data"/>
          <table:table-cell ns41:value-type="float" table:style-name="TL Data" office:value="0.69" office:value-type="float">
            <text:p>0.69</text:p>
          </table:table-cell>
          <table:table-cell ns41:value-type="float" table:style-name="ce56" office:value="270" office:value-type="float">
            <text:p>270</text:p>
          </table:table-cell>
          <table:table-cell ns41:value-type="float" table:style-name="ce63" office:value="10829" office:value-type="float">
            <text:p>108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plo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99.44" office:value-type="float">
            <text:p>99.44</text:p>
          </table:table-cell>
          <table:table-cell table:style-name="TL Data"/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ce56" office:value="827" office:value-type="float">
            <text:p>827</text:p>
          </table:table-cell>
          <table:table-cell ns41:value-type="float" table:style-name="ce63" office:value="11415" office:value-type="float">
            <text:p>114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pm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6.79" office:value-type="float">
            <text:p>36.79</text:p>
          </table:table-cell>
          <table:table-cell table:style-name="TL Data"/>
          <table:table-cell ns41:value-type="float" table:style-name="TL Data" office:value="59.43" office:value-type="float">
            <text:p>59.43</text:p>
          </table:table-cell>
          <table:table-cell table:style-name="TL Data"/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2.45" office:value-type="float">
            <text:p>2.45</text:p>
          </table:table-cell>
          <table:table-cell ns41:value-type="float" table:style-name="ce56" office:value="432" office:value-type="float">
            <text:p>432</text:p>
          </table:table-cell>
          <table:table-cell ns41:value-type="float" table:style-name="ce63" office:value="10609" office:value-type="float">
            <text:p>1060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pperdoes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5.58" office:value-type="float">
            <text:p>55.58</text:p>
          </table:table-cell>
          <table:table-cell ns41:value-type="float" table:style-name="TL Data" office:value="24.04" office:value-type="float">
            <text:p>24.04</text:p>
          </table:table-cell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16.63" office:value-type="float">
            <text:p>16.63</text:p>
          </table:table-cell>
          <table:table-cell ns41:value-type="float" table:style-name="ce56" office:value="433" office:value-type="float">
            <text:p>433</text:p>
          </table:table-cell>
          <table:table-cell ns41:value-type="float" table:style-name="ce63" office:value="10523" office:value-type="float">
            <text:p>1052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pst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2.01" office:value-type="float">
            <text:p>52.01</text:p>
          </table:table-cell>
          <table:table-cell ns41:value-type="float" table:style-name="TL Data" office:value="16.25" office:value-type="float">
            <text:p>16.25</text:p>
          </table:table-cell>
          <table:table-cell ns41:value-type="float" office:value="0.16" table:style-name="TL Data" table:number-columns-repeated="2" office:value-type="float">
            <text:p>0.16</text:p>
          </table:table-cell>
          <table:table-cell ns41:value-type="float" table:style-name="TL Data" office:value="27.6" office:value-type="float">
            <text:p>27.60</text:p>
          </table:table-cell>
          <table:table-cell ns41:value-type="float" table:style-name="TL Data" office:value="3.8" office:value-type="float">
            <text:p>3.80</text:p>
          </table:table-cell>
          <table:table-cell ns41:value-type="float" table:style-name="ce56" office:value="86" office:value-type="float">
            <text:p>86</text:p>
          </table:table-cell>
          <table:table-cell ns41:value-type="float" table:style-name="ce63" office:value="10005" office:value-type="float">
            <text:p>1000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s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23" office:value-type="float">
            <text:p>2.23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96.13" office:value-type="float">
            <text:p>96.13</text:p>
          </table:table-cell>
          <table:table-cell ns41:value-type="float" table:style-name="TL Data" office:value="1.08" office:value-type="float">
            <text:p>1.08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ce56" office:value="828" office:value-type="float">
            <text:p>828</text:p>
          </table:table-cell>
          <table:table-cell ns41:value-type="float" table:style-name="ce63" office:value="10834" office:value-type="float">
            <text:p>1083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ssendrech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63" office:value-type="float">
            <text:p>1.63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97.4" office:value-type="float">
            <text:p>97.40</text:p>
          </table:table-cell>
          <table:table-cell table:style-name="TL Data"/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ce56" office:value="829" office:value-type="float">
            <text:p>829</text:p>
          </table:table-cell>
          <table:table-cell ns41:value-type="float" table:style-name="ce63" office:value="10929" office:value-type="float">
            <text:p>109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sse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.54" office:value-type="float">
            <text:p>3.54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95.8" office:value-type="float">
            <text:p>95.80</text:p>
          </table:table-cell>
          <table:table-cell table:style-name="TL Data" table:number-columns-repeated="3"/>
          <table:table-cell ns41:value-type="float" table:style-name="ce56" office:value="1138" office:value-type="float">
            <text:p>1138</text:p>
          </table:table-cell>
          <table:table-cell ns41:value-type="float" table:style-name="ce63" office:value="10841" office:value-type="float">
            <text:p>1084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terlee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0.88" office:value-type="float">
            <text:p>70.88</text:p>
          </table:table-cell>
          <table:table-cell ns41:value-type="float" table:style-name="TL Data" office:value="2.63" office:value-type="float">
            <text:p>2.63</text:p>
          </table:table-cell>
          <table:table-cell ns41:value-type="float" table:style-name="TL Data" office:value="13.7" office:value-type="float">
            <text:p>13.70</text:p>
          </table:table-cell>
          <table:table-cell table:style-name="TL Data"/>
          <table:table-cell ns41:value-type="float" table:style-name="TL Data" office:value="8.96" office:value-type="float">
            <text:p>8.96</text:p>
          </table:table-cell>
          <table:table-cell ns41:value-type="float" table:style-name="TL Data" office:value="3.82" office:value-type="float">
            <text:p>3.82</text:p>
          </table:table-cell>
          <table:table-cell ns41:value-type="float" table:style-name="ce56" office:value="434" office:value-type="float">
            <text:p>434</text:p>
          </table:table-cell>
          <table:table-cell ns41:value-type="float" table:style-name="ce63" office:value="10133" office:value-type="float">
            <text:p>1013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ttersu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6" office:value-type="float">
            <text:p>0.46</text:p>
          </table:table-cell>
          <table:table-cell table:style-name="TL Data"/>
          <table:table-cell ns41:value-type="float" table:style-name="TL Data" office:value="99.45" office:value-type="float">
            <text:p>99.45</text:p>
          </table:table-cell>
          <table:table-cell table:style-name="TL Data" table:number-columns-repeated="2"/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955" office:value-type="float">
            <text:p>955</text:p>
          </table:table-cell>
          <table:table-cell ns41:value-type="float" table:style-name="ce63" office:value="10862" office:value-type="float">
            <text:p>108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tto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1.47" office:value-type="float">
            <text:p>61.47</text:p>
          </table:table-cell>
          <table:table-cell ns41:value-type="float" table:style-name="TL Data" office:value="36.99" office:value-type="float">
            <text:p>36.99</text:p>
          </table:table-cell>
          <table:table-cell table:style-name="TL Data" table:number-columns-repeated="2"/>
          <table:table-cell ns41:value-type="float" table:style-name="TL Data" office:value="1.2" office:value-type="float">
            <text:p>1.20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ce56" office:value="582" office:value-type="float">
            <text:p>582</text:p>
          </table:table-cell>
          <table:table-cell ns41:value-type="float" table:style-name="ce63" office:value="10097" office:value-type="float">
            <text:p>100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albla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8.47" office:value-type="float">
            <text:p>98.47</text:p>
          </table:table-cell>
          <table:table-cell ns41:value-type="float" table:style-name="TL Data" office:value="0.96" office:value-type="float">
            <text:p>0.96</text:p>
          </table:table-cell>
          <table:table-cell table:style-name="TL Data" table:number-columns-repeated="2"/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ce56" office:value="583" office:value-type="float">
            <text:p>583</text:p>
          </table:table-cell>
          <table:table-cell ns41:value-type="float" table:style-name="ce63" office:value="10826" office:value-type="float">
            <text:p>1082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beier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8.17" office:value-type="float">
            <text:p>78.17</text:p>
          </table:table-cell>
          <table:table-cell ns41:value-type="float" table:style-name="TL Data" office:value="7.31" office:value-type="float">
            <text:p>7.31</text:p>
          </table:table-cell>
          <table:table-cell ns41:value-type="float" table:style-name="TL Data" office:value="4.62" office:value-type="float">
            <text:p>4.62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2.38" office:value-type="float">
            <text:p>2.38</text:p>
          </table:table-cell>
          <table:table-cell ns41:value-type="float" table:style-name="TL Data" office:value="7.18" office:value-type="float">
            <text:p>7.18</text:p>
          </table:table-cell>
          <table:table-cell ns41:value-type="float" table:style-name="ce56" office:value="584" office:value-type="float">
            <text:p>584</text:p>
          </table:table-cell>
          <table:table-cell ns41:value-type="float" table:style-name="ce63" office:value="11301" office:value-type="float">
            <text:p>1130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dor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3.3" office:value-type="float">
            <text:p>93.30</text:p>
          </table:table-cell>
          <table:table-cell ns41:value-type="float" table:style-name="TL Data" office:value="3.53" office:value-type="float">
            <text:p>3.53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3" office:value-type="float">
            <text:p>3.00</text:p>
          </table:table-cell>
          <table:table-cell ns41:value-type="float" table:style-name="ce56" office:value="1142" office:value-type="float">
            <text:p>1142</text:p>
          </table:table-cell>
          <table:table-cell ns41:value-type="float" table:style-name="ce63" office:value="11126" office:value-type="float">
            <text:p>111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dor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4.08" office:value-type="float">
            <text:p>24.08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72.5" office:value-type="float">
            <text:p>72.50</text:p>
          </table:table-cell>
          <table:table-cell table:style-name="TL Data"/>
          <table:table-cell ns41:value-type="float" table:style-name="TL Data" office:value="2.87" office:value-type="float">
            <text:p>2.87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438" office:value-type="float">
            <text:p>438</text:p>
          </table:table-cell>
          <table:table-cell ns41:value-type="float" table:style-name="ce63" office:value="10363" office:value-type="float">
            <text:p>1036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lan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9.17" office:value-type="float">
            <text:p>69.17</text:p>
          </table:table-cell>
          <table:table-cell ns41:value-type="float" table:style-name="TL Data" office:value="19.1" office:value-type="float">
            <text:p>19.10</text:p>
          </table:table-cell>
          <table:table-cell ns41:value-type="float" table:style-name="TL Data" office:value="7.78" office:value-type="float">
            <text:p>7.78</text:p>
          </table:table-cell>
          <table:table-cell table:style-name="TL Data" table:number-columns-repeated="2"/>
          <table:table-cell ns41:value-type="float" table:style-name="TL Data" office:value="3.96" office:value-type="float">
            <text:p>3.96</text:p>
          </table:table-cell>
          <table:table-cell ns41:value-type="float" table:style-name="ce56" office:value="695" office:value-type="float">
            <text:p>695</text:p>
          </table:table-cell>
          <table:table-cell ns41:value-type="float" table:style-name="ce63" office:value="11139" office:value-type="float">
            <text:p>1113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nbosch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42" office:value-type="float">
            <text:p>2.42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7.26" office:value-type="float">
            <text:p>97.26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830" office:value-type="float">
            <text:p>830</text:p>
          </table:table-cell>
          <table:table-cell ns41:value-type="float" table:style-name="ce63" office:value="10397" office:value-type="float">
            <text:p>103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n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0.19" office:value-type="float">
            <text:p>80.19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2.86" office:value-type="float">
            <text:p>2.86</text:p>
          </table:table-cell>
          <table:table-cell table:style-name="TL Data"/>
          <table:table-cell ns41:value-type="float" table:style-name="TL Data" office:value="11.24" office:value-type="float">
            <text:p>11.24</text:p>
          </table:table-cell>
          <table:table-cell ns41:value-type="float" table:style-name="TL Data" office:value="4.19" office:value-type="float">
            <text:p>4.19</text:p>
          </table:table-cell>
          <table:table-cell ns41:value-type="float" table:style-name="ce56" office:value="435" office:value-type="float">
            <text:p>435</text:p>
          </table:table-cell>
          <table:table-cell ns41:value-type="float" table:style-name="ce63" office:value="11090" office:value-type="float">
            <text:p>1109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nhoor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54" office:value-type="float">
            <text:p>95.54</text:p>
          </table:table-cell>
          <table:table-cell ns41:value-type="float" table:style-name="TL Data" office:value="3.32" office:value-type="float">
            <text:p>3.32</text:p>
          </table:table-cell>
          <table:table-cell ns41:value-type="float" table:style-name="TL Data" office:value="0.52" office:value-type="float">
            <text:p>0.52</text:p>
          </table:table-cell>
          <table:table-cell table:style-name="TL Data"/>
          <table:table-cell ns41:value-type="float" table:style-name="TL Data" office:value="0.62" office:value-type="float">
            <text:p>0.62</text:p>
          </table:table-cell>
          <table:table-cell table:style-name="TL Data"/>
          <table:table-cell ns41:value-type="float" table:style-name="ce56" office:value="586" office:value-type="float">
            <text:p>586</text:p>
          </table:table-cell>
          <table:table-cell ns41:value-type="float" table:style-name="ce63" office:value="10380" office:value-type="float">
            <text:p>1038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niedor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5" office:value-type="float">
            <text:p>30.50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61.65" office:value-type="float">
            <text:p>61.65</text:p>
          </table:table-cell>
          <table:table-cell table:style-name="TL Data"/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1.84" office:value-type="float">
            <text:p>1.84</text:p>
          </table:table-cell>
          <table:table-cell ns41:value-type="float" table:style-name="ce56" office:value="436" office:value-type="float">
            <text:p>436</text:p>
          </table:table-cell>
          <table:table-cell ns41:value-type="float" table:style-name="ce63" office:value="10896" office:value-type="float">
            <text:p>108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- en Nieuwgast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68" office:value-type="float">
            <text:p>1.68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8.16" office:value-type="float">
            <text:p>98.16</text:p>
          </table:table-cell>
          <table:table-cell table:style-name="TL Data"/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831" office:value-type="float">
            <text:p>831</text:p>
          </table:table-cell>
          <table:table-cell ns41:value-type="float" table:style-name="ce63" office:value="11363" office:value-type="float">
            <text:p>1136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nrij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9.87" office:value-type="float">
            <text:p>39.87</text:p>
          </table:table-cell>
          <table:table-cell ns41:value-type="float" table:style-name="TL Data" office:value="15.87" office:value-type="float">
            <text:p>15.87</text:p>
          </table:table-cell>
          <table:table-cell ns41:value-type="float" table:style-name="TL Data" office:value="37.78" office:value-type="float">
            <text:p>37.78</text:p>
          </table:table-cell>
          <table:table-cell table:style-name="TL Data"/>
          <table:table-cell ns41:value-type="float" table:style-name="TL Data" office:value="2" office:value-type="float">
            <text:p>2.00</text:p>
          </table:table-cell>
          <table:table-cell ns41:value-type="float" table:style-name="TL Data" office:value="4.5" office:value-type="float">
            <text:p>4.50</text:p>
          </table:table-cell>
          <table:table-cell ns41:value-type="float" table:style-name="ce56" office:value="1144" office:value-type="float">
            <text:p>1144</text:p>
          </table:table-cell>
          <table:table-cell ns41:value-type="float" table:style-name="ce63" office:value="10114" office:value-type="float">
            <text:p>101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pekela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3.93" office:value-type="float">
            <text:p>63.93</text:p>
          </table:table-cell>
          <table:table-cell ns41:value-type="float" table:style-name="TL Data" office:value="10.99" office:value-type="float">
            <text:p>10.99</text:p>
          </table:table-cell>
          <table:table-cell ns41:value-type="float" table:style-name="TL Data" office:value="7.4" office:value-type="float">
            <text:p>7.40</text:p>
          </table:table-cell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5.44" office:value-type="float">
            <text:p>5.44</text:p>
          </table:table-cell>
          <table:table-cell ns41:value-type="float" table:style-name="TL Data" office:value="10.29" office:value-type="float">
            <text:p>10.29</text:p>
          </table:table-cell>
          <table:table-cell ns41:value-type="float" table:style-name="ce56" office:value="38" office:value-type="float">
            <text:p>38</text:p>
          </table:table-cell>
          <table:table-cell ns41:value-type="float" table:style-name="ce63" office:value="10848" office:value-type="float">
            <text:p>1084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ramst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56" office:value-type="float">
            <text:p>37.56</text:p>
          </table:table-cell>
          <table:table-cell ns41:value-type="float" table:style-name="TL Data" office:value="9.45" office:value-type="float">
            <text:p>9.45</text:p>
          </table:table-cell>
          <table:table-cell ns41:value-type="float" table:style-name="TL Data" office:value="49.89" office:value-type="float">
            <text:p>49.89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2.05" office:value-type="float">
            <text:p>2.05</text:p>
          </table:table-cell>
          <table:table-cell ns41:value-type="float" table:style-name="ce56" office:value="437" office:value-type="float">
            <text:p>437</text:p>
          </table:table-cell>
          <table:table-cell ns41:value-type="float" table:style-name="ce63" office:value="10998" office:value-type="float">
            <text:p>109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rkerk a/d IJse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01" office:value-type="float">
            <text:p>95.01</text:p>
          </table:table-cell>
          <table:table-cell ns41:value-type="float" table:style-name="TL Data" office:value="3.75" office:value-type="float">
            <text:p>3.75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ce56" office:value="587" office:value-type="float">
            <text:p>587</text:p>
          </table:table-cell>
          <table:table-cell ns41:value-type="float" table:style-name="ce63" office:value="10095" office:value-type="float">
            <text:p>100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tong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2.17" office:value-type="float">
            <text:p>72.17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5.99" office:value-type="float">
            <text:p>25.99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ce56" office:value="1143" office:value-type="float">
            <text:p>1143</text:p>
          </table:table-cell>
          <table:table-cell ns41:value-type="float" table:style-name="ce63" office:value="10714" office:value-type="float">
            <text:p>107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ewat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3.19" office:value-type="float">
            <text:p>33.19</text:p>
          </table:table-cell>
          <table:table-cell ns41:value-type="float" table:style-name="TL Data" office:value="15.01" office:value-type="float">
            <text:p>15.01</text:p>
          </table:table-cell>
          <table:table-cell ns41:value-type="float" table:style-name="TL Data" office:value="48.04" office:value-type="float">
            <text:p>48.04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1.76" office:value-type="float">
            <text:p>1.76</text:p>
          </table:table-cell>
          <table:table-cell ns41:value-type="float" table:style-name="ce56" office:value="589" office:value-type="float">
            <text:p>589</text:p>
          </table:table-cell>
          <table:table-cell ns41:value-type="float" table:style-name="ce63" office:value="10188" office:value-type="float">
            <text:p>101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heusd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.19" office:value-type="float">
            <text:p>7.19</text:p>
          </table:table-cell>
          <table:table-cell table:style-name="TL Data"/>
          <table:table-cell ns41:value-type="float" table:style-name="TL Data" office:value="92.8" office:value-type="float">
            <text:p>92.80</text:p>
          </table:table-cell>
          <table:table-cell table:style-name="TL Data" table:number-columns-repeated="3"/>
          <table:table-cell ns41:value-type="float" table:style-name="ce56" office:value="1145" office:value-type="float">
            <text:p>1145</text:p>
          </table:table-cell>
          <table:table-cell ns41:value-type="float" table:style-name="ce63" office:value="10812" office:value-type="float">
            <text:p>108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4.08" office:value-type="float">
            <text:p>54.08</text:p>
          </table:table-cell>
          <table:table-cell ns41:value-type="float" table:style-name="TL Data" office:value="3.52" office:value-type="float">
            <text:p>3.52</text:p>
          </table:table-cell>
          <table:table-cell ns41:value-type="float" table:style-name="TL Data" office:value="26.69" office:value-type="float">
            <text:p>26.69</text:p>
          </table:table-cell>
          <table:table-cell table:style-name="TL Data"/>
          <table:table-cell ns41:value-type="float" table:style-name="TL Data" office:value="12.76" office:value-type="float">
            <text:p>12.76</text:p>
          </table:table-cell>
          <table:table-cell ns41:value-type="float" table:style-name="TL Data" office:value="2.93" office:value-type="float">
            <text:p>2.93</text:p>
          </table:table-cell>
          <table:table-cell ns41:value-type="float" table:style-name="ce56" office:value="1146" office:value-type="float">
            <text:p>1146</text:p>
          </table:table-cell>
          <table:table-cell ns41:value-type="float" table:style-name="ce63" office:value="11051" office:value-type="float">
            <text:p>110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valkenburg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8" office:value-type="float">
            <text:p>0.38</text:p>
          </table:table-cell>
          <table:table-cell table:style-name="TL Data"/>
          <table:table-cell ns41:value-type="float" table:style-name="TL Data" office:value="99.03" office:value-type="float">
            <text:p>99.03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6" office:value="1140" office:value-type="float">
            <text:p>1140</text:p>
          </table:table-cell>
          <table:table-cell ns41:value-type="float" table:style-name="ce63" office:value="10868" office:value-type="float">
            <text:p>1086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dvosmeer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2.22" office:value-type="float">
            <text:p>52.22</text:p>
          </table:table-cell>
          <table:table-cell ns41:value-type="float" table:style-name="TL Data" office:value="25.91" office:value-type="float">
            <text:p>25.91</text:p>
          </table:table-cell>
          <table:table-cell ns41:value-type="float" table:style-name="TL Data" office:value="19.31" office:value-type="float">
            <text:p>19.31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2.51" office:value-type="float">
            <text:p>2.51</text:p>
          </table:table-cell>
          <table:table-cell ns41:value-type="float" table:style-name="ce56" office:value="696" office:value-type="float">
            <text:p>696</text:p>
          </table:table-cell>
          <table:table-cell ns41:value-type="float" table:style-name="ce63" office:value="10134" office:value-type="float">
            <text:p>101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uwerker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8.55" office:value-type="float">
            <text:p>88.55</text:p>
          </table:table-cell>
          <table:table-cell ns41:value-type="float" table:style-name="TL Data" office:value="5.26" office:value-type="float">
            <text:p>5.26</text:p>
          </table:table-cell>
          <table:table-cell table:style-name="TL Data" table:number-columns-repeated="2"/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5" office:value-type="float">
            <text:p>5.00</text:p>
          </table:table-cell>
          <table:table-cell ns41:value-type="float" table:style-name="ce56" office:value="1148" office:value-type="float">
            <text:p>1148</text:p>
          </table:table-cell>
          <table:table-cell ns41:value-type="float" table:style-name="ce63" office:value="10968" office:value-type="float">
            <text:p>109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verassel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.33" office:value-type="float">
            <text:p>3.33</text:p>
          </table:table-cell>
          <table:table-cell table:style-name="TL Data"/>
          <table:table-cell ns41:value-type="float" table:style-name="TL Data" office:value="96.67" office:value-type="float">
            <text:p>96.67</text:p>
          </table:table-cell>
          <table:table-cell table:style-name="TL Data" table:number-columns-repeated="3"/>
          <table:table-cell ns41:value-type="float" table:style-name="ce56" office:value="271" office:value-type="float">
            <text:p>271</text:p>
          </table:table-cell>
          <table:table-cell ns41:value-type="float" table:style-name="ce63" office:value="10952" office:value-type="float">
            <text:p>1095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verschi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4.56" office:value-type="float">
            <text:p>64.56</text:p>
          </table:table-cell>
          <table:table-cell ns41:value-type="float" table:style-name="TL Data" office:value="11.56" office:value-type="float">
            <text:p>11.56</text:p>
          </table:table-cell>
          <table:table-cell ns41:value-type="float" table:style-name="TL Data" office:value="18.12" office:value-type="float">
            <text:p>18.12</text:p>
          </table:table-cell>
          <table:table-cell table:style-name="TL Data"/>
          <table:table-cell ns41:value-type="float" table:style-name="TL Data" office:value="2.73" office:value-type="float">
            <text:p>2.73</text:p>
          </table:table-cell>
          <table:table-cell ns41:value-type="float" table:style-name="TL Data" office:value="3.03" office:value-type="float">
            <text:p>3.03</text:p>
          </table:table-cell>
          <table:table-cell ns41:value-type="float" table:style-name="ce56" office:value="1149" office:value-type="float">
            <text:p>1149</text:p>
          </table:table-cell>
          <table:table-cell ns41:value-type="float" table:style-name="ce63" office:value="10683" office:value-type="float">
            <text:p>106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versla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.37" office:value-type="float">
            <text:p>3.37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96.11" office:value-type="float">
            <text:p>96.11</text:p>
          </table:table-cell>
          <table:table-cell table:style-name="TL Data" table:number-columns-repeated="3"/>
          <table:table-cell ns41:value-type="float" table:style-name="ce56" office:value="697" office:value-type="float">
            <text:p>697</text:p>
          </table:table-cell>
          <table:table-cell ns41:value-type="float" table:style-name="ce63" office:value="10730" office:value-type="float">
            <text:p>1073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Ovezand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1.03" office:value-type="float">
            <text:p>21.03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76.99" office:value-type="float">
            <text:p>76.99</text:p>
          </table:table-cell>
          <table:table-cell table:style-name="TL Data"/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ce56" office:value="698" office:value-type="float">
            <text:p>698</text:p>
          </table:table-cell>
          <table:table-cell ns41:value-type="float" table:style-name="ce63" office:value="11422" office:value-type="float">
            <text:p>1142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P</text:p>
          </table:table-cell>
          <table:table-cell ns41:value-type="string" table:style-name="TL RowHeader" office:value-type="string">
            <text:p>Pankras (St.-)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8.98" office:value-type="float">
            <text:p>58.98</text:p>
          </table:table-cell>
          <table:table-cell ns41:value-type="float" table:style-name="TL Data" office:value="19.64" office:value-type="float">
            <text:p>19.64</text:p>
          </table:table-cell>
          <table:table-cell ns41:value-type="float" table:style-name="TL Data" office:value="4.05" office:value-type="float">
            <text:p>4.05</text:p>
          </table:table-cell>
          <table:table-cell table:style-name="TL Data"/>
          <table:table-cell ns41:value-type="float" table:style-name="TL Data" office:value="14.73" office:value-type="float">
            <text:p>14.73</text:p>
          </table:table-cell>
          <table:table-cell ns41:value-type="float" table:style-name="TL Data" office:value="2.58" office:value-type="float">
            <text:p>2.58</text:p>
          </table:table-cell>
          <table:table-cell ns41:value-type="float" table:style-name="ce56" office:value="446" office:value-type="float">
            <text:p>446</text:p>
          </table:table-cell>
          <table:table-cell ns41:value-type="float" table:style-name="ce63" office:value="10513" office:value-type="float">
            <text:p>105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anner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1.41" office:value-type="float">
            <text:p>1.41</text:p>
          </table:table-cell>
          <table:table-cell table:style-name="TL Data"/>
          <table:table-cell ns41:value-type="float" table:style-name="TL Data" office:value="98.44" office:value-type="float">
            <text:p>98.44</text:p>
          </table:table-cell>
          <table:table-cell table:style-name="TL Data"/>
          <table:table-cell ns41:value-type="float" office:value="0.07" table:style-name="TL Data" table:number-columns-repeated="2" office:value-type="float">
            <text:p>0.07</text:p>
          </table:table-cell>
          <table:table-cell ns41:value-type="float" table:style-name="ce56" office:value="272" office:value-type="float">
            <text:p>272</text:p>
          </table:table-cell>
          <table:table-cell ns41:value-type="float" table:style-name="ce63" office:value="10518" office:value-type="float">
            <text:p>105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apekop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1.63" office:value-type="float">
            <text:p>41.63</text:p>
          </table:table-cell>
          <table:table-cell ns41:value-type="float" table:style-name="TL Data" office:value="30.62" office:value-type="float">
            <text:p>30.62</text:p>
          </table:table-cell>
          <table:table-cell ns41:value-type="float" table:style-name="TL Data" office:value="27.31" office:value-type="float">
            <text:p>27.31</text:p>
          </table:table-cell>
          <table:table-cell table:style-name="TL Data"/>
          <table:table-cell ns41:value-type="float" table:style-name="TL Data" office:value="0.44" office:value-type="float">
            <text:p>0.44</text:p>
          </table:table-cell>
          <table:table-cell table:style-name="TL Data"/>
          <table:table-cell ns41:value-type="float" table:style-name="ce56" office:value="1151" office:value-type="float">
            <text:p>1151</text:p>
          </table:table-cell>
          <table:table-cell ns41:value-type="float" table:style-name="ce63" office:value="11244" office:value-type="float">
            <text:p>1124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apen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8.17" office:value-type="float">
            <text:p>88.17</text:p>
          </table:table-cell>
          <table:table-cell ns41:value-type="float" table:style-name="TL Data" office:value="3.88" office:value-type="float">
            <text:p>3.88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1.08" office:value-type="float">
            <text:p>1.08</text:p>
          </table:table-cell>
          <table:table-cell ns41:value-type="float" table:style-name="TL Data" office:value="4.98" office:value-type="float">
            <text:p>4.98</text:p>
          </table:table-cell>
          <table:table-cell ns41:value-type="float" table:style-name="ce56" office:value="590" office:value-type="float">
            <text:p>590</text:p>
          </table:table-cell>
          <table:table-cell ns41:value-type="float" table:style-name="ce63" office:value="10427" office:value-type="float">
            <text:p>104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eiz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4.89" office:value-type="float">
            <text:p>94.89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2.86" office:value-type="float">
            <text:p>2.86</text:p>
          </table:table-cell>
          <table:table-cell ns41:value-type="float" table:style-name="ce56" office:value="124" office:value-type="float">
            <text:p>124</text:p>
          </table:table-cell>
          <table:table-cell ns41:value-type="float" table:style-name="ce63" office:value="10501" office:value-type="float">
            <text:p>1050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erni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4.61" office:value-type="float">
            <text:p>64.61</text:p>
          </table:table-cell>
          <table:table-cell ns41:value-type="float" table:style-name="TL Data" office:value="32.63" office:value-type="float">
            <text:p>32.63</text:p>
          </table:table-cell>
          <table:table-cell ns41:value-type="float" table:style-name="TL Data" office:value="1.08" office:value-type="float">
            <text:p>1.08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ce56" office:value="1152" office:value-type="float">
            <text:p>1152</text:p>
          </table:table-cell>
          <table:table-cell ns41:value-type="float" table:style-name="ce63" office:value="11245" office:value-type="float">
            <text:p>112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ett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0.92" office:value-type="float">
            <text:p>60.92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4.58" office:value-type="float">
            <text:p>4.58</text:p>
          </table:table-cell>
          <table:table-cell table:style-name="TL Data"/>
          <table:table-cell ns41:value-type="float" table:style-name="TL Data" office:value="30.73" office:value-type="float">
            <text:p>30.73</text:p>
          </table:table-cell>
          <table:table-cell ns41:value-type="float" table:style-name="TL Data" office:value="3.5" office:value-type="float">
            <text:p>3.50</text:p>
          </table:table-cell>
          <table:table-cell ns41:value-type="float" table:style-name="ce56" office:value="1153" office:value-type="float">
            <text:p>1153</text:p>
          </table:table-cell>
          <table:table-cell ns41:value-type="float" table:style-name="ce63" office:value="11057" office:value-type="float">
            <text:p>1105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eursu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4.14" office:value-type="float">
            <text:p>74.14</text:p>
          </table:table-cell>
          <table:table-cell ns41:value-type="float" table:style-name="TL Data" office:value="24.71" office:value-type="float">
            <text:p>24.71</text:p>
          </table:table-cell>
          <table:table-cell table:style-name="TL Data" table:number-columns-repeated="3"/>
          <table:table-cell ns41:value-type="float" table:style-name="TL Data" office:value="1.15" office:value-type="float">
            <text:p>1.15</text:p>
          </table:table-cell>
          <table:table-cell ns41:value-type="float" table:style-name="ce56" office:value="1154" office:value-type="float">
            <text:p>1154</text:p>
          </table:table-cell>
          <table:table-cell ns41:value-type="float" table:style-name="ce63" office:value="10391" office:value-type="float">
            <text:p>1039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iershi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4.5" office:value-type="float">
            <text:p>64.50</text:p>
          </table:table-cell>
          <table:table-cell ns41:value-type="float" table:style-name="TL Data" office:value="6.73" office:value-type="float">
            <text:p>6.73</text:p>
          </table:table-cell>
          <table:table-cell ns41:value-type="float" table:style-name="TL Data" office:value="0.33" office:value-type="float">
            <text:p>0.33</text:p>
          </table:table-cell>
          <table:table-cell table:style-name="TL Data"/>
          <table:table-cell ns41:value-type="float" table:style-name="TL Data" office:value="2.98" office:value-type="float">
            <text:p>2.98</text:p>
          </table:table-cell>
          <table:table-cell ns41:value-type="float" table:style-name="TL Data" office:value="25.47" office:value-type="float">
            <text:p>25.47</text:p>
          </table:table-cell>
          <table:table-cell ns41:value-type="float" table:style-name="ce56" office:value="591" office:value-type="float">
            <text:p>591</text:p>
          </table:table-cell>
          <table:table-cell ns41:value-type="float" table:style-name="ce63" office:value="10179" office:value-type="float">
            <text:p>101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ijnakk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1.49" office:value-type="float">
            <text:p>51.49</text:p>
          </table:table-cell>
          <table:table-cell ns41:value-type="float" table:style-name="TL Data" office:value="10.33" office:value-type="float">
            <text:p>10.33</text:p>
          </table:table-cell>
          <table:table-cell ns41:value-type="float" table:style-name="TL Data" office:value="36.92" office:value-type="float">
            <text:p>36.92</text:p>
          </table:table-cell>
          <table:table-cell table:style-name="TL Data"/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0.81" office:value-type="float">
            <text:p>0.81</text:p>
          </table:table-cell>
          <table:table-cell ns41:value-type="float" table:style-name="ce56" office:value="594" office:value-type="float">
            <text:p>594</text:p>
          </table:table-cell>
          <table:table-cell ns41:value-type="float" table:style-name="ce63" office:value="10031" office:value-type="float">
            <text:p>100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oederooi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2.15" office:value-type="float">
            <text:p>82.15</text:p>
          </table:table-cell>
          <table:table-cell ns41:value-type="float" table:style-name="TL Data" office:value="17.28" office:value-type="float">
            <text:p>17.28</text:p>
          </table:table-cell>
          <table:table-cell table:style-name="TL Data"/>
          <table:table-cell ns41:value-type="float" table:style-name="TL Data" office:value="0.48" office:value-type="float">
            <text:p>0.48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ce56" office:value="1155" office:value-type="float">
            <text:p>1155</text:p>
          </table:table-cell>
          <table:table-cell ns41:value-type="float" table:style-name="ce63" office:value="10135" office:value-type="float">
            <text:p>101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olsbroe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3.84" office:value-type="float">
            <text:p>73.84</text:p>
          </table:table-cell>
          <table:table-cell ns41:value-type="float" table:style-name="TL Data" office:value="6.51" office:value-type="float">
            <text:p>6.51</text:p>
          </table:table-cell>
          <table:table-cell ns41:value-type="float" table:style-name="TL Data" office:value="19.1" office:value-type="float">
            <text:p>19.10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table:style-name="TL Data"/>
          <table:table-cell ns41:value-type="float" table:style-name="ce56" office:value="338" office:value-type="float">
            <text:p>338</text:p>
          </table:table-cell>
          <table:table-cell ns41:value-type="float" table:style-name="ce63" office:value="10993" office:value-type="float">
            <text:p>1099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oortugaa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6.02" office:value-type="float">
            <text:p>66.02</text:p>
          </table:table-cell>
          <table:table-cell ns41:value-type="float" table:style-name="TL Data" office:value="11.78" office:value-type="float">
            <text:p>11.78</text:p>
          </table:table-cell>
          <table:table-cell ns41:value-type="float" table:style-name="TL Data" office:value="15.92" office:value-type="float">
            <text:p>15.9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TL Data" office:value="3.54" office:value-type="float">
            <text:p>3.54</text:p>
          </table:table-cell>
          <table:table-cell ns41:value-type="float" table:style-name="ce56" office:value="592" office:value-type="float">
            <text:p>592</text:p>
          </table:table-cell>
          <table:table-cell ns41:value-type="float" table:style-name="ce63" office:value="11395" office:value-type="float">
            <text:p>113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oortvlie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2.27" office:value-type="float">
            <text:p>72.27</text:p>
          </table:table-cell>
          <table:table-cell ns41:value-type="float" table:style-name="TL Data" office:value="17.99" office:value-type="float">
            <text:p>17.99</text:p>
          </table:table-cell>
          <table:table-cell ns41:value-type="float" table:style-name="TL Data" office:value="0.77" office:value-type="float">
            <text:p>0.77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8.91" office:value-type="float">
            <text:p>8.91</text:p>
          </table:table-cell>
          <table:table-cell ns41:value-type="float" table:style-name="ce56" office:value="700" office:value-type="float">
            <text:p>700</text:p>
          </table:table-cell>
          <table:table-cell ns41:value-type="float" table:style-name="ce63" office:value="11181" office:value-type="float">
            <text:p>111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osterhol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9.22" office:value-type="float">
            <text:p>99.22</text:p>
          </table:table-cell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956" office:value-type="float">
            <text:p>956</text:p>
          </table:table-cell>
          <table:table-cell ns41:value-type="float" table:style-name="ce63" office:value="10456" office:value-type="float">
            <text:p>104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rinsenhag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93.63" office:value-type="float">
            <text:p>93.63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ce56" office:value="1156" office:value-type="float">
            <text:p>1156</text:p>
          </table:table-cell>
          <table:table-cell ns41:value-type="float" table:style-name="ce63" office:value="10762" office:value-type="float">
            <text:p>1076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urmeren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1.01" office:value-type="float">
            <text:p>51.01</text:p>
          </table:table-cell>
          <table:table-cell ns41:value-type="float" table:style-name="TL Data" office:value="2.51" office:value-type="float">
            <text:p>2.51</text:p>
          </table:table-cell>
          <table:table-cell ns41:value-type="float" table:style-name="TL Data" office:value="29.14" office:value-type="float">
            <text:p>29.14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6.42" office:value-type="float">
            <text:p>6.42</text:p>
          </table:table-cell>
          <table:table-cell ns41:value-type="float" table:style-name="TL Data" office:value="10.87" office:value-type="float">
            <text:p>10.87</text:p>
          </table:table-cell>
          <table:table-cell ns41:value-type="float" table:style-name="ce56" office:value="439" office:value-type="float">
            <text:p>439</text:p>
          </table:table-cell>
          <table:table-cell ns41:value-type="float" table:style-name="ce63" office:value="11066" office:value-type="float">
            <text:p>1106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utt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07" office:value-type="float">
            <text:p>1.07</text:p>
          </table:table-cell>
          <table:table-cell table:style-name="TL Data"/>
          <table:table-cell ns41:value-type="float" table:style-name="TL Data" office:value="98.59" office:value-type="float">
            <text:p>98.59</text:p>
          </table:table-cell>
          <table:table-cell table:style-name="TL Data" table:number-columns-repeated="2"/>
          <table:table-cell ns41:value-type="float" table:style-name="TL Data" office:value="0.33" office:value-type="float">
            <text:p>0.33</text:p>
          </table:table-cell>
          <table:table-cell ns41:value-type="float" table:style-name="ce56" office:value="833" office:value-type="float">
            <text:p>833</text:p>
          </table:table-cell>
          <table:table-cell ns41:value-type="float" table:style-name="ce63" office:value="10099" office:value-type="float">
            <text:p>1009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utt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5.24" office:value-type="float">
            <text:p>85.24</text:p>
          </table:table-cell>
          <table:table-cell ns41:value-type="float" table:style-name="TL Data" office:value="10.51" office:value-type="float">
            <text:p>10.51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ce56" office:value="273" office:value-type="float">
            <text:p>273</text:p>
          </table:table-cell>
          <table:table-cell ns41:value-type="float" table:style-name="ce63" office:value="11109" office:value-type="float">
            <text:p>111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Puttersho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8.06" office:value-type="float">
            <text:p>78.06</text:p>
          </table:table-cell>
          <table:table-cell ns41:value-type="float" table:style-name="TL Data" office:value="14.88" office:value-type="float">
            <text:p>14.88</text:p>
          </table:table-cell>
          <table:table-cell ns41:value-type="float" table:style-name="TL Data" office:value="3.69" office:value-type="float">
            <text:p>3.69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.3" office:value-type="float">
            <text:p>1.30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ce56" office:value="593" office:value-type="float">
            <text:p>593</text:p>
          </table:table-cell>
          <table:table-cell ns41:value-type="float" table:style-name="ce63" office:value="10222" office:value-type="float">
            <text:p>1022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R</text:p>
          </table:table-cell>
          <table:table-cell ns41:value-type="string" table:style-name="TL RowHeader" office:value-type="string">
            <text:p>Raalt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27.17" office:value-type="float">
            <text:p>27.17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70.62" office:value-type="float">
            <text:p>70.62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aamsdon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2.94" office:value-type="float">
            <text:p>22.94</text:p>
          </table:table-cell>
          <table:table-cell ns41:value-type="float" table:style-name="TL Data" office:value="2.4" office:value-type="float">
            <text:p>2.40</text:p>
          </table:table-cell>
          <table:table-cell ns41:value-type="float" table:style-name="TL Data" office:value="74.43" office:value-type="float">
            <text:p>74.43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834" office:value-type="float">
            <text:p>834</text:p>
          </table:table-cell>
          <table:table-cell ns41:value-type="float" table:style-name="ce63" office:value="11391" office:value-type="float">
            <text:p>113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ansdor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4.36" office:value-type="float">
            <text:p>74.36</text:p>
          </table:table-cell>
          <table:table-cell ns41:value-type="float" table:style-name="TL Data" office:value="9.14" office:value-type="float">
            <text:p>9.14</text:p>
          </table:table-cell>
          <table:table-cell ns41:value-type="float" table:style-name="TL Data" office:value="5.71" office:value-type="float">
            <text:p>5.71</text:p>
          </table:table-cell>
          <table:table-cell table:style-name="TL Data"/>
          <table:table-cell ns41:value-type="float" table:style-name="TL Data" office:value="6.85" office:value-type="float">
            <text:p>6.85</text:p>
          </table:table-cell>
          <table:table-cell ns41:value-type="float" table:style-name="TL Data" office:value="3.92" office:value-type="float">
            <text:p>3.92</text:p>
          </table:table-cell>
          <table:table-cell ns41:value-type="float" table:style-name="ce56" office:value="1157" office:value-type="float">
            <text:p>1157</text:p>
          </table:table-cell>
          <table:table-cell ns41:value-type="float" table:style-name="ce63" office:value="10789" office:value-type="float">
            <text:p>1078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auwerderhem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7.24" office:value-type="float">
            <text:p>57.24</text:p>
          </table:table-cell>
          <table:table-cell ns41:value-type="float" table:style-name="TL Data" office:value="11.9" office:value-type="float">
            <text:p>11.90</text:p>
          </table:table-cell>
          <table:table-cell ns41:value-type="float" table:style-name="TL Data" office:value="14.35" office:value-type="float">
            <text:p>14.35</text:p>
          </table:table-cell>
          <table:table-cell table:style-name="TL Data"/>
          <table:table-cell ns41:value-type="float" table:style-name="TL Data" office:value="6.21" office:value-type="float">
            <text:p>6.21</text:p>
          </table:table-cell>
          <table:table-cell ns41:value-type="float" table:style-name="TL Data" office:value="10.3" office:value-type="float">
            <text:p>10.30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63" office:value="10330" office:value-type="float">
            <text:p>103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avenstei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17" office:value-type="float">
            <text:p>3.17</text:p>
          </table:table-cell>
          <table:table-cell table:style-name="TL Data"/>
          <table:table-cell ns41:value-type="float" table:style-name="TL Data" office:value="96.6" office:value-type="float">
            <text:p>96.60</text:p>
          </table:table-cell>
          <table:table-cell table:style-name="TL Data" table:number-columns-repeated="2"/>
          <table:table-cell ns41:value-type="float" table:style-name="TL Data" office:value="0.23" office:value-type="float">
            <text:p>0.23</text:p>
          </table:table-cell>
          <table:table-cell ns41:value-type="float" table:style-name="ce56" office:value="835" office:value-type="float">
            <text:p>835</text:p>
          </table:table-cell>
          <table:table-cell ns41:value-type="float" table:style-name="ce63" office:value="10805" office:value-type="float">
            <text:p>108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5.4" office:value-type="float">
            <text:p>65.40</text:p>
          </table:table-cell>
          <table:table-cell ns41:value-type="float" table:style-name="TL Data" office:value="8.42" office:value-type="float">
            <text:p>8.42</text:p>
          </table:table-cell>
          <table:table-cell ns41:value-type="float" table:style-name="TL Data" office:value="17.58" office:value-type="float">
            <text:p>17.58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4.37" office:value-type="float">
            <text:p>4.37</text:p>
          </table:table-cell>
          <table:table-cell ns41:value-type="float" table:style-name="TL Data" office:value="3.81" office:value-type="float">
            <text:p>3.81</text:p>
          </table:table-cell>
          <table:table-cell ns41:value-type="float" table:style-name="ce56" office:value="275" office:value-type="float">
            <text:p>275</text:p>
          </table:table-cell>
          <table:table-cell ns41:value-type="float" table:style-name="ce63" office:value="11355" office:value-type="float">
            <text:p>1135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ek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7" office:value-type="float">
            <text:p>99.70</text:p>
          </table:table-cell>
          <table:table-cell table:style-name="TL Data"/>
          <table:table-cell ns41:value-type="float" table:style-name="TL Data" office:value="0.3" office:value-type="float">
            <text:p>0.30</text:p>
          </table:table-cell>
          <table:table-cell table:style-name="TL Data"/>
          <table:table-cell ns41:value-type="float" table:style-name="ce56" office:value="1158" office:value-type="float">
            <text:p>1158</text:p>
          </table:table-cell>
          <table:table-cell ns41:value-type="float" table:style-name="ce63" office:value="10671" office:value-type="float">
            <text:p>1067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e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0.06" office:value-type="float">
            <text:p>60.06</text:p>
          </table:table-cell>
          <table:table-cell ns41:value-type="float" table:style-name="TL Data" office:value="10.12" office:value-type="float">
            <text:p>10.12</text:p>
          </table:table-cell>
          <table:table-cell ns41:value-type="float" table:style-name="TL Data" office:value="28.91" office:value-type="float">
            <text:p>28.91</text:p>
          </table:table-cell>
          <table:table-cell table:style-name="TL Data"/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6" office:value="595" office:value-type="float">
            <text:p>595</text:p>
          </table:table-cell>
          <table:table-cell ns41:value-type="float" table:style-name="ce63" office:value="10485" office:value-type="float">
            <text:p>104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n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7.4" office:value-type="float">
            <text:p>87.40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TL Data" office:value="6.89" office:value-type="float">
            <text:p>6.89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63" office:value="10309" office:value-type="float">
            <text:p>103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ne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7.31" office:value-type="float">
            <text:p>87.31</text:p>
          </table:table-cell>
          <table:table-cell ns41:value-type="float" table:style-name="TL Data" office:value="7.25" office:value-type="float">
            <text:p>7.25</text:p>
          </table:table-cell>
          <table:table-cell ns41:value-type="float" table:style-name="TL Data" office:value="0.91" office:value-type="float">
            <text:p>0.91</text:p>
          </table:table-cell>
          <table:table-cell table:style-name="TL Data"/>
          <table:table-cell ns41:value-type="float" table:style-name="TL Data" office:value="2.87" office:value-type="float">
            <text:p>2.87</text:p>
          </table:table-cell>
          <table:table-cell ns41:value-type="float" table:style-name="TL Data" office:value="1.66" office:value-type="float">
            <text:p>1.66</text:p>
          </table:table-cell>
          <table:table-cell ns41:value-type="float" table:style-name="ce56" office:value="1159" office:value-type="float">
            <text:p>1159</text:p>
          </table:table-cell>
          <table:table-cell ns41:value-type="float" table:style-name="ce63" office:value="10412" office:value-type="float">
            <text:p>1041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nku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4.98" office:value-type="float">
            <text:p>54.98</text:p>
          </table:table-cell>
          <table:table-cell ns41:value-type="float" table:style-name="TL Data" office:value="9.56" office:value-type="float">
            <text:p>9.56</text:p>
          </table:table-cell>
          <table:table-cell ns41:value-type="float" table:style-name="TL Data" office:value="24.99" office:value-type="float">
            <text:p>24.99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5.05" office:value-type="float">
            <text:p>5.05</text:p>
          </table:table-cell>
          <table:table-cell ns41:value-type="float" table:style-name="TL Data" office:value="5.27" office:value-type="float">
            <text:p>5.27</text:p>
          </table:table-cell>
          <table:table-cell ns41:value-type="float" table:style-name="ce56" office:value="274" office:value-type="float">
            <text:p>274</text:p>
          </table:table-cell>
          <table:table-cell ns41:value-type="float" table:style-name="ce63" office:value="11325" office:value-type="float">
            <text:p>1132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nswoude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1.75" office:value-type="float">
            <text:p>81.75</text:p>
          </table:table-cell>
          <table:table-cell ns41:value-type="float" table:style-name="TL Data" office:value="12.67" office:value-type="float">
            <text:p>12.67</text:p>
          </table:table-cell>
          <table:table-cell ns41:value-type="float" table:style-name="TL Data" office:value="1.07" office:value-type="float">
            <text:p>1.07</text:p>
          </table:table-cell>
          <table:table-cell table:style-name="TL Data"/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3.94" office:value-type="float">
            <text:p>3.94</text:p>
          </table:table-cell>
          <table:table-cell ns41:value-type="float" table:style-name="ce56" office:value="339" office:value-type="float">
            <text:p>339</text:p>
          </table:table-cell>
          <table:table-cell ns41:value-type="float" table:style-name="ce63" office:value="10269" office:value-type="float">
            <text:p>102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tranchemen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1.11" office:value-type="float">
            <text:p>81.11</text:p>
          </table:table-cell>
          <table:table-cell ns41:value-type="float" table:style-name="TL Data" office:value="2.83" office:value-type="float">
            <text:p>2.83</text:p>
          </table:table-cell>
          <table:table-cell ns41:value-type="float" table:style-name="TL Data" office:value="11.47" office:value-type="float">
            <text:p>11.47</text:p>
          </table:table-cell>
          <table:table-cell table:style-name="TL Data"/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4.18" office:value-type="float">
            <text:p>4.18</text:p>
          </table:table-cell>
          <table:table-cell ns41:value-type="float" table:style-name="ce56" office:value="701" office:value-type="float">
            <text:p>701</text:p>
          </table:table-cell>
          <table:table-cell ns41:value-type="float" table:style-name="ce63" office:value="10400" office:value-type="float">
            <text:p>104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euz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9.4" office:value-type="float">
            <text:p>99.40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ce56" office:value="836" office:value-type="float">
            <text:p>836</text:p>
          </table:table-cell>
          <table:table-cell ns41:value-type="float" table:style-name="ce63" office:value="10162" office:value-type="float">
            <text:p>101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dder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3.33" office:value-type="float">
            <text:p>63.33</text:p>
          </table:table-cell>
          <table:table-cell ns41:value-type="float" table:style-name="TL Data" office:value="24.49" office:value-type="float">
            <text:p>24.49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4.79" office:value-type="float">
            <text:p>4.79</text:p>
          </table:table-cell>
          <table:table-cell ns41:value-type="float" table:style-name="TL Data" office:value="6.83" office:value-type="float">
            <text:p>6.83</text:p>
          </table:table-cell>
          <table:table-cell ns41:value-type="float" table:style-name="ce56" office:value="597" office:value-type="float">
            <text:p>597</text:p>
          </table:table-cell>
          <table:table-cell ns41:value-type="float" table:style-name="ce63" office:value="10646" office:value-type="float">
            <text:p>1064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ethove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837" office:value-type="float">
            <text:p>837</text:p>
          </table:table-cell>
          <table:table-cell ns41:value-type="float" table:style-name="ce63" office:value="10455" office:value-type="float">
            <text:p>104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etvel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7.82" office:value-type="float">
            <text:p>57.82</text:p>
          </table:table-cell>
          <table:table-cell ns41:value-type="float" table:style-name="TL Data" office:value="21.16" office:value-type="float">
            <text:p>21.16</text:p>
          </table:table-cell>
          <table:table-cell ns41:value-type="float" table:style-name="TL Data" office:value="16.03" office:value-type="float">
            <text:p>16.03</text:p>
          </table:table-cell>
          <table:table-cell table:style-name="TL Data"/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4.18" office:value-type="float">
            <text:p>4.18</text:p>
          </table:table-cell>
          <table:table-cell ns41:value-type="float" table:style-name="ce56" office:value="1160" office:value-type="float">
            <text:p>1160</text:p>
          </table:table-cell>
          <table:table-cell ns41:value-type="float" table:style-name="ce63" office:value="10828" office:value-type="float">
            <text:p>1082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kholt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9" office:value-type="float">
            <text:p>0.29</text:p>
          </table:table-cell>
          <table:table-cell table:style-name="TL Data"/>
          <table:table-cell ns41:value-type="float" table:style-name="TL Data" office:value="99.71" office:value-type="float">
            <text:p>99.71</text:p>
          </table:table-cell>
          <table:table-cell table:style-name="TL Data" table:number-columns-repeated="3"/>
          <table:table-cell ns41:value-type="float" table:style-name="ce56" office:value="1165" office:value-type="float">
            <text:p>1165</text:p>
          </table:table-cell>
          <table:table-cell ns41:value-type="float" table:style-name="ce63" office:value="10824" office:value-type="float">
            <text:p>1082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nsaterwou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8.18" office:value-type="float">
            <text:p>38.18</text:p>
          </table:table-cell>
          <table:table-cell ns41:value-type="float" table:style-name="TL Data" office:value="2.5" office:value-type="float">
            <text:p>2.50</text:p>
          </table:table-cell>
          <table:table-cell ns41:value-type="float" table:style-name="TL Data" office:value="39.75" office:value-type="float">
            <text:p>39.75</text:p>
          </table:table-cell>
          <table:table-cell table:style-name="TL Data"/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18" office:value-type="float">
            <text:p>18.00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63" office:value="11129" office:value-type="float">
            <text:p>1112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nsburg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4.38" office:value-type="float">
            <text:p>44.38</text:p>
          </table:table-cell>
          <table:table-cell ns41:value-type="float" table:style-name="TL Data" office:value="46.82" office:value-type="float">
            <text:p>46.82</text:p>
          </table:table-cell>
          <table:table-cell ns41:value-type="float" table:style-name="TL Data" office:value="3.89" office:value-type="float">
            <text:p>3.89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4.8" office:value-type="float">
            <text:p>4.80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63" office:value="11118" office:value-type="float">
            <text:p>111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p (De)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8.54" office:value-type="float">
            <text:p>38.54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35.96" office:value-type="float">
            <text:p>35.96</text:p>
          </table:table-cell>
          <table:table-cell table:style-name="TL Data"/>
          <table:table-cell ns41:value-type="float" table:style-name="TL Data" office:value="8.94" office:value-type="float">
            <text:p>8.94</text:p>
          </table:table-cell>
          <table:table-cell ns41:value-type="float" table:style-name="TL Data" office:value="15.82" office:value-type="float">
            <text:p>15.82</text:p>
          </table:table-cell>
          <table:table-cell ns41:value-type="float" table:style-name="ce56" office:value="440" office:value-type="float">
            <text:p>440</text:p>
          </table:table-cell>
          <table:table-cell ns41:value-type="float" table:style-name="ce63" office:value="11417" office:value-type="float">
            <text:p>114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sber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98.57" office:value-type="float">
            <text:p>98.57</text:p>
          </table:table-cell>
          <table:table-cell table:style-name="TL Data"/>
          <table:table-cell ns41:value-type="float" table:style-name="TL Data" office:value="0.27" office:value-type="float">
            <text:p>0.27</text:p>
          </table:table-cell>
          <table:table-cell table:style-name="TL Data"/>
          <table:table-cell ns41:value-type="float" table:style-name="ce56" office:value="841" office:value-type="float">
            <text:p>841</text:p>
          </table:table-cell>
          <table:table-cell ns41:value-type="float" table:style-name="ce63" office:value="10866" office:value-type="float">
            <text:p>108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s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3.12" office:value-type="float">
            <text:p>53.12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TL Data" office:value="11.52" office:value-type="float">
            <text:p>11.52</text:p>
          </table:table-cell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31.5" office:value-type="float">
            <text:p>31.50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s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5" office:value-type="float">
            <text:p>75.00</text:p>
          </table:table-cell>
          <table:table-cell ns41:value-type="float" table:style-name="TL Data" office:value="21.37" office:value-type="float">
            <text:p>21.37</text:p>
          </table:table-cell>
          <table:table-cell ns41:value-type="float" table:style-name="TL Data" office:value="1.88" office:value-type="float">
            <text:p>1.88</text:p>
          </table:table-cell>
          <table:table-cell table:style-name="TL Data"/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ce56" office:value="842" office:value-type="float">
            <text:p>842</text:p>
          </table:table-cell>
          <table:table-cell ns41:value-type="float" table:style-name="ce63" office:value="11016" office:value-type="float">
            <text:p>110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s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7.24" office:value-type="float">
            <text:p>37.24</text:p>
          </table:table-cell>
          <table:table-cell ns41:value-type="float" table:style-name="TL Data" office:value="8.85" office:value-type="float">
            <text:p>8.85</text:p>
          </table:table-cell>
          <table:table-cell ns41:value-type="float" table:style-name="TL Data" office:value="36.4" office:value-type="float">
            <text:p>36.40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1.27" office:value-type="float">
            <text:p>11.27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ce56" office:value="603" office:value-type="float">
            <text:p>603</text:p>
          </table:table-cell>
          <table:table-cell ns41:value-type="float" table:style-name="ce63" office:value="11133" office:value-type="float">
            <text:p>111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jzenburg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8.23" office:value-type="float">
            <text:p>28.23</text:p>
          </table:table-cell>
          <table:table-cell ns41:value-type="float" table:style-name="TL Data" office:value="11.83" office:value-type="float">
            <text:p>11.83</text:p>
          </table:table-cell>
          <table:table-cell ns41:value-type="float" table:style-name="TL Data" office:value="52.29" office:value-type="float">
            <text:p>52.29</text:p>
          </table:table-cell>
          <table:table-cell table:style-name="TL Data"/>
          <table:table-cell ns41:value-type="float" table:style-name="TL Data" office:value="3.38" office:value-type="float">
            <text:p>3.38</text:p>
          </table:table-cell>
          <table:table-cell ns41:value-type="float" table:style-name="TL Data" office:value="4.27" office:value-type="float">
            <text:p>4.27</text:p>
          </table:table-cell>
          <table:table-cell ns41:value-type="float" table:style-name="ce56" office:value="1166" office:value-type="float">
            <text:p>1166</text:p>
          </table:table-cell>
          <table:table-cell ns41:value-type="float" table:style-name="ce63" office:value="10613" office:value-type="float">
            <text:p>106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lland-Ba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7.07" office:value-type="float">
            <text:p>57.07</text:p>
          </table:table-cell>
          <table:table-cell ns41:value-type="float" table:style-name="TL Data" office:value="9.53" office:value-type="float">
            <text:p>9.53</text:p>
          </table:table-cell>
          <table:table-cell ns41:value-type="float" table:style-name="TL Data" office:value="15.06" office:value-type="float">
            <text:p>15.06</text:p>
          </table:table-cell>
          <table:table-cell table:style-name="TL Data"/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17.32" office:value-type="float">
            <text:p>17.32</text:p>
          </table:table-cell>
          <table:table-cell ns41:value-type="float" table:style-name="ce56" office:value="702" office:value-type="float">
            <text:p>702</text:p>
          </table:table-cell>
          <table:table-cell ns41:value-type="float" table:style-name="ce63" office:value="10479" office:value-type="float">
            <text:p>104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ittem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1.95" office:value-type="float">
            <text:p>71.95</text:p>
          </table:table-cell>
          <table:table-cell ns41:value-type="float" table:style-name="TL Data" office:value="18.29" office:value-type="float">
            <text:p>18.29</text:p>
          </table:table-cell>
          <table:table-cell ns41:value-type="float" table:style-name="TL Data" office:value="1.37" office:value-type="float">
            <text:p>1.37</text:p>
          </table:table-cell>
          <table:table-cell table:style-name="TL Data"/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8.08" office:value-type="float">
            <text:p>8.08</text:p>
          </table:table-cell>
          <table:table-cell ns41:value-type="float" table:style-name="ce56" office:value="1163" office:value-type="float">
            <text:p>1163</text:p>
          </table:table-cell>
          <table:table-cell ns41:value-type="float" table:style-name="ce63" office:value="10652" office:value-type="float">
            <text:p>106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3.56" office:value-type="float">
            <text:p>83.56</text:p>
          </table:table-cell>
          <table:table-cell ns41:value-type="float" table:style-name="TL Data" office:value="14.24" office:value-type="float">
            <text:p>14.24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ce56" office:value="125" office:value-type="float">
            <text:p>125</text:p>
          </table:table-cell>
          <table:table-cell ns41:value-type="float" table:style-name="ce63" office:value="10699" office:value-type="float">
            <text:p>106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3.53" office:value-type="float">
            <text:p>3.53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94.72" office:value-type="float">
            <text:p>94.72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ce56" office:value="957" office:value-type="float">
            <text:p>957</text:p>
          </table:table-cell>
          <table:table-cell ns41:value-type="float" table:style-name="ce63" office:value="11313" office:value-type="float">
            <text:p>113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gge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TL Data" office:value="99.79" office:value-type="float">
            <text:p>99.79</text:p>
          </table:table-cell>
          <table:table-cell table:style-name="TL Data" table:number-columns-repeated="2"/>
          <table:table-cell ns41:value-type="float" table:style-name="TL Data" office:value="0.16" office:value-type="float">
            <text:p>0.16</text:p>
          </table:table-cell>
          <table:table-cell ns41:value-type="float" table:style-name="ce56" office:value="958" office:value-type="float">
            <text:p>958</text:p>
          </table:table-cell>
          <table:table-cell ns41:value-type="float" table:style-name="ce63" office:value="10505" office:value-type="float">
            <text:p>105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kkanj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4.05" office:value-type="float">
            <text:p>84.05</text:p>
          </table:table-cell>
          <table:table-cell ns41:value-type="float" table:style-name="TL Data" office:value="11.87" office:value-type="float">
            <text:p>11.87</text:p>
          </table:table-cell>
          <table:table-cell ns41:value-type="float" table:style-name="TL Data" office:value="0.32" office:value-type="float">
            <text:p>0.32</text:p>
          </table:table-cell>
          <table:table-cell table:style-name="TL Data"/>
          <table:table-cell ns41:value-type="float" table:style-name="TL Data" office:value="1.74" office:value-type="float">
            <text:p>1.74</text:p>
          </table:table-cell>
          <table:table-cell ns41:value-type="float" table:style-name="TL Data" office:value="2.02" office:value-type="float">
            <text:p>2.02</text:p>
          </table:table-cell>
          <table:table-cell ns41:value-type="float" table:style-name="ce56" office:value="598" office:value-type="float">
            <text:p>598</text:p>
          </table:table-cell>
          <table:table-cell ns41:value-type="float" table:style-name="ce63" office:value="10464" office:value-type="float">
            <text:p>104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ld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3.59" office:value-type="float">
            <text:p>93.59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1.14" office:value-type="float">
            <text:p>1.14</text:p>
          </table:table-cell>
          <table:table-cell table:style-name="TL Data"/>
          <table:table-cell ns41:value-type="float" table:style-name="TL Data" office:value="3.19" office:value-type="float">
            <text:p>3.19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ce56" office:value="126" office:value-type="float">
            <text:p>126</text:p>
          </table:table-cell>
          <table:table-cell ns41:value-type="float" table:style-name="ce63" office:value="10470" office:value-type="float">
            <text:p>104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o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2.11" office:value-type="float">
            <text:p>62.11</text:p>
          </table:table-cell>
          <table:table-cell ns41:value-type="float" table:style-name="TL Data" office:value="17.2" office:value-type="float">
            <text:p>17.20</text:p>
          </table:table-cell>
          <table:table-cell ns41:value-type="float" table:style-name="TL Data" office:value="18" office:value-type="float">
            <text:p>18.00</text:p>
          </table:table-cell>
          <table:table-cell table:style-name="TL Data"/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1.74" office:value-type="float">
            <text:p>1.74</text:p>
          </table:table-cell>
          <table:table-cell ns41:value-type="float" table:style-name="ce56" office:value="596" office:value-type="float">
            <text:p>596</text:p>
          </table:table-cell>
          <table:table-cell ns41:value-type="float" table:style-name="ce63" office:value="10903" office:value-type="float">
            <text:p>109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oster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1" office:value-type="float">
            <text:p>0.41</text:p>
          </table:table-cell>
          <table:table-cell table:style-name="TL Data"/>
          <table:table-cell ns41:value-type="float" table:style-name="TL Data" office:value="99.59" office:value-type="float">
            <text:p>99.59</text:p>
          </table:table-cell>
          <table:table-cell table:style-name="TL Data" table:number-columns-repeated="3"/>
          <table:table-cell ns41:value-type="float" table:style-name="ce56" office:value="959" office:value-type="float">
            <text:p>959</text:p>
          </table:table-cell>
          <table:table-cell ns41:value-type="float" table:style-name="ce63" office:value="10954" office:value-type="float">
            <text:p>1095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smal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88" office:value-type="float">
            <text:p>2.88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6.33" office:value-type="float">
            <text:p>96.33</text:p>
          </table:table-cell>
          <table:table-cell table:style-name="TL Data"/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839" office:value-type="float">
            <text:p>839</text:p>
          </table:table-cell>
          <table:table-cell ns41:value-type="float" table:style-name="ce63" office:value="10970" office:value-type="float">
            <text:p>109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ssu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9.32" office:value-type="float">
            <text:p>59.32</text:p>
          </table:table-cell>
          <table:table-cell ns41:value-type="float" table:style-name="TL Data" office:value="5.73" office:value-type="float">
            <text:p>5.73</text:p>
          </table:table-cell>
          <table:table-cell ns41:value-type="float" table:style-name="TL Data" office:value="33.77" office:value-type="float">
            <text:p>33.77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ce56" office:value="276" office:value-type="float">
            <text:p>276</text:p>
          </table:table-cell>
          <table:table-cell ns41:value-type="float" table:style-name="ce63" office:value="10860" office:value-type="float">
            <text:p>108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8.31" office:value-type="float">
            <text:p>48.31</text:p>
          </table:table-cell>
          <table:table-cell ns41:value-type="float" table:style-name="TL Data" office:value="8.47" office:value-type="float">
            <text:p>8.47</text:p>
          </table:table-cell>
          <table:table-cell ns41:value-type="float" table:style-name="TL Data" office:value="24.71" office:value-type="float">
            <text:p>24.71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TL Data" office:value="10.26" office:value-type="float">
            <text:p>10.26</text:p>
          </table:table-cell>
          <table:table-cell ns41:value-type="float" table:style-name="TL Data" office:value="6.36" office:value-type="float">
            <text:p>6.36</text:p>
          </table:table-cell>
          <table:table-cell ns41:value-type="float" table:style-name="ce56" office:value="599" office:value-type="float">
            <text:p>599</text:p>
          </table:table-cell>
          <table:table-cell ns41:value-type="float" table:style-name="ce63" office:value="10345" office:value-type="float">
            <text:p>10345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8" office:value-type="float">
            <text:p>2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zenburg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0.61" office:value-type="float">
            <text:p>70.61</text:p>
          </table:table-cell>
          <table:table-cell ns41:value-type="float" table:style-name="TL Data" office:value="24.94" office:value-type="float">
            <text:p>24.94</text:p>
          </table:table-cell>
          <table:table-cell table:style-name="TL Data" table:number-columns-repeated="2"/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4.06" office:value-type="float">
            <text:p>4.06</text:p>
          </table:table-cell>
          <table:table-cell ns41:value-type="float" table:style-name="ce56" office:value="600" office:value-type="float">
            <text:p>600</text:p>
          </table:table-cell>
          <table:table-cell ns41:value-type="float" table:style-name="ce63" office:value="11314" office:value-type="float">
            <text:p>113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zendaa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7.69" office:value-type="float">
            <text:p>87.69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4.77" office:value-type="float">
            <text:p>4.77</text:p>
          </table:table-cell>
          <table:table-cell table:style-name="TL Data"/>
          <table:table-cell ns41:value-type="float" table:style-name="TL Data" office:value="1.51" office:value-type="float">
            <text:p>1.51</text:p>
          </table:table-cell>
          <table:table-cell ns41:value-type="float" table:style-name="TL Data" office:value="5.51" office:value-type="float">
            <text:p>5.51</text:p>
          </table:table-cell>
          <table:table-cell ns41:value-type="float" table:style-name="ce56" office:value="277" office:value-type="float">
            <text:p>277</text:p>
          </table:table-cell>
          <table:table-cell ns41:value-type="float" table:style-name="ce63" office:value="10684" office:value-type="float">
            <text:p>1068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ozendaal en Nisp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3.62" office:value-type="float">
            <text:p>3.62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95.32" office:value-type="float">
            <text:p>95.32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ce56" office:value="838" office:value-type="float">
            <text:p>838</text:p>
          </table:table-cell>
          <table:table-cell ns41:value-type="float" table:style-name="ce63" office:value="10407" office:value-type="float">
            <text:p>1040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uin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90.49" office:value-type="float">
            <text:p>90.49</text:p>
          </table:table-cell>
          <table:table-cell ns41:value-type="float" table:style-name="TL Data" office:value="7.52" office:value-type="float">
            <text:p>7.52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ce56" office:value="127" office:value-type="float">
            <text:p>127</text:p>
          </table:table-cell>
          <table:table-cell ns41:value-type="float" table:style-name="ce63" office:value="10629" office:value-type="float">
            <text:p>106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uinerwold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8.74" office:value-type="float">
            <text:p>78.74</text:p>
          </table:table-cell>
          <table:table-cell ns41:value-type="float" table:style-name="TL Data" office:value="19.94" office:value-type="float">
            <text:p>19.94</text:p>
          </table:table-cell>
          <table:table-cell ns41:value-type="float" table:style-name="TL Data" office:value="0.29" office:value-type="float">
            <text:p>0.29</text:p>
          </table:table-cell>
          <table:table-cell table:style-name="TL Data"/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ce56" office:value="128" office:value-type="float">
            <text:p>128</text:p>
          </table:table-cell>
          <table:table-cell ns41:value-type="float" table:style-name="ce63" office:value="10944" office:value-type="float">
            <text:p>109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ukfen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98.66" office:value-type="float">
            <text:p>98.66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ce56" office:value="840" office:value-type="float">
            <text:p>840</text:p>
          </table:table-cell>
          <table:table-cell ns41:value-type="float" table:style-name="ce63" office:value="11152" office:value-type="float">
            <text:p>1115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uurlo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8.01" office:value-type="float">
            <text:p>78.01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30.36" office:value-type="float">
            <office:annotation draw:style-name="gr1" svg:height="1.958cm" draw:caption-point-y="0.274cm" svg:width="3.583cm" svg:x="11.383cm" draw:caption-point-x="-0.429cm" svg:y="433.11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20,36 staan.</text:span></text:p>
            </office:annotation>
            <text:p>30.36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ce56" office:value="278" office:value-type="float">
            <text:p>278</text:p>
          </table:table-cell>
          <table:table-cell ns41:value-type="float" table:style-name="ce63" office:value="10879" office:value-type="float">
            <text:p>108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Ruwiel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6.57" office:value-type="float">
            <text:p>56.57</text:p>
          </table:table-cell>
          <table:table-cell ns41:value-type="float" table:style-name="TL Data" office:value="19.61" office:value-type="float">
            <text:p>19.61</text:p>
          </table:table-cell>
          <table:table-cell ns41:value-type="float" table:style-name="TL Data" office:value="22.42" office:value-type="float">
            <text:p>22.42</text:p>
          </table:table-cell>
          <table:table-cell table:style-name="TL Data"/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ce56" office:value="1164" office:value-type="float">
            <text:p>1164</text:p>
          </table:table-cell>
          <table:table-cell ns41:value-type="float" table:style-name="ce63" office:value="10526" office:value-type="float">
            <text:p>1052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S</text:p>
          </table:table-cell>
          <table:table-cell ns41:value-type="string" table:style-name="TL RowHeader" office:value-type="string">
            <text:p>Sambee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94" office:value-type="float">
            <text:p>1.94</text:p>
          </table:table-cell>
          <table:table-cell table:style-name="TL Data"/>
          <table:table-cell ns41:value-type="float" table:style-name="TL Data" office:value="97.85" office:value-type="float">
            <text:p>97.85</text:p>
          </table:table-cell>
          <table:table-cell table:style-name="TL Data" table:number-columns-repeated="2"/>
          <table:table-cell ns41:value-type="float" table:style-name="TL Data" office:value="0.21" office:value-type="float">
            <text:p>0.21</text:p>
          </table:table-cell>
          <table:table-cell ns41:value-type="float" table:style-name="ce56" office:value="1167" office:value-type="float">
            <text:p>1167</text:p>
          </table:table-cell>
          <table:table-cell ns41:value-type="float" table:style-name="ce63" office:value="10339" office:value-type="float">
            <text:p>1033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appemeer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1.74" office:value-type="float">
            <text:p>41.74</text:p>
          </table:table-cell>
          <table:table-cell ns41:value-type="float" table:style-name="TL Data" office:value="8.9" office:value-type="float">
            <text:p>8.90</text:p>
          </table:table-cell>
          <table:table-cell ns41:value-type="float" table:style-name="TL Data" office:value="10.86" office:value-type="float">
            <text:p>10.86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32.31" office:value-type="float">
            <text:p>32.31</text:p>
          </table:table-cell>
          <table:table-cell ns41:value-type="float" table:style-name="TL Data" office:value="5.36" office:value-type="float">
            <text:p>5.36</text:p>
          </table:table-cell>
          <table:table-cell ns41:value-type="float" table:style-name="ce56" office:value="1168" office:value-type="float">
            <text:p>1168</text:p>
          </table:table-cell>
          <table:table-cell ns41:value-type="float" table:style-name="ce63" office:value="10080" office:value-type="float">
            <text:p>1008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assenhei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2.88" office:value-type="float">
            <text:p>22.88</text:p>
          </table:table-cell>
          <table:table-cell ns41:value-type="float" table:style-name="TL Data" office:value="23.89" office:value-type="float">
            <text:p>23.89</text:p>
          </table:table-cell>
          <table:table-cell ns41:value-type="float" table:style-name="TL Data" office:value="51.01" office:value-type="float">
            <text:p>51.01</text:p>
          </table:table-cell>
          <table:table-cell table:style-name="TL Data"/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ce56" office:value="604" office:value-type="float">
            <text:p>604</text:p>
          </table:table-cell>
          <table:table-cell ns41:value-type="float" table:style-name="ce63" office:value="10612" office:value-type="float">
            <text:p>106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as van Gent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10.08" office:value-type="float">
            <text:p>10.08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88.26" office:value-type="float">
            <text:p>88.26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ce56" office:value="704" office:value-type="float">
            <text:p>704</text:p>
          </table:table-cell>
          <table:table-cell ns41:value-type="float" table:style-name="ce63" office:value="11405" office:value-type="float">
            <text:p>1140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aaik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843" office:value-type="float">
            <text:p>843</text:p>
          </table:table-cell>
          <table:table-cell ns41:value-type="float" table:style-name="ce63" office:value="10276" office:value-type="float">
            <text:p>102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aasberg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90.46" office:value-type="float">
            <text:p>90.46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6" office:value-type="float">
            <text:p>6.00</text:p>
          </table:table-cell>
          <table:table-cell ns41:value-type="float" table:style-name="ce56" office:value="960" office:value-type="float">
            <text:p>960</text:p>
          </table:table-cell>
          <table:table-cell ns41:value-type="float" table:style-name="ce63" office:value="11335" office:value-type="float">
            <text:p>1133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ag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2.17" office:value-type="float">
            <text:p>52.17</text:p>
          </table:table-cell>
          <table:table-cell ns41:value-type="float" table:style-name="TL Data" office:value="3.59" office:value-type="float">
            <text:p>3.59</text:p>
          </table:table-cell>
          <table:table-cell ns41:value-type="float" table:style-name="TL Data" office:value="25.78" office:value-type="float">
            <text:p>25.78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11.55" office:value-type="float">
            <text:p>11.55</text:p>
          </table:table-cell>
          <table:table-cell ns41:value-type="float" table:style-name="TL Data" office:value="6.6" office:value-type="float">
            <text:p>6.60</text:p>
          </table:table-cell>
          <table:table-cell ns41:value-type="float" table:style-name="ce56" office:value="441" office:value-type="float">
            <text:p>441</text:p>
          </table:table-cell>
          <table:table-cell ns41:value-type="float" table:style-name="ce63" office:value="10511" office:value-type="float">
            <text:p>1051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15.07" office:value-type="float">
            <text:p>15.07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83.93" office:value-type="float">
            <text:p>83.93</text:p>
          </table:table-cell>
          <table:table-cell table:style-name="TL Data" table:number-columns-repeated="3"/>
          <table:table-cell ns41:value-type="float" table:style-name="ce56" office:value="1169" office:value-type="float">
            <text:p>1169</text:p>
          </table:table-cell>
          <table:table-cell ns41:value-type="float" table:style-name="ce63" office:value="10378" office:value-type="float">
            <text:p>103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emda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7.96" office:value-type="float">
            <text:p>77.96</text:p>
          </table:table-cell>
          <table:table-cell ns41:value-type="float" table:style-name="TL Data" office:value="15.25" office:value-type="float">
            <text:p>15.25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2.14" office:value-type="float">
            <text:p>2.14</text:p>
          </table:table-cell>
          <table:table-cell ns41:value-type="float" table:style-name="TL Data" office:value="3.82" office:value-type="float">
            <text:p>3.82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63" office:value="10711" office:value-type="float">
            <text:p>107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llinkhou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81.82" office:value-type="float">
            <text:p>81.82</text:p>
          </table:table-cell>
          <table:table-cell ns41:value-type="float" table:style-name="TL Data" office:value="2.94" office:value-type="float">
            <text:p>2.94</text:p>
          </table:table-cell>
          <table:table-cell ns41:value-type="float" table:style-name="TL Data" office:value="8.46" office:value-type="float">
            <text:p>8.46</text:p>
          </table:table-cell>
          <table:table-cell table:style-name="TL Data"/>
          <table:table-cell ns41:value-type="float" table:style-name="TL Data" office:value="4.04" office:value-type="float">
            <text:p>4.04</text:p>
          </table:table-cell>
          <table:table-cell ns41:value-type="float" table:style-name="TL Data" office:value="2.74" office:value-type="float">
            <text:p>2.74</text:p>
          </table:table-cell>
          <table:table-cell ns41:value-type="float" table:style-name="ce56" office:value="442" office:value-type="float">
            <text:p>442</text:p>
          </table:table-cell>
          <table:table-cell ns41:value-type="float" table:style-name="ce63" office:value="10772" office:value-type="float">
            <text:p>1077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lluin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6.38" office:value-type="float">
            <text:p>96.38</text:p>
          </table:table-cell>
          <table:table-cell ns41:value-type="float" table:style-name="TL Data" office:value="2.67" office:value-type="float">
            <text:p>2.67</text:p>
          </table:table-cell>
          <table:table-cell ns41:value-type="float" office:value="0.19" table:style-name="TL Data" table:number-columns-repeated="2" office:value-type="float">
            <text:p>0.19</text:p>
          </table:table-cell>
          <table:table-cell table:style-name="TL Data"/>
          <table:table-cell ns41:value-type="float" table:style-name="TL Data" office:value="0.57" office:value-type="float">
            <text:p>0.57</text:p>
          </table:table-cell>
          <table:table-cell ns41:value-type="float" table:style-name="ce56" office:value="605" office:value-type="float">
            <text:p>605</text:p>
          </table:table-cell>
          <table:table-cell ns41:value-type="float" table:style-name="ce63" office:value="11399" office:value-type="float">
            <text:p>1139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rmerhor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8.29" office:value-type="float">
            <text:p>58.29</text:p>
          </table:table-cell>
          <table:table-cell ns41:value-type="float" table:style-name="TL Data" office:value="9.84" office:value-type="float">
            <text:p>9.84</text:p>
          </table:table-cell>
          <table:table-cell ns41:value-type="float" table:style-name="TL Data" office:value="23.43" office:value-type="float">
            <text:p>23.43</text:p>
          </table:table-cell>
          <table:table-cell table:style-name="TL Data"/>
          <table:table-cell ns41:value-type="float" table:style-name="TL Data" office:value="4.4" office:value-type="float">
            <text:p>4.40</text:p>
          </table:table-cell>
          <table:table-cell ns41:value-type="float" table:style-name="TL Data" office:value="4.03" office:value-type="float">
            <text:p>4.03</text:p>
          </table:table-cell>
          <table:table-cell ns41:value-type="float" table:style-name="ce56" office:value="443" office:value-type="float">
            <text:p>443</text:p>
          </table:table-cell>
          <table:table-cell ns41:value-type="float" table:style-name="ce63" office:value="10308" office:value-type="float">
            <text:p>103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rpe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2.46" office:value-type="float">
            <text:p>72.46</text:p>
          </table:table-cell>
          <table:table-cell ns41:value-type="float" table:style-name="TL Data" office:value="1.99" office:value-type="float">
            <text:p>1.99</text:p>
          </table:table-cell>
          <table:table-cell table:style-name="TL Data" table:number-columns-repeated="2"/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25.19" office:value-type="float">
            <text:p>25.19</text:p>
          </table:table-cell>
          <table:table-cell ns41:value-type="float" table:style-name="ce56" office:value="705" office:value-type="float">
            <text:p>705</text:p>
          </table:table-cell>
          <table:table-cell ns41:value-type="float" table:style-name="ce63" office:value="10375" office:value-type="float">
            <text:p>1037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erpenze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3.3" office:value-type="float">
            <text:p>83.30</text:p>
          </table:table-cell>
          <table:table-cell ns41:value-type="float" table:style-name="TL Data" office:value="12.79" office:value-type="float">
            <text:p>12.79</text:p>
          </table:table-cell>
          <table:table-cell ns41:value-type="float" table:style-name="TL Data" office:value="0.18" office:value-type="float">
            <text:p>0.18</text:p>
          </table:table-cell>
          <table:table-cell table:style-name="TL Data"/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3.24" office:value-type="float">
            <text:p>3.24</text:p>
          </table:table-cell>
          <table:table-cell ns41:value-type="float" table:style-name="ce56" office:value="279" office:value-type="float">
            <text:p>279</text:p>
          </table:table-cell>
          <table:table-cell ns41:value-type="float" table:style-name="ce63" office:value="11146" office:value-type="float">
            <text:p>1114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ebroe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6.67" office:value-type="float">
            <text:p>66.67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22.88" office:value-type="float">
            <text:p>22.88</text:p>
          </table:table-cell>
          <table:table-cell table:style-name="TL Data"/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ce56" office:value="1170" office:value-type="float">
            <text:p>1170</text:p>
          </table:table-cell>
          <table:table-cell ns41:value-type="float" table:style-name="ce63" office:value="11306" office:value-type="float">
            <text:p>1130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e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3.77" office:value-type="float">
            <text:p>43.77</text:p>
          </table:table-cell>
          <table:table-cell ns41:value-type="float" table:style-name="TL Data" office:value="8.83" office:value-type="float">
            <text:p>8.83</text:p>
          </table:table-cell>
          <table:table-cell ns41:value-type="float" table:style-name="TL Data" office:value="35.19" office:value-type="float">
            <text:p>35.19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5.59" office:value-type="float">
            <text:p>5.59</text:p>
          </table:table-cell>
          <table:table-cell ns41:value-type="float" table:style-name="TL Data" office:value="6.49" office:value-type="float">
            <text:p>6.49</text:p>
          </table:table-cell>
          <table:table-cell ns41:value-type="float" table:style-name="ce56" office:value="606" office:value-type="float">
            <text:p>606</text:p>
          </table:table-cell>
          <table:table-cell ns41:value-type="float" table:style-name="ce63" office:value="11260" office:value-type="float">
            <text:p>1126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ermonnikoog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71.45" office:value-type="float">
            <text:p>71.45</text:p>
          </table:table-cell>
          <table:table-cell ns41:value-type="float" table:style-name="TL Data" office:value="18.31" office:value-type="float">
            <text:p>18.31</text:p>
          </table:table-cell>
          <table:table-cell ns41:value-type="float" table:style-name="TL Data" office:value="2.05" office:value-type="float">
            <text:p>2.05</text:p>
          </table:table-cell>
          <table:table-cell table:style-name="TL Data"/>
          <table:table-cell ns41:value-type="float" table:style-name="TL Data" office:value="2.05" office:value-type="float">
            <text:p>2.05</text:p>
          </table:table-cell>
          <table:table-cell ns41:value-type="float" table:style-name="TL Data" office:value="6.15" office:value-type="float">
            <text:p>6.15</text:p>
          </table:table-cell>
          <table:table-cell ns41:value-type="float" table:style-name="ce56" office:value="88" office:value-type="float">
            <text:p>88</text:p>
          </table:table-cell>
          <table:table-cell ns41:value-type="float" table:style-name="ce63" office:value="10355" office:value-type="float">
            <text:p>103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jnd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53" office:value-type="float">
            <text:p>0.53</text:p>
          </table:table-cell>
          <table:table-cell table:style-name="TL Data"/>
          <table:table-cell ns41:value-type="float" table:style-name="TL Data" office:value="99.47" office:value-type="float">
            <text:p>99.47</text:p>
          </table:table-cell>
          <table:table-cell table:style-name="TL Data" table:number-columns-repeated="2"/>
          <table:table-cell table:style-name="TL Data"/>
          <table:table-cell ns41:value-type="float" table:style-name="ce56" office:value="844" office:value-type="float">
            <text:p>844</text:p>
          </table:table-cell>
          <table:table-cell ns41:value-type="float" table:style-name="ce63" office:value="11178" office:value-type="float">
            <text:p>1117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mmert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61" office:value-type="float">
            <text:p>961</text:p>
          </table:table-cell>
          <table:table-cell ns41:value-type="float" table:style-name="ce63" office:value="11076" office:value-type="float">
            <text:p>110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nn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96.89" office:value-type="float">
            <text:p>96.89</text:p>
          </table:table-cell>
          <table:table-cell table:style-name="TL Data"/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0.7" office:value-type="float">
            <text:p>0.70</text:p>
          </table:table-cell>
          <table:table-cell ns41:value-type="float" table:style-name="ce56" office:value="962" office:value-type="float">
            <text:p>962</text:p>
          </table:table-cell>
          <table:table-cell ns41:value-type="float" table:style-name="ce63" office:value="10132" office:value-type="float">
            <text:p>101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n op Geu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99.58" office:value-type="float">
            <text:p>99.58</text:p>
          </table:table-cell>
          <table:table-cell table:style-name="TL Data" table:number-columns-repeated="3"/>
          <table:table-cell ns41:value-type="float" table:style-name="ce56" office:value="1171" office:value-type="float">
            <text:p>1171</text:p>
          </table:table-cell>
          <table:table-cell ns41:value-type="float" table:style-name="ce63" office:value="10780" office:value-type="float">
            <text:p>1078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nvel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8" office:value-type="float">
            <text:p>0.80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98.39" office:value-type="float">
            <text:p>98.39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ce56" office:value="963" office:value-type="float">
            <text:p>963</text:p>
          </table:table-cell>
          <table:table-cell ns41:value-type="float" table:style-name="ce63" office:value="10492" office:value-type="float">
            <text:p>104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ipluid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3.41" office:value-type="float">
            <text:p>23.41</text:p>
          </table:table-cell>
          <table:table-cell ns41:value-type="float" table:style-name="TL Data" office:value="19.99" office:value-type="float">
            <text:p>19.99</text:p>
          </table:table-cell>
          <table:table-cell ns41:value-type="float" table:style-name="TL Data" office:value="56.02" office:value-type="float">
            <text:p>56.02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ce56" office:value="607" office:value-type="float">
            <text:p>607</text:p>
          </table:table-cell>
          <table:table-cell ns41:value-type="float" table:style-name="ce63" office:value="10130" office:value-type="float">
            <text:p>101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ondij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0.05" office:value-type="float">
            <text:p>70.05</text:p>
          </table:table-cell>
          <table:table-cell ns41:value-type="float" table:style-name="TL Data" office:value="10.83" office:value-type="float">
            <text:p>10.83</text:p>
          </table:table-cell>
          <table:table-cell ns41:value-type="float" table:style-name="TL Data" office:value="17.71" office:value-type="float">
            <text:p>17.71</text:p>
          </table:table-cell>
          <table:table-cell table:style-name="TL Data"/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.15" office:value-type="float">
            <text:p>1.15</text:p>
          </table:table-cell>
          <table:table-cell ns41:value-type="float" table:style-name="ce56" office:value="706" office:value-type="float">
            <text:p>706</text:p>
          </table:table-cell>
          <table:table-cell ns41:value-type="float" table:style-name="ce63" office:value="10189" office:value-type="float">
            <text:p>101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onebeek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47.82" office:value-type="float">
            <text:p>47.82</text:p>
          </table:table-cell>
          <table:table-cell ns41:value-type="float" table:style-name="TL Data" office:value="15.61" office:value-type="float">
            <text:p>15.61</text:p>
          </table:table-cell>
          <table:table-cell ns41:value-type="float" table:style-name="TL Data" office:value="35.74" office:value-type="float">
            <text:p>35.74</text:p>
          </table:table-cell>
          <table:table-cell table:style-name="TL Data"/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129" office:value-type="float">
            <text:p>129</text:p>
          </table:table-cell>
          <table:table-cell ns41:value-type="float" table:style-name="ce63" office:value="10064" office:value-type="float">
            <text:p>100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onhov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7.68" office:value-type="float">
            <text:p>57.68</text:p>
          </table:table-cell>
          <table:table-cell ns41:value-type="float" table:style-name="TL Data" office:value="11.69" office:value-type="float">
            <text:p>11.69</text:p>
          </table:table-cell>
          <table:table-cell ns41:value-type="float" table:style-name="TL Data" office:value="20.15" office:value-type="float">
            <text:p>20.15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5.13" office:value-type="float">
            <text:p>5.13</text:p>
          </table:table-cell>
          <table:table-cell ns41:value-type="float" table:style-name="TL Data" office:value="4.84" office:value-type="float">
            <text:p>4.84</text:p>
          </table:table-cell>
          <table:table-cell ns41:value-type="float" table:style-name="ce56" office:value="608" office:value-type="float">
            <text:p>608</text:p>
          </table:table-cell>
          <table:table-cell ns41:value-type="float" table:style-name="ce63" office:value="10980" office:value-type="float">
            <text:p>1098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onrewoer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4.73" office:value-type="float">
            <text:p>74.73</text:p>
          </table:table-cell>
          <table:table-cell ns41:value-type="float" table:style-name="TL Data" office:value="23.98" office:value-type="float">
            <text:p>23.98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1.08" office:value-type="float">
            <text:p>1.08</text:p>
          </table:table-cell>
          <table:table-cell ns41:value-type="float" table:style-name="ce56" office:value="609" office:value-type="float">
            <text:p>609</text:p>
          </table:table-cell>
          <table:table-cell ns41:value-type="float" table:style-name="ce63" office:value="10214" office:value-type="float">
            <text:p>102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or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1.83" office:value-type="float">
            <text:p>51.83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34.99" office:value-type="float">
            <text:p>34.99</text:p>
          </table:table-cell>
          <table:table-cell table:style-name="TL Data"/>
          <table:table-cell ns41:value-type="float" table:style-name="TL Data" office:value="9.06" office:value-type="float">
            <text:p>9.06</text:p>
          </table:table-cell>
          <table:table-cell ns41:value-type="float" table:style-name="TL Data" office:value="3.07" office:value-type="float">
            <text:p>3.07</text:p>
          </table:table-cell>
          <table:table-cell ns41:value-type="float" table:style-name="ce56" office:value="444" office:value-type="float">
            <text:p>444</text:p>
          </table:table-cell>
          <table:table-cell ns41:value-type="float" table:style-name="ce63" office:value="10627" office:value-type="float">
            <text:p>106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r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6.18" office:value-type="float">
            <text:p>76.18</text:p>
          </table:table-cell>
          <table:table-cell ns41:value-type="float" table:style-name="TL Data" office:value="5.21" office:value-type="float">
            <text:p>5.21</text:p>
          </table:table-cell>
          <table:table-cell ns41:value-type="float" table:style-name="TL Data" office:value="13.3" office:value-type="float">
            <text:p>13.30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5.21" office:value-type="float">
            <text:p>5.21</text:p>
          </table:table-cell>
          <table:table-cell ns41:value-type="float" table:style-name="ce56" office:value="1172" office:value-type="float">
            <text:p>1172</text:p>
          </table:table-cell>
          <table:table-cell ns41:value-type="float" table:style-name="ce63" office:value="10544" office:value-type="float">
            <text:p>1054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t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1.28" office:value-type="float">
            <text:p>31.28</text:p>
          </table:table-cell>
          <table:table-cell ns41:value-type="float" table:style-name="TL Data" office:value="5.09" office:value-type="float">
            <text:p>5.09</text:p>
          </table:table-cell>
          <table:table-cell ns41:value-type="float" table:style-name="TL Data" office:value="36.77" office:value-type="float">
            <text:p>36.77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8.31" office:value-type="float">
            <text:p>18.31</text:p>
          </table:table-cell>
          <table:table-cell ns41:value-type="float" table:style-name="TL Data" office:value="8.29" office:value-type="float">
            <text:p>8.29</text:p>
          </table:table-cell>
          <table:table-cell ns41:value-type="float" table:style-name="ce56" office:value="1173" office:value-type="float">
            <text:p>1173</text:p>
          </table:table-cell>
          <table:table-cell ns41:value-type="float" table:style-name="ce63" office:value="10382" office:value-type="float">
            <text:p>1038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chot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0.5" office:value-type="float">
            <text:p>60.50</text:p>
          </table:table-cell>
          <table:table-cell ns41:value-type="float" table:style-name="TL Data" office:value="9.01" office:value-type="float">
            <text:p>9.01</text:p>
          </table:table-cell>
          <table:table-cell ns41:value-type="float" table:style-name="TL Data" office:value="2.51" office:value-type="float">
            <text:p>2.51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22.41" office:value-type="float">
            <text:p>22.41</text:p>
          </table:table-cell>
          <table:table-cell ns41:value-type="float" table:style-name="TL Data" office:value="5.44" office:value-type="float">
            <text:p>5.44</text:p>
          </table:table-cell>
          <table:table-cell ns41:value-type="float" table:style-name="ce56" office:value="1174" office:value-type="float">
            <text:p>1174</text:p>
          </table:table-cell>
          <table:table-cell ns41:value-type="float" table:style-name="ce63" office:value="10680" office:value-type="float">
            <text:p>106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erooskerke (Sch.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90.61" office:value-type="float">
            <text:p>90.61</text:p>
          </table:table-cell>
          <table:table-cell ns41:value-type="float" table:style-name="TL Data" office:value="6.14" office:value-type="float">
            <text:p>6.14</text:p>
          </table:table-cell>
          <table:table-cell table:style-name="TL Data" table:number-columns-repeated="2"/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2.53" office:value-type="float">
            <text:p>2.53</text:p>
          </table:table-cell>
          <table:table-cell ns41:value-type="float" table:style-name="ce56" office:value="1175" office:value-type="float">
            <text:p>1175</text:p>
          </table:table-cell>
          <table:table-cell ns41:value-type="float" table:style-name="ce63" office:value="11014" office:value-type="float">
            <text:p>1101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erooskerke (W.)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8.05" office:value-type="float">
            <text:p>28.05</text:p>
          </table:table-cell>
          <table:table-cell ns41:value-type="float" table:style-name="TL Data" office:value="63.21" office:value-type="float">
            <text:p>63.21</text:p>
          </table:table-cell>
          <table:table-cell table:style-name="TL Data" table:number-columns-repeated="2"/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8.08" office:value-type="float">
            <text:p>8.08</text:p>
          </table:table-cell>
          <table:table-cell ns41:value-type="float" table:style-name="ce56" office:value="1176" office:value-type="float">
            <text:p>1176</text:p>
          </table:table-cell>
          <table:table-cell ns41:value-type="float" table:style-name="ce63" office:value="11256" office:value-type="float">
            <text:p>112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evenum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64" office:value-type="float">
            <text:p>964</text:p>
          </table:table-cell>
          <table:table-cell ns41:value-type="float" table:style-name="ce63" office:value="10045" office:value-type="float">
            <text:p>100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ijbe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8.13" office:value-type="float">
            <text:p>58.13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38.63" office:value-type="float">
            <text:p>38.63</text:p>
          </table:table-cell>
          <table:table-cell table:style-name="TL Data"/>
          <table:table-cell ns41:value-type="float" table:style-name="TL Data" office:value="1.31" office:value-type="float">
            <text:p>1.31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ce56" office:value="447" office:value-type="float">
            <text:p>447</text:p>
          </table:table-cell>
          <table:table-cell ns41:value-type="float" table:style-name="ce63" office:value="11167" office:value-type="float">
            <text:p>1116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impelvel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9" office:value-type="float">
            <text:p>0.90</text:p>
          </table:table-cell>
          <table:table-cell table:style-name="TL Data"/>
          <table:table-cell ns41:value-type="float" table:style-name="TL Data" office:value="98.55" office:value-type="float">
            <text:p>98.55</text:p>
          </table:table-cell>
          <table:table-cell table:style-name="TL Data"/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ce56" office:value="965" office:value-type="float">
            <text:p>965</text:p>
          </table:table-cell>
          <table:table-cell ns41:value-type="float" table:style-name="ce63" office:value="10515" office:value-type="float">
            <text:p>105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ittar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3.05" office:value-type="float">
            <text:p>3.05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93.78" office:value-type="float">
            <text:p>93.78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ce56" office:value="968" office:value-type="float">
            <text:p>968</text:p>
          </table:table-cell>
          <table:table-cell ns41:value-type="float" table:style-name="ce63" office:value="11230" office:value-type="float">
            <text:p>1123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e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2.97" office:value-type="float">
            <text:p>82.97</text:p>
          </table:table-cell>
          <table:table-cell ns41:value-type="float" table:style-name="TL Data" office:value="12.34" office:value-type="float">
            <text:p>12.34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1.6" office:value-type="float">
            <text:p>1.60</text:p>
          </table:table-cell>
          <table:table-cell ns41:value-type="float" table:style-name="ce56" office:value="130" office:value-type="float">
            <text:p>130</text:p>
          </table:table-cell>
          <table:table-cell ns41:value-type="float" table:style-name="ce63" office:value="10489" office:value-type="float">
            <text:p>104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enak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8" office:value-type="float">
            <text:p>0.18</text:p>
          </table:table-cell>
          <table:table-cell table:style-name="TL Data"/>
          <table:table-cell ns41:value-type="float" table:style-name="TL Data" office:value="99.82" office:value-type="float">
            <text:p>99.82</text:p>
          </table:table-cell>
          <table:table-cell table:style-name="TL Data" table:number-columns-repeated="3"/>
          <table:table-cell ns41:value-type="float" table:style-name="ce56" office:value="969" office:value-type="float">
            <text:p>969</text:p>
          </table:table-cell>
          <table:table-cell ns41:value-type="float" table:style-name="ce63" office:value="11274" office:value-type="float">
            <text:p>1127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ie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7.17" office:value-type="float">
            <text:p>77.17</text:p>
          </table:table-cell>
          <table:table-cell ns41:value-type="float" table:style-name="TL Data" office:value="11.84" office:value-type="float">
            <text:p>11.84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8.86" office:value-type="float">
            <text:p>8.86</text:p>
          </table:table-cell>
          <table:table-cell ns41:value-type="float" table:style-name="ce56" office:value="610" office:value-type="float">
            <text:p>610</text:p>
          </table:table-cell>
          <table:table-cell ns41:value-type="float" table:style-name="ce63" office:value="11331" office:value-type="float">
            <text:p>1133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ochter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2.08" office:value-type="float">
            <text:p>72.08</text:p>
          </table:table-cell>
          <table:table-cell ns41:value-type="float" table:style-name="TL Data" office:value="15.2" office:value-type="float">
            <text:p>15.20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8.22" office:value-type="float">
            <text:p>8.22</text:p>
          </table:table-cell>
          <table:table-cell ns41:value-type="float" table:style-name="TL Data" office:value="2.9" office:value-type="float">
            <text:p>2.90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63" office:value="10747" office:value-type="float">
            <text:p>1074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6.65" office:value-type="float">
            <text:p>36.65</text:p>
          </table:table-cell>
          <table:table-cell ns41:value-type="float" table:style-name="TL Data" office:value="7.17" office:value-type="float">
            <text:p>7.17</text:p>
          </table:table-cell>
          <table:table-cell ns41:value-type="float" table:style-name="TL Data" office:value="32.58" office:value-type="float">
            <text:p>32.58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14.71" office:value-type="float">
            <text:p>14.71</text:p>
          </table:table-cell>
          <table:table-cell ns41:value-type="float" table:style-name="TL Data" office:value="8.14" office:value-type="float">
            <text:p>8.14</text:p>
          </table:table-cell>
          <table:table-cell ns41:value-type="float" table:style-name="ce56" office:value="1181" office:value-type="float">
            <text:p>1181</text:p>
          </table:table-cell>
          <table:table-cell ns41:value-type="float" table:style-name="ce63" office:value="10148" office:value-type="float">
            <text:p>1014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6.53" office:value-type="float">
            <text:p>66.53</text:p>
          </table:table-cell>
          <table:table-cell ns41:value-type="float" table:style-name="TL Data" office:value="14.96" office:value-type="float">
            <text:p>14.96</text:p>
          </table:table-cell>
          <table:table-cell ns41:value-type="float" table:style-name="TL Data" office:value="14.7" office:value-type="float">
            <text:p>14.70</text:p>
          </table:table-cell>
          <table:table-cell table:style-name="TL Data"/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2.76" office:value-type="float">
            <text:p>2.76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63" office:value="10867" office:value-type="float">
            <text:p>108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luis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4.81" office:value-type="float">
            <text:p>24.81</text:p>
          </table:table-cell>
          <table:table-cell ns41:value-type="float" table:style-name="TL Data" office:value="1.17" office:value-type="float">
            <text:p>1.17</text:p>
          </table:table-cell>
          <table:table-cell ns41:value-type="float" table:style-name="TL Data" office:value="72.57" office:value-type="float">
            <text:p>72.57</text:p>
          </table:table-cell>
          <table:table-cell table:style-name="TL Data"/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1.1" office:value-type="float">
            <text:p>1.10</text:p>
          </table:table-cell>
          <table:table-cell ns41:value-type="float" table:style-name="ce56" office:value="713" office:value-type="float">
            <text:p>713</text:p>
          </table:table-cell>
          <table:table-cell ns41:value-type="float" table:style-name="ce63" office:value="10895" office:value-type="float">
            <text:p>108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mallingerland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7.59" office:value-type="float">
            <text:p>47.59</text:p>
          </table:table-cell>
          <table:table-cell ns41:value-type="float" table:style-name="TL Data" office:value="35.1" office:value-type="float">
            <text:p>35.10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9.84" office:value-type="float">
            <text:p>9.84</text:p>
          </table:table-cell>
          <table:table-cell ns41:value-type="float" table:style-name="TL Data" office:value="7.21" office:value-type="float">
            <text:p>7.21</text:p>
          </table:table-cell>
          <table:table-cell ns41:value-type="float" table:style-name="ce56" office:value="90" office:value-type="float">
            <text:p>90</text:p>
          </table:table-cell>
          <table:table-cell ns41:value-type="float" table:style-name="ce63" office:value="10405" office:value-type="float">
            <text:p>1040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63.65" office:value-type="float">
            <text:p>63.65</text:p>
          </table:table-cell>
          <table:table-cell ns41:value-type="float" table:style-name="TL Data" office:value="27.37" office:value-type="float">
            <text:p>27.37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4.04" office:value-type="float">
            <text:p>4.04</text:p>
          </table:table-cell>
          <table:table-cell ns41:value-type="float" table:style-name="TL Data" office:value="4.02" office:value-type="float">
            <text:p>4.02</text:p>
          </table:table-cell>
          <table:table-cell ns41:value-type="float" table:style-name="ce56" office:value="131" office:value-type="float">
            <text:p>131</text:p>
          </table:table-cell>
          <table:table-cell ns41:value-type="float" table:style-name="ce63" office:value="11033" office:value-type="float">
            <text:p>110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neek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2.15" office:value-type="float">
            <text:p>42.15</text:p>
          </table:table-cell>
          <table:table-cell ns41:value-type="float" table:style-name="TL Data" office:value="15.31" office:value-type="float">
            <text:p>15.31</text:p>
          </table:table-cell>
          <table:table-cell ns41:value-type="float" table:style-name="TL Data" office:value="14.34" office:value-type="float">
            <text:p>14.34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17.4" office:value-type="float">
            <text:p>17.40</text:p>
          </table:table-cell>
          <table:table-cell ns41:value-type="float" table:style-name="TL Data" office:value="10.19" office:value-type="float">
            <text:p>10.19</text:p>
          </table:table-cell>
          <table:table-cell ns41:value-type="float" table:style-name="ce56" office:value="91" office:value-type="float">
            <text:p>91</text:p>
          </table:table-cell>
          <table:table-cell ns41:value-type="float" table:style-name="ce63" office:value="11421" office:value-type="float">
            <text:p>1142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nelrewaard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2.86" office:value-type="float">
            <text:p>32.86</text:p>
          </table:table-cell>
          <table:table-cell ns41:value-type="float" table:style-name="TL Data" office:value="12.08" office:value-type="float">
            <text:p>12.08</text:p>
          </table:table-cell>
          <table:table-cell ns41:value-type="float" table:style-name="TL Data" office:value="53.82" office:value-type="float">
            <text:p>53.82</text:p>
          </table:table-cell>
          <table:table-cell table:style-name="TL Data" table:number-columns-repeated="2"/>
          <table:table-cell ns41:value-type="float" table:style-name="TL Data" office:value="1.24" office:value-type="float">
            <text:p>1.24</text:p>
          </table:table-cell>
          <table:table-cell ns41:value-type="float" table:style-name="ce56" office:value="341" office:value-type="float">
            <text:p>341</text:p>
          </table:table-cell>
          <table:table-cell ns41:value-type="float" table:style-name="ce63" office:value="10802" office:value-type="float">
            <text:p>1080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oerendonk c.a.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183" office:value-type="float">
            <text:p>1183</text:p>
          </table:table-cell>
          <table:table-cell ns41:value-type="float" table:style-name="ce63" office:value="10047" office:value-type="float">
            <text:p>100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oes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7.37" office:value-type="float">
            <text:p>37.37</text:p>
          </table:table-cell>
          <table:table-cell ns41:value-type="float" table:style-name="TL Data" office:value="9.05" office:value-type="float">
            <text:p>9.05</text:p>
          </table:table-cell>
          <table:table-cell ns41:value-type="float" table:style-name="TL Data" office:value="43.98" office:value-type="float">
            <text:p>43.98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5.46" office:value-type="float">
            <text:p>5.46</text:p>
          </table:table-cell>
          <table:table-cell ns41:value-type="float" table:style-name="TL Data" office:value="4.07" office:value-type="float">
            <text:p>4.07</text:p>
          </table:table-cell>
          <table:table-cell ns41:value-type="float" table:style-name="ce56" office:value="342" office:value-type="float">
            <text:p>342</text:p>
          </table:table-cell>
          <table:table-cell ns41:value-type="float" table:style-name="ce63" office:value="11021" office:value-type="float">
            <text:p>1102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ommelsd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4.11" office:value-type="float">
            <text:p>84.11</text:p>
          </table:table-cell>
          <table:table-cell ns41:value-type="float" table:style-name="TL Data" office:value="6.93" office:value-type="float">
            <text:p>6.93</text:p>
          </table:table-cell>
          <table:table-cell ns41:value-type="float" table:style-name="TL Data" office:value="1.88" office:value-type="float">
            <text:p>1.88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2.05" office:value-type="float">
            <text:p>2.05</text:p>
          </table:table-cell>
          <table:table-cell ns41:value-type="float" table:style-name="TL Data" office:value="4.5" office:value-type="float">
            <text:p>4.50</text:p>
          </table:table-cell>
          <table:table-cell ns41:value-type="float" table:style-name="ce56" office:value="1184" office:value-type="float">
            <text:p>1184</text:p>
          </table:table-cell>
          <table:table-cell ns41:value-type="float" table:style-name="ce63" office:value="11097" office:value-type="float">
            <text:p>110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paarn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2.69" office:value-type="float">
            <text:p>52.69</text:p>
          </table:table-cell>
          <table:table-cell ns41:value-type="float" table:style-name="TL Data" office:value="3.97" office:value-type="float">
            <text:p>3.97</text:p>
          </table:table-cell>
          <table:table-cell ns41:value-type="float" table:style-name="TL Data" office:value="28.77" office:value-type="float">
            <text:p>28.77</text:p>
          </table:table-cell>
          <table:table-cell table:style-name="TL Data"/>
          <table:table-cell ns41:value-type="float" table:style-name="TL Data" office:value="8.41" office:value-type="float">
            <text:p>8.41</text:p>
          </table:table-cell>
          <table:table-cell ns41:value-type="float" table:style-name="TL Data" office:value="6.14" office:value-type="float">
            <text:p>6.14</text:p>
          </table:table-cell>
          <table:table-cell ns41:value-type="float" table:style-name="ce56" office:value="1185" office:value-type="float">
            <text:p>1185</text:p>
          </table:table-cell>
          <table:table-cell ns41:value-type="float" table:style-name="ce63" office:value="10192" office:value-type="float">
            <text:p>101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panbroe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12.81" office:value-type="float">
            <text:p>12.81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85.28" office:value-type="float">
            <text:p>85.28</text:p>
          </table:table-cell>
          <table:table-cell table:style-name="TL Data"/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ce56" office:value="1186" office:value-type="float">
            <text:p>1186</text:p>
          </table:table-cell>
          <table:table-cell ns41:value-type="float" table:style-name="ce63" office:value="10063" office:value-type="float">
            <text:p>1006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paubeek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99.9" office:value-type="float">
            <text:p>99.90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ce56" office:value="970" office:value-type="float">
            <text:p>970</text:p>
          </table:table-cell>
          <table:table-cell ns41:value-type="float" table:style-name="ce63" office:value="10552" office:value-type="float">
            <text:p>1055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pijkeniss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0.12" office:value-type="float">
            <text:p>80.12</text:p>
          </table:table-cell>
          <table:table-cell ns41:value-type="float" table:style-name="TL Data" office:value="16.46" office:value-type="float">
            <text:p>16.46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2.41" office:value-type="float">
            <text:p>2.41</text:p>
          </table:table-cell>
          <table:table-cell ns41:value-type="float" table:style-name="ce56" office:value="612" office:value-type="float">
            <text:p>612</text:p>
          </table:table-cell>
          <table:table-cell ns41:value-type="float" table:style-name="ce63" office:value="10735" office:value-type="float">
            <text:p>107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prang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8.21" office:value-type="float">
            <text:p>78.21</text:p>
          </table:table-cell>
          <table:table-cell ns41:value-type="float" table:style-name="TL Data" office:value="14.19" office:value-type="float">
            <text:p>14.19</text:p>
          </table:table-cell>
          <table:table-cell ns41:value-type="float" table:style-name="TL Data" office:value="7.07" office:value-type="float">
            <text:p>7.07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1187" office:value-type="float">
            <text:p>1187</text:p>
          </table:table-cell>
          <table:table-cell ns41:value-type="float" table:style-name="ce63" office:value="10659" office:value-type="float">
            <text:p>106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d aan 't Haringvlie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7.61" office:value-type="float">
            <text:p>67.61</text:p>
          </table:table-cell>
          <table:table-cell ns41:value-type="float" table:style-name="TL Data" office:value="25.54" office:value-type="float">
            <text:p>25.54</text:p>
          </table:table-cell>
          <table:table-cell ns41:value-type="float" table:style-name="TL Data" office:value="0.75" office:value-type="float">
            <text:p>0.75</text:p>
          </table:table-cell>
          <table:table-cell table:style-name="TL Data" table:number-columns-repeated="2"/>
          <table:table-cell ns41:value-type="float" table:style-name="TL Data" office:value="6.1" office:value-type="float">
            <text:p>6.10</text:p>
          </table:table-cell>
          <table:table-cell ns41:value-type="float" table:style-name="ce56" office:value="1188" office:value-type="float">
            <text:p>1188</text:p>
          </table:table-cell>
          <table:table-cell ns41:value-type="float" table:style-name="ce63" office:value="11239" office:value-type="float">
            <text:p>1123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mprooi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TL Data" office:value="99.79" office:value-type="float">
            <text:p>99.79</text:p>
          </table:table-cell>
          <table:table-cell table:style-name="TL Data" table:number-columns-repeated="2"/>
          <table:table-cell ns41:value-type="float" table:style-name="TL Data" office:value="0.07" office:value-type="float">
            <text:p>0.07</text:p>
          </table:table-cell>
          <table:table-cell ns41:value-type="float" table:style-name="ce56" office:value="973" office:value-type="float">
            <text:p>973</text:p>
          </table:table-cell>
          <table:table-cell ns41:value-type="float" table:style-name="ce63" office:value="11186" office:value-type="float">
            <text:p>111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nddaarbuit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.1" office:value-type="float">
            <text:p>4.10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5.76" office:value-type="float">
            <text:p>95.76</text:p>
          </table:table-cell>
          <table:table-cell table:style-name="TL Data"/>
          <table:table-cell ns41:value-type="float" office:value="0.05" table:style-name="TL Data" table:number-columns-repeated="2" office:value-type="float">
            <text:p>0.05</text:p>
          </table:table-cell>
          <table:table-cell ns41:value-type="float" table:style-name="ce56" office:value="850" office:value-type="float">
            <text:p>850</text:p>
          </table:table-cell>
          <table:table-cell ns41:value-type="float" table:style-name="ce63" office:value="11212" office:value-type="float">
            <text:p>112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3.85" office:value-type="float">
            <text:p>83.85</text:p>
          </table:table-cell>
          <table:table-cell ns41:value-type="float" table:style-name="TL Data" office:value="15.26" office:value-type="float">
            <text:p>15.26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veniss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9.62" office:value-type="float">
            <text:p>89.62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5" office:value-type="float">
            <text:p>0.15</text:p>
          </table:table-cell>
          <table:table-cell table:style-name="TL Data" table:number-columns-repeated="2"/>
          <table:table-cell ns41:value-type="float" table:style-name="TL Data" office:value="10.18" office:value-type="float">
            <text:p>10.18</text:p>
          </table:table-cell>
          <table:table-cell ns41:value-type="float" table:style-name="ce56" office:value="714" office:value-type="float">
            <text:p>714</text:p>
          </table:table-cell>
          <table:table-cell ns41:value-type="float" table:style-name="ce63" office:value="10619" office:value-type="float">
            <text:p>106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avoren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0.62" office:value-type="float">
            <text:p>50.62</text:p>
          </table:table-cell>
          <table:table-cell ns41:value-type="float" table:style-name="TL Data" office:value="13.77" office:value-type="float">
            <text:p>13.77</text:p>
          </table:table-cell>
          <table:table-cell ns41:value-type="float" table:style-name="TL Data" office:value="1.76" office:value-type="float">
            <text:p>1.76</text:p>
          </table:table-cell>
          <table:table-cell table:style-name="TL Data"/>
          <table:table-cell ns41:value-type="float" table:style-name="TL Data" office:value="9.95" office:value-type="float">
            <text:p>9.95</text:p>
          </table:table-cell>
          <table:table-cell ns41:value-type="float" table:style-name="TL Data" office:value="23.91" office:value-type="float">
            <text:p>23.91</text:p>
          </table:table-cell>
          <table:table-cell ns41:value-type="float" table:style-name="ce56" office:value="1257" office:value-type="float">
            <text:p>1257</text:p>
          </table:table-cell>
          <table:table-cell ns41:value-type="float" table:style-name="ce63" office:value="10240" office:value-type="float">
            <text:p>102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d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5.11" office:value-type="float">
            <text:p>55.11</text:p>
          </table:table-cell>
          <table:table-cell ns41:value-type="float" table:style-name="TL Data" office:value="41.54" office:value-type="float">
            <text:p>41.54</text:p>
          </table:table-cell>
          <table:table-cell table:style-name="TL Data"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2.39" office:value-type="float">
            <text:p>2.39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63" office:value="10771" office:value-type="float">
            <text:p>107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enber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6.09" office:value-type="float">
            <text:p>6.09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93.1" office:value-type="float">
            <text:p>93.10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ce56" office:value="1376" office:value-type="float">
            <text:p>1376</text:p>
          </table:table-cell>
          <table:table-cell ns41:value-type="float" table:style-name="ce63" office:value="10731" office:value-type="float">
            <text:p>107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ende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5.13" office:value-type="float">
            <text:p>55.13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42.15" office:value-type="float">
            <text:p>42.15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1.77" office:value-type="float">
            <text:p>1.77</text:p>
          </table:table-cell>
          <table:table-cell ns41:value-type="float" table:style-name="ce56" office:value="280" office:value-type="float">
            <text:p>280</text:p>
          </table:table-cell>
          <table:table-cell ns41:value-type="float" table:style-name="ce63" office:value="10497" office:value-type="float">
            <text:p>104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enwijk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4.07" office:value-type="float">
            <text:p>64.07</text:p>
          </table:table-cell>
          <table:table-cell ns41:value-type="float" table:style-name="TL Data" office:value="12.56" office:value-type="float">
            <text:p>12.56</text:p>
          </table:table-cell>
          <table:table-cell ns41:value-type="float" table:style-name="TL Data" office:value="5.05" office:value-type="float">
            <text:p>5.05</text:p>
          </table:table-cell>
          <table:table-cell ns41:value-type="float" table:style-name="TL Data" office:value="2.49" office:value-type="float">
            <text:p>2.49</text:p>
          </table:table-cell>
          <table:table-cell ns41:value-type="float" table:style-name="TL Data" office:value="9.59" office:value-type="float">
            <text:p>9.59</text:p>
          </table:table-cell>
          <table:table-cell ns41:value-type="float" table:style-name="TL Data" office:value="6.23" office:value-type="float">
            <text:p>6.23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enwijkerwold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4.56" office:value-type="float">
            <text:p>64.56</text:p>
          </table:table-cell>
          <table:table-cell ns41:value-type="float" table:style-name="TL Data" office:value="7.51" office:value-type="float">
            <text:p>7.51</text:p>
          </table:table-cell>
          <table:table-cell ns41:value-type="float" table:style-name="TL Data" office:value="19.55" office:value-type="float">
            <text:p>19.55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3.26" office:value-type="float">
            <text:p>3.26</text:p>
          </table:table-cell>
          <table:table-cell ns41:value-type="float" table:style-name="TL Data" office:value="5.07" office:value-type="float">
            <text:p>5.07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i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83" office:value-type="float">
            <text:p>0.83</text:p>
          </table:table-cell>
          <table:table-cell table:style-name="TL Data"/>
          <table:table-cell ns41:value-type="float" table:style-name="TL Data" office:value="99.17" office:value-type="float">
            <text:p>99.17</text:p>
          </table:table-cell>
          <table:table-cell table:style-name="TL Data" table:number-columns-repeated="3"/>
          <table:table-cell ns41:value-type="float" table:style-name="ce56" office:value="971" office:value-type="float">
            <text:p>971</text:p>
          </table:table-cell>
          <table:table-cell ns41:value-type="float" table:style-name="ce63" office:value="11319" office:value-type="float">
            <text:p>1131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llen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1.47" office:value-type="float">
            <text:p>81.47</text:p>
          </table:table-cell>
          <table:table-cell ns41:value-type="float" table:style-name="TL Data" office:value="17.1" office:value-type="float">
            <text:p>17.10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ce56" office:value="1195" office:value-type="float">
            <text:p>1195</text:p>
          </table:table-cell>
          <table:table-cell ns41:value-type="float" table:style-name="ce63" office:value="10087" office:value-type="float">
            <text:p>100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evensweer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24" office:value-type="float">
            <text:p>1.24</text:p>
          </table:table-cell>
          <table:table-cell table:style-name="TL Data"/>
          <table:table-cell ns41:value-type="float" table:style-name="TL Data" office:value="98.67" office:value-type="float">
            <text:p>98.67</text:p>
          </table:table-cell>
          <table:table-cell table:style-name="TL Data" table:number-columns-repeated="2"/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972" office:value-type="float">
            <text:p>972</text:p>
          </table:table-cell>
          <table:table-cell ns41:value-type="float" table:style-name="ce63" office:value="11203" office:value-type="float">
            <text:p>1120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iphou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TL Data" office:value="99.89" office:value-type="float">
            <text:p>99.89</text:p>
          </table:table-cell>
          <table:table-cell table:style-name="TL Data" table:number-columns-repeated="3"/>
          <table:table-cell ns41:value-type="float" table:style-name="ce56" office:value="1196" office:value-type="float">
            <text:p>1196</text:p>
          </table:table-cell>
          <table:table-cell ns41:value-type="float" table:style-name="ce63" office:value="11386" office:value-type="float">
            <text:p>1138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ol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6.18" office:value-type="float">
            <text:p>86.18</text:p>
          </table:table-cell>
          <table:table-cell ns41:value-type="float" table:style-name="TL Data" office:value="2.98" office:value-type="float">
            <text:p>2.98</text:p>
          </table:table-cell>
          <table:table-cell ns41:value-type="float" table:style-name="TL Data" office:value="1.32" office:value-type="float">
            <text:p>1.32</text:p>
          </table:table-cell>
          <table:table-cell table:style-name="TL Data"/>
          <table:table-cell ns41:value-type="float" table:style-name="TL Data" office:value="5.63" office:value-type="float">
            <text:p>5.63</text:p>
          </table:table-cell>
          <table:table-cell ns41:value-type="float" table:style-name="TL Data" office:value="3.89" office:value-type="float">
            <text:p>3.89</text:p>
          </table:table-cell>
          <table:table-cell ns41:value-type="float" table:style-name="ce56" office:value="615" office:value-type="float">
            <text:p>615</text:p>
          </table:table-cell>
          <table:table-cell ns41:value-type="float" table:style-name="ce63" office:value="11250" office:value-type="float">
            <text:p>112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ompwij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5.29" office:value-type="float">
            <text:p>25.29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69.39" office:value-type="float">
            <text:p>69.3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1.57" office:value-type="float">
            <text:p>1.57</text:p>
          </table:table-cell>
          <table:table-cell ns41:value-type="float" table:style-name="ce56" office:value="1197" office:value-type="float">
            <text:p>1197</text:p>
          </table:table-cell>
          <table:table-cell ns41:value-type="float" table:style-name="ce63" office:value="10742" office:value-type="float">
            <text:p>107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oppeldij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1.15" office:value-type="float">
            <text:p>1.15</text:p>
          </table:table-cell>
          <table:table-cell ns41:value-type="float" table:style-name="TL Data" office:value="98.66" office:value-type="float">
            <text:p>98.66</text:p>
          </table:table-cell>
          <table:table-cell table:style-name="TL Data" table:number-columns-repeated="3"/>
          <table:table-cell ns41:value-type="float" table:style-name="ce56" office:value="1198" office:value-type="float">
            <text:p>1198</text:p>
          </table:table-cell>
          <table:table-cell ns41:value-type="float" table:style-name="ce63" office:value="10100" office:value-type="float">
            <text:p>1010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outenburg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6.23" office:value-type="float">
            <text:p>26.23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70.12" office:value-type="float">
            <text:p>70.12</text:p>
          </table:table-cell>
          <table:table-cell table:style-name="TL Data" table:number-columns-repeated="2"/>
          <table:table-cell ns41:value-type="float" table:style-name="TL Data" office:value="1.08" office:value-type="float">
            <text:p>1.08</text:p>
          </table:table-cell>
          <table:table-cell ns41:value-type="float" table:style-name="ce56" office:value="343" office:value-type="float">
            <text:p>343</text:p>
          </table:table-cell>
          <table:table-cell ns41:value-type="float" table:style-name="ce63" office:value="10438" office:value-type="float">
            <text:p>104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reefkerk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9.33" office:value-type="float">
            <text:p>99.33</text:p>
          </table:table-cell>
          <table:table-cell ns41:value-type="float" table:style-name="TL Data" office:value="0.67" office:value-type="float">
            <text:p>0.67</text:p>
          </table:table-cell>
          <table:table-cell table:style-name="TL Data" table:number-columns-repeated="4"/>
          <table:table-cell ns41:value-type="float" table:style-name="ce56" office:value="616" office:value-type="float">
            <text:p>616</text:p>
          </table:table-cell>
          <table:table-cell ns41:value-type="float" table:style-name="ce63" office:value="11105" office:value-type="float">
            <text:p>111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trij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6.92" office:value-type="float">
            <text:p>86.92</text:p>
          </table:table-cell>
          <table:table-cell ns41:value-type="float" table:style-name="TL Data" office:value="10.49" office:value-type="float">
            <text:p>10.49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ce56" office:value="617" office:value-type="float">
            <text:p>617</text:p>
          </table:table-cell>
          <table:table-cell ns41:value-type="float" table:style-name="ce63" office:value="10558" office:value-type="float">
            <text:p>105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Suster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53" office:value-type="float">
            <text:p>1.53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97.99" office:value-type="float">
            <text:p>97.99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ce56" office:value="974" office:value-type="float">
            <text:p>974</text:p>
          </table:table-cell>
          <table:table-cell ns41:value-type="float" table:style-name="ce63" office:value="10457" office:value-type="float">
            <text:p>104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T</text:p>
          </table:table-cell>
          <table:table-cell ns41:value-type="string" table:style-name="TL RowHeader" office:value-type="string">
            <text:p>Tegel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99.34" office:value-type="float">
            <text:p>99.34</text:p>
          </table:table-cell>
          <table:table-cell table:style-name="TL Data"/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976" office:value-type="float">
            <text:p>976</text:p>
          </table:table-cell>
          <table:table-cell ns41:value-type="float" table:style-name="ce63" office:value="11333" office:value-type="float">
            <text:p>113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nboer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9.47" office:value-type="float">
            <text:p>59.47</text:p>
          </table:table-cell>
          <table:table-cell ns41:value-type="float" table:style-name="TL Data" office:value="36.83" office:value-type="float">
            <text:p>36.8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.7" office:value-type="float">
            <text:p>2.70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63" office:value="10891" office:value-type="float">
            <text:p>108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rheid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38" office:value-type="float">
            <text:p>2.38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97.28" office:value-type="float">
            <text:p>97.28</text:p>
          </table:table-cell>
          <table:table-cell table:style-name="TL Data" table:number-columns-repeated="2"/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853" office:value-type="float">
            <text:p>853</text:p>
          </table:table-cell>
          <table:table-cell ns41:value-type="float" table:style-name="ce63" office:value="10905" office:value-type="float">
            <text:p>1090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rmunt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3.19" office:value-type="float">
            <text:p>73.19</text:p>
          </table:table-cell>
          <table:table-cell ns41:value-type="float" table:style-name="TL Data" office:value="17.12" office:value-type="float">
            <text:p>17.12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7.58" office:value-type="float">
            <text:p>7.58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ce56" office:value="42" office:value-type="float">
            <text:p>42</text:p>
          </table:table-cell>
          <table:table-cell ns41:value-type="float" table:style-name="ce63" office:value="11023" office:value-type="float">
            <text:p>110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rneuz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8.51" office:value-type="float">
            <text:p>58.51</text:p>
          </table:table-cell>
          <table:table-cell ns41:value-type="float" table:style-name="TL Data" office:value="10.81" office:value-type="float">
            <text:p>10.81</text:p>
          </table:table-cell>
          <table:table-cell ns41:value-type="float" table:style-name="TL Data" office:value="21.31" office:value-type="float">
            <text:p>21.31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7.65" office:value-type="float">
            <text:p>7.65</text:p>
          </table:table-cell>
          <table:table-cell ns41:value-type="float" table:style-name="ce56" office:value="715" office:value-type="float">
            <text:p>715</text:p>
          </table:table-cell>
          <table:table-cell ns41:value-type="float" table:style-name="ce63" office:value="10704" office:value-type="float">
            <text:p>107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rschelling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7.1" office:value-type="float">
            <text:p>77.10</text:p>
          </table:table-cell>
          <table:table-cell ns41:value-type="float" table:style-name="TL Data" office:value="2.96" office:value-type="float">
            <text:p>2.96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11.56" office:value-type="float">
            <text:p>11.56</text:p>
          </table:table-cell>
          <table:table-cell ns41:value-type="float" table:style-name="TL Data" office:value="0.08" office:value-type="float">
            <office:annotation draw:style-name="gr1" svg:height="1.957cm" draw:caption-point-y="0.274cm" svg:width="3.582cm" svg:x="16.167cm" draw:caption-point-x="-0.429cm" svg:y="478.09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8,08 staan.</text:span></text:p>
            </office:annotation>
            <text:p>0.08</text:p>
          </table:table-cell>
          <table:table-cell ns41:value-type="float" table:style-name="ce56" office:value="93" office:value-type="float">
            <text:p>93</text:p>
          </table:table-cell>
          <table:table-cell ns41:value-type="float" table:style-name="ce63" office:value="11210" office:value-type="float">
            <text:p>1121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terin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1.96" office:value-type="float">
            <text:p>11.96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TL Data" office:value="80.54" office:value-type="float">
            <text:p>80.54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3.23" office:value-type="float">
            <text:p>3.23</text:p>
          </table:table-cell>
          <table:table-cell ns41:value-type="float" table:style-name="TL Data" office:value="2.26" office:value-type="float">
            <text:p>2.26</text:p>
          </table:table-cell>
          <table:table-cell ns41:value-type="float" table:style-name="ce56" office:value="854" office:value-type="float">
            <text:p>854</text:p>
          </table:table-cell>
          <table:table-cell ns41:value-type="float" table:style-name="ce63" office:value="10677" office:value-type="float">
            <text:p>106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ex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7.59" office:value-type="float">
            <text:p>47.59</text:p>
          </table:table-cell>
          <table:table-cell ns41:value-type="float" table:style-name="TL Data" office:value="8.41" office:value-type="float">
            <text:p>8.41</text:p>
          </table:table-cell>
          <table:table-cell ns41:value-type="float" table:style-name="TL Data" office:value="23.77" office:value-type="float">
            <text:p>23.77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5.45" office:value-type="float">
            <text:p>5.45</text:p>
          </table:table-cell>
          <table:table-cell ns41:value-type="float" table:style-name="TL Data" office:value="14.69" office:value-type="float">
            <text:p>14.69</text:p>
          </table:table-cell>
          <table:table-cell ns41:value-type="float" table:style-name="ce56" office:value="448" office:value-type="float">
            <text:p>448</text:p>
          </table:table-cell>
          <table:table-cell ns41:value-type="float" table:style-name="ce63" office:value="10237" office:value-type="float">
            <text:p>1023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i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1.53" office:value-type="float">
            <text:p>61.53</text:p>
          </table:table-cell>
          <table:table-cell ns41:value-type="float" table:style-name="TL Data" office:value="3.28" office:value-type="float">
            <text:p>3.28</text:p>
          </table:table-cell>
          <table:table-cell ns41:value-type="float" table:style-name="TL Data" office:value="29.56" office:value-type="float">
            <text:p>29.56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2.1" office:value-type="float">
            <text:p>2.10</text:p>
          </table:table-cell>
          <table:table-cell ns41:value-type="float" table:style-name="TL Data" office:value="2.74" office:value-type="float">
            <text:p>2.74</text:p>
          </table:table-cell>
          <table:table-cell ns41:value-type="float" table:style-name="ce56" office:value="281" office:value-type="float">
            <text:p>281</text:p>
          </table:table-cell>
          <table:table-cell ns41:value-type="float" table:style-name="ce63" office:value="10027" office:value-type="float">
            <text:p>1002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ienhov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9.32" office:value-type="float">
            <text:p>89.32</text:p>
          </table:table-cell>
          <table:table-cell ns41:value-type="float" table:style-name="TL Data" office:value="7.52" office:value-type="float">
            <text:p>7.52</text:p>
          </table:table-cell>
          <table:table-cell table:style-name="TL Data" table:number-columns-repeated="2"/>
          <table:table-cell ns41:value-type="float" table:style-name="TL Data" office:value="1.21" office:value-type="float">
            <text:p>1.21</text:p>
          </table:table-cell>
          <table:table-cell ns41:value-type="float" table:style-name="TL Data" office:value="1.94" office:value-type="float">
            <text:p>1.94</text:p>
          </table:table-cell>
          <table:table-cell ns41:value-type="float" table:style-name="ce56" office:value="618" office:value-type="float">
            <text:p>618</text:p>
          </table:table-cell>
          <table:table-cell ns41:value-type="float" table:style-name="ce63" office:value="10706" office:value-type="float">
            <text:p>1070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ienhov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1.22" office:value-type="float">
            <text:p>41.22</text:p>
          </table:table-cell>
          <table:table-cell ns41:value-type="float" table:style-name="TL Data" office:value="53.25" office:value-type="float">
            <text:p>53.25</text:p>
          </table:table-cell>
          <table:table-cell ns41:value-type="float" table:style-name="TL Data" office:value="2.17" office:value-type="float">
            <text:p>2.17</text:p>
          </table:table-cell>
          <table:table-cell table:style-name="TL Data" table:number-columns-repeated="2"/>
          <table:table-cell ns41:value-type="float" table:style-name="TL Data" office:value="5.35" office:value-type="float">
            <office:annotation draw:style-name="gr1" svg:height="1.958cm" draw:caption-point-y="0.274cm" svg:width="3.582cm" svg:x="16.167cm" draw:caption-point-x="-0.429cm" svg:y="480.74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35 staan.</text:span></text:p>
            </office:annotation>
            <text:p>5.35</text:p>
          </table:table-cell>
          <table:table-cell ns41:value-type="float" table:style-name="ce56" office:value="1202" office:value-type="float">
            <text:p>1202</text:p>
          </table:table-cell>
          <table:table-cell ns41:value-type="float" table:style-name="ce63" office:value="10035" office:value-type="float">
            <text:p>100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ietjerkst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7.94" office:value-type="float">
            <text:p>57.94</text:p>
          </table:table-cell>
          <table:table-cell ns41:value-type="float" table:style-name="TL Data" office:value="31" office:value-type="float">
            <text:p>31.00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5.5" office:value-type="float">
            <text:p>5.50</text:p>
          </table:table-cell>
          <table:table-cell ns41:value-type="float" table:style-name="TL Data" office:value="5.37" office:value-type="float">
            <text:p>5.37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63" office:value="11241" office:value-type="float">
            <text:p>1124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ilburg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46" office:value-type="float">
            <text:p>2.46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96.36" office:value-type="float">
            <text:p>96.36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ce56" office:value="855" office:value-type="float">
            <text:p>855</text:p>
          </table:table-cell>
          <table:table-cell ns41:value-type="float" table:style-name="ce63" office:value="10792" office:value-type="float">
            <text:p>1079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ol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9.57" office:value-type="float">
            <text:p>59.57</text:p>
          </table:table-cell>
          <table:table-cell ns41:value-type="float" table:style-name="TL Data" office:value="12.85" office:value-type="float">
            <text:p>12.85</text:p>
          </table:table-cell>
          <table:table-cell ns41:value-type="float" table:style-name="TL Data" office:value="8.3" office:value-type="float">
            <text:p>8.30</text:p>
          </table:table-cell>
          <table:table-cell table:style-name="TL Data"/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18.32" office:value-type="float">
            <text:p>18.32</text:p>
          </table:table-cell>
          <table:table-cell ns41:value-type="float" table:style-name="ce56" office:value="716" office:value-type="float">
            <text:p>716</text:p>
          </table:table-cell>
          <table:table-cell ns41:value-type="float" table:style-name="ce63" office:value="10376" office:value-type="float">
            <text:p>103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or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99.41" office:value-type="float">
            <text:p>99.41</text:p>
          </table:table-cell>
          <table:table-cell table:style-name="TL Data"/>
          <table:table-cell ns41:value-type="float" table:style-name="TL Data" office:value="0.18" office:value-type="float">
            <text:p>0.18</text:p>
          </table:table-cell>
          <table:table-cell table:style-name="TL Data"/>
          <table:table-cell ns41:value-type="float" table:style-name="ce56" office:value="977" office:value-type="float">
            <text:p>977</text:p>
          </table:table-cell>
          <table:table-cell ns41:value-type="float" table:style-name="ce63" office:value="11195" office:value-type="float">
            <text:p>1119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ubberg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89.63" office:value-type="float">
            <text:p>89.63</text:p>
          </table:table-cell>
          <table:table-cell table:style-name="TL Data"/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ul en 't Waal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2.39" office:value-type="float">
            <text:p>42.39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56.26" office:value-type="float">
            <text:p>56.26</text:p>
          </table:table-cell>
          <table:table-cell table:style-name="TL Data"/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ce56" office:value="1205" office:value-type="float">
            <text:p>1205</text:p>
          </table:table-cell>
          <table:table-cell ns41:value-type="float" table:style-name="ce63" office:value="11022" office:value-type="float">
            <text:p>1102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Twis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7.72" office:value-type="float">
            <text:p>77.72</text:p>
          </table:table-cell>
          <table:table-cell ns41:value-type="float" table:style-name="TL Data" office:value="1.05" office:value-type="float">
            <text:p>1.05</text:p>
          </table:table-cell>
          <table:table-cell table:style-name="TL Data" table:number-columns-repeated="2"/>
          <table:table-cell ns41:value-type="float" table:style-name="TL Data" office:value="8.62" office:value-type="float">
            <text:p>8.62</text:p>
          </table:table-cell>
          <table:table-cell ns41:value-type="float" table:style-name="TL Data" office:value="12.59" office:value-type="float">
            <text:p>12.59</text:p>
          </table:table-cell>
          <table:table-cell ns41:value-type="float" table:style-name="ce56" office:value="449" office:value-type="float">
            <text:p>449</text:p>
          </table:table-cell>
          <table:table-cell ns41:value-type="float" table:style-name="ce63" office:value="10371" office:value-type="float">
            <text:p>1037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U</text:p>
          </table:table-cell>
          <table:table-cell ns41:value-type="string" table:style-name="TL RowHeader" office:value-type="string">
            <text:p>Ubach over Worms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68" office:value-type="float">
            <text:p>2.68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95.43" office:value-type="float">
            <text:p>95.43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ce56" office:value="978" office:value-type="float">
            <text:p>978</text:p>
          </table:table-cell>
          <table:table-cell ns41:value-type="float" table:style-name="ce63" office:value="10146" office:value-type="float">
            <text:p>101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bber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.11" office:value-type="float">
            <text:p>5.11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92.98" office:value-type="float">
            <text:p>92.98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ce56" office:value="282" office:value-type="float">
            <text:p>282</text:p>
          </table:table-cell>
          <table:table-cell ns41:value-type="float" table:style-name="ce63" office:value="10408" office:value-type="float">
            <text:p>1040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d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23" office:value-type="float">
            <text:p>0.23</text:p>
          </table:table-cell>
          <table:table-cell table:style-name="TL Data"/>
          <table:table-cell ns41:value-type="float" table:style-name="TL Data" office:value="99.42" office:value-type="float">
            <text:p>99.42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ce56" office:value="856" office:value-type="float">
            <text:p>856</text:p>
          </table:table-cell>
          <table:table-cell ns41:value-type="float" table:style-name="ce63" office:value="11141" office:value-type="float">
            <text:p>1114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denhou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96" office:value-type="float">
            <text:p>0.96</text:p>
          </table:table-cell>
          <table:table-cell table:style-name="TL Data"/>
          <table:table-cell ns41:value-type="float" table:style-name="TL Data" office:value="98.77" office:value-type="float">
            <text:p>98.77</text:p>
          </table:table-cell>
          <table:table-cell table:style-name="TL Data" table:number-columns-repeated="2"/>
          <table:table-cell ns41:value-type="float" table:style-name="TL Data" office:value="0.27" office:value-type="float">
            <text:p>0.27</text:p>
          </table:table-cell>
          <table:table-cell ns41:value-type="float" table:style-name="ce56" office:value="857" office:value-type="float">
            <text:p>857</text:p>
          </table:table-cell>
          <table:table-cell ns41:value-type="float" table:style-name="ce63" office:value="11268" office:value-type="float">
            <text:p>1126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itgees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4.33" office:value-type="float">
            <text:p>34.33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50.5" office:value-type="float">
            <text:p>50.50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10.99" office:value-type="float">
            <text:p>10.99</text:p>
          </table:table-cell>
          <table:table-cell ns41:value-type="float" table:style-name="TL Data" office:value="2.95" office:value-type="float">
            <text:p>2.95</text:p>
          </table:table-cell>
          <table:table-cell ns41:value-type="float" table:style-name="ce56" office:value="450" office:value-type="float">
            <text:p>450</text:p>
          </table:table-cell>
          <table:table-cell ns41:value-type="float" table:style-name="ce63" office:value="11238" office:value-type="float">
            <text:p>112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ithoor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4.7" office:value-type="float">
            <text:p>34.70</text:p>
          </table:table-cell>
          <table:table-cell ns41:value-type="float" table:style-name="TL Data" office:value="6.44" office:value-type="float">
            <text:p>6.44</text:p>
          </table:table-cell>
          <table:table-cell ns41:value-type="float" table:style-name="TL Data" office:value="54.86" office:value-type="float">
            <text:p>54.86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1.96" office:value-type="float">
            <text:p>1.96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ce56" office:value="451" office:value-type="float">
            <text:p>451</text:p>
          </table:table-cell>
          <table:table-cell ns41:value-type="float" table:style-name="ce63" office:value="11206" office:value-type="float">
            <text:p>112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ithuiz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1.84" office:value-type="float">
            <text:p>51.84</text:p>
          </table:table-cell>
          <table:table-cell ns41:value-type="float" table:style-name="TL Data" office:value="24.9" office:value-type="float">
            <text:p>24.90</text:p>
          </table:table-cell>
          <table:table-cell ns41:value-type="float" table:style-name="TL Data" office:value="14.763" office:value-type="float">
            <text:p>14.76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4.21" office:value-type="float">
            <text:p>4.21</text:p>
          </table:table-cell>
          <table:table-cell ns41:value-type="float" table:style-name="TL Data" office:value="3.29" office:value-type="float">
            <text:p>3.29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63" office:value="11137" office:value-type="float">
            <text:p>111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ithuizermeed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1.66" office:value-type="float">
            <text:p>61.66</text:p>
          </table:table-cell>
          <table:table-cell ns41:value-type="float" table:style-name="TL Data" office:value="34.47" office:value-type="float">
            <text:p>34.47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ce56" office:value="44" office:value-type="float">
            <text:p>44</text:p>
          </table:table-cell>
          <table:table-cell ns41:value-type="float" table:style-name="ce63" office:value="10246" office:value-type="float">
            <text:p>102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lestrat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99.9" office:value-type="float">
            <text:p>99.90</text:p>
          </table:table-cell>
          <table:table-cell table:style-name="TL Data" table:number-columns-repeated="3"/>
          <table:table-cell ns41:value-type="float" table:style-name="ce56" office:value="979" office:value-type="float">
            <text:p>979</text:p>
          </table:table-cell>
          <table:table-cell ns41:value-type="float" table:style-name="ce63" office:value="11220" office:value-type="float">
            <text:p>112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lr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4.11" office:value-type="float">
            <text:p>44.11</text:p>
          </table:table-cell>
          <table:table-cell ns41:value-type="float" table:style-name="TL Data" office:value="48.45" office:value-type="float">
            <text:p>48.45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4.26" office:value-type="float">
            <text:p>4.26</text:p>
          </table:table-cell>
          <table:table-cell ns41:value-type="float" table:style-name="TL Data" office:value="2.64" office:value-type="float">
            <text:p>2.64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63" office:value="10180" office:value-type="float">
            <text:p>1018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r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9.24" office:value-type="float">
            <text:p>9.24</text:p>
          </table:table-cell>
          <table:table-cell ns41:value-type="float" table:style-name="TL Data" office:value="85.82" office:value-type="float">
            <text:p>85.82</text:p>
          </table:table-cell>
          <table:table-cell ns41:value-type="float" table:style-name="TL Data" office:value="0.2" office:value-type="float">
            <text:p>0.20</text:p>
          </table:table-cell>
          <table:table-cell table:style-name="TL Data"/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4.6" office:value-type="float">
            <text:p>4.60</text:p>
          </table:table-cell>
          <table:table-cell ns41:value-type="float" table:style-name="ce56" office:value="184" office:value-type="float">
            <text:p>184</text:p>
          </table:table-cell>
          <table:table-cell ns41:value-type="float" table:style-name="ce63" office:value="10783" office:value-type="float">
            <text:p>107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rmon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4.19" office:value-type="float">
            <text:p>4.19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94.09" office:value-type="float">
            <text:p>94.09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ce56" office:value="980" office:value-type="float">
            <text:p>980</text:p>
          </table:table-cell>
          <table:table-cell ns41:value-type="float" table:style-name="ce63" office:value="10700" office:value-type="float">
            <text:p>1070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rs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7.63" office:value-type="float">
            <text:p>27.63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70.17" office:value-type="float">
            <text:p>70.17</text:p>
          </table:table-cell>
          <table:table-cell table:style-name="TL Data"/>
          <table:table-cell ns41:value-type="float" table:style-name="TL Data" office:value="1.33" office:value-type="float">
            <text:p>1.33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ce56" office:value="452" office:value-type="float">
            <text:p>452</text:p>
          </table:table-cell>
          <table:table-cell ns41:value-type="float" table:style-name="ce63" office:value="10696" office:value-type="float">
            <text:p>106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skwerd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80.98" office:value-type="float">
            <text:p>80.98</text:p>
          </table:table-cell>
          <table:table-cell ns41:value-type="float" table:style-name="TL Data" office:value="3.97" office:value-type="float">
            <text:p>3.97</text:p>
          </table:table-cell>
          <table:table-cell ns41:value-type="float" table:style-name="TL Data" office:value="4.31" office:value-type="float">
            <text:p>4.31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7.64" office:value-type="float">
            <text:p>7.64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63" office:value="11035" office:value-type="float">
            <text:p>110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ting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4.63" office:value-type="float">
            <text:p>44.63</text:p>
          </table:table-cell>
          <table:table-cell ns41:value-type="float" table:style-name="TL Data" office:value="7.61" office:value-type="float">
            <text:p>7.61</text:p>
          </table:table-cell>
          <table:table-cell ns41:value-type="float" table:style-name="TL Data" office:value="0.85" office:value-type="float">
            <text:p>0.85</text:p>
          </table:table-cell>
          <table:table-cell table:style-name="TL Data"/>
          <table:table-cell ns41:value-type="float" table:style-name="TL Data" office:value="27.48" office:value-type="float">
            <text:p>27.48</text:p>
          </table:table-cell>
          <table:table-cell ns41:value-type="float" table:style-name="TL Data" office:value="19.43" office:value-type="float">
            <text:p>19.43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63" office:value="10140" office:value-type="float">
            <text:p>101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2.96" office:value-type="float">
            <text:p>42.96</text:p>
          </table:table-cell>
          <table:table-cell ns41:value-type="float" table:style-name="TL Data" office:value="5.6" office:value-type="float">
            <text:p>5.60</text:p>
          </table:table-cell>
          <table:table-cell ns41:value-type="float" table:style-name="TL Data" office:value="35.18" office:value-type="float">
            <text:p>35.18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8.08" office:value-type="float">
            <text:p>8.08</text:p>
          </table:table-cell>
          <table:table-cell ns41:value-type="float" table:style-name="TL Data" office:value="7.45" office:value-type="float">
            <text:p>7.45</text:p>
          </table:table-cell>
          <table:table-cell ns41:value-type="float" table:style-name="ce56" office:value="344" office:value-type="float">
            <text:p>344</text:p>
          </table:table-cell>
          <table:table-cell ns41:value-type="float" table:style-name="ce63" office:value="10722" office:value-type="float">
            <text:p>10722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V</text:p>
          </table:table-cell>
          <table:table-cell ns41:value-type="string" table:style-name="TL RowHeader" office:value-type="string">
            <text:p>Vaals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97.6" office:value-type="float">
            <text:p>97.60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7" office:value-type="float">
            <text:p>0.70</text:p>
          </table:table-cell>
          <table:table-cell ns41:value-type="float" table:style-name="ce56" office:value="981" office:value-type="float">
            <text:p>981</text:p>
          </table:table-cell>
          <table:table-cell ns41:value-type="float" table:style-name="ce63" office:value="10007" office:value-type="float">
            <text:p>1000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al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2.85" office:value-type="float">
            <text:p>62.85</text:p>
          </table:table-cell>
          <table:table-cell ns41:value-type="float" table:style-name="TL Data" office:value="2.41" office:value-type="float">
            <text:p>2.41</text:p>
          </table:table-cell>
          <table:table-cell ns41:value-type="float" table:style-name="TL Data" office:value="32.44" office:value-type="float">
            <text:p>32.44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.77" office:value-type="float">
            <text:p>1.77</text:p>
          </table:table-cell>
          <table:table-cell ns41:value-type="float" table:style-name="ce56" office:value="283" office:value-type="float">
            <text:p>283</text:p>
          </table:table-cell>
          <table:table-cell ns41:value-type="float" table:style-name="ce63" office:value="11071" office:value-type="float">
            <text:p>1107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alkenburg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1.4" office:value-type="float">
            <text:p>1.4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95.43" office:value-type="float">
            <text:p>95.43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ce56" office:value="1252" office:value-type="float">
            <text:p>1252</text:p>
          </table:table-cell>
          <table:table-cell ns41:value-type="float" table:style-name="ce63" office:value="11077" office:value-type="float">
            <text:p>1107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alkenburg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1.13" office:value-type="float">
            <text:p>71.13</text:p>
          </table:table-cell>
          <table:table-cell ns41:value-type="float" table:style-name="TL Data" office:value="18.87" office:value-type="float">
            <text:p>18.87</text:p>
          </table:table-cell>
          <table:table-cell ns41:value-type="float" table:style-name="TL Data" office:value="8.31" office:value-type="float">
            <text:p>8.31</text:p>
          </table:table-cell>
          <table:table-cell table:style-name="TL Data"/>
          <table:table-cell ns41:value-type="float" table:style-name="TL Data" office:value="0.7" office:value-type="float">
            <text:p>0.70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ce56" office:value="619" office:value-type="float">
            <text:p>619</text:p>
          </table:table-cell>
          <table:table-cell ns41:value-type="float" table:style-name="ce63" office:value="10028" office:value-type="float">
            <text:p>1002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alkenswaard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15" office:value-type="float">
            <text:p>1.15</text:p>
          </table:table-cell>
          <table:table-cell table:style-name="TL Data"/>
          <table:table-cell ns41:value-type="float" table:style-name="TL Data" office:value="98.81" office:value-type="float">
            <text:p>98.81</text:p>
          </table:table-cell>
          <table:table-cell table:style-name="TL Data"/>
          <table:table-cell ns41:value-type="float" office:value="0.02" table:style-name="TL Data" table:number-columns-repeated="2" office:value-type="float">
            <text:p>0.02</text:p>
          </table:table-cell>
          <table:table-cell ns41:value-type="float" table:style-name="ce56" office:value="858" office:value-type="float">
            <text:p>858</text:p>
          </table:table-cell>
          <table:table-cell ns41:value-type="float" table:style-name="ce63" office:value="11031" office:value-type="float">
            <text:p>110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ari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6.84" office:value-type="float">
            <text:p>76.84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20.54" office:value-type="float">
            <text:p>20.54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.4" office:value-type="float">
            <text:p>1.40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ce56" office:value="284" office:value-type="float">
            <text:p>284</text:p>
          </table:table-cell>
          <table:table-cell ns41:value-type="float" table:style-name="ce63" office:value="11064" office:value-type="float">
            <text:p>110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ch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84" office:value-type="float">
            <text:p>0.84</text:p>
          </table:table-cell>
          <table:table-cell table:style-name="TL Data"/>
          <table:table-cell ns41:value-type="float" table:style-name="TL Data" office:value="98.47" office:value-type="float">
            <text:p>98.47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0.07" office:value-type="float">
            <text:p>0.07</text:p>
          </table:table-cell>
          <table:table-cell table:style-name="TL Data"/>
          <table:table-cell ns41:value-type="float" table:style-name="ce56" office:value="860" office:value-type="float">
            <text:p>860</text:p>
          </table:table-cell>
          <table:table-cell ns41:value-type="float" table:style-name="ce63" office:value="10985" office:value-type="float">
            <text:p>109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1.18" office:value-type="float">
            <text:p>91.18</text:p>
          </table:table-cell>
          <table:table-cell ns41:value-type="float" table:style-name="TL Data" office:value="7.01" office:value-type="float">
            <text:p>7.01</text:p>
          </table:table-cell>
          <table:table-cell table:style-name="TL Data" table:number-columns-repeated="2"/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ce56" office:value="859" office:value-type="float">
            <text:p>859</text:p>
          </table:table-cell>
          <table:table-cell ns41:value-type="float" table:style-name="ce63" office:value="10015" office:value-type="float">
            <text:p>1001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enda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8.09" office:value-type="float">
            <text:p>68.09</text:p>
          </table:table-cell>
          <table:table-cell ns41:value-type="float" table:style-name="TL Data" office:value="9.59" office:value-type="float">
            <text:p>9.59</text:p>
          </table:table-cell>
          <table:table-cell ns41:value-type="float" table:style-name="TL Data" office:value="6.21" office:value-type="float">
            <text:p>6.21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8.86" office:value-type="float">
            <text:p>8.86</text:p>
          </table:table-cell>
          <table:table-cell ns41:value-type="float" table:style-name="TL Data" office:value="6.22" office:value-type="float">
            <text:p>6.22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63" office:value="11292" office:value-type="float">
            <text:p>1129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ldhov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9" office:value-type="float">
            <text:p>2.90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96.77" office:value-type="float">
            <text:p>96.77</text:p>
          </table:table-cell>
          <table:table-cell table:style-name="TL Data"/>
          <table:table-cell ns41:value-type="float" table:style-name="TL Data" office:value="0.2" office:value-type="float">
            <text:p>0.20</text:p>
          </table:table-cell>
          <table:table-cell table:style-name="TL Data"/>
          <table:table-cell ns41:value-type="float" table:style-name="ce56" office:value="1206" office:value-type="float">
            <text:p>1206</text:p>
          </table:table-cell>
          <table:table-cell ns41:value-type="float" table:style-name="ce63" office:value="10071" office:value-type="float">
            <text:p>100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ldhuiz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8.61" office:value-type="float">
            <text:p>38.61</text:p>
          </table:table-cell>
          <table:table-cell ns41:value-type="float" table:style-name="TL Data" office:value="6.8" office:value-type="float">
            <text:p>6.80</text:p>
          </table:table-cell>
          <table:table-cell ns41:value-type="float" table:style-name="TL Data" office:value="54.25" office:value-type="float">
            <text:p>54.25</text:p>
          </table:table-cell>
          <table:table-cell table:style-name="TL Data"/>
          <table:table-cell ns41:value-type="float" office:value="0.17" table:style-name="TL Data" table:number-columns-repeated="2" office:value-type="float">
            <text:p>0.17</text:p>
          </table:table-cell>
          <table:table-cell ns41:value-type="float" table:style-name="ce56" office:value="1207" office:value-type="float">
            <text:p>1207</text:p>
          </table:table-cell>
          <table:table-cell ns41:value-type="float" table:style-name="ce63" office:value="10713" office:value-type="float">
            <text:p>107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lp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208" office:value-type="float">
            <text:p>1208</text:p>
          </table:table-cell>
          <table:table-cell ns41:value-type="float" table:style-name="ce63" office:value="10170" office:value-type="float">
            <text:p>1017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l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94" office:value-type="float">
            <text:p>37.94</text:p>
          </table:table-cell>
          <table:table-cell ns41:value-type="float" table:style-name="TL Data" office:value="9.71" office:value-type="float">
            <text:p>9.71</text:p>
          </table:table-cell>
          <table:table-cell ns41:value-type="float" table:style-name="TL Data" office:value="29.22" office:value-type="float">
            <text:p>29.22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1.77" office:value-type="float">
            <text:p>11.77</text:p>
          </table:table-cell>
          <table:table-cell ns41:value-type="float" table:style-name="TL Data" office:value="11.17" office:value-type="float">
            <text:p>11.17</text:p>
          </table:table-cell>
          <table:table-cell ns41:value-type="float" table:style-name="ce56" office:value="453" office:value-type="float">
            <text:p>453</text:p>
          </table:table-cell>
          <table:table-cell ns41:value-type="float" table:style-name="ce63" office:value="10620" office:value-type="float">
            <text:p>1062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nendaal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2.32" office:value-type="float">
            <text:p>72.32</text:p>
          </table:table-cell>
          <table:table-cell ns41:value-type="float" table:style-name="TL Data" office:value="6.17" office:value-type="float">
            <text:p>6.17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2" office:value-type="float">
            <text:p>2.00</text:p>
          </table:table-cell>
          <table:table-cell ns41:value-type="float" table:style-name="TL Data" office:value="17.38" office:value-type="float">
            <text:p>17.38</text:p>
          </table:table-cell>
          <table:table-cell ns41:value-type="float" table:style-name="ce56" office:value="345" office:value-type="float">
            <text:p>345</text:p>
          </table:table-cell>
          <table:table-cell ns41:value-type="float" table:style-name="ce63" office:value="11052" office:value-type="float">
            <text:p>1105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nhui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3.23" office:value-type="float">
            <text:p>53.23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42.32" office:value-type="float">
            <text:p>42.32</text:p>
          </table:table-cell>
          <table:table-cell table:style-name="TL Data"/>
          <table:table-cell ns41:value-type="float" table:style-name="TL Data" office:value="2.92" office:value-type="float">
            <text:p>2.92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ce56" office:value="454" office:value-type="float">
            <text:p>454</text:p>
          </table:table-cell>
          <table:table-cell ns41:value-type="float" table:style-name="ce63" office:value="10433" office:value-type="float">
            <text:p>104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nlo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2.99" office:value-type="float">
            <text:p>2.99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94.89" office:value-type="float">
            <text:p>94.89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ce56" office:value="983" office:value-type="float">
            <text:p>983</text:p>
          </table:table-cell>
          <table:table-cell ns41:value-type="float" table:style-name="ce63" office:value="10477" office:value-type="float">
            <text:p>1047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nraai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2" office:value-type="float">
            <text:p>0.32</text:p>
          </table:table-cell>
          <table:table-cell table:style-name="TL Data"/>
          <table:table-cell ns41:value-type="float" table:style-name="TL Data" office:value="99.58" office:value-type="float">
            <text:p>99.58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office:value="0.04" table:style-name="TL Data" table:number-columns-repeated="2" office:value-type="float">
            <text:p>0.04</text:p>
          </table:table-cell>
          <table:table-cell ns41:value-type="float" table:style-name="ce56" office:value="984" office:value-type="float">
            <text:p>984</text:p>
          </table:table-cell>
          <table:table-cell ns41:value-type="float" table:style-name="ce63" office:value="11222" office:value-type="float">
            <text:p>112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r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5.37" office:value-type="float">
            <text:p>55.37</text:p>
          </table:table-cell>
          <table:table-cell ns41:value-type="float" table:style-name="TL Data" office:value="29.89" office:value-type="float">
            <text:p>29.89</text:p>
          </table:table-cell>
          <table:table-cell ns41:value-type="float" table:style-name="TL Data" office:value="4.81" office:value-type="float">
            <text:p>4.81</text:p>
          </table:table-cell>
          <table:table-cell table:style-name="TL Data"/>
          <table:table-cell ns41:value-type="float" table:style-name="TL Data" office:value="2.89" office:value-type="float">
            <text:p>2.89</text:p>
          </table:table-cell>
          <table:table-cell ns41:value-type="float" table:style-name="TL Data" office:value="7.06" office:value-type="float">
            <text:p>7.06</text:p>
          </table:table-cell>
          <table:table-cell ns41:value-type="float" table:style-name="ce56" office:value="717" office:value-type="float">
            <text:p>717</text:p>
          </table:table-cell>
          <table:table-cell ns41:value-type="float" table:style-name="ce63" office:value="10369" office:value-type="float">
            <text:p>103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ssem c.a.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99.58" office:value-type="float">
            <text:p>99.58</text:p>
          </table:table-cell>
          <table:table-cell table:style-name="TL Data" table:number-columns-repeated="3"/>
          <table:table-cell ns41:value-type="float" table:style-name="ce56" office:value="862" office:value-type="float">
            <text:p>862</text:p>
          </table:table-cell>
          <table:table-cell ns41:value-type="float" table:style-name="ce63" office:value="11414" office:value-type="float">
            <text:p>1141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eu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15.76" office:value-type="float">
            <text:p>15.76</text:p>
          </table:table-cell>
          <table:table-cell ns41:value-type="float" table:style-name="TL Data" office:value="3.24" office:value-type="float">
            <text:p>3.24</text:p>
          </table:table-cell>
          <table:table-cell ns41:value-type="float" table:style-name="TL Data" office:value="79.12" office:value-type="float">
            <text:p>79.12</text:p>
          </table:table-cell>
          <table:table-cell table:style-name="TL Data"/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0.51" office:value-type="float">
            <text:p>0.51</text:p>
          </table:table-cell>
          <table:table-cell ns41:value-type="float" table:style-name="ce56" office:value="1209" office:value-type="float">
            <text:p>1209</text:p>
          </table:table-cell>
          <table:table-cell ns41:value-type="float" table:style-name="ce63" office:value="10366" office:value-type="float">
            <text:p>1036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ian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4.97" office:value-type="float">
            <text:p>64.97</text:p>
          </table:table-cell>
          <table:table-cell ns41:value-type="float" table:style-name="TL Data" office:value="9.38" office:value-type="float">
            <text:p>9.38</text:p>
          </table:table-cell>
          <table:table-cell ns41:value-type="float" table:style-name="TL Data" office:value="23.39" office:value-type="float">
            <text:p>23.39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ce56" office:value="620" office:value-type="float">
            <text:p>620</text:p>
          </table:table-cell>
          <table:table-cell ns41:value-type="float" table:style-name="ce63" office:value="10887" office:value-type="float">
            <text:p>108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ierlingsbee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54" office:value-type="float">
            <text:p>2.54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6.71" office:value-type="float">
            <text:p>96.71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4" office:value-type="float">
            <text:p>0.40</text:p>
          </table:table-cell>
          <table:table-cell table:style-name="TL Data"/>
          <table:table-cell ns41:value-type="float" table:style-name="ce56" office:value="863" office:value-type="float">
            <text:p>863</text:p>
          </table:table-cell>
          <table:table-cell ns41:value-type="float" table:style-name="ce63" office:value="10066" office:value-type="float">
            <text:p>100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ierpolder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98" office:value-type="float">
            <text:p>95.98</text:p>
          </table:table-cell>
          <table:table-cell ns41:value-type="float" table:style-name="TL Data" office:value="2.19" office:value-type="float">
            <text:p>2.19</text:p>
          </table:table-cell>
          <table:table-cell table:style-name="TL Data" table:number-columns-repeated="2"/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6" office:value="621" office:value-type="float">
            <text:p>621</text:p>
          </table:table-cell>
          <table:table-cell ns41:value-type="float" table:style-name="ce63" office:value="11056" office:value-type="float">
            <text:p>110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inkeveen en Waverv.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3.93" office:value-type="float">
            <text:p>33.93</text:p>
          </table:table-cell>
          <table:table-cell ns41:value-type="float" table:style-name="TL Data" office:value="7.51" office:value-type="float">
            <text:p>7.51</text:p>
          </table:table-cell>
          <table:table-cell ns41:value-type="float" table:style-name="TL Data" office:value="57.32" office:value-type="float">
            <text:p>57.32</text:p>
          </table:table-cell>
          <table:table-cell table:style-name="TL Data"/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ce56" office:value="346" office:value-type="float">
            <text:p>346</text:p>
          </table:table-cell>
          <table:table-cell ns41:value-type="float" table:style-name="ce63" office:value="11048" office:value-type="float">
            <text:p>110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aarding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0.71" office:value-type="float">
            <text:p>60.71</text:p>
          </table:table-cell>
          <table:table-cell ns41:value-type="float" table:style-name="TL Data" office:value="16.02" office:value-type="float">
            <text:p>16.02</text:p>
          </table:table-cell>
          <table:table-cell ns41:value-type="float" table:style-name="TL Data" office:value="11.19" office:value-type="float">
            <text:p>11.19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3.09" office:value-type="float">
            <text:p>3.09</text:p>
          </table:table-cell>
          <table:table-cell ns41:value-type="float" table:style-name="TL Data" office:value="8.94" office:value-type="float">
            <text:p>8.94</text:p>
          </table:table-cell>
          <table:table-cell ns41:value-type="float" table:style-name="ce56" office:value="622" office:value-type="float">
            <text:p>622</text:p>
          </table:table-cell>
          <table:table-cell ns41:value-type="float" table:style-name="ce63" office:value="10811" office:value-type="float">
            <text:p>1081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aardingeramba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9.71" office:value-type="float">
            <text:p>59.71</text:p>
          </table:table-cell>
          <table:table-cell ns41:value-type="float" table:style-name="TL Data" office:value="6.92" office:value-type="float">
            <text:p>6.92</text:p>
          </table:table-cell>
          <table:table-cell ns41:value-type="float" table:style-name="TL Data" office:value="27.03" office:value-type="float">
            <text:p>27.03</text:p>
          </table:table-cell>
          <table:table-cell table:style-name="TL Data"/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5.46" office:value-type="float">
            <text:p>5.46</text:p>
          </table:table-cell>
          <table:table-cell ns41:value-type="float" table:style-name="ce56" office:value="1210" office:value-type="float">
            <text:p>1210</text:p>
          </table:table-cell>
          <table:table-cell ns41:value-type="float" table:style-name="ce63" office:value="10790" office:value-type="float">
            <text:p>107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achtwed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6.27" office:value-type="float">
            <text:p>66.27</text:p>
          </table:table-cell>
          <table:table-cell ns41:value-type="float" table:style-name="TL Data" office:value="10.14" office:value-type="float">
            <text:p>10.14</text:p>
          </table:table-cell>
          <table:table-cell ns41:value-type="float" table:style-name="TL Data" office:value="15.56" office:value-type="float">
            <text:p>15.56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4.96" office:value-type="float">
            <text:p>4.96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ce56" office:value="48" office:value-type="float">
            <text:p>48</text:p>
          </table:table-cell>
          <table:table-cell ns41:value-type="float" table:style-name="ce63" office:value="11249" office:value-type="float">
            <text:p>1124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edder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0.05" office:value-type="float">
            <text:p>80.05</text:p>
          </table:table-cell>
          <table:table-cell ns41:value-type="float" table:style-name="TL Data" office:value="6.51" office:value-type="float">
            <text:p>6.51</text:p>
          </table:table-cell>
          <table:table-cell ns41:value-type="float" table:style-name="TL Data" office:value="7.86" office:value-type="float">
            <text:p>7.86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2.84" office:value-type="float">
            <text:p>2.84</text:p>
          </table:table-cell>
          <table:table-cell ns41:value-type="float" table:style-name="TL Data" office:value="2.7" office:value-type="float">
            <text:p>2.70</text:p>
          </table:table-cell>
          <table:table-cell ns41:value-type="float" table:style-name="ce56" office:value="132" office:value-type="float">
            <text:p>132</text:p>
          </table:table-cell>
          <table:table-cell ns41:value-type="float" table:style-name="ce63" office:value="11120" office:value-type="float">
            <text:p>111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2.57" office:value-type="float">
            <text:p>32.57</text:p>
          </table:table-cell>
          <table:table-cell ns41:value-type="float" table:style-name="TL Data" office:value="5.78" office:value-type="float">
            <text:p>5.78</text:p>
          </table:table-cell>
          <table:table-cell ns41:value-type="float" table:style-name="TL Data" office:value="59.89" office:value-type="float">
            <text:p>59.89</text:p>
          </table:table-cell>
          <table:table-cell table:style-name="TL Data"/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ce56" office:value="1211" office:value-type="float">
            <text:p>1211</text:p>
          </table:table-cell>
          <table:table-cell ns41:value-type="float" table:style-name="ce63" office:value="10658" office:value-type="float">
            <text:p>106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ielan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2.08" office:value-type="float">
            <text:p>72.08</text:p>
          </table:table-cell>
          <table:table-cell ns41:value-type="float" table:style-name="TL Data" office:value="3.54" office:value-type="float">
            <text:p>3.54</text:p>
          </table:table-cell>
          <table:table-cell ns41:value-type="float" table:style-name="TL Data" office:value="0.18" office:value-type="float">
            <text:p>0.18</text:p>
          </table:table-cell>
          <table:table-cell table:style-name="TL Data"/>
          <table:table-cell ns41:value-type="float" table:style-name="TL Data" office:value="19.08" office:value-type="float">
            <text:p>19.08</text:p>
          </table:table-cell>
          <table:table-cell ns41:value-type="float" table:style-name="TL Data" office:value="5.1" office:value-type="float">
            <text:p>5.10</text:p>
          </table:table-cell>
          <table:table-cell ns41:value-type="float" table:style-name="ce56" office:value="96" office:value-type="float">
            <text:p>96</text:p>
          </table:table-cell>
          <table:table-cell ns41:value-type="float" table:style-name="ce63" office:value="10211" office:value-type="float">
            <text:p>102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ierde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1212" office:value-type="float">
            <text:p>1212</text:p>
          </table:table-cell>
          <table:table-cell ns41:value-type="float" table:style-name="ce63" office:value="10268" office:value-type="float">
            <text:p>102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ijm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7.92" office:value-type="float">
            <text:p>97.92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1" office:value-type="float">
            <text:p>0.11</text:p>
          </table:table-cell>
          <table:table-cell table:style-name="TL Data"/>
          <table:table-cell ns41:value-type="float" table:style-name="ce56" office:value="864" office:value-type="float">
            <text:p>864</text:p>
          </table:table-cell>
          <table:table-cell ns41:value-type="float" table:style-name="ce63" office:value="11293" office:value-type="float">
            <text:p>112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issingen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3.24" office:value-type="float">
            <text:p>53.24</text:p>
          </table:table-cell>
          <table:table-cell ns41:value-type="float" table:style-name="TL Data" office:value="6.83" office:value-type="float">
            <text:p>6.83</text:p>
          </table:table-cell>
          <table:table-cell ns41:value-type="float" table:style-name="TL Data" office:value="22.27" office:value-type="float">
            <text:p>22.27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1.7" office:value-type="float">
            <text:p>11.70</text:p>
          </table:table-cell>
          <table:table-cell ns41:value-type="float" table:style-name="TL Data" office:value="5.61" office:value-type="float">
            <text:p>5.61</text:p>
          </table:table-cell>
          <table:table-cell ns41:value-type="float" table:style-name="ce56" office:value="718" office:value-type="float">
            <text:p>718</text:p>
          </table:table-cell>
          <table:table-cell ns41:value-type="float" table:style-name="ce63" office:value="10270" office:value-type="float">
            <text:p>1027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is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5.59" office:value-type="float">
            <text:p>65.59</text:p>
          </table:table-cell>
          <table:table-cell ns41:value-type="float" table:style-name="TL Data" office:value="16.13" office:value-type="float">
            <text:p>16.13</text:p>
          </table:table-cell>
          <table:table-cell ns41:value-type="float" table:style-name="TL Data" office:value="18.06" office:value-type="float">
            <text:p>18.06</text:p>
          </table:table-cell>
          <table:table-cell table:style-name="TL Data" table:number-columns-repeated="2"/>
          <table:table-cell ns41:value-type="float" table:style-name="TL Data" office:value="0.22" office:value-type="float">
            <text:p>0.22</text:p>
          </table:table-cell>
          <table:table-cell ns41:value-type="float" table:style-name="ce56" office:value="623" office:value-type="float">
            <text:p>623</text:p>
          </table:table-cell>
          <table:table-cell ns41:value-type="float" table:style-name="ce63" office:value="11174" office:value-type="float">
            <text:p>1117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lodrop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98.86" office:value-type="float">
            <text:p>98.86</text:p>
          </table:table-cell>
          <table:table-cell table:style-name="TL Data" table:number-columns-repeated="2"/>
          <table:table-cell ns41:value-type="float" table:style-name="TL Data" office:value="0.05" office:value-type="float">
            <text:p>0.05</text:p>
          </table:table-cell>
          <table:table-cell ns41:value-type="float" table:style-name="ce56" office:value="985" office:value-type="float">
            <text:p>985</text:p>
          </table:table-cell>
          <table:table-cell ns41:value-type="float" table:style-name="ce63" office:value="10644" office:value-type="float">
            <text:p>1064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erendaal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3.71" office:value-type="float">
            <text:p>3.71</text:p>
          </table:table-cell>
          <table:table-cell table:style-name="TL Data"/>
          <table:table-cell ns41:value-type="float" table:style-name="TL Data" office:value="94.83" office:value-type="float">
            <text:p>94.83</text:p>
          </table:table-cell>
          <table:table-cell table:style-name="TL Data"/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ce56" office:value="986" office:value-type="float">
            <text:p>986</text:p>
          </table:table-cell>
          <table:table-cell ns41:value-type="float" table:style-name="ce63" office:value="11341" office:value-type="float">
            <text:p>113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llenhove (Ambt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2.22" office:value-type="float">
            <text:p>62.22</text:p>
          </table:table-cell>
          <table:table-cell ns41:value-type="float" table:style-name="TL Data" office:value="37.09" office:value-type="float">
            <text:p>37.09</text:p>
          </table:table-cell>
          <table:table-cell ns41:value-type="float" table:style-name="TL Data" office:value="0.24" office:value-type="float">
            <text:p>0.24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llenhove (Stad-)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73.87" office:value-type="float">
            <text:p>73.87</text:p>
          </table:table-cell>
          <table:table-cell ns41:value-type="float" table:style-name="TL Data" office:value="6.44" office:value-type="float">
            <text:p>6.44</text:p>
          </table:table-cell>
          <table:table-cell ns41:value-type="float" table:style-name="TL Data" office:value="19.1" office:value-type="float">
            <text:p>19.10</text:p>
          </table:table-cell>
          <table:table-cell table:style-name="TL Data"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orburg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7.99" office:value-type="float">
            <text:p>37.99</text:p>
          </table:table-cell>
          <table:table-cell ns41:value-type="float" table:style-name="TL Data" office:value="7.16" office:value-type="float">
            <text:p>7.16</text:p>
          </table:table-cell>
          <table:table-cell ns41:value-type="float" table:style-name="TL Data" office:value="40.77" office:value-type="float">
            <text:p>40.77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8.24" office:value-type="float">
            <text:p>8.24</text:p>
          </table:table-cell>
          <table:table-cell ns41:value-type="float" table:style-name="TL Data" office:value="5.72" office:value-type="float">
            <text:p>5.72</text:p>
          </table:table-cell>
          <table:table-cell ns41:value-type="float" table:style-name="ce56" office:value="624" office:value-type="float">
            <text:p>624</text:p>
          </table:table-cell>
          <table:table-cell ns41:value-type="float" table:style-name="ce63" office:value="11103" office:value-type="float">
            <text:p>1110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orhou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.62" office:value-type="float">
            <text:p>9.62</text:p>
          </table:table-cell>
          <table:table-cell ns41:value-type="float" table:style-name="TL Data" office:value="2.75" office:value-type="float">
            <text:p>2.75</text:p>
          </table:table-cell>
          <table:table-cell ns41:value-type="float" table:style-name="TL Data" office:value="87.04" office:value-type="float">
            <text:p>87.04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5" office:value-type="float">
            <text:p>0.50</text:p>
          </table:table-cell>
          <table:table-cell ns41:value-type="float" table:style-name="ce56" office:value="625" office:value-type="float">
            <text:p>625</text:p>
          </table:table-cell>
          <table:table-cell ns41:value-type="float" table:style-name="ce63" office:value="10017" office:value-type="float">
            <text:p>100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orschot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9.75" office:value-type="float">
            <text:p>39.75</text:p>
          </table:table-cell>
          <table:table-cell ns41:value-type="float" table:style-name="TL Data" office:value="14.15" office:value-type="float">
            <text:p>14.15</text:p>
          </table:table-cell>
          <table:table-cell ns41:value-type="float" table:style-name="TL Data" office:value="36.85" office:value-type="float">
            <text:p>36.85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4.1" office:value-type="float">
            <text:p>4.10</text:p>
          </table:table-cell>
          <table:table-cell ns41:value-type="float" table:style-name="TL Data" office:value="4.98" office:value-type="float">
            <text:p>4.98</text:p>
          </table:table-cell>
          <table:table-cell ns41:value-type="float" table:style-name="ce56" office:value="626" office:value-type="float">
            <text:p>626</text:p>
          </table:table-cell>
          <table:table-cell ns41:value-type="float" table:style-name="ce63" office:value="10537" office:value-type="float">
            <text:p>105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ors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0.67" office:value-type="float">
            <text:p>70.67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24.11" office:value-type="float">
            <text:p>24.11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2.28" office:value-type="float">
            <text:p>2.28</text:p>
          </table:table-cell>
          <table:table-cell ns41:value-type="float" table:style-name="ce56" office:value="285" office:value-type="float">
            <text:p>285</text:p>
          </table:table-cell>
          <table:table-cell ns41:value-type="float" table:style-name="ce63" office:value="10912" office:value-type="float">
            <text:p>1091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ord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7.35" office:value-type="float">
            <text:p>77.35</text:p>
          </table:table-cell>
          <table:table-cell ns41:value-type="float" table:style-name="TL Data" office:value="6.29" office:value-type="float">
            <text:p>6.29</text:p>
          </table:table-cell>
          <table:table-cell ns41:value-type="float" table:style-name="TL Data" office:value="12.95" office:value-type="float">
            <text:p>12.95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ce56" office:value="286" office:value-type="float">
            <text:p>286</text:p>
          </table:table-cell>
          <table:table-cell ns41:value-type="float" table:style-name="ce63" office:value="10957" office:value-type="float">
            <text:p>109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reeland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65.59" office:value-type="float">
            <text:p>65.59</text:p>
          </table:table-cell>
          <table:table-cell ns41:value-type="float" table:style-name="TL Data" office:value="18" office:value-type="float">
            <text:p>18.00</text:p>
          </table:table-cell>
          <table:table-cell ns41:value-type="float" table:style-name="TL Data" office:value="12.96" office:value-type="float">
            <text:p>12.96</text:p>
          </table:table-cell>
          <table:table-cell table:style-name="TL Data"/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2.23" office:value-type="float">
            <text:p>2.23</text:p>
          </table:table-cell>
          <table:table-cell ns41:value-type="float" table:style-name="ce56" office:value="1213" office:value-type="float">
            <text:p>1213</text:p>
          </table:table-cell>
          <table:table-cell ns41:value-type="float" table:style-name="ce63" office:value="10898" office:value-type="float">
            <text:p>1089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8.23" office:value-type="float">
            <text:p>48.23</text:p>
          </table:table-cell>
          <table:table-cell ns41:value-type="float" table:style-name="TL Data" office:value="11.33" office:value-type="float">
            <text:p>11.33</text:p>
          </table:table-cell>
          <table:table-cell ns41:value-type="float" table:style-name="TL Data" office:value="38.75" office:value-type="float">
            <text:p>38.75</text:p>
          </table:table-cell>
          <table:table-cell table:style-name="TL Data"/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ce56" office:value="348" office:value-type="float">
            <text:p>348</text:p>
          </table:table-cell>
          <table:table-cell ns41:value-type="float" table:style-name="ce63" office:value="10441" office:value-type="float">
            <text:p>104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rijenba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9.52" office:value-type="float">
            <text:p>49.52</text:p>
          </table:table-cell>
          <table:table-cell ns41:value-type="float" table:style-name="TL Data" office:value="11.02" office:value-type="float">
            <text:p>11.02</text:p>
          </table:table-cell>
          <table:table-cell ns41:value-type="float" table:style-name="TL Data" office:value="24.53" office:value-type="float">
            <text:p>24.53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8.01" office:value-type="float">
            <text:p>8.01</text:p>
          </table:table-cell>
          <table:table-cell ns41:value-type="float" table:style-name="TL Data" office:value="6.72" office:value-type="float">
            <text:p>6.72</text:p>
          </table:table-cell>
          <table:table-cell ns41:value-type="float" table:style-name="ce56" office:value="1215" office:value-type="float">
            <text:p>1215</text:p>
          </table:table-cell>
          <table:table-cell ns41:value-type="float" table:style-name="ce63" office:value="10853" office:value-type="float">
            <text:p>108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rijhoeve-Kapell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81.98" office:value-type="float">
            <text:p>81.98</text:p>
          </table:table-cell>
          <table:table-cell ns41:value-type="float" table:style-name="TL Data" office:value="15.26" office:value-type="float">
            <text:p>15.26</text:p>
          </table:table-cell>
          <table:table-cell ns41:value-type="float" table:style-name="TL Data" office:value="2.21" office:value-type="float">
            <text:p>2.21</text:p>
          </table:table-cell>
          <table:table-cell table:style-name="TL Data"/>
          <table:table-cell ns41:value-type="float" table:style-name="TL Data" office:value="0.55" office:value-type="float">
            <text:p>0.55</text:p>
          </table:table-cell>
          <table:table-cell table:style-name="TL Data"/>
          <table:table-cell ns41:value-type="float" table:style-name="ce56" office:value="1216" office:value-type="float">
            <text:p>1216</text:p>
          </table:table-cell>
          <table:table-cell ns41:value-type="float" table:style-name="ce63" office:value="10870" office:value-type="float">
            <text:p>1087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rouwenpolder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3.37" office:value-type="float">
            <text:p>33.37</text:p>
          </table:table-cell>
          <table:table-cell ns41:value-type="float" table:style-name="TL Data" office:value="59.14" office:value-type="float">
            <text:p>59.14</text:p>
          </table:table-cell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6.32" office:value-type="float">
            <text:p>6.32</text:p>
          </table:table-cell>
          <table:table-cell ns41:value-type="float" table:style-name="ce56" office:value="1214" office:value-type="float">
            <text:p>1214</text:p>
          </table:table-cell>
          <table:table-cell ns41:value-type="float" table:style-name="ce63" office:value="10635" office:value-type="float">
            <text:p>106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uch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.97" office:value-type="float">
            <text:p>2.97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5.77" office:value-type="float">
            <text:p>95.77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office:value="0.56" table:style-name="TL Data" table:number-columns-repeated="2" office:value-type="float">
            <text:p>0.56</text:p>
          </table:table-cell>
          <table:table-cell ns41:value-type="float" table:style-name="ce56" office:value="865" office:value-type="float">
            <text:p>865</text:p>
          </table:table-cell>
          <table:table-cell ns41:value-type="float" table:style-name="ce63" office:value="11224" office:value-type="float">
            <text:p>112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Vur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1.95" office:value-type="float">
            <text:p>91.95</text:p>
          </table:table-cell>
          <table:table-cell ns41:value-type="float" table:style-name="TL Data" office:value="7.86" office:value-type="float">
            <text:p>7.86</text:p>
          </table:table-cell>
          <table:table-cell ns41:value-type="float" table:style-name="TL Data" office:value="0.18" office:value-type="float">
            <text:p>0.18</text:p>
          </table:table-cell>
          <table:table-cell table:style-name="TL Data" table:number-columns-repeated="3"/>
          <table:table-cell ns41:value-type="float" table:style-name="ce56" office:value="287" office:value-type="float">
            <text:p>287</text:p>
          </table:table-cell>
          <table:table-cell ns41:value-type="float" table:style-name="ce63" office:value="11376" office:value-type="float">
            <text:p>113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W</text:p>
          </table:table-cell>
          <table:table-cell ns41:value-type="string" table:style-name="TL RowHeader" office:value-type="string">
            <text:p>Waalre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24" office:value-type="float">
            <text:p>0.24</text:p>
          </table:table-cell>
          <table:table-cell table:style-name="TL Data"/>
          <table:table-cell ns41:value-type="float" table:style-name="TL Data" office:value="99.76" office:value-type="float">
            <text:p>99.76</text:p>
          </table:table-cell>
          <table:table-cell table:style-name="TL Data" table:number-columns-repeated="3"/>
          <table:table-cell ns41:value-type="float" table:style-name="ce56" office:value="866" office:value-type="float">
            <text:p>866</text:p>
          </table:table-cell>
          <table:table-cell ns41:value-type="float" table:style-name="ce63" office:value="10959" office:value-type="float">
            <text:p>109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alwij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6.51" office:value-type="float">
            <text:p>6.51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91.83" office:value-type="float">
            <text:p>91.83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ce56" office:value="867" office:value-type="float">
            <text:p>867</text:p>
          </table:table-cell>
          <table:table-cell ns41:value-type="float" table:style-name="ce63" office:value="11359" office:value-type="float">
            <text:p>1135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ar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7.05" office:value-type="float">
            <text:p>67.05</text:p>
          </table:table-cell>
          <table:table-cell ns41:value-type="float" table:style-name="TL Data" office:value="3.26" office:value-type="float">
            <text:p>3.26</text:p>
          </table:table-cell>
          <table:table-cell table:style-name="TL Data" table:number-columns-repeated="2"/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29.37" office:value-type="float">
            <text:p>29.37</text:p>
          </table:table-cell>
          <table:table-cell ns41:value-type="float" table:style-name="ce56" office:value="721" office:value-type="float">
            <text:p>721</text:p>
          </table:table-cell>
          <table:table-cell ns41:value-type="float" table:style-name="ce63" office:value="10082" office:value-type="float">
            <text:p>1008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ardenburg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1.35" office:value-type="float">
            <text:p>91.35</text:p>
          </table:table-cell>
          <table:table-cell ns41:value-type="float" table:style-name="TL Data" office:value="2.17" office:value-type="float">
            <text:p>2.17</text:p>
          </table:table-cell>
          <table:table-cell ns41:value-type="float" table:style-name="TL Data" office:value="1.6" office:value-type="float">
            <text:p>1.60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ce56" office:value="288" office:value-type="float">
            <text:p>288</text:p>
          </table:table-cell>
          <table:table-cell ns41:value-type="float" table:style-name="ce63" office:value="10238" office:value-type="float">
            <text:p>102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ard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5.52" office:value-type="float">
            <text:p>55.52</text:p>
          </table:table-cell>
          <table:table-cell ns41:value-type="float" table:style-name="TL Data" office:value="42.09" office:value-type="float">
            <text:p>42.09</text:p>
          </table:table-cell>
          <table:table-cell ns41:value-type="float" table:style-name="TL Data" office:value="2.28" office:value-type="float">
            <text:p>2.28</text:p>
          </table:table-cell>
          <table:table-cell table:style-name="TL Data" table:number-columns-repeated="2"/>
          <table:table-cell ns41:value-type="float" table:style-name="TL Data" office:value="0.11" office:value-type="float">
            <text:p>0.11</text:p>
          </table:table-cell>
          <table:table-cell ns41:value-type="float" table:style-name="ce56" office:value="1217" office:value-type="float">
            <text:p>1217</text:p>
          </table:table-cell>
          <table:table-cell ns41:value-type="float" table:style-name="ce63" office:value="10830" office:value-type="float">
            <text:p>1083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ddinxve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61.95" office:value-type="float">
            <text:p>61.95</text:p>
          </table:table-cell>
          <table:table-cell ns41:value-type="float" table:style-name="TL Data" office:value="10.35" office:value-type="float">
            <text:p>10.35</text:p>
          </table:table-cell>
          <table:table-cell ns41:value-type="float" table:style-name="TL Data" office:value="15.32" office:value-type="float">
            <text:p>15.32</text:p>
          </table:table-cell>
          <table:table-cell table:style-name="TL Data"/>
          <table:table-cell ns41:value-type="float" table:style-name="TL Data" office:value="2.5" office:value-type="float">
            <text:p>2.50</text:p>
          </table:table-cell>
          <table:table-cell ns41:value-type="float" table:style-name="TL Data" office:value="9.87" office:value-type="float">
            <text:p>9.87</text:p>
          </table:table-cell>
          <table:table-cell ns41:value-type="float" table:style-name="ce56" office:value="627" office:value-type="float">
            <text:p>627</text:p>
          </table:table-cell>
          <table:table-cell ns41:value-type="float" table:style-name="ce63" office:value="10081" office:value-type="float">
            <text:p>1008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denooi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9.63" office:value-type="float">
            <text:p>79.63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TL Data" office:value="13.11" office:value-type="float">
            <text:p>13.11</text:p>
          </table:table-cell>
          <table:table-cell table:style-name="TL Data"/>
          <table:table-cell ns41:value-type="float" table:style-name="TL Data" office:value="1.74" office:value-type="float">
            <text:p>1.74</text:p>
          </table:table-cell>
          <table:table-cell ns41:value-type="float" table:style-name="TL Data" office:value="4.26" office:value-type="float">
            <text:p>4.26</text:p>
          </table:table-cell>
          <table:table-cell ns41:value-type="float" table:style-name="ce56" office:value="1218" office:value-type="float">
            <text:p>1218</text:p>
          </table:table-cell>
          <table:table-cell ns41:value-type="float" table:style-name="ce63" office:value="10201" office:value-type="float">
            <text:p>102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gening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1.04" office:value-type="float">
            <text:p>61.04</text:p>
          </table:table-cell>
          <table:table-cell ns41:value-type="float" table:style-name="TL Data" office:value="6.21" office:value-type="float">
            <text:p>6.21</text:p>
          </table:table-cell>
          <table:table-cell ns41:value-type="float" table:style-name="TL Data" office:value="20.59" office:value-type="float">
            <text:p>20.59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7.11" office:value-type="float">
            <text:p>7.11</text:p>
          </table:table-cell>
          <table:table-cell ns41:value-type="float" table:style-name="TL Data" office:value="4.62" office:value-type="float">
            <text:p>4.62</text:p>
          </table:table-cell>
          <table:table-cell ns41:value-type="float" table:style-name="ce56" office:value="289" office:value-type="float">
            <text:p>289</text:p>
          </table:table-cell>
          <table:table-cell ns41:value-type="float" table:style-name="ce63" office:value="11010" office:value-type="float">
            <text:p>110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m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.84" office:value-type="float">
            <text:p>6.84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93.02" office:value-type="float">
            <text:p>93.02</text:p>
          </table:table-cell>
          <table:table-cell table:style-name="TL Data"/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ce56" office:value="290" office:value-type="float">
            <text:p>290</text:p>
          </table:table-cell>
          <table:table-cell ns41:value-type="float" table:style-name="ce63" office:value="10042" office:value-type="float">
            <text:p>100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nneperve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2.03" office:value-type="float">
            <text:p>82.03</text:p>
          </table:table-cell>
          <table:table-cell ns41:value-type="float" table:style-name="TL Data" office:value="12.88" office:value-type="float">
            <text:p>12.88</text:p>
          </table:table-cell>
          <table:table-cell table:style-name="TL Data" table:number-columns-repeated="2"/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nrooi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TL Data" office:value="99.84" office:value-type="float">
            <text:p>99.84</text:p>
          </table:table-cell>
          <table:table-cell table:style-name="TL Data" table:number-columns-repeated="3"/>
          <table:table-cell ns41:value-type="float" table:style-name="ce56" office:value="868" office:value-type="float">
            <text:p>868</text:p>
          </table:table-cell>
          <table:table-cell ns41:value-type="float" table:style-name="ce63" office:value="10265" office:value-type="float">
            <text:p>1026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nsum</text:p>
          </table:table-cell>
          <table:table-cell ns41:value-type="string" table:style-name="TL RowHeader" office:value-type="string">
            <text:p>L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6" office:value="987" office:value-type="float">
            <text:p>987</text:p>
          </table:table-cell>
          <table:table-cell ns41:value-type="float" table:style-name="ce63" office:value="10991" office:value-type="float">
            <text:p>1099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rd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92.15" office:value-type="float">
            <text:p>92.15</text:p>
          </table:table-cell>
          <table:table-cell ns41:value-type="float" table:style-name="TL Data" office:value="0.93" office:value-type="float">
            <text:p>0.93</text:p>
          </table:table-cell>
          <table:table-cell table:style-name="TL Data" table:number-columns-repeated="2"/>
          <table:table-cell ns41:value-type="float" table:style-name="TL Data" office:value="4.2" office:value-type="float">
            <text:p>4.20</text:p>
          </table:table-cell>
          <table:table-cell ns41:value-type="float" table:style-name="TL Data" office:value="2.74" office:value-type="float">
            <text:p>2.74</text:p>
          </table:table-cell>
          <table:table-cell ns41:value-type="float" table:style-name="ce56" office:value="455" office:value-type="float">
            <text:p>455</text:p>
          </table:table-cell>
          <table:table-cell ns41:value-type="float" table:style-name="ce63" office:value="11073" office:value-type="float">
            <text:p>110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rf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4.87" office:value-type="float">
            <text:p>64.87</text:p>
          </table:table-cell>
          <table:table-cell ns41:value-type="float" table:style-name="TL Data" office:value="23.11" office:value-type="float">
            <text:p>23.11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8.63" office:value-type="float">
            <text:p>8.63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63" office:value="10498" office:value-type="float">
            <text:p>104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rmenhuiz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33" office:value-type="float">
            <text:p>30.33</text:p>
          </table:table-cell>
          <table:table-cell ns41:value-type="float" table:style-name="TL Data" office:value="6.44" office:value-type="float">
            <text:p>6.44</text:p>
          </table:table-cell>
          <table:table-cell ns41:value-type="float" table:style-name="TL Data" office:value="56.34" office:value-type="float">
            <text:p>56.34</text:p>
          </table:table-cell>
          <table:table-cell table:style-name="TL Data"/>
          <table:table-cell ns41:value-type="float" table:style-name="TL Data" office:value="4.22" office:value-type="float">
            <text:p>4.22</text:p>
          </table:table-cell>
          <table:table-cell ns41:value-type="float" table:style-name="TL Data" office:value="2.66" office:value-type="float">
            <text:p>2.66</text:p>
          </table:table-cell>
          <table:table-cell ns41:value-type="float" table:style-name="ce56" office:value="456" office:value-type="float">
            <text:p>456</text:p>
          </table:table-cell>
          <table:table-cell ns41:value-type="float" table:style-name="ce63" office:value="10221" office:value-type="float">
            <text:p>102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rmo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25.06" office:value-type="float">
            <text:p>25.06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66.67" office:value-type="float">
            <text:p>66.67</text:p>
          </table:table-cell>
          <table:table-cell table:style-name="TL Data"/>
          <table:table-cell ns41:value-type="float" table:style-name="TL Data" office:value="2.45" office:value-type="float">
            <text:p>2.45</text:p>
          </table:table-cell>
          <table:table-cell ns41:value-type="float" table:style-name="TL Data" office:value="2.49" office:value-type="float">
            <text:p>2.49</text:p>
          </table:table-cell>
          <table:table-cell ns41:value-type="float" table:style-name="ce56" office:value="628" office:value-type="float">
            <text:p>628</text:p>
          </table:table-cell>
          <table:table-cell ns41:value-type="float" table:style-name="ce63" office:value="10204" office:value-type="float">
            <text:p>102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rnsveld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8.48" office:value-type="float">
            <text:p>78.48</text:p>
          </table:table-cell>
          <table:table-cell ns41:value-type="float" table:style-name="TL Data" office:value="2.7" office:value-type="float">
            <text:p>2.70</text:p>
          </table:table-cell>
          <table:table-cell ns41:value-type="float" table:style-name="TL Data" office:value="14.33" office:value-type="float">
            <text:p>14.33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1.8" office:value-type="float">
            <text:p>1.80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ce56" office:value="291" office:value-type="float">
            <text:p>291</text:p>
          </table:table-cell>
          <table:table-cell ns41:value-type="float" table:style-name="ce63" office:value="10838" office:value-type="float">
            <text:p>108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spik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6.51" office:value-type="float">
            <text:p>16.51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82.92" office:value-type="float">
            <text:p>82.92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6" office:value="869" office:value-type="float">
            <text:p>869</text:p>
          </table:table-cell>
          <table:table-cell ns41:value-type="float" table:style-name="ce63" office:value="10402" office:value-type="float">
            <text:p>104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ssenaa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2.98" office:value-type="float">
            <text:p>32.98</text:p>
          </table:table-cell>
          <table:table-cell ns41:value-type="float" table:style-name="TL Data" office:value="4.16" office:value-type="float">
            <text:p>4.16</text:p>
          </table:table-cell>
          <table:table-cell ns41:value-type="float" table:style-name="TL Data" office:value="52.5" office:value-type="float">
            <text:p>52.5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6.04" office:value-type="float">
            <text:p>6.04</text:p>
          </table:table-cell>
          <table:table-cell ns41:value-type="float" table:style-name="TL Data" office:value="4.16" office:value-type="float">
            <text:p>4.16</text:p>
          </table:table-cell>
          <table:table-cell ns41:value-type="float" table:style-name="ce56" office:value="629" office:value-type="float">
            <text:p>629</text:p>
          </table:table-cell>
          <table:table-cell ns41:value-type="float" table:style-name="ce63" office:value="10164" office:value-type="float">
            <text:p>1016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tergraafsm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0.1" office:value-type="float">
            <text:p>30.10</text:p>
          </table:table-cell>
          <table:table-cell ns41:value-type="float" table:style-name="TL Data" office:value="11.7" office:value-type="float">
            <text:p>11.70</text:p>
          </table:table-cell>
          <table:table-cell ns41:value-type="float" table:style-name="TL Data" office:value="19.97" office:value-type="float">
            <text:p>19.97</text:p>
          </table:table-cell>
          <table:table-cell ns41:value-type="float" table:style-name="TL Data" office:value="12.91" office:value-type="float">
            <text:p>12.91</text:p>
          </table:table-cell>
          <table:table-cell ns41:value-type="float" table:style-name="TL Data" office:value="15.8" office:value-type="float">
            <text:p>15.80</text:p>
          </table:table-cell>
          <table:table-cell ns41:value-type="float" table:style-name="TL Data" office:value="9.51" office:value-type="float">
            <text:p>9.51</text:p>
          </table:table-cell>
          <table:table-cell ns41:value-type="float" table:style-name="ce58" office:value="1219" office:value-type="float">
            <text:p>1219</text:p>
          </table:table-cell>
          <table:table-cell ns41:value-type="float" table:style-name="ce63" office:value="11122" office:value-type="float">
            <text:p>111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tering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19.33" office:value-type="float">
            <text:p>19.33</text:p>
          </table:table-cell>
          <table:table-cell ns41:value-type="float" table:style-name="TL Data" office:value="3.36" office:value-type="float">
            <text:p>3.36</text:p>
          </table:table-cell>
          <table:table-cell ns41:value-type="float" table:style-name="TL Data" office:value="75.79" office:value-type="float">
            <text:p>75.79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63" office:value="11329" office:value-type="float">
            <text:p>113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aterlandkerkj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43.41" office:value-type="float">
            <text:p>43.41</text:p>
          </table:table-cell>
          <table:table-cell ns41:value-type="float" table:style-name="TL Data" office:value="7.35" office:value-type="float">
            <text:p>7.35</text:p>
          </table:table-cell>
          <table:table-cell ns41:value-type="float" table:style-name="TL Data" office:value="46.91" office:value-type="float">
            <text:p>46.91</text:p>
          </table:table-cell>
          <table:table-cell table:style-name="TL Data"/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2" office:value-type="float">
            <text:p>2.00</text:p>
          </table:table-cell>
          <table:table-cell ns41:value-type="float" table:style-name="ce58" office:value="722" office:value-type="float">
            <text:p>722</text:p>
          </table:table-cell>
          <table:table-cell ns41:value-type="float" table:style-name="ce63" office:value="10352" office:value-type="float">
            <text:p>103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dde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91.14" office:value-type="float">
            <text:p>91.14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2.79" office:value-type="float">
            <text:p>2.79</text:p>
          </table:table-cell>
          <table:table-cell ns41:value-type="float" table:style-name="ce58" office:value="1220" office:value-type="float">
            <text:p>1220</text:p>
          </table:table-cell>
          <table:table-cell ns41:value-type="float" table:style-name="ce63" office:value="10247" office:value-type="float">
            <text:p>102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91.23" office:value-type="float">
            <text:p>91.23</text:p>
          </table:table-cell>
          <table:table-cell ns41:value-type="float" table:style-name="TL Data" office:value="0.33" office:value-type="float">
            <text:p>0.33</text:p>
          </table:table-cell>
          <table:table-cell table:style-name="TL Data"/>
          <table:table-cell ns41:value-type="float" table:style-name="TL Data" office:value="0.07" office:value-type="float">
            <text:p>0.07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63" office:value="11116" office:value-type="float">
            <text:p>111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erd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98.77" office:value-type="float">
            <text:p>98.77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0.07" office:value-type="float">
            <text:p>0.07</text:p>
          </table:table-cell>
          <table:table-cell ns41:value-type="float" table:style-name="ce58" office:value="988" office:value-type="float">
            <text:p>988</text:p>
          </table:table-cell>
          <table:table-cell ns41:value-type="float" table:style-name="ce63" office:value="11081" office:value-type="float">
            <text:p>1108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erselo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.36" office:value-type="float">
            <text:p>5.36</text:p>
          </table:table-cell>
          <table:table-cell table:style-name="TL Data"/>
          <table:table-cell ns41:value-type="float" table:style-name="TL Data" office:value="94.31" office:value-type="float">
            <text:p>94.31</text:p>
          </table:table-cell>
          <table:table-cell table:style-name="TL Data"/>
          <table:table-cell ns41:value-type="float" office:value="0.17" table:style-name="TL Data" table:number-columns-repeated="2" office:value-type="float">
            <text:p>0.17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esp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6.27" office:value-type="float">
            <text:p>56.27</text:p>
          </table:table-cell>
          <table:table-cell ns41:value-type="float" table:style-name="TL Data" office:value="9.17" office:value-type="float">
            <text:p>9.17</text:p>
          </table:table-cell>
          <table:table-cell ns41:value-type="float" table:style-name="TL Data" office:value="17.95" office:value-type="float">
            <text:p>17.95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8.32" office:value-type="float">
            <text:p>8.32</text:p>
          </table:table-cell>
          <table:table-cell ns41:value-type="float" table:style-name="TL Data" office:value="7.32" office:value-type="float">
            <text:p>7.32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63" office:value="10773" office:value-type="float">
            <text:p>1077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esperkarsp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2.65" office:value-type="float">
            <text:p>52.65</text:p>
          </table:table-cell>
          <table:table-cell ns41:value-type="float" table:style-name="TL Data" office:value="6.41" office:value-type="float">
            <text:p>6.41</text:p>
          </table:table-cell>
          <table:table-cell ns41:value-type="float" table:style-name="TL Data" office:value="35.75" office:value-type="float">
            <text:p>35.75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3.55" office:value-type="float">
            <text:p>3.55</text:p>
          </table:table-cell>
          <table:table-cell ns41:value-type="float" table:style-name="ce58" office:value="1221" office:value-type="float">
            <text:p>1221</text:p>
          </table:table-cell>
          <table:table-cell ns41:value-type="float" table:style-name="ce63" office:value="10377" office:value-type="float">
            <text:p>103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melding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8.45" office:value-type="float">
            <text:p>88.45</text:p>
          </table:table-cell>
          <table:table-cell ns41:value-type="float" table:style-name="TL Data" office:value="5.59" office:value-type="float">
            <text:p>5.59</text:p>
          </table:table-cell>
          <table:table-cell ns41:value-type="float" table:style-name="TL Data" office:value="1.97" office:value-type="float">
            <text:p>1.97</text:p>
          </table:table-cell>
          <table:table-cell table:style-name="TL Data"/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3.5" office:value-type="float">
            <text:p>3.50</text:p>
          </table:table-cell>
          <table:table-cell ns41:value-type="float" table:style-name="ce58" office:value="723" office:value-type="float">
            <text:p>723</text:p>
          </table:table-cell>
          <table:table-cell ns41:value-type="float" table:style-name="ce63" office:value="11145" office:value-type="float">
            <text:p>111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rkenda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56.47" office:value-type="float">
            <text:p>56.47</text:p>
          </table:table-cell>
          <table:table-cell ns41:value-type="float" table:style-name="TL Data" office:value="27.32" office:value-type="float">
            <text:p>27.32</text:p>
          </table:table-cell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14.69" office:value-type="float">
            <text:p>14.69</text:p>
          </table:table-cell>
          <table:table-cell ns41:value-type="float" table:style-name="ce58" office:value="870" office:value-type="float">
            <text:p>870</text:p>
          </table:table-cell>
          <table:table-cell ns41:value-type="float" table:style-name="ce63" office:value="10078" office:value-type="float">
            <text:p>100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rken (De)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40.3" office:value-type="float">
            <text:p>40.30</text:p>
          </table:table-cell>
          <table:table-cell ns41:value-type="float" table:style-name="TL Data" office:value="51.85" office:value-type="float">
            <text:p>51.85</text:p>
          </table:table-cell>
          <table:table-cell ns41:value-type="float" table:style-name="TL Data" office:value="8.42" office:value-type="float">
            <office:annotation draw:style-name="gr1" svg:height="1.957cm" draw:caption-point-y="0.274cm" svg:width="3.583cm" svg:x="11.383cm" draw:caption-point-x="-0.429cm" svg:y="535.77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42 staan.</text:span></text:p>
            </office:annotation>
            <text:p>8.42</text:p>
          </table:table-cell>
          <table:table-cell table:style-name="TL Data"/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63" office:value="10116" office:value-type="float">
            <text:p>101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rkhov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8.41" office:value-type="float">
            <text:p>28.41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68.04" office:value-type="float">
            <text:p>68.04</text:p>
          </table:table-cell>
          <table:table-cell table:style-name="TL Data" table:number-columns-repeated="2"/>
          <table:table-cell ns41:value-type="float" table:style-name="TL Data" office:value="2.11" office:value-type="float">
            <text:p>2.11</text:p>
          </table:table-cell>
          <table:table-cell ns41:value-type="float" table:style-name="ce58" office:value="1223" office:value-type="float">
            <text:p>1223</text:p>
          </table:table-cell>
          <table:table-cell ns41:value-type="float" table:style-name="ce63" office:value="11299" office:value-type="float">
            <text:p>1129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rvershoof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.29" office:value-type="float">
            <text:p>7.29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91.77" office:value-type="float">
            <text:p>91.77</text:p>
          </table:table-cell>
          <table:table-cell table:style-name="TL Data"/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63" office:value="11270" office:value-type="float">
            <text:p>112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11">
          <table:table-cell table:style-name="TL RowHeader"/>
          <table:table-cell ns41:value-type="string" table:style-name="TL RowHeader" office:value-type="string">
            <text:p>Wesse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1" office:value-type="float">
            <text:p>0.10</text:p>
          </table:table-cell>
          <table:table-cell table:style-name="TL Data"/>
          <table:table-cell ns41:value-type="float" table:style-name="TL Data" office:value="99.9" office:value-type="float">
            <text:p>99.90</text:p>
          </table:table-cell>
          <table:table-cell table:style-name="TL Data" table:number-columns-repeated="3"/>
          <table:table-cell ns41:value-type="float" table:style-name="ce58" office:value="989" office:value-type="float">
            <text:p>989</text:p>
          </table:table-cell>
          <table:table-cell ns41:value-type="float" table:style-name="ce63" office:value="10127" office:value-type="float">
            <text:p>101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broe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8.55" office:value-type="float">
            <text:p>58.55</text:p>
          </table:table-cell>
          <table:table-cell ns41:value-type="float" table:style-name="TL Data" office:value="24.82" office:value-type="float">
            <text:p>24.82</text:p>
          </table:table-cell>
          <table:table-cell ns41:value-type="float" table:style-name="TL Data" office:value="14" office:value-type="float">
            <text:p>14.00</text:p>
          </table:table-cell>
          <table:table-cell table:style-name="TL Data"/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2.36" office:value-type="float">
            <text:p>2.36</text:p>
          </table:table-cell>
          <table:table-cell ns41:value-type="float" table:style-name="ce58" office:value="1224" office:value-type="float">
            <text:p>1224</text:p>
          </table:table-cell>
          <table:table-cell ns41:value-type="float" table:style-name="ce63" office:value="10145" office:value-type="float">
            <text:p>101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dong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5.7" office:value-type="float">
            <text:p>55.70</text:p>
          </table:table-cell>
          <table:table-cell ns41:value-type="float" table:style-name="TL Data" office:value="32.86" office:value-type="float">
            <text:p>32.86</text:p>
          </table:table-cell>
          <table:table-cell ns41:value-type="float" table:style-name="TL Data" office:value="0.57" office:value-type="float">
            <text:p>0.57</text:p>
          </table:table-cell>
          <table:table-cell table:style-name="TL Data"/>
          <table:table-cell ns41:value-type="float" table:style-name="TL Data" office:value="5.87" office:value-type="float">
            <text:p>5.87</text:p>
          </table:table-cell>
          <table:table-cell ns41:value-type="float" table:style-name="TL Data" office:value="4.99" office:value-type="float">
            <text:p>4.99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63" office:value="10129" office:value-type="float">
            <text:p>1012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dorp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2.44" office:value-type="float">
            <text:p>2.44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97.07" office:value-type="float">
            <text:p>97.07</text:p>
          </table:table-cell>
          <table:table-cell table:style-name="TL Data" table:number-columns-repeated="2"/>
          <table:table-cell ns41:value-type="float" table:style-name="TL Data" office:value="0.11" office:value-type="float">
            <text:p>0.11</text:p>
          </table:table-cell>
          <table:table-cell ns41:value-type="float" table:style-name="ce58" office:value="724" office:value-type="float">
            <text:p>724</text:p>
          </table:table-cell>
          <table:table-cell ns41:value-type="float" table:style-name="ce63" office:value="10915" office:value-type="float">
            <text:p>1091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erbork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1.53" office:value-type="float">
            <text:p>81.53</text:p>
          </table:table-cell>
          <table:table-cell ns41:value-type="float" table:style-name="TL Data" office:value="14.38" office:value-type="float">
            <text:p>14.38</text:p>
          </table:table-cell>
          <table:table-cell ns41:value-type="float" office:value="0.26" table:style-name="TL Data" table:number-columns-repeated="2" office:value-type="float">
            <text:p>0.26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2.32" office:value-type="float">
            <text:p>2.3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63" office:value="11095" office:value-type="float">
            <text:p>110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erhoven</text:p>
          </table:table-cell>
          <table:table-cell ns41:value-type="string" table:style-name="TL RowHeader" office:value-type="string">
            <text:p>NB</text:p>
          </table:table-cell>
          <table:table-cell/>
          <table:table-cell table:style-name="TL Data"/>
          <table:table-cell table:style-name="TL Data"/>
          <table:table-cell ns41:value-type="float" table:style-name="TL Data" office:value="100" office:value-type="float">
            <text:p>100.00</text:p>
          </table:table-cell>
          <table:table-cell table:style-name="TL Data" table:number-columns-repeated="3"/>
          <table:table-cell ns41:value-type="float" table:style-name="ce58" office:value="871" office:value-type="float">
            <text:p>871</text:p>
          </table:table-cell>
          <table:table-cell ns41:value-type="float" table:style-name="ce63" office:value="11041" office:value-type="float">
            <text:p>1104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ervoort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22.95" office:value-type="float">
            <text:p>22.95</text:p>
          </table:table-cell>
          <table:table-cell ns41:value-type="float" table:style-name="TL Data" office:value="4.69" office:value-type="float">
            <text:p>4.69</text:p>
          </table:table-cell>
          <table:table-cell ns41:value-type="float" table:style-name="TL Data" office:value="71.47" office:value-type="float">
            <text:p>71.47</text:p>
          </table:table-cell>
          <table:table-cell table:style-name="TL Data"/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63" office:value="11085" office:value-type="float">
            <text:p>110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kapell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3.59" office:value-type="float">
            <text:p>83.59</text:p>
          </table:table-cell>
          <table:table-cell ns41:value-type="float" table:style-name="TL Data" office:value="5.83" office:value-type="float">
            <text:p>5.83</text:p>
          </table:table-cell>
          <table:table-cell table:style-name="TL Data" table:number-columns-repeated="2"/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9.49" office:value-type="float">
            <text:p>9.49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63" office:value="10931" office:value-type="float">
            <text:p>109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maas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4.86" office:value-type="float">
            <text:p>74.86</text:p>
          </table:table-cell>
          <table:table-cell ns41:value-type="float" table:style-name="TL Data" office:value="25.03" office:value-type="float">
            <text:p>25.03</text:p>
          </table:table-cell>
          <table:table-cell ns41:value-type="float" table:style-name="TL Data" office:value="0.12" office:value-type="float">
            <text:p>0.12</text:p>
          </table:table-cell>
          <table:table-cell table:style-name="TL Data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63" office:value="10695" office:value-type="float">
            <text:p>1069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stellingwerf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67.39" office:value-type="float">
            <text:p>67.39</text:p>
          </table:table-cell>
          <table:table-cell ns41:value-type="float" table:style-name="TL Data" office:value="5.79" office:value-type="float">
            <text:p>5.79</text:p>
          </table:table-cell>
          <table:table-cell ns41:value-type="float" table:style-name="TL Data" office:value="9.49" office:value-type="float">
            <text:p>9.49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13.98" office:value-type="float">
            <text:p>13.98</text:p>
          </table:table-cell>
          <table:table-cell ns41:value-type="float" table:style-name="TL Data" office:value="3.22" office:value-type="float">
            <text:p>3.22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63" office:value="11322" office:value-type="float">
            <text:p>113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wou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5.26" office:value-type="float">
            <text:p>35.26</text:p>
          </table:table-cell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62.91" office:value-type="float">
            <text:p>62.91</text:p>
          </table:table-cell>
          <table:table-cell table:style-name="TL Data"/>
          <table:table-cell ns41:value-type="float" table:style-name="TL Data" office:value="0.345" office:value-type="float">
            <text:p>0.35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63" office:value="11101" office:value-type="float">
            <text:p>111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estzaa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5.73" office:value-type="float">
            <text:p>35.73</text:p>
          </table:table-cell>
          <table:table-cell ns41:value-type="float" table:style-name="TL Data" office:value="8.22" office:value-type="float">
            <text:p>8.22</text:p>
          </table:table-cell>
          <table:table-cell ns41:value-type="float" table:style-name="TL Data" office:value="4.3" office:value-type="float">
            <text:p>4.30</text:p>
          </table:table-cell>
          <table:table-cell table:style-name="TL Data"/>
          <table:table-cell ns41:value-type="float" table:style-name="TL Data" office:value="31.93" office:value-type="float">
            <text:p>31.93</text:p>
          </table:table-cell>
          <table:table-cell ns41:value-type="float" table:style-name="TL Data" office:value="19.81" office:value-type="float">
            <text:p>19.81</text:p>
          </table:table-cell>
          <table:table-cell ns41:value-type="float" table:style-name="ce58" office:value="461" office:value-type="float">
            <text:p>461</text:p>
          </table:table-cell>
          <table:table-cell ns41:value-type="float" table:style-name="ce63" office:value="11381" office:value-type="float">
            <text:p>113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ch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2.53" office:value-type="float">
            <text:p>2.53</text:p>
          </table:table-cell>
          <table:table-cell table:style-name="TL Data"/>
          <table:table-cell ns41:value-type="float" table:style-name="TL Data" office:value="97.19" office:value-type="float">
            <text:p>97.19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63" office:value="10723" office:value-type="float">
            <text:p>107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erd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5.67" office:value-type="float">
            <text:p>55.67</text:p>
          </table:table-cell>
          <table:table-cell ns41:value-type="float" table:style-name="TL Data" office:value="11.74" office:value-type="float">
            <text:p>11.74</text:p>
          </table:table-cell>
          <table:table-cell ns41:value-type="float" table:style-name="TL Data" office:value="27.51" office:value-type="float">
            <text:p>27.51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4.15" office:value-type="float">
            <text:p>4.15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eringe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9.75" office:value-type="float">
            <text:p>69.75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6.66" office:value-type="float">
            <text:p>6.66</text:p>
          </table:table-cell>
          <table:table-cell table:style-name="TL Data"/>
          <table:table-cell ns41:value-type="float" table:style-name="TL Data" office:value="4" office:value-type="float">
            <text:p>4.00</text:p>
          </table:table-cell>
          <table:table-cell ns41:value-type="float" table:style-name="TL Data" office:value="18.35" office:value-type="float">
            <text:p>18.35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63" office:value="11277" office:value-type="float">
            <text:p>112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eringerwaard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69.23" office:value-type="float">
            <text:p>69.23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3.04" office:value-type="float">
            <text:p>3.04</text:p>
          </table:table-cell>
          <table:table-cell table:style-name="TL Data"/>
          <table:table-cell ns41:value-type="float" table:style-name="TL Data" office:value="14.55" office:value-type="float">
            <text:p>14.55</text:p>
          </table:table-cell>
          <table:table-cell ns41:value-type="float" table:style-name="TL Data" office:value="12.64" office:value-type="float">
            <text:p>12.64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63" office:value="11164" office:value-type="float">
            <text:p>111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denes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92.8" office:value-type="float">
            <text:p>92.80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1.86" office:value-type="float">
            <text:p>1.86</text:p>
          </table:table-cell>
          <table:table-cell table:style-name="TL Data"/>
          <table:table-cell ns41:value-type="float" table:style-name="TL Data" office:value="2.83" office:value-type="float">
            <text:p>2.83</text:p>
          </table:table-cell>
          <table:table-cell ns41:value-type="float" table:style-name="TL Data" office:value="1.53" office:value-type="float">
            <text:p>1.53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63" office:value="10631" office:value-type="float">
            <text:p>1063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deworm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1.41" office:value-type="float">
            <text:p>51.41</text:p>
          </table:table-cell>
          <table:table-cell ns41:value-type="float" table:style-name="TL Data" office:value="1.41" office:value-type="float">
            <text:p>1.41</text:p>
          </table:table-cell>
          <table:table-cell ns41:value-type="float" table:style-name="TL Data" office:value="37.11" office:value-type="float">
            <text:p>37.11</text:p>
          </table:table-cell>
          <table:table-cell table:style-name="TL Data"/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8.31" office:value-type="float">
            <text:p>8.31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63" office:value="10434" office:value-type="float">
            <text:p>104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7.23" office:value-type="float">
            <text:p>67.23</text:p>
          </table:table-cell>
          <table:table-cell ns41:value-type="float" table:style-name="TL Data" office:value="5.71" office:value-type="float">
            <text:p>5.71</text:p>
          </table:table-cell>
          <table:table-cell ns41:value-type="float" table:style-name="TL Data" office:value="24.79" office:value-type="float">
            <text:p>24.79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k (De)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82.91" office:value-type="float">
            <text:p>82.91</text:p>
          </table:table-cell>
          <table:table-cell ns41:value-type="float" table:style-name="TL Data" office:value="14.97" office:value-type="float">
            <text:p>14.97</text:p>
          </table:table-cell>
          <table:table-cell ns41:value-type="float" table:style-name="TL Data" office:value="0.72" office:value-type="float">
            <text:p>0.72</text:p>
          </table:table-cell>
          <table:table-cell table:style-name="TL Data"/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63" office:value="10753" office:value-type="float">
            <text:p>107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k aan Zee en Duin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8.66" office:value-type="float">
            <text:p>28.66</text:p>
          </table:table-cell>
          <table:table-cell ns41:value-type="float" table:style-name="TL Data" office:value="2.81" office:value-type="float">
            <text:p>2.81</text:p>
          </table:table-cell>
          <table:table-cell ns41:value-type="float" table:style-name="TL Data" office:value="60.26" office:value-type="float">
            <text:p>60.26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4.04" office:value-type="float">
            <text:p>4.04</text:p>
          </table:table-cell>
          <table:table-cell ns41:value-type="float" table:style-name="TL Data" office:value="4.05" office:value-type="float">
            <text:p>4.05</text:p>
          </table:table-cell>
          <table:table-cell ns41:value-type="float" table:style-name="ce58" office:value="1229" office:value-type="float">
            <text:p>1229</text:p>
          </table:table-cell>
          <table:table-cell ns41:value-type="float" table:style-name="ce63" office:value="11366" office:value-type="float">
            <text:p>1136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1.12" office:value-type="float">
            <text:p>41.12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56.6" office:value-type="float">
            <text:p>56.60</text:p>
          </table:table-cell>
          <table:table-cell table:style-name="TL Data"/>
          <table:table-cell ns41:value-type="float" table:style-name="TL Data" office:value="0.9" office:value-type="float">
            <text:p>0.90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63" office:value="10760" office:value-type="float">
            <text:p>107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k en Aalburg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7.4" office:value-type="float">
            <text:p>97.40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0.12" office:value-type="float">
            <text:p>0.12</text:p>
          </table:table-cell>
          <table:table-cell table:style-name="TL Data"/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63" office:value="11084" office:value-type="float">
            <text:p>110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lr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25" office:value-type="float">
            <text:p>0.25</text:p>
          </table:table-cell>
          <table:table-cell table:style-name="TL Data"/>
          <table:table-cell ns41:value-type="float" table:style-name="TL Data" office:value="99.7" office:value-type="float">
            <text:p>99.70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table:style-name="TL Data"/>
          <table:table-cell ns41:value-type="float" table:style-name="ce58" office:value="991" office:value-type="float">
            <text:p>991</text:p>
          </table:table-cell>
          <table:table-cell ns41:value-type="float" table:style-name="ce63" office:value="10131" office:value-type="float">
            <text:p>101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nandsrade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37" office:value-type="float">
            <text:p>0.37</text:p>
          </table:table-cell>
          <table:table-cell table:style-name="TL Data"/>
          <table:table-cell ns41:value-type="float" table:style-name="TL Data" office:value="99.45" office:value-type="float">
            <text:p>99.45</text:p>
          </table:table-cell>
          <table:table-cell table:style-name="TL Data" table:number-columns-repeated="2"/>
          <table:table-cell ns41:value-type="float" table:style-name="TL Data" office:value="0.18" office:value-type="float">
            <text:p>0.18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63" office:value="10992" office:value-type="float">
            <text:p>1099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jngaard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95.73" office:value-type="float">
            <text:p>95.73</text:p>
          </table:table-cell>
          <table:table-cell ns41:value-type="float" table:style-name="TL Data" office:value="4.27" office:value-type="float">
            <text:p>4.27</text:p>
          </table:table-cell>
          <table:table-cell table:style-name="TL Data" table:number-columns-repeated="4"/>
          <table:table-cell ns41:value-type="float" table:style-name="ce58" office:value="634" office:value-type="float">
            <text:p>634</text:p>
          </table:table-cell>
          <table:table-cell ns41:value-type="float" table:style-name="ce63" office:value="10263" office:value-type="float">
            <text:p>1026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dervan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7.16" office:value-type="float">
            <text:p>67.16</text:p>
          </table:table-cell>
          <table:table-cell ns41:value-type="float" table:style-name="TL Data" office:value="14.07" office:value-type="float">
            <text:p>14.07</text:p>
          </table:table-cell>
          <table:table-cell ns41:value-type="float" table:style-name="TL Data" office:value="3.04" office:value-type="float">
            <text:p>3.04</text:p>
          </table:table-cell>
          <table:table-cell ns41:value-type="float" table:style-name="TL Data" office:value="2.17" office:value-type="float">
            <text:p>2.17</text:p>
          </table:table-cell>
          <table:table-cell ns41:value-type="float" table:style-name="TL Data" office:value="7.28" office:value-type="float">
            <text:p>7.28</text:p>
          </table:table-cell>
          <table:table-cell ns41:value-type="float" table:style-name="TL Data" office:value="6.28" office:value-type="float">
            <text:p>6.28</text:p>
          </table:table-cell>
          <table:table-cell ns41:value-type="float" table:style-name="ce58" office:value="1225" office:value-type="float">
            <text:p>1225</text:p>
          </table:table-cell>
          <table:table-cell ns41:value-type="float" table:style-name="ce63" office:value="10825" office:value-type="float">
            <text:p>1082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lemstad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71.89" office:value-type="float">
            <text:p>71.89</text:p>
          </table:table-cell>
          <table:table-cell ns41:value-type="float" table:style-name="TL Data" office:value="17.07" office:value-type="float">
            <text:p>17.07</text:p>
          </table:table-cell>
          <table:table-cell ns41:value-type="float" table:style-name="TL Data" office:value="9.43" office:value-type="float">
            <text:p>9.43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1.11" office:value-type="float">
            <text:p>1.11</text:p>
          </table:table-cell>
          <table:table-cell ns41:value-type="float" table:style-name="ce58" office:value="872" office:value-type="float">
            <text:p>872</text:p>
          </table:table-cell>
          <table:table-cell ns41:value-type="float" table:style-name="ce63" office:value="10827" office:value-type="float">
            <text:p>108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leskop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5.9" office:value-type="float">
            <text:p>35.90</text:p>
          </table:table-cell>
          <table:table-cell ns41:value-type="float" table:style-name="TL Data" office:value="8.31" office:value-type="float">
            <text:p>8.31</text:p>
          </table:table-cell>
          <table:table-cell ns41:value-type="float" table:style-name="TL Data" office:value="53.98" office:value-type="float">
            <text:p>53.98</text:p>
          </table:table-cell>
          <table:table-cell table:style-name="TL Data"/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63" office:value="10758" office:value-type="float">
            <text:p>107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ligelangerak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2.2" office:value-type="float">
            <text:p>52.20</text:p>
          </table:table-cell>
          <table:table-cell ns41:value-type="float" table:style-name="TL Data" office:value="16.84" office:value-type="float">
            <text:p>16.84</text:p>
          </table:table-cell>
          <table:table-cell ns41:value-type="float" table:style-name="TL Data" office:value="30.64" office:value-type="float">
            <text:p>30.64</text:p>
          </table:table-cell>
          <table:table-cell table:style-name="TL Data"/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63" office:value="10368" office:value-type="float">
            <text:p>103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33.81" office:value-type="float">
            <text:p>33.81</text:p>
          </table:table-cell>
          <table:table-cell ns41:value-type="float" table:style-name="TL Data" office:value="23.3" office:value-type="float">
            <text:p>23.30</text:p>
          </table:table-cell>
          <table:table-cell ns41:value-type="float" table:style-name="TL Data" office:value="42.46" office:value-type="float">
            <text:p>42.46</text:p>
          </table:table-cell>
          <table:table-cell table:style-name="TL Data"/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63" office:value="10365" office:value-type="float">
            <text:p>103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lsum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80.37" office:value-type="float">
            <text:p>80.37</text:p>
          </table:table-cell>
          <table:table-cell ns41:value-type="float" table:style-name="TL Data" office:value="18.18" office:value-type="float">
            <text:p>18.18</text:p>
          </table:table-cell>
          <table:table-cell table:style-name="TL Data" table:number-columns-repeated="2"/>
          <table:table-cell ns41:value-type="float" table:style-name="TL Data" office:value="1.3" office:value-type="float">
            <text:p>1.30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ce58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nkel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0.35" office:value-type="float">
            <text:p>70.35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table:style-name="TL Data" office:value="1.94" office:value-type="float">
            <text:p>1.94</text:p>
          </table:table-cell>
          <table:table-cell table:style-name="TL Data"/>
          <table:table-cell ns41:value-type="float" table:style-name="TL Data" office:value="20.1" office:value-type="float">
            <text:p>20.10</text:p>
          </table:table-cell>
          <table:table-cell ns41:value-type="float" table:style-name="TL Data" office:value="5.48" office:value-type="float">
            <text:p>5.48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63" office:value="10923" office:value-type="float">
            <text:p>109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nschote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8.18" office:value-type="float">
            <office:annotation draw:style-name="gr1" svg:height="1.957cm" draw:caption-point-y="0.274cm" svg:width="3.583cm" svg:x="8.194cm" draw:caption-point-x="-0.429cm" svg:y="554.82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9,18 staan.</text:span></text:p>
            </office:annotation>
            <text:p>58.18</text:p>
          </table:table-cell>
          <table:table-cell ns41:value-type="float" table:style-name="TL Data" office:value="10.55" office:value-type="float">
            <text:p>10.55</text:p>
          </table:table-cell>
          <table:table-cell ns41:value-type="float" table:style-name="TL Data" office:value="4.56" office:value-type="float">
            <text:p>4.56</text:p>
          </table:table-cell>
          <table:table-cell ns41:value-type="float" table:style-name="TL Data" office:value="4.19" office:value-type="float">
            <text:p>4.19</text:p>
          </table:table-cell>
          <table:table-cell ns41:value-type="float" table:style-name="TL Data" office:value="13.52" office:value-type="float">
            <text:p>13.52</text:p>
          </table:table-cell>
          <table:table-cell ns41:value-type="float" table:style-name="TL Data" office:value="8" office:value-type="float">
            <text:p>8.0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3" office:value="10453" office:value-type="float">
            <text:p>1045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nsum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48.98" office:value-type="float">
            <text:p>48.98</text:p>
          </table:table-cell>
          <table:table-cell ns41:value-type="float" table:style-name="TL Data" office:value="44.38" office:value-type="float">
            <text:p>44.38</text:p>
          </table:table-cell>
          <table:table-cell ns41:value-type="float" table:style-name="TL Data" office:value="0.04" office:value-type="float">
            <text:p>0.04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4.03" office:value-type="float">
            <text:p>4.03</text:p>
          </table:table-cell>
          <table:table-cell ns41:value-type="float" table:style-name="TL Data" office:value="1.83" office:value-type="float">
            <text:p>1.83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3" office:value="11135" office:value-type="float">
            <text:p>111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nterswijk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75.07" office:value-type="float">
            <text:p>75.07</text:p>
          </table:table-cell>
          <table:table-cell ns41:value-type="float" table:style-name="TL Data" office:value="5.31" office:value-type="float">
            <text:p>5.31</text:p>
          </table:table-cell>
          <table:table-cell ns41:value-type="float" table:style-name="TL Data" office:value="14.23" office:value-type="float">
            <text:p>14.23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2.47" office:value-type="float">
            <text:p>2.47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ce58" office:value="294" office:value-type="float">
            <text:p>294</text:p>
          </table:table-cell>
          <table:table-cell ns41:value-type="float" table:style-name="ce63" office:value="11119" office:value-type="float">
            <text:p>1111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sch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59.31" office:value-type="float">
            <text:p>59.31</text:p>
          </table:table-cell>
          <table:table-cell ns41:value-type="float" table:style-name="TL Data" office:value="5.96" office:value-type="float">
            <text:p>5.96</text:p>
          </table:table-cell>
          <table:table-cell ns41:value-type="float" table:style-name="TL Data" office:value="31.51" office:value-type="float">
            <text:p>31.51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1.9" office:value-type="float">
            <text:p>1.90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63" office:value="10318" office:value-type="float">
            <text:p>1031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ssekerk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7.43" office:value-type="float">
            <text:p>67.43</text:p>
          </table:table-cell>
          <table:table-cell ns41:value-type="float" table:style-name="TL Data" office:value="24.31" office:value-type="float">
            <text:p>24.31</text:p>
          </table:table-cell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7.73" office:value-type="float">
            <text:p>7.73</text:p>
          </table:table-cell>
          <table:table-cell ns41:value-type="float" table:style-name="ce58" office:value="1253" office:value-type="float">
            <text:p>1253</text:p>
          </table:table-cell>
          <table:table-cell ns41:value-type="float" table:style-name="ce63" office:value="10243" office:value-type="float">
            <text:p>102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ittem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9.69" office:value-type="float">
            <text:p>99.69</text:p>
          </table:table-cell>
          <table:table-cell table:style-name="TL Data"/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0.12" office:value-type="float">
            <text:p>0.12</text:p>
          </table:table-cell>
          <table:table-cell ns41:value-type="float" table:style-name="ce58" office:value="990" office:value-type="float">
            <text:p>990</text:p>
          </table:table-cell>
          <table:table-cell ns41:value-type="float" table:style-name="ce63" office:value="11371" office:value-type="float">
            <text:p>113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ensdrech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2" office:value-type="float">
            <text:p>1.20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98.52" office:value-type="float">
            <text:p>98.52</text:p>
          </table:table-cell>
          <table:table-cell table:style-name="TL Data" table:number-columns-repeated="2"/>
          <table:table-cell ns41:value-type="float" table:style-name="TL Data" office:value="0.26" office:value-type="float">
            <text:p>0.26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63" office:value="10602" office:value-type="float">
            <text:p>106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erd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7.47" office:value-type="float">
            <text:p>47.47</text:p>
          </table:table-cell>
          <table:table-cell ns41:value-type="float" table:style-name="TL Data" office:value="9.28" office:value-type="float">
            <text:p>9.28</text:p>
          </table:table-cell>
          <table:table-cell ns41:value-type="float" table:style-name="TL Data" office:value="36.33" office:value-type="float">
            <text:p>36.33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2.67" office:value-type="float">
            <text:p>2.67</text:p>
          </table:table-cell>
          <table:table-cell ns41:value-type="float" table:style-name="TL Data" office:value="3.86" office:value-type="float">
            <text:p>3.86</text:p>
          </table:table-cell>
          <table:table-cell ns41:value-type="float" table:style-name="ce58" office:value="632" office:value-type="float">
            <text:p>632</text:p>
          </table:table-cell>
          <table:table-cell ns41:value-type="float" table:style-name="ce63" office:value="10974" office:value-type="float">
            <text:p>1097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gnu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4.52" office:value-type="float">
            <text:p>24.52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74.08" office:value-type="float">
            <text:p>74.08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6" office:value-type="float">
            <text:p>0.60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63" office:value="10818" office:value-type="float">
            <text:p>108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lfaartsdijk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0.68" office:value-type="float">
            <text:p>70.68</text:p>
          </table:table-cell>
          <table:table-cell ns41:value-type="float" table:style-name="TL Data" office:value="14.38" office:value-type="float">
            <text:p>14.38</text:p>
          </table:table-cell>
          <table:table-cell ns41:value-type="float" table:style-name="TL Data" office:value="2.19" office:value-type="float">
            <text:p>2.19</text:p>
          </table:table-cell>
          <table:table-cell table:style-name="TL Data"/>
          <table:table-cell ns41:value-type="float" table:style-name="TL Data" office:value="0.12" office:value-type="float">
            <text:p>0.12</text:p>
          </table:table-cell>
          <table:table-cell ns41:value-type="float" table:style-name="TL Data" office:value="12.62" office:value-type="float">
            <text:p>12.62</text:p>
          </table:table-cell>
          <table:table-cell ns41:value-type="float" table:style-name="ce58" office:value="728" office:value-type="float">
            <text:p>728</text:p>
          </table:table-cell>
          <table:table-cell ns41:value-type="float" table:style-name="ce63" office:value="10543" office:value-type="float">
            <text:p>105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ns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2.75" office:value-type="float">
            <text:p>52.75</text:p>
          </table:table-cell>
          <table:table-cell ns41:value-type="float" table:style-name="TL Data" office:value="25.58" office:value-type="float">
            <text:p>25.58</text:p>
          </table:table-cell>
          <table:table-cell ns41:value-type="float" table:style-name="TL Data" office:value="9.33" office:value-type="float">
            <text:p>9.33</text:p>
          </table:table-cell>
          <table:table-cell table:style-name="TL Data"/>
          <table:table-cell ns41:value-type="float" table:style-name="TL Data" office:value="8.84" office:value-type="float">
            <text:p>8.84</text:p>
          </table:table-cell>
          <table:table-cell ns41:value-type="float" table:style-name="TL Data" office:value="3.49" office:value-type="float">
            <text:p>3.49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3" office:value="10454" office:value-type="float">
            <text:p>1045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rkum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47.7" office:value-type="float">
            <text:p>47.70</text:p>
          </table:table-cell>
          <table:table-cell ns41:value-type="float" table:style-name="TL Data" office:value="16.81" office:value-type="float">
            <text:p>16.81</text:p>
          </table:table-cell>
          <table:table-cell ns41:value-type="float" table:style-name="TL Data" office:value="23.82" office:value-type="float">
            <text:p>23.82</text:p>
          </table:table-cell>
          <table:table-cell table:style-name="TL Data"/>
          <table:table-cell ns41:value-type="float" table:style-name="TL Data" office:value="3.92" office:value-type="float">
            <text:p>3.92</text:p>
          </table:table-cell>
          <table:table-cell ns41:value-type="float" table:style-name="TL Data" office:value="7.75" office:value-type="float">
            <text:p>7.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63" office:value="10768" office:value-type="float">
            <text:p>1076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rm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4.64" office:value-type="float">
            <text:p>44.64</text:p>
          </table:table-cell>
          <table:table-cell ns41:value-type="float" table:style-name="TL Data" office:value="7.14" office:value-type="float">
            <text:p>7.14</text:p>
          </table:table-cell>
          <table:table-cell ns41:value-type="float" table:style-name="TL Data" office:value="28.21" office:value-type="float">
            <text:p>28.21</text:p>
          </table:table-cell>
          <table:table-cell table:style-name="TL Data"/>
          <table:table-cell ns41:value-type="float" table:style-name="TL Data" office:value="12.17" office:value-type="float">
            <text:p>12.17</text:p>
          </table:table-cell>
          <table:table-cell ns41:value-type="float" table:style-name="TL Data" office:value="7.85" office:value-type="float">
            <text:p>7.85</text:p>
          </table:table-cell>
          <table:table-cell ns41:value-type="float" table:style-name="ce58" office:value="467" office:value-type="float">
            <text:p>467</text:p>
          </table:table-cell>
          <table:table-cell ns41:value-type="float" table:style-name="ce63" office:value="10648" office:value-type="float">
            <text:p>106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rmerve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3.3" office:value-type="float">
            <text:p>33.30</text:p>
          </table:table-cell>
          <table:table-cell ns41:value-type="float" table:style-name="TL Data" office:value="6.72" office:value-type="float">
            <text:p>6.72</text:p>
          </table:table-cell>
          <table:table-cell ns41:value-type="float" table:style-name="TL Data" office:value="13.83" office:value-type="float">
            <text:p>13.83</text:p>
          </table:table-cell>
          <table:table-cell ns41:value-type="float" table:style-name="TL Data" office:value="0.02" office:value-type="float">
            <text:p>0.02</text:p>
          </table:table-cell>
          <table:table-cell ns41:value-type="float" table:style-name="TL Data" office:value="34.61" office:value-type="float">
            <text:p>34.61</text:p>
          </table:table-cell>
          <table:table-cell ns41:value-type="float" table:style-name="TL Data" office:value="11.52" office:value-type="float">
            <text:p>11.52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63" office:value="10361" office:value-type="float">
            <text:p>1036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ubrugg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5" office:value-type="float">
            <text:p>45.00</text:p>
          </table:table-cell>
          <table:table-cell ns41:value-type="float" table:style-name="TL Data" office:value="10.03" office:value-type="float">
            <text:p>10.03</text:p>
          </table:table-cell>
          <table:table-cell ns41:value-type="float" table:style-name="TL Data" office:value="41.62" office:value-type="float">
            <text:p>41.62</text:p>
          </table:table-cell>
          <table:table-cell table:style-name="TL Data"/>
          <table:table-cell ns41:value-type="float" table:style-name="TL Data" office:value="1.57" office:value-type="float">
            <text:p>1.57</text:p>
          </table:table-cell>
          <table:table-cell ns41:value-type="float" table:style-name="TL Data" office:value="1.78" office:value-type="float">
            <text:p>1.78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63" office:value="10461" office:value-type="float">
            <text:p>104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udenberg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89.47" office:value-type="float">
            <text:p>89.47</text:p>
          </table:table-cell>
          <table:table-cell ns41:value-type="float" table:style-name="TL Data" office:value="7.4" office:value-type="float">
            <text:p>7.40</text:p>
          </table:table-cell>
          <table:table-cell ns41:value-type="float" table:style-name="TL Data" office:value="0.81" office:value-type="float">
            <text:p>0.81</text:p>
          </table:table-cell>
          <table:table-cell table:style-name="TL Data"/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63" office:value="11398" office:value-type="float">
            <text:p>113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udrichem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92.64" office:value-type="float">
            <text:p>92.64</text:p>
          </table:table-cell>
          <table:table-cell ns41:value-type="float" table:style-name="TL Data" office:value="4.59" office:value-type="float">
            <text:p>4.59</text:p>
          </table:table-cell>
          <table:table-cell ns41:value-type="float" table:style-name="TL Data" office:value="0.94" office:value-type="float">
            <text:p>0.94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ce58" office:value="874" office:value-type="float">
            <text:p>874</text:p>
          </table:table-cell>
          <table:table-cell ns41:value-type="float" table:style-name="ce63" office:value="10282" office:value-type="float">
            <text:p>102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ouw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9.68" office:value-type="float">
            <text:p>99.68</text:p>
          </table:table-cell>
          <table:table-cell table:style-name="TL Data"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ce58" office:value="875" office:value-type="float">
            <text:p>875</text:p>
          </table:table-cell>
          <table:table-cell ns41:value-type="float" table:style-name="ce63" office:value="10808" office:value-type="float">
            <text:p>108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Wymbritseradeel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5.54" office:value-type="float">
            <text:p>55.54</text:p>
          </table:table-cell>
          <table:table-cell ns41:value-type="float" table:style-name="TL Data" office:value="26.16" office:value-type="float">
            <text:p>26.16</text:p>
          </table:table-cell>
          <table:table-cell ns41:value-type="float" table:style-name="TL Data" office:value="13.5" office:value-type="float">
            <text:p>13.50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2.33" office:value-type="float">
            <text:p>2.33</text:p>
          </table:table-cell>
          <table:table-cell ns41:value-type="float" table:style-name="TL Data" office:value="2.46" office:value-type="float">
            <text:p>2.4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63" office:value="11427" office:value-type="float">
            <text:p>1142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Y</text:p>
          </table:table-cell>
          <table:table-cell ns41:value-type="string" table:style-name="TL RowHeader" office:value-type="string">
            <text:p>Ylst</text:p>
          </table:table-cell>
          <table:table-cell ns41:value-type="string" table:style-name="TL RowHeader" office:value-type="string">
            <text:p>F</text:p>
          </table:table-cell>
          <table:table-cell/>
          <table:table-cell ns41:value-type="float" table:style-name="TL Data" office:value="53.58" office:value-type="float">
            <text:p>53.58</text:p>
          </table:table-cell>
          <table:table-cell ns41:value-type="float" table:style-name="TL Data" office:value="31.08" office:value-type="float">
            <text:p>31.08</text:p>
          </table:table-cell>
          <table:table-cell ns41:value-type="float" table:style-name="TL Data" office:value="1.43" office:value-type="float">
            <text:p>1.43</text:p>
          </table:table-cell>
          <table:table-cell table:style-name="TL Data"/>
          <table:table-cell ns41:value-type="float" table:style-name="TL Data" office:value="5.18" office:value-type="float">
            <text:p>5.18</text:p>
          </table:table-cell>
          <table:table-cell ns41:value-type="float" table:style-name="TL Data" office:value="8.73" office:value-type="float">
            <text:p>8.73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63" office:value="11062" office:value-type="float">
            <text:p>110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ns41:value-type="string" table:style-name="TL RowHeader" office:value-type="string">
            <text:p>Z</text:p>
          </table:table-cell>
          <table:table-cell ns41:value-type="string" table:style-name="TL RowHeader" office:value-type="string">
            <text:p>Zaamslag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57.91" office:value-type="float">
            <text:p>57.91</text:p>
          </table:table-cell>
          <table:table-cell ns41:value-type="float" table:style-name="TL Data" office:value="30.78" office:value-type="float">
            <text:p>30.78</text:p>
          </table:table-cell>
          <table:table-cell ns41:value-type="float" table:style-name="TL Data" office:value="1.66" office:value-type="float">
            <text:p>1.66</text:p>
          </table:table-cell>
          <table:table-cell table:style-name="TL Data"/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9.21" office:value-type="float">
            <text:p>9.21</text:p>
          </table:table-cell>
          <table:table-cell ns41:value-type="float" table:style-name="ce58" office:value="731" office:value-type="float">
            <text:p>731</text:p>
          </table:table-cell>
          <table:table-cell ns41:value-type="float" table:style-name="ce63" office:value="11173" office:value-type="float">
            <text:p>111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aandam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6.98" office:value-type="float">
            <text:p>26.98</text:p>
          </table:table-cell>
          <table:table-cell ns41:value-type="float" table:style-name="TL Data" office:value="10.38" office:value-type="float">
            <text:p>10.38</text:p>
          </table:table-cell>
          <table:table-cell ns41:value-type="float" table:style-name="TL Data" office:value="14.37" office:value-type="float">
            <text:p>14.37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37.29" office:value-type="float">
            <text:p>37.29</text:p>
          </table:table-cell>
          <table:table-cell ns41:value-type="float" table:style-name="TL Data" office:value="10.56" office:value-type="float">
            <text:p>10.56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63" office:value="11044" office:value-type="float">
            <text:p>1104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aandijk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37.61" office:value-type="float">
            <text:p>37.61</text:p>
          </table:table-cell>
          <table:table-cell ns41:value-type="float" table:style-name="TL Data" office:value="8.02" office:value-type="float">
            <text:p>8.02</text:p>
          </table:table-cell>
          <table:table-cell ns41:value-type="float" table:style-name="TL Data" office:value="4.27" office:value-type="float">
            <text:p>4.27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36.98" office:value-type="float">
            <text:p>36.98</text:p>
          </table:table-cell>
          <table:table-cell ns41:value-type="float" table:style-name="TL Data" office:value="12.76" office:value-type="float">
            <text:p>12.76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63" office:value="11404" office:value-type="float">
            <text:p>114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alk en Veekaten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2.24" office:value-type="float">
            <text:p>52.24</text:p>
          </table:table-cell>
          <table:table-cell ns41:value-type="float" table:style-name="TL Data" office:value="38.14" office:value-type="float">
            <text:p>38.14</text:p>
          </table:table-cell>
          <table:table-cell ns41:value-type="float" table:style-name="TL Data" office:value="6.99" office:value-type="float">
            <text:p>6.99</text:p>
          </table:table-cell>
          <table:table-cell table:style-name="TL Data"/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2.4" office:value-type="float">
            <text:p>2.40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altbommel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4.49" office:value-type="float">
            <text:p>64.49</text:p>
          </table:table-cell>
          <table:table-cell ns41:value-type="float" table:style-name="TL Data" office:value="4.89" office:value-type="float">
            <text:p>4.89</text:p>
          </table:table-cell>
          <table:table-cell ns41:value-type="float" table:style-name="TL Data" office:value="24.47" office:value-type="float">
            <text:p>24.47</text:p>
          </table:table-cell>
          <table:table-cell ns41:value-type="float" table:style-name="TL Data" office:value="1.57" office:value-type="float">
            <text:p>1.57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63" office:value="10557" office:value-type="float">
            <text:p>105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't Zand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65.39" office:value-type="float">
            <text:p>65.39</text:p>
          </table:table-cell>
          <table:table-cell ns41:value-type="float" table:style-name="TL Data" office:value="26.6" office:value-type="float">
            <text:p>26.60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4.18" office:value-type="float">
            <text:p>4.18</text:p>
          </table:table-cell>
          <table:table-cell ns41:value-type="float" table:style-name="TL Data" office:value="3.27" office:value-type="float">
            <text:p>3.27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63" office:value="10956" office:value-type="float">
            <text:p>109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andvoort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3.26" office:value-type="float">
            <text:p>53.26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18.79" office:value-type="float">
            <text:p>18.79</text:p>
          </table:table-cell>
          <table:table-cell ns41:value-type="float" table:style-name="TL Data" office:value="4.44" office:value-type="float">
            <text:p>4.44</text:p>
          </table:table-cell>
          <table:table-cell ns41:value-type="float" table:style-name="TL Data" office:value="12.78" office:value-type="float">
            <text:p>12.78</text:p>
          </table:table-cell>
          <table:table-cell ns41:value-type="float" table:style-name="TL Data" office:value="8.68" office:value-type="float">
            <text:p>8.68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63" office:value="10910" office:value-type="float">
            <text:p>1091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4" office:value-type="float">
            <text:p>0.04</text:p>
          </table:table-cell>
          <table:table-cell table:style-name="TL Data"/>
          <table:table-cell ns41:value-type="float" table:style-name="TL Data" office:value="99.96" office:value-type="float">
            <text:p>99.96</text:p>
          </table:table-cell>
          <table:table-cell table:style-name="TL Data" table:number-columns-repeated="3"/>
          <table:table-cell ns41:value-type="float" table:style-name="ce58" office:value="877" office:value-type="float">
            <text:p>877</text:p>
          </table:table-cell>
          <table:table-cell ns41:value-type="float" table:style-name="ce63" office:value="10759" office:value-type="float">
            <text:p>107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els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0.06" office:value-type="float">
            <text:p>0.06</text:p>
          </table:table-cell>
          <table:table-cell table:style-name="TL Data"/>
          <table:table-cell ns41:value-type="float" table:style-name="TL Data" office:value="99.94" office:value-type="float">
            <text:p>99.94</text:p>
          </table:table-cell>
          <table:table-cell table:style-name="TL Data" table:number-columns-repeated="3"/>
          <table:table-cell ns41:value-type="float" table:style-name="ce58" office:value="1233" office:value-type="float">
            <text:p>1233</text:p>
          </table:table-cell>
          <table:table-cell ns41:value-type="float" table:style-name="ce63" office:value="10096" office:value-type="float">
            <text:p>100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gveld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74.48" office:value-type="float">
            <text:p>74.48</text:p>
          </table:table-cell>
          <table:table-cell ns41:value-type="float" table:style-name="TL Data" office:value="8.32" office:value-type="float">
            <text:p>8.32</text:p>
          </table:table-cell>
          <table:table-cell ns41:value-type="float" table:style-name="TL Data" office:value="16.92" office:value-type="float">
            <text:p>16.92</text:p>
          </table:table-cell>
          <table:table-cell table:style-name="TL Data" table:number-columns-repeated="2"/>
          <table:table-cell ns41:value-type="float" table:style-name="TL Data" office:value="0.28" office:value-type="float">
            <text:p>0.2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63" office:value="10949" office:value-type="float">
            <text:p>109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gwaar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4.95" office:value-type="float">
            <text:p>54.95</text:p>
          </table:table-cell>
          <table:table-cell ns41:value-type="float" table:style-name="TL Data" office:value="11.32" office:value-type="float">
            <text:p>11.32</text:p>
          </table:table-cell>
          <table:table-cell ns41:value-type="float" table:style-name="TL Data" office:value="27.39" office:value-type="float">
            <text:p>27.39</text:p>
          </table:table-cell>
          <table:table-cell table:style-name="TL Data"/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4.39" office:value-type="float">
            <text:p>4.39</text:p>
          </table:table-cell>
          <table:table-cell ns41:value-type="float" table:style-name="ce58" office:value="1234" office:value-type="float">
            <text:p>1234</text:p>
          </table:table-cell>
          <table:table-cell ns41:value-type="float" table:style-name="ce63" office:value="10185" office:value-type="float">
            <text:p>101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58.79" office:value-type="float">
            <text:p>58.79</text:p>
          </table:table-cell>
          <table:table-cell ns41:value-type="float" table:style-name="TL Data" office:value="8.92" office:value-type="float">
            <text:p>8.92</text:p>
          </table:table-cell>
          <table:table-cell ns41:value-type="float" table:style-name="TL Data" office:value="16.44" office:value-type="float">
            <text:p>16.44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6.22" office:value-type="float">
            <text:p>6.22</text:p>
          </table:table-cell>
          <table:table-cell ns41:value-type="float" table:style-name="TL Data" office:value="9.32" office:value-type="float">
            <text:p>9.32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63" office:value="10324" office:value-type="float">
            <text:p>1032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l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1.67" office:value-type="float">
            <text:p>81.67</text:p>
          </table:table-cell>
          <table:table-cell ns41:value-type="float" table:style-name="TL Data" office:value="3.74" office:value-type="float">
            <text:p>3.74</text:p>
          </table:table-cell>
          <table:table-cell ns41:value-type="float" table:style-name="TL Data" office:value="12.08" office:value-type="float">
            <text:p>12.08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1.79" office:value-type="float">
            <text:p>1.79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63" office:value="11159" office:value-type="float">
            <text:p>111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sgehucht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" office:value-type="float">
            <text:p>2.00</text:p>
          </table:table-cell>
          <table:table-cell table:style-name="TL Data"/>
          <table:table-cell ns41:value-type="float" table:style-name="TL Data" office:value="97.92" office:value-type="float">
            <text:p>97.92</text:p>
          </table:table-cell>
          <table:table-cell table:style-name="TL Data" table:number-columns-repeated="2"/>
          <table:table-cell ns41:value-type="float" table:style-name="TL Data" office:value="0.08" office:value-type="float">
            <text:p>0.0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63" office:value="10329" office:value-type="float">
            <text:p>103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venaar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8.81" office:value-type="float">
            <text:p>8.81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88.32" office:value-type="float">
            <text:p>88.32</text:p>
          </table:table-cell>
          <table:table-cell ns41:value-type="float" table:style-name="TL Data" office:value="1.41" office:value-type="float">
            <text:p>1.41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63" office:value="10938" office:value-type="float">
            <text:p>1093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venberg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20.12" office:value-type="float">
            <text:p>20.12</text:p>
          </table:table-cell>
          <table:table-cell ns41:value-type="float" table:style-name="TL Data" office:value="2.72" office:value-type="float">
            <text:p>2.72</text:p>
          </table:table-cell>
          <table:table-cell ns41:value-type="float" table:style-name="TL Data" office:value="76.73" office:value-type="float">
            <text:p>76.73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1" office:value-type="float">
            <text:p>0.10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ce58" office:value="878" office:value-type="float">
            <text:p>878</text:p>
          </table:table-cell>
          <table:table-cell ns41:value-type="float" table:style-name="ce63" office:value="10046" office:value-type="float">
            <text:p>100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venhov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2.23" office:value-type="float">
            <text:p>32.23</text:p>
          </table:table-cell>
          <table:table-cell ns41:value-type="float" table:style-name="TL Data" office:value="14.08" office:value-type="float">
            <text:p>14.08</text:p>
          </table:table-cell>
          <table:table-cell ns41:value-type="float" table:style-name="TL Data" office:value="52.16" office:value-type="float">
            <text:p>52.16</text:p>
          </table:table-cell>
          <table:table-cell table:style-name="TL Data"/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ce58" office:value="635" office:value-type="float">
            <text:p>635</text:p>
          </table:table-cell>
          <table:table-cell ns41:value-type="float" table:style-name="ce63" office:value="11317" office:value-type="float">
            <text:p>113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evenhuizen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2.27" office:value-type="float">
            <text:p>82.27</text:p>
          </table:table-cell>
          <table:table-cell ns41:value-type="float" table:style-name="TL Data" office:value="5.41" office:value-type="float">
            <text:p>5.41</text:p>
          </table:table-cell>
          <table:table-cell ns41:value-type="float" table:style-name="TL Data" office:value="2.47" office:value-type="float">
            <text:p>2.47</text:p>
          </table:table-cell>
          <table:table-cell table:style-name="TL Data"/>
          <table:table-cell ns41:value-type="float" table:style-name="TL Data" office:value="2.4" office:value-type="float">
            <text:p>2.40</text:p>
          </table:table-cell>
          <table:table-cell ns41:value-type="float" table:style-name="TL Data" office:value="7.46" office:value-type="float">
            <text:p>7.46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3" office:value="11377" office:value-type="float">
            <text:p>113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ierikse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1.62" office:value-type="float">
            <text:p>61.62</text:p>
          </table:table-cell>
          <table:table-cell ns41:value-type="float" table:style-name="TL Data" office:value="7.83" office:value-type="float">
            <text:p>7.83</text:p>
          </table:table-cell>
          <table:table-cell ns41:value-type="float" table:style-name="TL Data" office:value="15.83" office:value-type="float">
            <text:p>15.83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3.1" office:value-type="float">
            <text:p>3.10</text:p>
          </table:table-cell>
          <table:table-cell ns41:value-type="float" table:style-name="TL Data" office:value="11.32" office:value-type="float">
            <text:p>11.32</text:p>
          </table:table-cell>
          <table:table-cell ns41:value-type="float" table:style-name="ce58" office:value="732" office:value-type="float">
            <text:p>732</text:p>
          </table:table-cell>
          <table:table-cell ns41:value-type="float" table:style-name="ce63" office:value="10843" office:value-type="float">
            <text:p>1084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ijp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59.38" office:value-type="float">
            <text:p>59.38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30.08" office:value-type="float">
            <text:p>30.08</text:p>
          </table:table-cell>
          <table:table-cell ns41:value-type="float" table:style-name="TL Data" office:value="0" office:value-type="float">
            <text:p>0.00</text:p>
          </table:table-cell>
          <table:table-cell ns41:value-type="float" table:style-name="TL Data" office:value="5.66" office:value-type="float">
            <text:p>5.66</text:p>
          </table:table-cell>
          <table:table-cell ns41:value-type="float" table:style-name="TL Data" office:value="3.91" office:value-type="float">
            <text:p>3.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63" office:value="10004" office:value-type="float">
            <text:p>100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el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97.94" office:value-type="float">
            <text:p>97.94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0.86" office:value-type="float">
            <text:p>0.86</text:p>
          </table:table-cell>
          <table:table-cell table:style-name="TL Data"/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63" office:value="10897" office:value-type="float">
            <text:p>108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etermeer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9.38" office:value-type="float">
            <text:p>49.38</text:p>
          </table:table-cell>
          <table:table-cell ns41:value-type="float" table:style-name="TL Data" office:value="6.13" office:value-type="float">
            <text:p>6.13</text:p>
          </table:table-cell>
          <table:table-cell ns41:value-type="float" table:style-name="TL Data" office:value="42.75" office:value-type="float">
            <text:p>42.75</text:p>
          </table:table-cell>
          <table:table-cell table:style-name="TL Data"/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63" office:value="10766" office:value-type="float">
            <text:p>107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eterwoude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16.26" office:value-type="float">
            <text:p>16.26</text:p>
          </table:table-cell>
          <table:table-cell ns41:value-type="float" table:style-name="TL Data" office:value="5.72" office:value-type="float">
            <text:p>5.72</text:p>
          </table:table-cell>
          <table:table-cell ns41:value-type="float" table:style-name="TL Data" office:value="76.28" office:value-type="float">
            <text:p>76.28</text:p>
          </table:table-cell>
          <table:table-cell table:style-name="TL Data"/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ce58" office:value="638" office:value-type="float">
            <text:p>638</text:p>
          </table:table-cell>
          <table:table-cell ns41:value-type="float" table:style-name="ce63" office:value="11074" office:value-type="float">
            <text:p>110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meren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78" office:value-type="float">
            <text:p>1.78</text:p>
          </table:table-cell>
          <table:table-cell table:style-name="TL Data"/>
          <table:table-cell ns41:value-type="float" table:style-name="TL Data" office:value="98.22" office:value-type="float">
            <text:p>98.22</text:p>
          </table:table-cell>
          <table:table-cell table:style-name="TL Data" table:number-columns-repeated="3"/>
          <table:table-cell ns41:value-type="float" table:style-name="ce58" office:value="847" office:value-type="float">
            <text:p>847</text:p>
          </table:table-cell>
          <table:table-cell ns41:value-type="float" table:style-name="ce63" office:value="10203" office:value-type="float">
            <text:p>102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n en Breugel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98.29" office:value-type="float">
            <text:p>98.29</text:p>
          </table:table-cell>
          <table:table-cell table:style-name="TL Data"/>
          <table:table-cell ns41:value-type="float" table:style-name="TL Data" office:value="0.16" office:value-type="float">
            <text:p>0.16</text:p>
          </table:table-cell>
          <table:table-cell table:style-name="TL Data"/>
          <table:table-cell ns41:value-type="float" table:style-name="ce58" office:value="848" office:value-type="float">
            <text:p>848</text:p>
          </table:table-cell>
          <table:table-cell ns41:value-type="float" table:style-name="ce63" office:value="10549" office:value-type="float">
            <text:p>105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nnemair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77.8" office:value-type="float">
            <text:p>77.80</text:p>
          </table:table-cell>
          <table:table-cell ns41:value-type="float" table:style-name="TL Data" office:value="20.67" office:value-type="float">
            <text:p>20.67</text:p>
          </table:table-cell>
          <table:table-cell table:style-name="TL Data" table:number-columns-repeated="2"/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0.92" office:value-type="float">
            <text:p>0.92</text:p>
          </table:table-cell>
          <table:table-cell ns41:value-type="float" table:style-name="ce58" office:value="1236" office:value-type="float">
            <text:p>1236</text:p>
          </table:table-cell>
          <table:table-cell ns41:value-type="float" table:style-name="ce63" office:value="10040" office:value-type="float">
            <text:p>100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outelan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60.08" office:value-type="float">
            <text:p>60.08</text:p>
          </table:table-cell>
          <table:table-cell ns41:value-type="float" table:style-name="TL Data" office:value="20.71" office:value-type="float">
            <text:p>20.71</text:p>
          </table:table-cell>
          <table:table-cell table:style-name="TL Data" table:number-columns-repeated="3"/>
          <table:table-cell ns41:value-type="float" table:style-name="TL Data" office:value="19.21" office:value-type="float">
            <text:p>19.21</text:p>
          </table:table-cell>
          <table:table-cell ns41:value-type="float" table:style-name="ce58" office:value="1237" office:value-type="float">
            <text:p>1237</text:p>
          </table:table-cell>
          <table:table-cell ns41:value-type="float" table:style-name="ce63" office:value="10779" office:value-type="float">
            <text:p>107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beier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84.31" office:value-type="float">
            <text:p>84.31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office:value="0.04" table:style-name="TL Data" table:number-columns-repeated="2" office:value-type="float">
            <text:p>0.04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4.35" office:value-type="float">
            <text:p>4.35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63" office:value="10917" office:value-type="float">
            <text:p>109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broek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75.67" office:value-type="float">
            <text:p>75.67</text:p>
          </table:table-cell>
          <table:table-cell ns41:value-type="float" table:style-name="TL Data" office:value="8.96" office:value-type="float">
            <text:p>8.96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11.22" office:value-type="float">
            <text:p>11.22</text:p>
          </table:table-cell>
          <table:table-cell ns41:value-type="float" table:style-name="TL Data" office:value="3.19" office:value-type="float">
            <text:p>3.19</text:p>
          </table:table-cell>
          <table:table-cell ns41:value-type="float" table:style-name="ce58" office:value="1240" office:value-type="float">
            <text:p>1240</text:p>
          </table:table-cell>
          <table:table-cell ns41:value-type="float" table:style-name="ce63" office:value="11282" office:value-type="float">
            <text:p>112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dorp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98.24" office:value-type="float">
            <text:p>98.24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0.28" office:value-type="float">
            <text:p>0.28</text:p>
          </table:table-cell>
          <table:table-cell table:style-name="TL Data"/>
          <table:table-cell ns41:value-type="float" table:style-name="ce58" office:value="734" office:value-type="float">
            <text:p>734</text:p>
          </table:table-cell>
          <table:table-cell ns41:value-type="float" table:style-name="ce63" office:value="11087" office:value-type="float">
            <text:p>110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- en Noordschermer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76.49" office:value-type="float">
            <text:p>76.49</text:p>
          </table:table-cell>
          <table:table-cell ns41:value-type="float" table:style-name="TL Data" office:value="1.9" office:value-type="float">
            <text:p>1.90</text:p>
          </table:table-cell>
          <table:table-cell ns41:value-type="float" table:style-name="TL Data" office:value="7.2" office:value-type="float">
            <text:p>7.20</text:p>
          </table:table-cell>
          <table:table-cell table:style-name="TL Data"/>
          <table:table-cell ns41:value-type="float" table:style-name="TL Data" office:value="7.48" office:value-type="float">
            <text:p>7.48</text:p>
          </table:table-cell>
          <table:table-cell ns41:value-type="float" table:style-name="TL Data" office:value="6.92" office:value-type="float">
            <text:p>6.92</text:p>
          </table:table-cell>
          <table:table-cell ns41:value-type="float" table:style-name="ce58" office:value="474" office:value-type="float">
            <text:p>474</text:p>
          </table:table-cell>
          <table:table-cell ns41:value-type="float" table:style-name="ce63" office:value="11311" office:value-type="float">
            <text:p>113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horn</text:p>
          </table:table-cell>
          <table:table-cell ns41:value-type="string" table:style-name="TL RowHeader" office:value-type="string">
            <text:p>GR</text:p>
          </table:table-cell>
          <table:table-cell/>
          <table:table-cell ns41:value-type="float" table:style-name="TL Data" office:value="56.62" office:value-type="float">
            <text:p>56.62</text:p>
          </table:table-cell>
          <table:table-cell ns41:value-type="float" table:style-name="TL Data" office:value="31.6" office:value-type="float">
            <text:p>31.60</text:p>
          </table:table-cell>
          <table:table-cell ns41:value-type="float" table:style-name="TL Data" office:value="1.5" office:value-type="float">
            <text:p>1.50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5.68" office:value-type="float">
            <text:p>5.68</text:p>
          </table:table-cell>
          <table:table-cell ns41:value-type="float" table:style-name="TL Data" office:value="4.47" office:value-type="float">
            <text:p>4.4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3" office:value="10021" office:value-type="float">
            <text:p>100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land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38.19" office:value-type="float">
            <text:p>38.19</text:p>
          </table:table-cell>
          <table:table-cell ns41:value-type="float" table:style-name="TL Data" office:value="59" office:value-type="float">
            <text:p>59.00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ce58" office:value="640" office:value-type="float">
            <text:p>640</text:p>
          </table:table-cell>
          <table:table-cell ns41:value-type="float" table:style-name="ce63" office:value="10316" office:value-type="float">
            <text:p>1031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lar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3.39" office:value-type="float">
            <text:p>73.39</text:p>
          </table:table-cell>
          <table:table-cell ns41:value-type="float" table:style-name="TL Data" office:value="14.83" office:value-type="float">
            <text:p>14.83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9.48" office:value-type="float">
            <text:p>9.48</text:p>
          </table:table-cell>
          <table:table-cell ns41:value-type="float" table:style-name="TL Data" office:value="1.75" office:value-type="float">
            <text:p>1.75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63" office:value="10002" office:value-type="float">
            <text:p>100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scharwoude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46.02" office:value-type="float">
            <text:p>46.02</text:p>
          </table:table-cell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43.18" office:value-type="float">
            <text:p>43.18</text:p>
          </table:table-cell>
          <table:table-cell table:style-name="TL Data"/>
          <table:table-cell ns41:value-type="float" table:style-name="TL Data" office:value="5.89" office:value-type="float">
            <text:p>5.89</text:p>
          </table:table-cell>
          <table:table-cell ns41:value-type="float" table:style-name="TL Data" office:value="3.12" office:value-type="float">
            <text:p>3.12</text:p>
          </table:table-cell>
          <table:table-cell ns41:value-type="float" table:style-name="ce58" office:value="1238" office:value-type="float">
            <text:p>1238</text:p>
          </table:table-cell>
          <table:table-cell ns41:value-type="float" table:style-name="ce63" office:value="10159" office:value-type="float">
            <text:p>101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wolde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5.61" office:value-type="float">
            <text:p>75.61</text:p>
          </table:table-cell>
          <table:table-cell ns41:value-type="float" table:style-name="TL Data" office:value="20.23" office:value-type="float">
            <text:p>20.23</text:p>
          </table:table-cell>
          <table:table-cell ns41:value-type="float" table:style-name="TL Data" office:value="1.08" office:value-type="float">
            <text:p>1.08</text:p>
          </table:table-cell>
          <table:table-cell table:style-name="TL Data"/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2.45" office:value-type="float">
            <text:p>2.45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63" office:value="10262" office:value-type="float">
            <text:p>1026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dzande</text:p>
          </table:table-cell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85.18" office:value-type="float">
            <text:p>85.18</text:p>
          </table:table-cell>
          <table:table-cell ns41:value-type="float" table:style-name="TL Data" office:value="6.08" office:value-type="float">
            <text:p>6.08</text:p>
          </table:table-cell>
          <table:table-cell ns41:value-type="float" table:style-name="TL Data" office:value="3.32" office:value-type="float">
            <text:p>3.32</text:p>
          </table:table-cell>
          <table:table-cell table:style-name="TL Data"/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4.33" office:value-type="float">
            <text:p>4.33</text:p>
          </table:table-cell>
          <table:table-cell ns41:value-type="float" table:style-name="ce58" office:value="735" office:value-type="float">
            <text:p>735</text:p>
          </table:table-cell>
          <table:table-cell ns41:value-type="float" table:style-name="ce63" office:value="10437" office:value-type="float">
            <text:p>1043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len</text:p>
          </table:table-cell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46.27" office:value-type="float">
            <text:p>46.27</text:p>
          </table:table-cell>
          <table:table-cell ns41:value-type="float" table:style-name="TL Data" office:value="9.66" office:value-type="float">
            <text:p>9.66</text:p>
          </table:table-cell>
          <table:table-cell ns41:value-type="float" table:style-name="TL Data" office:value="23.89" office:value-type="float">
            <text:p>23.89</text:p>
          </table:table-cell>
          <table:table-cell table:style-name="TL Data"/>
          <table:table-cell ns41:value-type="float" table:style-name="TL Data" office:value="13.95" office:value-type="float">
            <text:p>13.95</text:p>
          </table:table-cell>
          <table:table-cell ns41:value-type="float" table:style-name="TL Data" office:value="6.23" office:value-type="float">
            <text:p>6.23</text:p>
          </table:table-cell>
          <table:table-cell ns41:value-type="float" table:style-name="ce58" office:value="1242" office:value-type="float">
            <text:p>1242</text:p>
          </table:table-cell>
          <table:table-cell ns41:value-type="float" table:style-name="ce63" office:value="10059" office:value-type="float">
            <text:p>100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ilichem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8.81" office:value-type="float">
            <text:p>68.81</text:p>
          </table:table-cell>
          <table:table-cell ns41:value-type="float" table:style-name="TL Data" office:value="30.34" office:value-type="float">
            <text:p>30.34</text:p>
          </table:table-cell>
          <table:table-cell table:style-name="TL Data" table:number-columns-repeated="2"/>
          <table:table-cell ns41:value-type="float" table:style-name="TL Data" office:value="0.84" office:value-type="float">
            <text:p>0.84</text:p>
          </table:table-cell>
          <table:table-cell table:style-name="TL Data"/>
          <table:table-cell ns41:value-type="float" table:style-name="ce58" office:value="1243" office:value-type="float">
            <text:p>1243</text:p>
          </table:table-cell>
          <table:table-cell ns41:value-type="float" table:style-name="ce63" office:value="11036" office:value-type="float">
            <text:p>1103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ndert</text:p>
          </table:table-cell>
          <table:table-cell ns41:value-type="string" table:style-name="TL RowHeader" office:value-type="string">
            <text:p>NB</text:p>
          </table:table-cell>
          <table:table-cell/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8.26" office:value-type="float">
            <text:p>98.26</text:p>
          </table:table-cell>
          <table:table-cell table:style-name="TL Data"/>
          <table:table-cell ns41:value-type="float" table:style-name="TL Data" office:value="0.07" office:value-type="float">
            <text:p>0.07</text:p>
          </table:table-cell>
          <table:table-cell ns41:value-type="float" table:style-name="TL Data" office:value="0.06" office:value-type="float">
            <text:p>0.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63" office:value="11192" office:value-type="float">
            <text:p>1119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utfen</text:p>
          </table:table-cell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63.08" office:value-type="float">
            <text:p>63.08</text:p>
          </table:table-cell>
          <table:table-cell ns41:value-type="float" table:style-name="TL Data" office:value="4.65" office:value-type="float">
            <text:p>4.65</text:p>
          </table:table-cell>
          <table:table-cell ns41:value-type="float" table:style-name="TL Data" office:value="16.26" office:value-type="float">
            <text:p>16.26</text:p>
          </table:table-cell>
          <table:table-cell ns41:value-type="float" table:style-name="TL Data" office:value="2.9" office:value-type="float">
            <text:p>2.90</text:p>
          </table:table-cell>
          <table:table-cell ns41:value-type="float" table:style-name="TL Data" office:value="8.87" office:value-type="float">
            <text:p>8.87</text:p>
          </table:table-cell>
          <table:table-cell ns41:value-type="float" table:style-name="TL Data" office:value="4.23" office:value-type="float">
            <text:p>4.23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63" office:value="10254" office:value-type="float">
            <text:p>1025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aag</text:p>
          </table:table-cell>
          <table:table-cell ns41:value-type="string" table:style-name="TL RowHeader" office:value-type="string">
            <text:p>NH</text:p>
          </table:table-cell>
          <table:table-cell/>
          <table:table-cell ns41:value-type="float" table:style-name="TL Data" office:value="25.88" office:value-type="float">
            <text:p>25.88</text:p>
          </table:table-cell>
          <table:table-cell ns41:value-type="float" table:style-name="TL Data" office:value="0.4" office:value-type="float">
            <text:p>0.40</text:p>
          </table:table-cell>
          <table:table-cell ns41:value-type="float" table:style-name="TL Data" office:value="71.96" office:value-type="float">
            <text:p>71.96</text:p>
          </table:table-cell>
          <table:table-cell table:style-name="TL Data"/>
          <table:table-cell ns41:value-type="float" office:value="0.88" table:style-name="TL Data" table:number-columns-repeated="2" office:value-type="float">
            <text:p>0.88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63" office:value="10218" office:value-type="float">
            <text:p>102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almen</text:p>
          </table:table-cell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0.03" office:value-type="float">
            <text:p>0.03</text:p>
          </table:table-cell>
          <table:table-cell ns41:value-type="float" table:style-name="TL Data" office:value="99.04" office:value-type="float">
            <text:p>99.04</text:p>
          </table:table-cell>
          <table:table-cell table:style-name="TL Data" table:number-columns-repeated="2"/>
          <table:table-cell ns41:value-type="float" table:style-name="TL Data" office:value="0.31" office:value-type="float">
            <text:p>0.31</text:p>
          </table:table-cell>
          <table:table-cell ns41:value-type="float" table:style-name="ce58" office:value="975" office:value-type="float">
            <text:p>975</text:p>
          </table:table-cell>
          <table:table-cell ns41:value-type="float" table:style-name="ce63" office:value="10474" office:value-type="float">
            <text:p>104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ammerdam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49.84" office:value-type="float">
            <text:p>49.84</text:p>
          </table:table-cell>
          <table:table-cell ns41:value-type="float" table:style-name="TL Data" office:value="15.25" office:value-type="float">
            <text:p>15.25</text:p>
          </table:table-cell>
          <table:table-cell ns41:value-type="float" table:style-name="TL Data" office:value="28.95" office:value-type="float">
            <text:p>28.95</text:p>
          </table:table-cell>
          <table:table-cell table:style-name="TL Data"/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ce58" office:value="1244" office:value-type="float">
            <text:p>1244</text:p>
          </table:table-cell>
          <table:table-cell ns41:value-type="float" table:style-name="ce63" office:value="10675" office:value-type="float">
            <text:p>1067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artewaal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71.27" office:value-type="float">
            <text:p>71.27</text:p>
          </table:table-cell>
          <table:table-cell ns41:value-type="float" table:style-name="TL Data" office:value="23.29" office:value-type="float">
            <text:p>23.29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3.88" office:value-type="float">
            <text:p>3.88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ce58" office:value="641" office:value-type="float">
            <text:p>641</text:p>
          </table:table-cell>
          <table:table-cell ns41:value-type="float" table:style-name="ce63" office:value="10703" office:value-type="float">
            <text:p>1070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artsluis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44.34" office:value-type="float">
            <text:p>44.34</text:p>
          </table:table-cell>
          <table:table-cell ns41:value-type="float" table:style-name="TL Data" office:value="50.34" office:value-type="float">
            <text:p>50.34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1" office:value-type="float">
            <text:p>1.00</text:p>
          </table:table-cell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2.86" office:value-type="float">
            <text:p>2.8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eelo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74.35" office:value-type="float">
            <text:p>74.35</text:p>
          </table:table-cell>
          <table:table-cell ns41:value-type="float" table:style-name="TL Data" office:value="24.82" office:value-type="float">
            <text:p>24.82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office:value="0.12" table:style-name="TL Data" table:number-columns-repeated="2" office:value-type="float">
            <text:p>0.12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63" office:value="10872" office:value-type="float">
            <text:p>108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ijndrecht</text:p>
          </table:table-cell>
          <table:table-cell ns41:value-type="string" table:style-name="TL RowHeader" office:value-type="string">
            <text:p>ZH</text:p>
          </table:table-cell>
          <table:table-cell/>
          <table:table-cell ns41:value-type="float" table:style-name="TL Data" office:value="58.02" office:value-type="float">
            <text:p>58.02</text:p>
          </table:table-cell>
          <table:table-cell ns41:value-type="float" table:style-name="TL Data" office:value="29.99" office:value-type="float">
            <text:p>29.99</text:p>
          </table:table-cell>
          <table:table-cell ns41:value-type="float" table:style-name="TL Data" office:value="4.8" office:value-type="float">
            <text:p>4.80</text:p>
          </table:table-cell>
          <table:table-cell ns41:value-type="float" table:style-name="TL Data" office:value="0.2" office:value-type="float">
            <text:p>0.20</text:p>
          </table:table-cell>
          <table:table-cell ns41:value-type="float" table:style-name="TL Data" office:value="1.75" office:value-type="float">
            <text:p>1.75</text:p>
          </table:table-cell>
          <table:table-cell ns41:value-type="float" table:style-name="TL Data" office:value="5.25" office:value-type="float">
            <text:p>5.25</text:p>
          </table:table-cell>
          <table:table-cell ns41:value-type="float" table:style-name="ce58" office:value="642" office:value-type="float">
            <text:p>642</text:p>
          </table:table-cell>
          <table:table-cell ns41:value-type="float" table:style-name="ce63" office:value="10468" office:value-type="float">
            <text:p>1046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TL RowHeader"/>
          <table:table-cell ns41:value-type="string" table:style-name="TL RowHeader" office:value-type="string">
            <text:p>Zwolle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56.22" office:value-type="float">
            <text:p>56.22</text:p>
          </table:table-cell>
          <table:table-cell ns41:value-type="float" table:style-name="TL Data" office:value="9.38" office:value-type="float">
            <text:p>9.38</text:p>
          </table:table-cell>
          <table:table-cell ns41:value-type="float" table:style-name="TL Data" office:value="22.53" office:value-type="float">
            <text:p>22.53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TL Data" office:value="5.01" office:value-type="float">
            <text:p>5.01</text:p>
          </table:table-cell>
          <table:table-cell ns41:value-type="float" table:style-name="TL Data" office:value="5.13" office:value-type="float">
            <text:p>5.1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8">
          <table:table-cell table:style-name="TL RowHeader"/>
          <table:table-cell ns41:value-type="string" table:style-name="TL RowHeader" office:value-type="string">
            <text:p>Zwollerkerspel</text:p>
          </table:table-cell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64.54" office:value-type="float">
            <text:p>64.54</text:p>
          </table:table-cell>
          <table:table-cell ns41:value-type="float" table:style-name="TL Data" office:value="16.65" office:value-type="float">
            <text:p>16.65</text:p>
          </table:table-cell>
          <table:table-cell ns41:value-type="float" table:style-name="TL Data" office:value="15.37" office:value-type="float">
            <text:p>15.37</text:p>
          </table:table-cell>
          <table:table-cell ns41:value-type="float" table:style-name="TL Data" office:value="0.01" office:value-type="float">
            <text:p>0.01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ce61" office:value="1245" office:value-type="float">
            <text:p>1245</text:p>
          </table:table-cell>
          <table:table-cell ns41:value-type="float" table:style-name="ce64" office:value="10654" office:value-type="float">
            <text:p>1065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69" office:value="11" office:value-type="float">
            <text:p>11</text:p>
          </table:table-cell>
          <table:table-cell ns41:value-type="string" table:style-name="ce79" office:value-type="string">
            <text:p>VT_1920</text:p>
          </table:table-cell>
          <table:table-cell ns41:value-type="string" table:style-name="ce82" office:value-type="string">
            <text:p>05_01</text:p>
          </table:table-cell>
          <table:table-cell ns41:value-type="float" table:style-name="ce83" office:value="10" office:value-type="float">
            <text:p>10</text:p>
          </table:table-cell>
          <table:table-cell table:style-name="ce82"/>
          <table:table-cell ns41:value-type="float" table:style-name="ce94" office:value="200126" office:value-type="float">
            <text:p>200126</text:p>
          </table:table-cell>
          <table:table-cell table:number-columns-repeated="1005"/>
        </table:table-row>
        <table:table-row table:style-name="ro12">
          <table:table-cell table:number-columns-repeated="1024"/>
        </table:table-row>
        <table:table-row table:style-name="ro13" table:number-rows-repeated="104745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2" number:min-integer-digits="1"/>
    </number:number-style>
    <number:number-style style:name="N148">
      <style:text-properties fo:color="#ff0000"/>
      <number:number number:decimal-places="2" number:min-integer-digits="1"/>
      <style:map style:condition="value()&gt;=0" style:apply-style-name="N148P0"/>
    </number:number-style>
    <number:number-style style:volatile="true" style:name="N149P0">
      <number:number number:decimal-places="0" number:min-integer-digits="1"/>
    </number:number-style>
    <number:number-style style:name="N149">
      <style:text-properties fo:color="#ff0000"/>
      <number:number number:decimal-places="0" number:min-integer-digits="1"/>
      <style:map style:condition="value()&gt;=0" style:apply-style-name="N149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21" style:family="table-cell" style:parent-style-name="Default" style:name="Excel_5f_BuiltIn_5f_Currency" style:display-name="Excel_BuiltIn_Currency">
      <style:table-cell-properties fo:padding="0.071cm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7T13:24:48</meta:creation-date>
    <dc:creator>Tom Vreugdenhil</dc:creator>
    <dc:date>2010-05-26T04:34:58</dc:date>
    <meta:document-statistic meta:object-count="0" meta:cell-count="16479" meta:table-count="1"/>
    <meta:generator>ODFPY/1.3.0dev</meta:generator>
  </office:meta>
</office:document-meta>
</file>